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utput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first line of of the log 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91693" calcext:value-type="float">
            <text:p>2916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91692" calcext:value-type="float">
            <text:p>2916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45800" calcext:value-type="float">
            <text:p>245800</text:p>
          </table:table-cell>
          <table:table-cell office:value-type="float" office:value="3408378" calcext:value-type="float">
            <text:p>340837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654178" calcext:value-type="float">
            <text:p>3654178</text:p>
          </table:table-cell>
          <table:table-cell/>
          <table:table-cell table:formula="of:=[.E5]-[.D4]" office:value-type="float" office:value="245800" calcext:value-type="float">
            <text:p>2458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02232" calcext:value-type="float">
            <text:p>302232</text:p>
          </table:table-cell>
          <table:table-cell office:value-type="float" office:value="5923425" calcext:value-type="float">
            <text:p>592342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08688" calcext:value-type="float">
            <text:p>108688</text:p>
          </table:table-cell>
          <table:table-cell office:value-type="float" office:value="6139805" calcext:value-type="float">
            <text:p>613980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6225657" calcext:value-type="float">
            <text:p>6225657</text:p>
          </table:table-cell>
          <table:table-cell/>
          <table:table-cell table:formula="of:=[.E8]-[.D6]" office:value-type="float" office:value="302232" calcext:value-type="float">
            <text:p>302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6248493" calcext:value-type="float">
            <text:p>6248493</text:p>
          </table:table-cell>
          <table:table-cell/>
          <table:table-cell table:formula="of:=[.E9]-[.D7]" office:value-type="float" office:value="108688" calcext:value-type="float">
            <text:p>108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53336" calcext:value-type="float">
            <text:p>153336</text:p>
          </table:table-cell>
          <table:table-cell office:value-type="float" office:value="6289138" calcext:value-type="float">
            <text:p>628913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6442473" calcext:value-type="float">
            <text:p>6442473</text:p>
          </table:table-cell>
          <table:table-cell/>
          <table:table-cell table:formula="of:=[.E11]-[.D10]" office:value-type="float" office:value="153335" calcext:value-type="float">
            <text:p>153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25430" calcext:value-type="float">
            <text:p>325430</text:p>
          </table:table-cell>
          <table:table-cell office:value-type="float" office:value="6886470" calcext:value-type="float">
            <text:p>688647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9230.42" calcext:value-type="float">
            <text:p>9230.42</text:p>
          </table:table-cell>
          <table:table-cell office:value-type="float" office:value="7035803" calcext:value-type="float">
            <text:p>7035803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7045033" calcext:value-type="float">
            <text:p>7045033</text:p>
          </table:table-cell>
          <table:table-cell/>
          <table:table-cell table:formula="of:=[.E14]-[.D13]"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7211899" calcext:value-type="float">
            <text:p>7211899</text:p>
          </table:table-cell>
          <table:table-cell/>
          <table:table-cell table:formula="of:=[.E15]-[.D12]" office:value-type="float" office:value="325429" calcext:value-type="float">
            <text:p>325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93981.4" calcext:value-type="float">
            <text:p>93981.4</text:p>
          </table:table-cell>
          <table:table-cell office:value-type="float" office:value="12139560" calcext:value-type="float">
            <text:p>1213956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2233541" calcext:value-type="float">
            <text:p>1223354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80096" calcext:value-type="float">
            <text:p>180096</text:p>
          </table:table-cell>
          <table:table-cell office:value-type="float" office:value="13038607" calcext:value-type="float">
            <text:p>1303860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492008" calcext:value-type="float">
            <text:p>492008</text:p>
          </table:table-cell>
          <table:table-cell office:value-type="float" office:value="13038607" calcext:value-type="float">
            <text:p>1303860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58890" calcext:value-type="float">
            <text:p>158890</text:p>
          </table:table-cell>
          <table:table-cell office:value-type="float" office:value="13070491" calcext:value-type="float">
            <text:p>1307049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3218703" calcext:value-type="float">
            <text:p>132187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3229381" calcext:value-type="float">
            <text:p>1322938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3530614" calcext:value-type="float">
            <text:p>135306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20899" calcext:value-type="float">
            <text:p>220899</text:p>
          </table:table-cell>
          <table:table-cell office:value-type="float" office:value="16019939" calcext:value-type="float">
            <text:p>1601993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6240837" calcext:value-type="float">
            <text:p>1624083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36119" calcext:value-type="float">
            <text:p>136119</text:p>
          </table:table-cell>
          <table:table-cell office:value-type="float" office:value="16918986" calcext:value-type="float">
            <text:p>1691898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50481" calcext:value-type="float">
            <text:p>150481</text:p>
          </table:table-cell>
          <table:table-cell office:value-type="float" office:value="16918986" calcext:value-type="float">
            <text:p>1691898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43303" calcext:value-type="float">
            <text:p>343303</text:p>
          </table:table-cell>
          <table:table-cell office:value-type="float" office:value="16918986" calcext:value-type="float">
            <text:p>1691898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7055105" calcext:value-type="float">
            <text:p>17055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7069466" calcext:value-type="float">
            <text:p>1706946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7262288" calcext:value-type="float">
            <text:p>172622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64380" calcext:value-type="float">
            <text:p>364380</text:p>
          </table:table-cell>
          <table:table-cell office:value-type="float" office:value="17705271" calcext:value-type="float">
            <text:p>1770527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08441" calcext:value-type="float">
            <text:p>108441</text:p>
          </table:table-cell>
          <table:table-cell office:value-type="float" office:value="17848810" calcext:value-type="float">
            <text:p>1784881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64706" calcext:value-type="float">
            <text:p>264706</text:p>
          </table:table-cell>
          <table:table-cell office:value-type="float" office:value="17854604" calcext:value-type="float">
            <text:p>1785460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4905.6" calcext:value-type="float">
            <text:p>34905.6</text:p>
          </table:table-cell>
          <table:table-cell office:value-type="float" office:value="17898679" calcext:value-type="float">
            <text:p>1789867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7933584" calcext:value-type="float">
            <text:p>179335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7957250" calcext:value-type="float">
            <text:p>1795725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8069651" calcext:value-type="float">
            <text:p>1806965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18119310" calcext:value-type="float">
            <text:p>181193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07961" calcext:value-type="float">
            <text:p>207961</text:p>
          </table:table-cell>
          <table:table-cell office:value-type="float" office:value="19900318" calcext:value-type="float">
            <text:p>1990031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0108278" calcext:value-type="float">
            <text:p>2010827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1125.6" calcext:value-type="float">
            <text:p>21125.6</text:p>
          </table:table-cell>
          <table:table-cell office:value-type="float" office:value="20799365" calcext:value-type="float">
            <text:p>2079936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421087" calcext:value-type="float">
            <text:p>421087</text:p>
          </table:table-cell>
          <table:table-cell office:value-type="float" office:value="20799365" calcext:value-type="float">
            <text:p>2079936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448459" calcext:value-type="float">
            <text:p>448459</text:p>
          </table:table-cell>
          <table:table-cell office:value-type="float" office:value="20799365" calcext:value-type="float">
            <text:p>2079936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0820490" calcext:value-type="float">
            <text:p>208204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59330.1" calcext:value-type="float">
            <text:p>59330.1</text:p>
          </table:table-cell>
          <table:table-cell office:value-type="float" office:value="20991365" calcext:value-type="float">
            <text:p>2099136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43191" calcext:value-type="float">
            <text:p>243191</text:p>
          </table:table-cell>
          <table:table-cell office:value-type="float" office:value="21002304" calcext:value-type="float">
            <text:p>2100230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050695" calcext:value-type="float">
            <text:p>2105069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220451" calcext:value-type="float">
            <text:p>2122045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245495" calcext:value-type="float">
            <text:p>2124549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247823" calcext:value-type="float">
            <text:p>2124782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30208" calcext:value-type="float">
            <text:p>330208</text:p>
          </table:table-cell>
          <table:table-cell office:value-type="float" office:value="21290031" calcext:value-type="float">
            <text:p>2129003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66094" calcext:value-type="float">
            <text:p>266094</text:p>
          </table:table-cell>
          <table:table-cell office:value-type="float" office:value="21410361" calcext:value-type="float">
            <text:p>2141036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97345.8" calcext:value-type="float">
            <text:p>97345.8</text:p>
          </table:table-cell>
          <table:table-cell office:value-type="float" office:value="21588697" calcext:value-type="float">
            <text:p>2158869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37770" calcext:value-type="float">
            <text:p>137770</text:p>
          </table:table-cell>
          <table:table-cell office:value-type="float" office:value="21596023" calcext:value-type="float">
            <text:p>21596023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620238" calcext:value-type="float">
            <text:p>2162023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676455" calcext:value-type="float">
            <text:p>2167645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686042" calcext:value-type="float">
            <text:p>2168604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1733793" calcext:value-type="float">
            <text:p>2173379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951.97" calcext:value-type="float">
            <text:p>2951.97</text:p>
          </table:table-cell>
          <table:table-cell office:value-type="float" office:value="22118981" calcext:value-type="float">
            <text:p>2211898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2121932" calcext:value-type="float">
            <text:p>221219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88251" calcext:value-type="float">
            <text:p>188251</text:p>
          </table:table-cell>
          <table:table-cell office:value-type="float" office:value="22147659" calcext:value-type="float">
            <text:p>2214765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2335909" calcext:value-type="float">
            <text:p>2233590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530811" calcext:value-type="float">
            <text:p>530811</text:p>
          </table:table-cell>
          <table:table-cell office:value-type="float" office:value="23630597" calcext:value-type="float">
            <text:p>2363059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23667" calcext:value-type="float">
            <text:p>223667</text:p>
          </table:table-cell>
          <table:table-cell office:value-type="float" office:value="23643673" calcext:value-type="float">
            <text:p>23643673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3867339" calcext:value-type="float">
            <text:p>2386733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4161408" calcext:value-type="float">
            <text:p>241614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40466" calcext:value-type="float">
            <text:p>340466</text:p>
          </table:table-cell>
          <table:table-cell office:value-type="float" office:value="24611929" calcext:value-type="float">
            <text:p>2461192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98225.1" calcext:value-type="float">
            <text:p>98225.1</text:p>
          </table:table-cell>
          <table:table-cell office:value-type="float" office:value="24849557" calcext:value-type="float">
            <text:p>2484955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4947782" calcext:value-type="float">
            <text:p>2494778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4952394" calcext:value-type="float">
            <text:p>2495239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27488" calcext:value-type="float">
            <text:p>227488</text:p>
          </table:table-cell>
          <table:table-cell office:value-type="float" office:value="25593261" calcext:value-type="float">
            <text:p>2559326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5820748" calcext:value-type="float">
            <text:p>258207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7367.7" calcext:value-type="float">
            <text:p>17367.7</text:p>
          </table:table-cell>
          <table:table-cell office:value-type="float" office:value="25838581" calcext:value-type="float">
            <text:p>2583858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5855948" calcext:value-type="float">
            <text:p>258559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33987" calcext:value-type="float">
            <text:p>133987</text:p>
          </table:table-cell>
          <table:table-cell office:value-type="float" office:value="26492308" calcext:value-type="float">
            <text:p>2649230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6626295" calcext:value-type="float">
            <text:p>2662629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89972" calcext:value-type="float">
            <text:p>189972</text:p>
          </table:table-cell>
          <table:table-cell office:value-type="float" office:value="26825907" calcext:value-type="float">
            <text:p>2682590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7015878" calcext:value-type="float">
            <text:p>2701587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14180" calcext:value-type="float">
            <text:p>314180</text:p>
          </table:table-cell>
          <table:table-cell office:value-type="float" office:value="27391355" calcext:value-type="float">
            <text:p>2739135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78685.1" calcext:value-type="float">
            <text:p>78685.1</text:p>
          </table:table-cell>
          <table:table-cell office:value-type="float" office:value="27430187" calcext:value-type="float">
            <text:p>2743018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7508872" calcext:value-type="float">
            <text:p>275088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7705535" calcext:value-type="float">
            <text:p>2770553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03030" calcext:value-type="float">
            <text:p>203030</text:p>
          </table:table-cell>
          <table:table-cell office:value-type="float" office:value="28784112" calcext:value-type="float">
            <text:p>28784112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85218" calcext:value-type="float">
            <text:p>185218</text:p>
          </table:table-cell>
          <table:table-cell office:value-type="float" office:value="28798596" calcext:value-type="float">
            <text:p>2879859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8983814" calcext:value-type="float">
            <text:p>289838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8987141" calcext:value-type="float">
            <text:p>2898714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44738.1" calcext:value-type="float">
            <text:p>44738.1</text:p>
          </table:table-cell>
          <table:table-cell office:value-type="float" office:value="29683159" calcext:value-type="float">
            <text:p>2968315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29727897" calcext:value-type="float">
            <text:p>2972789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75622" calcext:value-type="float">
            <text:p>175622</text:p>
          </table:table-cell>
          <table:table-cell office:value-type="float" office:value="29975562" calcext:value-type="float">
            <text:p>29975562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0151183" calcext:value-type="float">
            <text:p>3015118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31299" calcext:value-type="float">
            <text:p>131299</text:p>
          </table:table-cell>
          <table:table-cell office:value-type="float" office:value="30582206" calcext:value-type="float">
            <text:p>3058220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0713505" calcext:value-type="float">
            <text:p>307135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80048" calcext:value-type="float">
            <text:p>80048</text:p>
          </table:table-cell>
          <table:table-cell office:value-type="float" office:value="31066444" calcext:value-type="float">
            <text:p>3106644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1146492" calcext:value-type="float">
            <text:p>311464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12632" calcext:value-type="float">
            <text:p>212632</text:p>
          </table:table-cell>
          <table:table-cell office:value-type="float" office:value="31481253" calcext:value-type="float">
            <text:p>31481253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10571" calcext:value-type="float">
            <text:p>210571</text:p>
          </table:table-cell>
          <table:table-cell office:value-type="float" office:value="31520194" calcext:value-type="float">
            <text:p>3152019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1693884" calcext:value-type="float">
            <text:p>316938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1730764" calcext:value-type="float">
            <text:p>317307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89873.4" calcext:value-type="float">
            <text:p>89873.4</text:p>
          </table:table-cell>
          <table:table-cell office:value-type="float" office:value="32627155" calcext:value-type="float">
            <text:p>3262715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94822" calcext:value-type="float">
            <text:p>194822</text:p>
          </table:table-cell>
          <table:table-cell office:value-type="float" office:value="32710758" calcext:value-type="float">
            <text:p>3271075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2717028" calcext:value-type="float">
            <text:p>327170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2905579" calcext:value-type="float">
            <text:p>3290557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68970.1" calcext:value-type="float">
            <text:p>68970.1</text:p>
          </table:table-cell>
          <table:table-cell office:value-type="float" office:value="33526202" calcext:value-type="float">
            <text:p>33526202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97674.9" calcext:value-type="float">
            <text:p>97674.9</text:p>
          </table:table-cell>
          <table:table-cell office:value-type="float" office:value="33530492" calcext:value-type="float">
            <text:p>33530492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3595172" calcext:value-type="float">
            <text:p>335951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3628166" calcext:value-type="float">
            <text:p>3362816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60974" calcext:value-type="float">
            <text:p>260974</text:p>
          </table:table-cell>
          <table:table-cell office:value-type="float" office:value="34425249" calcext:value-type="float">
            <text:p>3442524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05115" calcext:value-type="float">
            <text:p>105115</text:p>
          </table:table-cell>
          <table:table-cell office:value-type="float" office:value="34542304" calcext:value-type="float">
            <text:p>3454230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4647419" calcext:value-type="float">
            <text:p>3464741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4686223" calcext:value-type="float">
            <text:p>3468622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89612" calcext:value-type="float">
            <text:p>189612</text:p>
          </table:table-cell>
          <table:table-cell office:value-type="float" office:value="35571151" calcext:value-type="float">
            <text:p>3557115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65265" calcext:value-type="float">
            <text:p>265265</text:p>
          </table:table-cell>
          <table:table-cell office:value-type="float" office:value="35724270" calcext:value-type="float">
            <text:p>3572427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5760763" calcext:value-type="float">
            <text:p>3576076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5989535" calcext:value-type="float">
            <text:p>3598953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38724" calcext:value-type="float">
            <text:p>138724</text:p>
          </table:table-cell>
          <table:table-cell office:value-type="float" office:value="36470198" calcext:value-type="float">
            <text:p>3647019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83855.6" calcext:value-type="float">
            <text:p>83855.6</text:p>
          </table:table-cell>
          <table:table-cell office:value-type="float" office:value="36549004" calcext:value-type="float">
            <text:p>3654900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6608922" calcext:value-type="float">
            <text:p>3660892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6632859" calcext:value-type="float">
            <text:p>366328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28353" calcext:value-type="float">
            <text:p>28353</text:p>
          </table:table-cell>
          <table:table-cell office:value-type="float" office:value="37369245" calcext:value-type="float">
            <text:p>3736924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7397598" calcext:value-type="float">
            <text:p>373975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39024.5" calcext:value-type="float">
            <text:p>39024.5</text:p>
          </table:table-cell>
          <table:table-cell office:value-type="float" office:value="37435045" calcext:value-type="float">
            <text:p>3743504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nd</text:p>
          </table:table-cell>
          <table:table-cell office:value-type="float" office:value="37474069" calcext:value-type="float">
            <text:p>37474069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Observed Data</text:p>
          </table:table-cell>
          <table:table-cell office:value-type="string" calcext:value-type="string">
            <text:p>Simulated Data</text:p>
          </table:table-cell>
          <table:table-cell office:value-type="string" calcext:value-type="string">
            <text:p>Obs Avg</text:p>
          </table:table-cell>
          <table:table-cell office:value-type="string" calcext:value-type="string">
            <text:p>Sim Avg</text:p>
          </table:table-cell>
          <table:table-cell office:value-type="string" calcext:value-type="string">
            <text:p>Obs Min</text:p>
          </table:table-cell>
          <table:table-cell office:value-type="string" calcext:value-type="string">
            <text:p>Sim Min</text:p>
          </table:table-cell>
          <table:table-cell office:value-type="string" calcext:value-type="string">
            <text:p>Obs Max</text:p>
          </table:table-cell>
          <table:table-cell office:value-type="string" calcext:value-type="string">
            <text:p>Sim Max</text:p>
          </table:table-cell>
        </table:table-row>
        <table:table-row table:style-name="ro1">
          <table:table-cell table:number-columns-repeated="2"/>
          <table:table-cell table:formula="of:=AVERAGE([.A3:.A998])" office:value-type="float" office:value="221374.517068273" calcext:value-type="float">
            <text:p>221374.517068273</text:p>
          </table:table-cell>
          <table:table-cell table:formula="of:=AVERAGE([.B3:.B1064])" office:value-type="float" office:value="222866.261420904" calcext:value-type="float">
            <text:p>222866.261420904</text:p>
          </table:table-cell>
          <table:table-cell table:formula="of:=MIN([.A3:.A998])" office:value-type="float" office:value="301" calcext:value-type="float">
            <text:p>301</text:p>
          </table:table-cell>
          <table:table-cell table:formula="of:=MIN([.B3:.B1064])" office:value-type="float" office:value="946.539" calcext:value-type="float">
            <text:p>946.539</text:p>
          </table:table-cell>
          <table:table-cell table:formula="of:=MAX([.A3:.A998])" office:value-type="float" office:value="1857402" calcext:value-type="float">
            <text:p>1857402</text:p>
          </table:table-cell>
          <table:table-cell table:formula="of:=MAX([.B3:.B1064])" office:value-type="float" office:value="1225510" calcext:value-type="float">
            <text:p>1225510</text:p>
          </table:table-cell>
        </table:table-row>
        <table:table-row table:style-name="ro1">
          <table:table-cell office:value-type="float" office:value="248481" calcext:value-type="float">
            <text:p>248481</text:p>
          </table:table-cell>
          <table:table-cell office:value-type="float" office:value="2951.97" calcext:value-type="float">
            <text:p>2951.97</text:p>
          </table:table-cell>
          <table:table-cell office:value-type="string" calcext:value-type="string">
            <text:p>Sim-obs</text:p>
          </table:table-cell>
          <table:table-cell table:formula="of:=[.D2]-[.C2]" office:value-type="float" office:value="1491.74435263092" calcext:value-type="float">
            <text:p>1491.7443526309</text:p>
          </table:table-cell>
          <table:table-cell/>
          <table:table-cell table:formula="of:=[.F2]-[.E2]" office:value-type="float" office:value="645.539" calcext:value-type="float">
            <text:p>645.539</text:p>
          </table:table-cell>
          <table:table-cell/>
          <table:table-cell table:formula="of:=[.H2]-[.G2]" office:value-type="float" office:value="-631892" calcext:value-type="float">
            <text:p>-631892</text:p>
          </table:table-cell>
        </table:table-row>
        <table:table-row table:style-name="ro1">
          <table:table-cell office:value-type="float" office:value="159906" calcext:value-type="float">
            <text:p>159906</text:p>
          </table:table-cell>
          <table:table-cell office:value-type="float" office:value="9230.42" calcext:value-type="float">
            <text:p>9230.42</text:p>
          </table:table-cell>
          <table:table-cell table:number-columns-repeated="6"/>
        </table:table-row>
        <table:table-row table:style-name="ro1">
          <table:table-cell office:value-type="float" office:value="170676" calcext:value-type="float">
            <text:p>170676</text:p>
          </table:table-cell>
          <table:table-cell office:value-type="float" office:value="17367.7" calcext:value-type="float">
            <text:p>17367.7</text:p>
          </table:table-cell>
          <table:table-cell/>
          <table:table-cell office:value-type="string" calcext:value-type="string">
            <text:p>TTEST</text:p>
          </table:table-cell>
          <table:table-cell table:formula="of:=TTEST([.A3:.A998];[.B3:.B998];2;2)" office:value-type="float" office:value="0.991375939988933" calcext:value-type="float">
            <text:p>0.99137594</text:p>
          </table:table-cell>
          <table:table-cell table:formula="of:=1-[.E5]" office:value-type="float" office:value="0.0086240600110673" calcext:value-type="float">
            <text:p>0.00862406</text:p>
          </table:table-cell>
          <table:table-cell table:number-columns-repeated="2"/>
        </table:table-row>
        <table:table-row table:style-name="ro1">
          <table:table-cell office:value-type="float" office:value="257265" calcext:value-type="float">
            <text:p>257265</text:p>
          </table:table-cell>
          <table:table-cell office:value-type="float" office:value="21125.6" calcext:value-type="float">
            <text:p>21125.6</text:p>
          </table:table-cell>
          <table:table-cell/>
          <table:table-cell office:value-type="string" calcext:value-type="string">
            <text:p>TDIST</text:p>
          </table:table-cell>
          <table:table-cell table:formula="of:=LEGACY.TDIST(ABS([.E5]);996;2)" office:value-type="float" office:value="0.321742822471534" calcext:value-type="float">
            <text:p>0.3217428225</text:p>
          </table:table-cell>
          <table:table-cell table:number-columns-repeated="3"/>
        </table:table-row>
        <table:table-row table:style-name="ro1">
          <table:table-cell office:value-type="float" office:value="184863" calcext:value-type="float">
            <text:p>184863</text:p>
          </table:table-cell>
          <table:table-cell office:value-type="float" office:value="28353" calcext:value-type="float">
            <text:p>28353</text:p>
          </table:table-cell>
          <table:table-cell table:number-columns-repeated="6"/>
        </table:table-row>
        <table:table-row table:style-name="ro1">
          <table:table-cell office:value-type="float" office:value="94301" calcext:value-type="float">
            <text:p>94301</text:p>
          </table:table-cell>
          <table:table-cell office:value-type="float" office:value="34905.6" calcext:value-type="float">
            <text:p>34905.6</text:p>
          </table:table-cell>
          <table:table-cell table:number-columns-repeated="6"/>
        </table:table-row>
        <table:table-row table:style-name="ro1">
          <table:table-cell office:value-type="float" office:value="667841" calcext:value-type="float">
            <text:p>667841</text:p>
          </table:table-cell>
          <table:table-cell office:value-type="float" office:value="39024.5" calcext:value-type="float">
            <text:p>39024.5</text:p>
          </table:table-cell>
          <table:table-cell table:number-columns-repeated="6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44738.1" calcext:value-type="float">
            <text:p>44738.1</text:p>
          </table:table-cell>
          <table:table-cell table:number-columns-repeated="6"/>
        </table:table-row>
        <table:table-row table:style-name="ro1">
          <table:table-cell office:value-type="float" office:value="267215" calcext:value-type="float">
            <text:p>267215</text:p>
          </table:table-cell>
          <table:table-cell office:value-type="float" office:value="59330.1" calcext:value-type="float">
            <text:p>59330.1</text:p>
          </table:table-cell>
          <table:table-cell table:number-columns-repeated="6"/>
        </table:table-row>
        <table:table-row table:style-name="ro1">
          <table:table-cell office:value-type="float" office:value="240272" calcext:value-type="float">
            <text:p>240272</text:p>
          </table:table-cell>
          <table:table-cell office:value-type="float" office:value="68970.1" calcext:value-type="float">
            <text:p>68970.1</text:p>
          </table:table-cell>
          <table:table-cell table:number-columns-repeated="6"/>
        </table:table-row>
        <table:table-row table:style-name="ro1">
          <table:table-cell office:value-type="float" office:value="223614" calcext:value-type="float">
            <text:p>223614</text:p>
          </table:table-cell>
          <table:table-cell office:value-type="float" office:value="78685.1" calcext:value-type="float">
            <text:p>78685.1</text:p>
          </table:table-cell>
          <table:table-cell table:number-columns-repeated="6"/>
        </table:table-row>
        <table:table-row table:style-name="ro1">
          <table:table-cell office:value-type="float" office:value="112400" calcext:value-type="float">
            <text:p>112400</text:p>
          </table:table-cell>
          <table:table-cell office:value-type="float" office:value="80048" calcext:value-type="float">
            <text:p>80048</text:p>
          </table:table-cell>
          <table:table-cell table:number-columns-repeated="6"/>
        </table:table-row>
        <table:table-row table:style-name="ro1">
          <table:table-cell office:value-type="float" office:value="485929" calcext:value-type="float">
            <text:p>485929</text:p>
          </table:table-cell>
          <table:table-cell office:value-type="float" office:value="83855.6" calcext:value-type="float">
            <text:p>83855.6</text:p>
          </table:table-cell>
          <table:table-cell table:number-columns-repeated="6"/>
        </table:table-row>
        <table:table-row table:style-name="ro1">
          <table:table-cell office:value-type="float" office:value="190836" calcext:value-type="float">
            <text:p>190836</text:p>
          </table:table-cell>
          <table:table-cell office:value-type="float" office:value="89873.4" calcext:value-type="float">
            <text:p>89873.4</text:p>
          </table:table-cell>
          <table:table-cell table:number-columns-repeated="6"/>
        </table:table-row>
        <table:table-row table:style-name="ro1">
          <table:table-cell office:value-type="float" office:value="118955" calcext:value-type="float">
            <text:p>118955</text:p>
          </table:table-cell>
          <table:table-cell office:value-type="float" office:value="93981.4" calcext:value-type="float">
            <text:p>93981.4</text:p>
          </table:table-cell>
          <table:table-cell table:number-columns-repeated="6"/>
        </table:table-row>
        <table:table-row table:style-name="ro1">
          <table:table-cell office:value-type="float" office:value="158146" calcext:value-type="float">
            <text:p>158146</text:p>
          </table:table-cell>
          <table:table-cell office:value-type="float" office:value="97345.8" calcext:value-type="float">
            <text:p>97345.8</text:p>
          </table:table-cell>
          <table:table-cell table:number-columns-repeated="6"/>
        </table:table-row>
        <table:table-row table:style-name="ro1">
          <table:table-cell office:value-type="float" office:value="117869" calcext:value-type="float">
            <text:p>117869</text:p>
          </table:table-cell>
          <table:table-cell office:value-type="float" office:value="97674.9" calcext:value-type="float">
            <text:p>97674.9</text:p>
          </table:table-cell>
          <table:table-cell table:number-columns-repeated="6"/>
        </table:table-row>
        <table:table-row table:style-name="ro1">
          <table:table-cell office:value-type="float" office:value="229821" calcext:value-type="float">
            <text:p>229821</text:p>
          </table:table-cell>
          <table:table-cell office:value-type="float" office:value="98225.1" calcext:value-type="float">
            <text:p>98225.1</text:p>
          </table:table-cell>
          <table:table-cell table:number-columns-repeated="6"/>
        </table:table-row>
        <table:table-row table:style-name="ro1">
          <table:table-cell office:value-type="float" office:value="131322" calcext:value-type="float">
            <text:p>131322</text:p>
          </table:table-cell>
          <table:table-cell office:value-type="float" office:value="105115" calcext:value-type="float">
            <text:p>105115</text:p>
          </table:table-cell>
          <table:table-cell table:number-columns-repeated="6"/>
        </table:table-row>
        <table:table-row table:style-name="ro1">
          <table:table-cell office:value-type="float" office:value="99069" calcext:value-type="float">
            <text:p>99069</text:p>
          </table:table-cell>
          <table:table-cell office:value-type="float" office:value="108441" calcext:value-type="float">
            <text:p>108441</text:p>
          </table:table-cell>
          <table:table-cell table:number-columns-repeated="6"/>
        </table:table-row>
        <table:table-row table:style-name="ro1">
          <table:table-cell office:value-type="float" office:value="174153" calcext:value-type="float">
            <text:p>174153</text:p>
          </table:table-cell>
          <table:table-cell office:value-type="float" office:value="108688" calcext:value-type="float">
            <text:p>108688</text:p>
          </table:table-cell>
          <table:table-cell table:number-columns-repeated="6"/>
        </table:table-row>
        <table:table-row table:style-name="ro1">
          <table:table-cell office:value-type="float" office:value="120680" calcext:value-type="float">
            <text:p>120680</text:p>
          </table:table-cell>
          <table:table-cell office:value-type="float" office:value="131299" calcext:value-type="float">
            <text:p>131299</text:p>
          </table:table-cell>
          <table:table-cell table:number-columns-repeated="6"/>
        </table:table-row>
        <table:table-row table:style-name="ro1">
          <table:table-cell office:value-type="float" office:value="130317" calcext:value-type="float">
            <text:p>130317</text:p>
          </table:table-cell>
          <table:table-cell office:value-type="float" office:value="133987" calcext:value-type="float">
            <text:p>133987</text:p>
          </table:table-cell>
          <table:table-cell table:number-columns-repeated="6"/>
        </table:table-row>
        <table:table-row table:style-name="ro1">
          <table:table-cell office:value-type="float" office:value="75813" calcext:value-type="float">
            <text:p>75813</text:p>
          </table:table-cell>
          <table:table-cell office:value-type="float" office:value="136119" calcext:value-type="float">
            <text:p>136119</text:p>
          </table:table-cell>
          <table:table-cell table:number-columns-repeated="6"/>
        </table:table-row>
        <table:table-row table:style-name="ro1">
          <table:table-cell office:value-type="float" office:value="158956" calcext:value-type="float">
            <text:p>158956</text:p>
          </table:table-cell>
          <table:table-cell office:value-type="float" office:value="137770" calcext:value-type="float">
            <text:p>137770</text:p>
          </table:table-cell>
          <table:table-cell table:number-columns-repeated="6"/>
        </table:table-row>
        <table:table-row table:style-name="ro1">
          <table:table-cell office:value-type="float" office:value="77695" calcext:value-type="float">
            <text:p>77695</text:p>
          </table:table-cell>
          <table:table-cell office:value-type="float" office:value="138724" calcext:value-type="float">
            <text:p>138724</text:p>
          </table:table-cell>
          <table:table-cell table:number-columns-repeated="6"/>
        </table:table-row>
        <table:table-row table:style-name="ro1">
          <table:table-cell office:value-type="float" office:value="17433" calcext:value-type="float">
            <text:p>17433</text:p>
          </table:table-cell>
          <table:table-cell office:value-type="float" office:value="150481" calcext:value-type="float">
            <text:p>150481</text:p>
          </table:table-cell>
          <table:table-cell table:number-columns-repeated="6"/>
        </table:table-row>
        <table:table-row table:style-name="ro1">
          <table:table-cell office:value-type="float" office:value="93008" calcext:value-type="float">
            <text:p>93008</text:p>
          </table:table-cell>
          <table:table-cell office:value-type="float" office:value="153336" calcext:value-type="float">
            <text:p>153336</text:p>
          </table:table-cell>
          <table:table-cell table:number-columns-repeated="6"/>
        </table:table-row>
        <table:table-row table:style-name="ro1">
          <table:table-cell office:value-type="float" office:value="368126" calcext:value-type="float">
            <text:p>368126</text:p>
          </table:table-cell>
          <table:table-cell office:value-type="float" office:value="158890" calcext:value-type="float">
            <text:p>158890</text:p>
          </table:table-cell>
          <table:table-cell table:number-columns-repeated="6"/>
        </table:table-row>
        <table:table-row table:style-name="ro1">
          <table:table-cell office:value-type="float" office:value="137852" calcext:value-type="float">
            <text:p>137852</text:p>
          </table:table-cell>
          <table:table-cell office:value-type="float" office:value="175622" calcext:value-type="float">
            <text:p>175622</text:p>
          </table:table-cell>
          <table:table-cell table:number-columns-repeated="6"/>
        </table:table-row>
        <table:table-row table:style-name="ro1">
          <table:table-cell office:value-type="float" office:value="170153" calcext:value-type="float">
            <text:p>170153</text:p>
          </table:table-cell>
          <table:table-cell office:value-type="float" office:value="180096" calcext:value-type="float">
            <text:p>180096</text:p>
          </table:table-cell>
          <table:table-cell table:number-columns-repeated="6"/>
        </table:table-row>
        <table:table-row table:style-name="ro1">
          <table:table-cell office:value-type="float" office:value="146463" calcext:value-type="float">
            <text:p>146463</text:p>
          </table:table-cell>
          <table:table-cell office:value-type="float" office:value="185218" calcext:value-type="float">
            <text:p>185218</text:p>
          </table:table-cell>
          <table:table-cell table:number-columns-repeated="6"/>
        </table:table-row>
        <table:table-row table:style-name="ro1">
          <table:table-cell office:value-type="float" office:value="91071" calcext:value-type="float">
            <text:p>91071</text:p>
          </table:table-cell>
          <table:table-cell office:value-type="float" office:value="188251" calcext:value-type="float">
            <text:p>188251</text:p>
          </table:table-cell>
          <table:table-cell table:number-columns-repeated="6"/>
        </table:table-row>
        <table:table-row table:style-name="ro1">
          <table:table-cell office:value-type="float" office:value="147763" calcext:value-type="float">
            <text:p>147763</text:p>
          </table:table-cell>
          <table:table-cell office:value-type="float" office:value="189612" calcext:value-type="float">
            <text:p>189612</text:p>
          </table:table-cell>
          <table:table-cell table:number-columns-repeated="6"/>
        </table:table-row>
        <table:table-row table:style-name="ro1">
          <table:table-cell office:value-type="float" office:value="118693" calcext:value-type="float">
            <text:p>118693</text:p>
          </table:table-cell>
          <table:table-cell office:value-type="float" office:value="189972" calcext:value-type="float">
            <text:p>189972</text:p>
          </table:table-cell>
          <table:table-cell table:number-columns-repeated="6"/>
        </table:table-row>
        <table:table-row table:style-name="ro1">
          <table:table-cell office:value-type="float" office:value="156675" calcext:value-type="float">
            <text:p>156675</text:p>
          </table:table-cell>
          <table:table-cell office:value-type="float" office:value="194822" calcext:value-type="float">
            <text:p>194822</text:p>
          </table:table-cell>
          <table:table-cell table:number-columns-repeated="6"/>
        </table:table-row>
        <table:table-row table:style-name="ro1">
          <table:table-cell office:value-type="float" office:value="132335" calcext:value-type="float">
            <text:p>132335</text:p>
          </table:table-cell>
          <table:table-cell office:value-type="float" office:value="203030" calcext:value-type="float">
            <text:p>203030</text:p>
          </table:table-cell>
          <table:table-cell table:number-columns-repeated="6"/>
        </table:table-row>
        <table:table-row table:style-name="ro1">
          <table:table-cell office:value-type="float" office:value="77827" calcext:value-type="float">
            <text:p>77827</text:p>
          </table:table-cell>
          <table:table-cell office:value-type="float" office:value="207961" calcext:value-type="float">
            <text:p>207961</text:p>
          </table:table-cell>
          <table:table-cell table:number-columns-repeated="6"/>
        </table:table-row>
        <table:table-row table:style-name="ro1">
          <table:table-cell office:value-type="float" office:value="104963" calcext:value-type="float">
            <text:p>104963</text:p>
          </table:table-cell>
          <table:table-cell office:value-type="float" office:value="210571" calcext:value-type="float">
            <text:p>210571</text:p>
          </table:table-cell>
          <table:table-cell table:number-columns-repeated="6"/>
        </table:table-row>
        <table:table-row table:style-name="ro1">
          <table:table-cell office:value-type="float" office:value="119097" calcext:value-type="float">
            <text:p>119097</text:p>
          </table:table-cell>
          <table:table-cell office:value-type="float" office:value="212632" calcext:value-type="float">
            <text:p>212632</text:p>
          </table:table-cell>
          <table:table-cell table:number-columns-repeated="6"/>
        </table:table-row>
        <table:table-row table:style-name="ro1">
          <table:table-cell office:value-type="float" office:value="39371" calcext:value-type="float">
            <text:p>39371</text:p>
          </table:table-cell>
          <table:table-cell office:value-type="float" office:value="220899" calcext:value-type="float">
            <text:p>220899</text:p>
          </table:table-cell>
          <table:table-cell table:number-columns-repeated="6"/>
        </table:table-row>
        <table:table-row table:style-name="ro1">
          <table:table-cell office:value-type="float" office:value="60010" calcext:value-type="float">
            <text:p>60010</text:p>
          </table:table-cell>
          <table:table-cell office:value-type="float" office:value="223667" calcext:value-type="float">
            <text:p>223667</text:p>
          </table:table-cell>
          <table:table-cell table:number-columns-repeated="6"/>
        </table:table-row>
        <table:table-row table:style-name="ro1">
          <table:table-cell office:value-type="float" office:value="12861" calcext:value-type="float">
            <text:p>12861</text:p>
          </table:table-cell>
          <table:table-cell office:value-type="float" office:value="227488" calcext:value-type="float">
            <text:p>227488</text:p>
          </table:table-cell>
          <table:table-cell table:number-columns-repeated="6"/>
        </table:table-row>
        <table:table-row table:style-name="ro1">
          <table:table-cell office:value-type="float" office:value="146040" calcext:value-type="float">
            <text:p>146040</text:p>
          </table:table-cell>
          <table:table-cell office:value-type="float" office:value="243191" calcext:value-type="float">
            <text:p>243191</text:p>
          </table:table-cell>
          <table:table-cell table:number-columns-repeated="6"/>
        </table:table-row>
        <table:table-row table:style-name="ro1">
          <table:table-cell office:value-type="float" office:value="186064" calcext:value-type="float">
            <text:p>186064</text:p>
          </table:table-cell>
          <table:table-cell office:value-type="float" office:value="245800" calcext:value-type="float">
            <text:p>245800</text:p>
          </table:table-cell>
          <table:table-cell table:number-columns-repeated="6"/>
        </table:table-row>
        <table:table-row table:style-name="ro1">
          <table:table-cell office:value-type="float" office:value="102942" calcext:value-type="float">
            <text:p>102942</text:p>
          </table:table-cell>
          <table:table-cell office:value-type="float" office:value="260974" calcext:value-type="float">
            <text:p>260974</text:p>
          </table:table-cell>
          <table:table-cell table:number-columns-repeated="6"/>
        </table:table-row>
        <table:table-row table:style-name="ro1">
          <table:table-cell office:value-type="float" office:value="77521" calcext:value-type="float">
            <text:p>77521</text:p>
          </table:table-cell>
          <table:table-cell office:value-type="float" office:value="264706" calcext:value-type="float">
            <text:p>264706</text:p>
          </table:table-cell>
          <table:table-cell table:number-columns-repeated="6"/>
        </table:table-row>
        <table:table-row table:style-name="ro1">
          <table:table-cell office:value-type="float" office:value="25278" calcext:value-type="float">
            <text:p>25278</text:p>
          </table:table-cell>
          <table:table-cell office:value-type="float" office:value="265265" calcext:value-type="float">
            <text:p>265265</text:p>
          </table:table-cell>
          <table:table-cell table:number-columns-repeated="6"/>
        </table:table-row>
        <table:table-row table:style-name="ro1">
          <table:table-cell office:value-type="float" office:value="98778" calcext:value-type="float">
            <text:p>98778</text:p>
          </table:table-cell>
          <table:table-cell office:value-type="float" office:value="266094" calcext:value-type="float">
            <text:p>266094</text:p>
          </table:table-cell>
          <table:table-cell table:number-columns-repeated="6"/>
        </table:table-row>
        <table:table-row table:style-name="ro1">
          <table:table-cell office:value-type="float" office:value="70930" calcext:value-type="float">
            <text:p>70930</text:p>
          </table:table-cell>
          <table:table-cell office:value-type="float" office:value="291693" calcext:value-type="float">
            <text:p>291693</text:p>
          </table:table-cell>
          <table:table-cell table:number-columns-repeated="6"/>
        </table:table-row>
        <table:table-row table:style-name="ro1">
          <table:table-cell office:value-type="float" office:value="56183" calcext:value-type="float">
            <text:p>56183</text:p>
          </table:table-cell>
          <table:table-cell office:value-type="float" office:value="302232" calcext:value-type="float">
            <text:p>302232</text:p>
          </table:table-cell>
          <table:table-cell table:number-columns-repeated="6"/>
        </table:table-row>
        <table:table-row table:style-name="ro1">
          <table:table-cell office:value-type="float" office:value="39744" calcext:value-type="float">
            <text:p>39744</text:p>
          </table:table-cell>
          <table:table-cell office:value-type="float" office:value="314180" calcext:value-type="float">
            <text:p>314180</text:p>
          </table:table-cell>
          <table:table-cell table:number-columns-repeated="6"/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float" office:value="325430" calcext:value-type="float">
            <text:p>325430</text:p>
          </table:table-cell>
          <table:table-cell table:number-columns-repeated="6"/>
        </table:table-row>
        <table:table-row table:style-name="ro1">
          <table:table-cell office:value-type="float" office:value="18019" calcext:value-type="float">
            <text:p>18019</text:p>
          </table:table-cell>
          <table:table-cell office:value-type="float" office:value="330208" calcext:value-type="float">
            <text:p>330208</text:p>
          </table:table-cell>
          <table:table-cell table:number-columns-repeated="6"/>
        </table:table-row>
        <table:table-row table:style-name="ro1">
          <table:table-cell office:value-type="float" office:value="72996" calcext:value-type="float">
            <text:p>72996</text:p>
          </table:table-cell>
          <table:table-cell office:value-type="float" office:value="340466" calcext:value-type="float">
            <text:p>340466</text:p>
          </table:table-cell>
          <table:table-cell table:number-columns-repeated="6"/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float" office:value="343303" calcext:value-type="float">
            <text:p>343303</text:p>
          </table:table-cell>
          <table:table-cell table:number-columns-repeated="6"/>
        </table:table-row>
        <table:table-row table:style-name="ro1">
          <table:table-cell office:value-type="float" office:value="26977" calcext:value-type="float">
            <text:p>26977</text:p>
          </table:table-cell>
          <table:table-cell office:value-type="float" office:value="364380" calcext:value-type="float">
            <text:p>364380</text:p>
          </table:table-cell>
          <table:table-cell table:number-columns-repeated="6"/>
        </table:table-row>
        <table:table-row table:style-name="ro1">
          <table:table-cell office:value-type="float" office:value="169896" calcext:value-type="float">
            <text:p>169896</text:p>
          </table:table-cell>
          <table:table-cell office:value-type="float" office:value="421087" calcext:value-type="float">
            <text:p>421087</text:p>
          </table:table-cell>
          <table:table-cell table:number-columns-repeated="6"/>
        </table:table-row>
        <table:table-row table:style-name="ro1">
          <table:table-cell office:value-type="float" office:value="35859" calcext:value-type="float">
            <text:p>35859</text:p>
          </table:table-cell>
          <table:table-cell office:value-type="float" office:value="448459" calcext:value-type="float">
            <text:p>448459</text:p>
          </table:table-cell>
          <table:table-cell table:number-columns-repeated="6"/>
        </table:table-row>
        <table:table-row table:style-name="ro1">
          <table:table-cell office:value-type="float" office:value="37279" calcext:value-type="float">
            <text:p>37279</text:p>
          </table:table-cell>
          <table:table-cell office:value-type="float" office:value="492008" calcext:value-type="float">
            <text:p>492008</text:p>
          </table:table-cell>
          <table:table-cell table:number-columns-repeated="6"/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530811" calcext:value-type="float">
            <text:p>530811</text:p>
          </table:table-cell>
          <table:table-cell table:number-columns-repeated="6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19186.3" calcext:value-type="float">
            <text:p>19186.3</text:p>
          </table:table-cell>
          <table:table-cell table:number-columns-repeated="6"/>
        </table:table-row>
        <table:table-row table:style-name="ro1">
          <table:table-cell office:value-type="float" office:value="36024" calcext:value-type="float">
            <text:p>36024</text:p>
          </table:table-cell>
          <table:table-cell office:value-type="float" office:value="37852" calcext:value-type="float">
            <text:p>37852</text:p>
          </table:table-cell>
          <table:table-cell table:number-columns-repeated="6"/>
        </table:table-row>
        <table:table-row table:style-name="ro1">
          <table:table-cell office:value-type="float" office:value="66020" calcext:value-type="float">
            <text:p>66020</text:p>
          </table:table-cell>
          <table:table-cell office:value-type="float" office:value="44002.5" calcext:value-type="float">
            <text:p>44002.5</text:p>
          </table:table-cell>
          <table:table-cell table:number-columns-repeated="6"/>
        </table:table-row>
        <table:table-row table:style-name="ro1">
          <table:table-cell office:value-type="float" office:value="160769" calcext:value-type="float">
            <text:p>160769</text:p>
          </table:table-cell>
          <table:table-cell office:value-type="float" office:value="46415.8" calcext:value-type="float">
            <text:p>46415.8</text:p>
          </table:table-cell>
          <table:table-cell table:number-columns-repeated="6"/>
        </table:table-row>
        <table:table-row table:style-name="ro1">
          <table:table-cell office:value-type="float" office:value="39452" calcext:value-type="float">
            <text:p>39452</text:p>
          </table:table-cell>
          <table:table-cell office:value-type="float" office:value="65744" calcext:value-type="float">
            <text:p>65744</text:p>
          </table:table-cell>
          <table:table-cell table:number-columns-repeated="6"/>
        </table:table-row>
        <table:table-row table:style-name="ro1">
          <table:table-cell office:value-type="float" office:value="106489" calcext:value-type="float">
            <text:p>106489</text:p>
          </table:table-cell>
          <table:table-cell office:value-type="float" office:value="70119.7" calcext:value-type="float">
            <text:p>70119.7</text:p>
          </table:table-cell>
          <table:table-cell table:number-columns-repeated="6"/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88492.4" calcext:value-type="float">
            <text:p>88492.4</text:p>
          </table:table-cell>
          <table:table-cell table:number-columns-repeated="6"/>
        </table:table-row>
        <table:table-row table:style-name="ro1">
          <table:table-cell office:value-type="float" office:value="143345" calcext:value-type="float">
            <text:p>143345</text:p>
          </table:table-cell>
          <table:table-cell office:value-type="float" office:value="91977.3" calcext:value-type="float">
            <text:p>91977.3</text:p>
          </table:table-cell>
          <table:table-cell table:number-columns-repeated="6"/>
        </table:table-row>
        <table:table-row table:style-name="ro1">
          <table:table-cell office:value-type="float" office:value="236695" calcext:value-type="float">
            <text:p>236695</text:p>
          </table:table-cell>
          <table:table-cell office:value-type="float" office:value="95840.1" calcext:value-type="float">
            <text:p>95840.1</text:p>
          </table:table-cell>
          <table:table-cell table:number-columns-repeated="6"/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116402" calcext:value-type="float">
            <text:p>116402</text:p>
          </table:table-cell>
          <table:table-cell table:number-columns-repeated="6"/>
        </table:table-row>
        <table:table-row table:style-name="ro1">
          <table:table-cell office:value-type="float" office:value="96640" calcext:value-type="float">
            <text:p>96640</text:p>
          </table:table-cell>
          <table:table-cell office:value-type="float" office:value="116673" calcext:value-type="float">
            <text:p>116673</text:p>
          </table:table-cell>
          <table:table-cell table:number-columns-repeated="6"/>
        </table:table-row>
        <table:table-row table:style-name="ro1">
          <table:table-cell office:value-type="float" office:value="147009" calcext:value-type="float">
            <text:p>147009</text:p>
          </table:table-cell>
          <table:table-cell office:value-type="float" office:value="127559" calcext:value-type="float">
            <text:p>127559</text:p>
          </table:table-cell>
          <table:table-cell table:number-columns-repeated="6"/>
        </table:table-row>
        <table:table-row table:style-name="ro1">
          <table:table-cell office:value-type="float" office:value="97864" calcext:value-type="float">
            <text:p>97864</text:p>
          </table:table-cell>
          <table:table-cell office:value-type="float" office:value="134390" calcext:value-type="float">
            <text:p>134390</text:p>
          </table:table-cell>
          <table:table-cell table:number-columns-repeated="6"/>
        </table:table-row>
        <table:table-row table:style-name="ro1">
          <table:table-cell office:value-type="float" office:value="45872" calcext:value-type="float">
            <text:p>45872</text:p>
          </table:table-cell>
          <table:table-cell office:value-type="float" office:value="136430" calcext:value-type="float">
            <text:p>136430</text:p>
          </table:table-cell>
          <table:table-cell table:number-columns-repeated="6"/>
        </table:table-row>
        <table:table-row table:style-name="ro1">
          <table:table-cell office:value-type="float" office:value="181636" calcext:value-type="float">
            <text:p>181636</text:p>
          </table:table-cell>
          <table:table-cell office:value-type="float" office:value="137819" calcext:value-type="float">
            <text:p>137819</text:p>
          </table:table-cell>
          <table:table-cell table:number-columns-repeated="6"/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float" office:value="145361" calcext:value-type="float">
            <text:p>145361</text:p>
          </table:table-cell>
          <table:table-cell table:number-columns-repeated="6"/>
        </table:table-row>
        <table:table-row table:style-name="ro1">
          <table:table-cell office:value-type="float" office:value="131671" calcext:value-type="float">
            <text:p>131671</text:p>
          </table:table-cell>
          <table:table-cell office:value-type="float" office:value="160179" calcext:value-type="float">
            <text:p>160179</text:p>
          </table:table-cell>
          <table:table-cell table:number-columns-repeated="6"/>
        </table:table-row>
        <table:table-row table:style-name="ro1">
          <table:table-cell office:value-type="float" office:value="25028" calcext:value-type="float">
            <text:p>25028</text:p>
          </table:table-cell>
          <table:table-cell office:value-type="float" office:value="174830" calcext:value-type="float">
            <text:p>174830</text:p>
          </table:table-cell>
          <table:table-cell table:number-columns-repeated="6"/>
        </table:table-row>
        <table:table-row table:style-name="ro1">
          <table:table-cell office:value-type="float" office:value="213746" calcext:value-type="float">
            <text:p>213746</text:p>
          </table:table-cell>
          <table:table-cell office:value-type="float" office:value="180061" calcext:value-type="float">
            <text:p>180061</text:p>
          </table:table-cell>
          <table:table-cell table:number-columns-repeated="6"/>
        </table:table-row>
        <table:table-row table:style-name="ro1">
          <table:table-cell office:value-type="float" office:value="123611" calcext:value-type="float">
            <text:p>123611</text:p>
          </table:table-cell>
          <table:table-cell office:value-type="float" office:value="181274" calcext:value-type="float">
            <text:p>181274</text:p>
          </table:table-cell>
          <table:table-cell table:number-columns-repeated="6"/>
        </table:table-row>
        <table:table-row table:style-name="ro1">
          <table:table-cell office:value-type="float" office:value="406226" calcext:value-type="float">
            <text:p>406226</text:p>
          </table:table-cell>
          <table:table-cell office:value-type="float" office:value="184439" calcext:value-type="float">
            <text:p>184439</text:p>
          </table:table-cell>
          <table:table-cell table:number-columns-repeated="6"/>
        </table:table-row>
        <table:table-row table:style-name="ro1">
          <table:table-cell office:value-type="float" office:value="153255" calcext:value-type="float">
            <text:p>153255</text:p>
          </table:table-cell>
          <table:table-cell office:value-type="float" office:value="197088" calcext:value-type="float">
            <text:p>197088</text:p>
          </table:table-cell>
          <table:table-cell table:number-columns-repeated="6"/>
        </table:table-row>
        <table:table-row table:style-name="ro1">
          <table:table-cell office:value-type="float" office:value="165638" calcext:value-type="float">
            <text:p>165638</text:p>
          </table:table-cell>
          <table:table-cell office:value-type="float" office:value="200235" calcext:value-type="float">
            <text:p>200235</text:p>
          </table:table-cell>
          <table:table-cell table:number-columns-repeated="6"/>
        </table:table-row>
        <table:table-row table:style-name="ro1">
          <table:table-cell office:value-type="float" office:value="57890" calcext:value-type="float">
            <text:p>57890</text:p>
          </table:table-cell>
          <table:table-cell office:value-type="float" office:value="201966" calcext:value-type="float">
            <text:p>201966</text:p>
          </table:table-cell>
          <table:table-cell table:number-columns-repeated="6"/>
        </table:table-row>
        <table:table-row table:style-name="ro1">
          <table:table-cell office:value-type="float" office:value="136520" calcext:value-type="float">
            <text:p>136520</text:p>
          </table:table-cell>
          <table:table-cell office:value-type="float" office:value="206819" calcext:value-type="float">
            <text:p>206819</text:p>
          </table:table-cell>
          <table:table-cell table:number-columns-repeated="6"/>
        </table:table-row>
        <table:table-row table:style-name="ro1">
          <table:table-cell office:value-type="float" office:value="254750" calcext:value-type="float">
            <text:p>254750</text:p>
          </table:table-cell>
          <table:table-cell office:value-type="float" office:value="207781" calcext:value-type="float">
            <text:p>207781</text:p>
          </table:table-cell>
          <table:table-cell table:number-columns-repeated="6"/>
        </table:table-row>
        <table:table-row table:style-name="ro1">
          <table:table-cell office:value-type="float" office:value="123630" calcext:value-type="float">
            <text:p>123630</text:p>
          </table:table-cell>
          <table:table-cell office:value-type="float" office:value="217065" calcext:value-type="float">
            <text:p>217065</text:p>
          </table:table-cell>
          <table:table-cell table:number-columns-repeated="6"/>
        </table:table-row>
        <table:table-row table:style-name="ro1">
          <table:table-cell office:value-type="float" office:value="177730" calcext:value-type="float">
            <text:p>177730</text:p>
          </table:table-cell>
          <table:table-cell office:value-type="float" office:value="221583" calcext:value-type="float">
            <text:p>221583</text:p>
          </table:table-cell>
          <table:table-cell table:number-columns-repeated="6"/>
        </table:table-row>
        <table:table-row table:style-name="ro1">
          <table:table-cell office:value-type="float" office:value="286842" calcext:value-type="float">
            <text:p>286842</text:p>
          </table:table-cell>
          <table:table-cell office:value-type="float" office:value="222220" calcext:value-type="float">
            <text:p>222220</text:p>
          </table:table-cell>
          <table:table-cell table:number-columns-repeated="6"/>
        </table:table-row>
        <table:table-row table:style-name="ro1">
          <table:table-cell office:value-type="float" office:value="78046" calcext:value-type="float">
            <text:p>78046</text:p>
          </table:table-cell>
          <table:table-cell office:value-type="float" office:value="223874" calcext:value-type="float">
            <text:p>223874</text:p>
          </table:table-cell>
          <table:table-cell table:number-columns-repeated="6"/>
        </table:table-row>
        <table:table-row table:style-name="ro1">
          <table:table-cell office:value-type="float" office:value="525897" calcext:value-type="float">
            <text:p>525897</text:p>
          </table:table-cell>
          <table:table-cell office:value-type="float" office:value="234611" calcext:value-type="float">
            <text:p>234611</text:p>
          </table:table-cell>
          <table:table-cell table:number-columns-repeated="6"/>
        </table:table-row>
        <table:table-row table:style-name="ro1">
          <table:table-cell office:value-type="float" office:value="504319" calcext:value-type="float">
            <text:p>504319</text:p>
          </table:table-cell>
          <table:table-cell office:value-type="float" office:value="240594" calcext:value-type="float">
            <text:p>240594</text:p>
          </table:table-cell>
          <table:table-cell table:number-columns-repeated="6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242782" calcext:value-type="float">
            <text:p>242782</text:p>
          </table:table-cell>
          <table:table-cell table:number-columns-repeated="6"/>
        </table:table-row>
        <table:table-row table:style-name="ro1">
          <table:table-cell office:value-type="float" office:value="448618" calcext:value-type="float">
            <text:p>448618</text:p>
          </table:table-cell>
          <table:table-cell office:value-type="float" office:value="244989" calcext:value-type="float">
            <text:p>244989</text:p>
          </table:table-cell>
          <table:table-cell table:number-columns-repeated="6"/>
        </table:table-row>
        <table:table-row table:style-name="ro1">
          <table:table-cell office:value-type="float" office:value="122029" calcext:value-type="float">
            <text:p>122029</text:p>
          </table:table-cell>
          <table:table-cell office:value-type="float" office:value="249076" calcext:value-type="float">
            <text:p>249076</text:p>
          </table:table-cell>
          <table:table-cell table:number-columns-repeated="6"/>
        </table:table-row>
        <table:table-row table:style-name="ro1">
          <table:table-cell office:value-type="float" office:value="966843" calcext:value-type="float">
            <text:p>966843</text:p>
          </table:table-cell>
          <table:table-cell office:value-type="float" office:value="266369" calcext:value-type="float">
            <text:p>266369</text:p>
          </table:table-cell>
          <table:table-cell table:number-columns-repeated="6"/>
        </table:table-row>
        <table:table-row table:style-name="ro1">
          <table:table-cell office:value-type="float" office:value="1285235" calcext:value-type="float">
            <text:p>1285235</text:p>
          </table:table-cell>
          <table:table-cell office:value-type="float" office:value="268387" calcext:value-type="float">
            <text:p>268387</text:p>
          </table:table-cell>
          <table:table-cell table:number-columns-repeated="6"/>
        </table:table-row>
        <table:table-row table:style-name="ro1">
          <table:table-cell office:value-type="float" office:value="1857402" calcext:value-type="float">
            <text:p>1857402</text:p>
          </table:table-cell>
          <table:table-cell office:value-type="float" office:value="269897" calcext:value-type="float">
            <text:p>269897</text:p>
          </table:table-cell>
          <table:table-cell table:number-columns-repeated="6"/>
        </table:table-row>
        <table:table-row table:style-name="ro1">
          <table:table-cell office:value-type="float" office:value="99268" calcext:value-type="float">
            <text:p>99268</text:p>
          </table:table-cell>
          <table:table-cell office:value-type="float" office:value="279756" calcext:value-type="float">
            <text:p>279756</text:p>
          </table:table-cell>
          <table:table-cell table:number-columns-repeated="6"/>
        </table:table-row>
        <table:table-row table:style-name="ro1">
          <table:table-cell office:value-type="float" office:value="131286" calcext:value-type="float">
            <text:p>131286</text:p>
          </table:table-cell>
          <table:table-cell office:value-type="float" office:value="281771" calcext:value-type="float">
            <text:p>281771</text:p>
          </table:table-cell>
          <table:table-cell table:number-columns-repeated="6"/>
        </table:table-row>
        <table:table-row table:style-name="ro1">
          <table:table-cell office:value-type="float" office:value="203546" calcext:value-type="float">
            <text:p>203546</text:p>
          </table:table-cell>
          <table:table-cell office:value-type="float" office:value="303778" calcext:value-type="float">
            <text:p>303778</text:p>
          </table:table-cell>
          <table:table-cell table:number-columns-repeated="6"/>
        </table:table-row>
        <table:table-row table:style-name="ro1">
          <table:table-cell office:value-type="float" office:value="92942" calcext:value-type="float">
            <text:p>92942</text:p>
          </table:table-cell>
          <table:table-cell office:value-type="float" office:value="310107" calcext:value-type="float">
            <text:p>310107</text:p>
          </table:table-cell>
          <table:table-cell table:number-columns-repeated="6"/>
        </table:table-row>
        <table:table-row table:style-name="ro1">
          <table:table-cell office:value-type="float" office:value="85660" calcext:value-type="float">
            <text:p>85660</text:p>
          </table:table-cell>
          <table:table-cell office:value-type="float" office:value="318995" calcext:value-type="float">
            <text:p>318995</text:p>
          </table:table-cell>
          <table:table-cell table:number-columns-repeated="6"/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322058" calcext:value-type="float">
            <text:p>322058</text:p>
          </table:table-cell>
          <table:table-cell table:number-columns-repeated="6"/>
        </table:table-row>
        <table:table-row table:style-name="ro1">
          <table:table-cell office:value-type="float" office:value="78494" calcext:value-type="float">
            <text:p>78494</text:p>
          </table:table-cell>
          <table:table-cell office:value-type="float" office:value="322878" calcext:value-type="float">
            <text:p>322878</text:p>
          </table:table-cell>
          <table:table-cell table:number-columns-repeated="6"/>
        </table:table-row>
        <table:table-row table:style-name="ro1">
          <table:table-cell office:value-type="float" office:value="91651" calcext:value-type="float">
            <text:p>91651</text:p>
          </table:table-cell>
          <table:table-cell office:value-type="float" office:value="323340" calcext:value-type="float">
            <text:p>323340</text:p>
          </table:table-cell>
          <table:table-cell table:number-columns-repeated="6"/>
        </table:table-row>
        <table:table-row table:style-name="ro1">
          <table:table-cell office:value-type="float" office:value="111016" calcext:value-type="float">
            <text:p>111016</text:p>
          </table:table-cell>
          <table:table-cell office:value-type="float" office:value="332312" calcext:value-type="float">
            <text:p>332312</text:p>
          </table:table-cell>
          <table:table-cell table:number-columns-repeated="6"/>
        </table:table-row>
        <table:table-row table:style-name="ro1">
          <table:table-cell office:value-type="float" office:value="96899" calcext:value-type="float">
            <text:p>96899</text:p>
          </table:table-cell>
          <table:table-cell office:value-type="float" office:value="333630" calcext:value-type="float">
            <text:p>333630</text:p>
          </table:table-cell>
          <table:table-cell table:number-columns-repeated="6"/>
        </table:table-row>
        <table:table-row table:style-name="ro1">
          <table:table-cell office:value-type="float" office:value="53066" calcext:value-type="float">
            <text:p>53066</text:p>
          </table:table-cell>
          <table:table-cell office:value-type="float" office:value="338608" calcext:value-type="float">
            <text:p>338608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45612" calcext:value-type="float">
            <text:p>345612</text:p>
          </table:table-cell>
          <table:table-cell table:number-columns-repeated="6"/>
        </table:table-row>
        <table:table-row table:style-name="ro1">
          <table:table-cell office:value-type="float" office:value="89185" calcext:value-type="float">
            <text:p>89185</text:p>
          </table:table-cell>
          <table:table-cell office:value-type="float" office:value="411002" calcext:value-type="float">
            <text:p>411002</text:p>
          </table:table-cell>
          <table:table-cell table:number-columns-repeated="6"/>
        </table:table-row>
        <table:table-row table:style-name="ro1">
          <table:table-cell office:value-type="float" office:value="85864" calcext:value-type="float">
            <text:p>85864</text:p>
          </table:table-cell>
          <table:table-cell office:value-type="float" office:value="412250" calcext:value-type="float">
            <text:p>412250</text:p>
          </table:table-cell>
          <table:table-cell table:number-columns-repeated="6"/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float" office:value="412271" calcext:value-type="float">
            <text:p>412271</text:p>
          </table:table-cell>
          <table:table-cell table:number-columns-repeated="6"/>
        </table:table-row>
        <table:table-row table:style-name="ro1">
          <table:table-cell office:value-type="float" office:value="86624" calcext:value-type="float">
            <text:p>86624</text:p>
          </table:table-cell>
          <table:table-cell office:value-type="float" office:value="452617" calcext:value-type="float">
            <text:p>452617</text:p>
          </table:table-cell>
          <table:table-cell table:number-columns-repeated="6"/>
        </table:table-row>
        <table:table-row table:style-name="ro1">
          <table:table-cell office:value-type="float" office:value="97678" calcext:value-type="float">
            <text:p>97678</text:p>
          </table:table-cell>
          <table:table-cell office:value-type="float" office:value="467208" calcext:value-type="float">
            <text:p>467208</text:p>
          </table:table-cell>
          <table:table-cell table:number-columns-repeated="6"/>
        </table:table-row>
        <table:table-row table:style-name="ro1">
          <table:table-cell office:value-type="float" office:value="133280" calcext:value-type="float">
            <text:p>133280</text:p>
          </table:table-cell>
          <table:table-cell office:value-type="float" office:value="522258" calcext:value-type="float">
            <text:p>522258</text:p>
          </table:table-cell>
          <table:table-cell table:number-columns-repeated="6"/>
        </table:table-row>
        <table:table-row table:style-name="ro1">
          <table:table-cell office:value-type="float" office:value="83877" calcext:value-type="float">
            <text:p>83877</text:p>
          </table:table-cell>
          <table:table-cell office:value-type="float" office:value="562077" calcext:value-type="float">
            <text:p>562077</text:p>
          </table:table-cell>
          <table:table-cell table:number-columns-repeated="6"/>
        </table:table-row>
        <table:table-row table:style-name="ro1">
          <table:table-cell office:value-type="float" office:value="72691" calcext:value-type="float">
            <text:p>72691</text:p>
          </table:table-cell>
          <table:table-cell office:value-type="float" office:value="565360" calcext:value-type="float">
            <text:p>565360</text:p>
          </table:table-cell>
          <table:table-cell table:number-columns-repeated="6"/>
        </table:table-row>
        <table:table-row table:style-name="ro1">
          <table:table-cell office:value-type="float" office:value="85897" calcext:value-type="float">
            <text:p>85897</text:p>
          </table:table-cell>
          <table:table-cell office:value-type="float" office:value="641261" calcext:value-type="float">
            <text:p>641261</text:p>
          </table:table-cell>
          <table:table-cell table:number-columns-repeated="6"/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float" office:value="652873" calcext:value-type="float">
            <text:p>652873</text:p>
          </table:table-cell>
          <table:table-cell table:number-columns-repeated="6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761813" calcext:value-type="float">
            <text:p>761813</text:p>
          </table:table-cell>
          <table:table-cell table:number-columns-repeated="6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793.53" calcext:value-type="float">
            <text:p>6793.53</text:p>
          </table:table-cell>
          <table:table-cell table:number-columns-repeated="6"/>
        </table:table-row>
        <table:table-row table:style-name="ro1">
          <table:table-cell office:value-type="float" office:value="152406" calcext:value-type="float">
            <text:p>152406</text:p>
          </table:table-cell>
          <table:table-cell office:value-type="float" office:value="10343.4" calcext:value-type="float">
            <text:p>10343.4</text:p>
          </table:table-cell>
          <table:table-cell table:number-columns-repeated="6"/>
        </table:table-row>
        <table:table-row table:style-name="ro1">
          <table:table-cell office:value-type="float" office:value="84089" calcext:value-type="float">
            <text:p>84089</text:p>
          </table:table-cell>
          <table:table-cell office:value-type="float" office:value="19931.4" calcext:value-type="float">
            <text:p>19931.4</text:p>
          </table:table-cell>
          <table:table-cell table:number-columns-repeated="6"/>
        </table:table-row>
        <table:table-row table:style-name="ro1">
          <table:table-cell office:value-type="float" office:value="84175" calcext:value-type="float">
            <text:p>84175</text:p>
          </table:table-cell>
          <table:table-cell office:value-type="float" office:value="28111" calcext:value-type="float">
            <text:p>28111</text:p>
          </table:table-cell>
          <table:table-cell table:number-columns-repeated="6"/>
        </table:table-row>
        <table:table-row table:style-name="ro1">
          <table:table-cell office:value-type="float" office:value="30299" calcext:value-type="float">
            <text:p>30299</text:p>
          </table:table-cell>
          <table:table-cell office:value-type="float" office:value="31809.4" calcext:value-type="float">
            <text:p>31809.4</text:p>
          </table:table-cell>
          <table:table-cell table:number-columns-repeated="6"/>
        </table:table-row>
        <table:table-row table:style-name="ro1">
          <table:table-cell office:value-type="float" office:value="50230" calcext:value-type="float">
            <text:p>50230</text:p>
          </table:table-cell>
          <table:table-cell office:value-type="float" office:value="35607.6" calcext:value-type="float">
            <text:p>35607.6</text:p>
          </table:table-cell>
          <table:table-cell table:number-columns-repeated="6"/>
        </table:table-row>
        <table:table-row table:style-name="ro1">
          <table:table-cell office:value-type="float" office:value="53177" calcext:value-type="float">
            <text:p>53177</text:p>
          </table:table-cell>
          <table:table-cell office:value-type="float" office:value="37503.8" calcext:value-type="float">
            <text:p>37503.8</text:p>
          </table:table-cell>
          <table:table-cell table:number-columns-repeated="6"/>
        </table:table-row>
        <table:table-row table:style-name="ro1">
          <table:table-cell office:value-type="float" office:value="102764" calcext:value-type="float">
            <text:p>102764</text:p>
          </table:table-cell>
          <table:table-cell office:value-type="float" office:value="38274.9" calcext:value-type="float">
            <text:p>38274.9</text:p>
          </table:table-cell>
          <table:table-cell table:number-columns-repeated="6"/>
        </table:table-row>
        <table:table-row table:style-name="ro1">
          <table:table-cell office:value-type="float" office:value="107385" calcext:value-type="float">
            <text:p>107385</text:p>
          </table:table-cell>
          <table:table-cell office:value-type="float" office:value="38531.1" calcext:value-type="float">
            <text:p>38531.1</text:p>
          </table:table-cell>
          <table:table-cell table:number-columns-repeated="6"/>
        </table:table-row>
        <table:table-row table:style-name="ro1">
          <table:table-cell office:value-type="float" office:value="27369" calcext:value-type="float">
            <text:p>27369</text:p>
          </table:table-cell>
          <table:table-cell office:value-type="float" office:value="41217.8" calcext:value-type="float">
            <text:p>41217.8</text:p>
          </table:table-cell>
          <table:table-cell table:number-columns-repeated="6"/>
        </table:table-row>
        <table:table-row table:style-name="ro1">
          <table:table-cell office:value-type="float" office:value="195332" calcext:value-type="float">
            <text:p>195332</text:p>
          </table:table-cell>
          <table:table-cell office:value-type="float" office:value="54253.2" calcext:value-type="float">
            <text:p>54253.2</text:p>
          </table:table-cell>
          <table:table-cell table:number-columns-repeated="6"/>
        </table:table-row>
        <table:table-row table:style-name="ro1">
          <table:table-cell office:value-type="float" office:value="181299" calcext:value-type="float">
            <text:p>181299</text:p>
          </table:table-cell>
          <table:table-cell office:value-type="float" office:value="62055.3" calcext:value-type="float">
            <text:p>62055.3</text:p>
          </table:table-cell>
          <table:table-cell table:number-columns-repeated="6"/>
        </table:table-row>
        <table:table-row table:style-name="ro1">
          <table:table-cell office:value-type="float" office:value="138263" calcext:value-type="float">
            <text:p>138263</text:p>
          </table:table-cell>
          <table:table-cell office:value-type="float" office:value="66236.8" calcext:value-type="float">
            <text:p>66236.8</text:p>
          </table:table-cell>
          <table:table-cell table:number-columns-repeated="6"/>
        </table:table-row>
        <table:table-row table:style-name="ro1">
          <table:table-cell office:value-type="float" office:value="70312" calcext:value-type="float">
            <text:p>70312</text:p>
          </table:table-cell>
          <table:table-cell office:value-type="float" office:value="66809.4" calcext:value-type="float">
            <text:p>66809.4</text:p>
          </table:table-cell>
          <table:table-cell table:number-columns-repeated="6"/>
        </table:table-row>
        <table:table-row table:style-name="ro1">
          <table:table-cell office:value-type="float" office:value="159752" calcext:value-type="float">
            <text:p>159752</text:p>
          </table:table-cell>
          <table:table-cell office:value-type="float" office:value="67503.4" calcext:value-type="float">
            <text:p>67503.4</text:p>
          </table:table-cell>
          <table:table-cell table:number-columns-repeated="6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70650" calcext:value-type="float">
            <text:p>70650</text:p>
          </table:table-cell>
          <table:table-cell table:number-columns-repeated="6"/>
        </table:table-row>
        <table:table-row table:style-name="ro1">
          <table:table-cell office:value-type="float" office:value="117862" calcext:value-type="float">
            <text:p>117862</text:p>
          </table:table-cell>
          <table:table-cell office:value-type="float" office:value="80000.4" calcext:value-type="float">
            <text:p>80000.4</text:p>
          </table:table-cell>
          <table:table-cell table:number-columns-repeated="6"/>
        </table:table-row>
        <table:table-row table:style-name="ro1">
          <table:table-cell office:value-type="float" office:value="26099" calcext:value-type="float">
            <text:p>26099</text:p>
          </table:table-cell>
          <table:table-cell office:value-type="float" office:value="88125.9" calcext:value-type="float">
            <text:p>88125.9</text:p>
          </table:table-cell>
          <table:table-cell table:number-columns-repeated="6"/>
        </table:table-row>
        <table:table-row table:style-name="ro1">
          <table:table-cell office:value-type="float" office:value="14578" calcext:value-type="float">
            <text:p>14578</text:p>
          </table:table-cell>
          <table:table-cell office:value-type="float" office:value="89299.6" calcext:value-type="float">
            <text:p>89299.6</text:p>
          </table:table-cell>
          <table:table-cell table:number-columns-repeated="6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99544.2" calcext:value-type="float">
            <text:p>99544.2</text:p>
          </table:table-cell>
          <table:table-cell table:number-columns-repeated="6"/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float" office:value="100929" calcext:value-type="float">
            <text:p>100929</text:p>
          </table:table-cell>
          <table:table-cell table:number-columns-repeated="6"/>
        </table:table-row>
        <table:table-row table:style-name="ro1">
          <table:table-cell office:value-type="float" office:value="72169" calcext:value-type="float">
            <text:p>72169</text:p>
          </table:table-cell>
          <table:table-cell office:value-type="float" office:value="102534" calcext:value-type="float">
            <text:p>102534</text:p>
          </table:table-cell>
          <table:table-cell table:number-columns-repeated="6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106576" calcext:value-type="float">
            <text:p>106576</text:p>
          </table:table-cell>
          <table:table-cell table:number-columns-repeated="6"/>
        </table:table-row>
        <table:table-row table:style-name="ro1">
          <table:table-cell office:value-type="float" office:value="57561" calcext:value-type="float">
            <text:p>57561</text:p>
          </table:table-cell>
          <table:table-cell office:value-type="float" office:value="107203" calcext:value-type="float">
            <text:p>107203</text:p>
          </table:table-cell>
          <table:table-cell table:number-columns-repeated="6"/>
        </table:table-row>
        <table:table-row table:style-name="ro1">
          <table:table-cell office:value-type="float" office:value="70490" calcext:value-type="float">
            <text:p>70490</text:p>
          </table:table-cell>
          <table:table-cell office:value-type="float" office:value="108637" calcext:value-type="float">
            <text:p>108637</text:p>
          </table:table-cell>
          <table:table-cell table:number-columns-repeated="6"/>
        </table:table-row>
        <table:table-row table:style-name="ro1">
          <table:table-cell office:value-type="float" office:value="22664" calcext:value-type="float">
            <text:p>22664</text:p>
          </table:table-cell>
          <table:table-cell office:value-type="float" office:value="108730" calcext:value-type="float">
            <text:p>108730</text:p>
          </table:table-cell>
          <table:table-cell table:number-columns-repeated="6"/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117151" calcext:value-type="float">
            <text:p>117151</text:p>
          </table:table-cell>
          <table:table-cell table:number-columns-repeated="6"/>
        </table:table-row>
        <table:table-row table:style-name="ro1">
          <table:table-cell office:value-type="float" office:value="71094" calcext:value-type="float">
            <text:p>71094</text:p>
          </table:table-cell>
          <table:table-cell office:value-type="float" office:value="118740" calcext:value-type="float">
            <text:p>118740</text:p>
          </table:table-cell>
          <table:table-cell table:number-columns-repeated="6"/>
        </table:table-row>
        <table:table-row table:style-name="ro1">
          <table:table-cell office:value-type="float" office:value="49594" calcext:value-type="float">
            <text:p>49594</text:p>
          </table:table-cell>
          <table:table-cell office:value-type="float" office:value="130400" calcext:value-type="float">
            <text:p>130400</text:p>
          </table:table-cell>
          <table:table-cell table:number-columns-repeated="6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139796" calcext:value-type="float">
            <text:p>139796</text:p>
          </table:table-cell>
          <table:table-cell table:number-columns-repeated="6"/>
        </table:table-row>
        <table:table-row table:style-name="ro1">
          <table:table-cell office:value-type="float" office:value="21966" calcext:value-type="float">
            <text:p>21966</text:p>
          </table:table-cell>
          <table:table-cell office:value-type="float" office:value="159751" calcext:value-type="float">
            <text:p>159751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285" calcext:value-type="float">
            <text:p>160285</text:p>
          </table:table-cell>
          <table:table-cell table:number-columns-repeated="6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169871" calcext:value-type="float">
            <text:p>169871</text:p>
          </table:table-cell>
          <table:table-cell table:number-columns-repeated="6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71523" calcext:value-type="float">
            <text:p>171523</text:p>
          </table:table-cell>
          <table:table-cell table:number-columns-repeated="6"/>
        </table:table-row>
        <table:table-row table:style-name="ro1">
          <table:table-cell office:value-type="float" office:value="57355" calcext:value-type="float">
            <text:p>57355</text:p>
          </table:table-cell>
          <table:table-cell office:value-type="float" office:value="173254" calcext:value-type="float">
            <text:p>173254</text:p>
          </table:table-cell>
          <table:table-cell table:number-columns-repeated="6"/>
        </table:table-row>
        <table:table-row table:style-name="ro1">
          <table:table-cell office:value-type="float" office:value="341585" calcext:value-type="float">
            <text:p>341585</text:p>
          </table:table-cell>
          <table:table-cell office:value-type="float" office:value="174764" calcext:value-type="float">
            <text:p>174764</text:p>
          </table:table-cell>
          <table:table-cell table:number-columns-repeated="6"/>
        </table:table-row>
        <table:table-row table:style-name="ro1">
          <table:table-cell office:value-type="float" office:value="107870" calcext:value-type="float">
            <text:p>107870</text:p>
          </table:table-cell>
          <table:table-cell office:value-type="float" office:value="206596" calcext:value-type="float">
            <text:p>206596</text:p>
          </table:table-cell>
          <table:table-cell table:number-columns-repeated="6"/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216584" calcext:value-type="float">
            <text:p>216584</text:p>
          </table:table-cell>
          <table:table-cell table:number-columns-repeated="6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27218" calcext:value-type="float">
            <text:p>227218</text:p>
          </table:table-cell>
          <table:table-cell table:number-columns-repeated="6"/>
        </table:table-row>
        <table:table-row table:style-name="ro1">
          <table:table-cell office:value-type="float" office:value="67387" calcext:value-type="float">
            <text:p>67387</text:p>
          </table:table-cell>
          <table:table-cell office:value-type="float" office:value="239216" calcext:value-type="float">
            <text:p>239216</text:p>
          </table:table-cell>
          <table:table-cell table:number-columns-repeated="6"/>
        </table:table-row>
        <table:table-row table:style-name="ro1">
          <table:table-cell office:value-type="float" office:value="42501" calcext:value-type="float">
            <text:p>42501</text:p>
          </table:table-cell>
          <table:table-cell office:value-type="float" office:value="241232" calcext:value-type="float">
            <text:p>241232</text:p>
          </table:table-cell>
          <table:table-cell table:number-columns-repeated="6"/>
        </table:table-row>
        <table:table-row table:style-name="ro1">
          <table:table-cell office:value-type="float" office:value="96849" calcext:value-type="float">
            <text:p>96849</text:p>
          </table:table-cell>
          <table:table-cell office:value-type="float" office:value="251350" calcext:value-type="float">
            <text:p>251350</text:p>
          </table:table-cell>
          <table:table-cell table:number-columns-repeated="6"/>
        </table:table-row>
        <table:table-row table:style-name="ro1">
          <table:table-cell office:value-type="float" office:value="455073" calcext:value-type="float">
            <text:p>455073</text:p>
          </table:table-cell>
          <table:table-cell office:value-type="float" office:value="254929" calcext:value-type="float">
            <text:p>254929</text:p>
          </table:table-cell>
          <table:table-cell table:number-columns-repeated="6"/>
        </table:table-row>
        <table:table-row table:style-name="ro1">
          <table:table-cell office:value-type="float" office:value="309656" calcext:value-type="float">
            <text:p>309656</text:p>
          </table:table-cell>
          <table:table-cell office:value-type="float" office:value="262208" calcext:value-type="float">
            <text:p>262208</text:p>
          </table:table-cell>
          <table:table-cell table:number-columns-repeated="6"/>
        </table:table-row>
        <table:table-row table:style-name="ro1">
          <table:table-cell office:value-type="float" office:value="31282" calcext:value-type="float">
            <text:p>31282</text:p>
          </table:table-cell>
          <table:table-cell office:value-type="float" office:value="263886" calcext:value-type="float">
            <text:p>263886</text:p>
          </table:table-cell>
          <table:table-cell table:number-columns-repeated="6"/>
        </table:table-row>
        <table:table-row table:style-name="ro1">
          <table:table-cell office:value-type="float" office:value="203704" calcext:value-type="float">
            <text:p>203704</text:p>
          </table:table-cell>
          <table:table-cell office:value-type="float" office:value="275231" calcext:value-type="float">
            <text:p>275231</text:p>
          </table:table-cell>
          <table:table-cell table:number-columns-repeated="6"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292722" calcext:value-type="float">
            <text:p>292722</text:p>
          </table:table-cell>
          <table:table-cell table:number-columns-repeated="6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324534" calcext:value-type="float">
            <text:p>324534</text:p>
          </table:table-cell>
          <table:table-cell table:number-columns-repeated="6"/>
        </table:table-row>
        <table:table-row table:style-name="ro1">
          <table:table-cell office:value-type="float" office:value="41891" calcext:value-type="float">
            <text:p>41891</text:p>
          </table:table-cell>
          <table:table-cell office:value-type="float" office:value="327135" calcext:value-type="float">
            <text:p>327135</text:p>
          </table:table-cell>
          <table:table-cell table:number-columns-repeated="6"/>
        </table:table-row>
        <table:table-row table:style-name="ro1">
          <table:table-cell office:value-type="float" office:value="75275" calcext:value-type="float">
            <text:p>75275</text:p>
          </table:table-cell>
          <table:table-cell office:value-type="float" office:value="334553" calcext:value-type="float">
            <text:p>334553</text:p>
          </table:table-cell>
          <table:table-cell table:number-columns-repeated="6"/>
        </table:table-row>
        <table:table-row table:style-name="ro1">
          <table:table-cell office:value-type="float" office:value="150645" calcext:value-type="float">
            <text:p>150645</text:p>
          </table:table-cell>
          <table:table-cell office:value-type="float" office:value="373216" calcext:value-type="float">
            <text:p>373216</text:p>
          </table:table-cell>
          <table:table-cell table:number-columns-repeated="6"/>
        </table:table-row>
        <table:table-row table:style-name="ro1">
          <table:table-cell office:value-type="float" office:value="153204" calcext:value-type="float">
            <text:p>153204</text:p>
          </table:table-cell>
          <table:table-cell office:value-type="float" office:value="376581" calcext:value-type="float">
            <text:p>376581</text:p>
          </table:table-cell>
          <table:table-cell table:number-columns-repeated="6"/>
        </table:table-row>
        <table:table-row table:style-name="ro1">
          <table:table-cell office:value-type="float" office:value="34157" calcext:value-type="float">
            <text:p>34157</text:p>
          </table:table-cell>
          <table:table-cell office:value-type="float" office:value="377461" calcext:value-type="float">
            <text:p>377461</text:p>
          </table:table-cell>
          <table:table-cell table:number-columns-repeated="6"/>
        </table:table-row>
        <table:table-row table:style-name="ro1">
          <table:table-cell office:value-type="float" office:value="54977" calcext:value-type="float">
            <text:p>54977</text:p>
          </table:table-cell>
          <table:table-cell office:value-type="float" office:value="408414" calcext:value-type="float">
            <text:p>408414</text:p>
          </table:table-cell>
          <table:table-cell table:number-columns-repeated="6"/>
        </table:table-row>
        <table:table-row table:style-name="ro1">
          <table:table-cell office:value-type="float" office:value="97130" calcext:value-type="float">
            <text:p>97130</text:p>
          </table:table-cell>
          <table:table-cell office:value-type="float" office:value="438265" calcext:value-type="float">
            <text:p>438265</text:p>
          </table:table-cell>
          <table:table-cell table:number-columns-repeated="6"/>
        </table:table-row>
        <table:table-row table:style-name="ro1">
          <table:table-cell office:value-type="float" office:value="110149" calcext:value-type="float">
            <text:p>110149</text:p>
          </table:table-cell>
          <table:table-cell office:value-type="float" office:value="445777" calcext:value-type="float">
            <text:p>445777</text:p>
          </table:table-cell>
          <table:table-cell table:number-columns-repeated="6"/>
        </table:table-row>
        <table:table-row table:style-name="ro1">
          <table:table-cell office:value-type="float" office:value="105016" calcext:value-type="float">
            <text:p>105016</text:p>
          </table:table-cell>
          <table:table-cell office:value-type="float" office:value="476614" calcext:value-type="float">
            <text:p>476614</text:p>
          </table:table-cell>
          <table:table-cell table:number-columns-repeated="6"/>
        </table:table-row>
        <table:table-row table:style-name="ro1">
          <table:table-cell office:value-type="float" office:value="31807" calcext:value-type="float">
            <text:p>31807</text:p>
          </table:table-cell>
          <table:table-cell office:value-type="float" office:value="492941" calcext:value-type="float">
            <text:p>492941</text:p>
          </table:table-cell>
          <table:table-cell table:number-columns-repeated="6"/>
        </table:table-row>
        <table:table-row table:style-name="ro1">
          <table:table-cell office:value-type="float" office:value="159186" calcext:value-type="float">
            <text:p>159186</text:p>
          </table:table-cell>
          <table:table-cell office:value-type="float" office:value="519022" calcext:value-type="float">
            <text:p>519022</text:p>
          </table:table-cell>
          <table:table-cell table:number-columns-repeated="6"/>
        </table:table-row>
        <table:table-row table:style-name="ro1">
          <table:table-cell office:value-type="float" office:value="146067" calcext:value-type="float">
            <text:p>146067</text:p>
          </table:table-cell>
          <table:table-cell office:value-type="float" office:value="524487" calcext:value-type="float">
            <text:p>524487</text:p>
          </table:table-cell>
          <table:table-cell table:number-columns-repeated="6"/>
        </table:table-row>
        <table:table-row table:style-name="ro1">
          <table:table-cell office:value-type="float" office:value="656270" calcext:value-type="float">
            <text:p>656270</text:p>
          </table:table-cell>
          <table:table-cell office:value-type="float" office:value="604122" calcext:value-type="float">
            <text:p>604122</text:p>
          </table:table-cell>
          <table:table-cell table:number-columns-repeated="6"/>
        </table:table-row>
        <table:table-row table:style-name="ro1">
          <table:table-cell office:value-type="float" office:value="425081" calcext:value-type="float">
            <text:p>425081</text:p>
          </table:table-cell>
          <table:table-cell office:value-type="float" office:value="705507" calcext:value-type="float">
            <text:p>705507</text:p>
          </table:table-cell>
          <table:table-cell table:number-columns-repeated="6"/>
        </table:table-row>
        <table:table-row table:style-name="ro1">
          <table:table-cell office:value-type="float" office:value="473931" calcext:value-type="float">
            <text:p>473931</text:p>
          </table:table-cell>
          <table:table-cell office:value-type="float" office:value="3480.62" calcext:value-type="float">
            <text:p>3480.62</text:p>
          </table:table-cell>
          <table:table-cell table:number-columns-repeated="6"/>
        </table:table-row>
        <table:table-row table:style-name="ro1">
          <table:table-cell office:value-type="float" office:value="507378" calcext:value-type="float">
            <text:p>507378</text:p>
          </table:table-cell>
          <table:table-cell office:value-type="float" office:value="16783.5" calcext:value-type="float">
            <text:p>16783.5</text:p>
          </table:table-cell>
          <table:table-cell table:number-columns-repeated="6"/>
        </table:table-row>
        <table:table-row table:style-name="ro1">
          <table:table-cell office:value-type="float" office:value="302183" calcext:value-type="float">
            <text:p>302183</text:p>
          </table:table-cell>
          <table:table-cell office:value-type="float" office:value="54002.1" calcext:value-type="float">
            <text:p>54002.1</text:p>
          </table:table-cell>
          <table:table-cell table:number-columns-repeated="6"/>
        </table:table-row>
        <table:table-row table:style-name="ro1">
          <table:table-cell office:value-type="float" office:value="392734" calcext:value-type="float">
            <text:p>392734</text:p>
          </table:table-cell>
          <table:table-cell office:value-type="float" office:value="55619" calcext:value-type="float">
            <text:p>55619</text:p>
          </table:table-cell>
          <table:table-cell table:number-columns-repeated="6"/>
        </table:table-row>
        <table:table-row table:style-name="ro1">
          <table:table-cell office:value-type="float" office:value="721877" calcext:value-type="float">
            <text:p>721877</text:p>
          </table:table-cell>
          <table:table-cell office:value-type="float" office:value="61447.1" calcext:value-type="float">
            <text:p>61447.1</text:p>
          </table:table-cell>
          <table:table-cell table:number-columns-repeated="6"/>
        </table:table-row>
        <table:table-row table:style-name="ro1">
          <table:table-cell office:value-type="float" office:value="367568" calcext:value-type="float">
            <text:p>367568</text:p>
          </table:table-cell>
          <table:table-cell office:value-type="float" office:value="64125.2" calcext:value-type="float">
            <text:p>64125.2</text:p>
          </table:table-cell>
          <table:table-cell table:number-columns-repeated="6"/>
        </table:table-row>
        <table:table-row table:style-name="ro1">
          <table:table-cell office:value-type="float" office:value="235608" calcext:value-type="float">
            <text:p>235608</text:p>
          </table:table-cell>
          <table:table-cell office:value-type="float" office:value="68482.5" calcext:value-type="float">
            <text:p>68482.5</text:p>
          </table:table-cell>
          <table:table-cell table:number-columns-repeated="6"/>
        </table:table-row>
        <table:table-row table:style-name="ro1">
          <table:table-cell office:value-type="float" office:value="350632" calcext:value-type="float">
            <text:p>350632</text:p>
          </table:table-cell>
          <table:table-cell office:value-type="float" office:value="72393.2" calcext:value-type="float">
            <text:p>72393.2</text:p>
          </table:table-cell>
          <table:table-cell table:number-columns-repeated="6"/>
        </table:table-row>
        <table:table-row table:style-name="ro1">
          <table:table-cell office:value-type="float" office:value="213275" calcext:value-type="float">
            <text:p>213275</text:p>
          </table:table-cell>
          <table:table-cell office:value-type="float" office:value="76824.1" calcext:value-type="float">
            <text:p>76824.1</text:p>
          </table:table-cell>
          <table:table-cell table:number-columns-repeated="6"/>
        </table:table-row>
        <table:table-row table:style-name="ro1">
          <table:table-cell office:value-type="float" office:value="272877" calcext:value-type="float">
            <text:p>272877</text:p>
          </table:table-cell>
          <table:table-cell office:value-type="float" office:value="78661.3" calcext:value-type="float">
            <text:p>78661.3</text:p>
          </table:table-cell>
          <table:table-cell table:number-columns-repeated="6"/>
        </table:table-row>
        <table:table-row table:style-name="ro1">
          <table:table-cell office:value-type="float" office:value="263963" calcext:value-type="float">
            <text:p>263963</text:p>
          </table:table-cell>
          <table:table-cell office:value-type="float" office:value="85489.1" calcext:value-type="float">
            <text:p>85489.1</text:p>
          </table:table-cell>
          <table:table-cell table:number-columns-repeated="6"/>
        </table:table-row>
        <table:table-row table:style-name="ro1">
          <table:table-cell office:value-type="float" office:value="153140" calcext:value-type="float">
            <text:p>153140</text:p>
          </table:table-cell>
          <table:table-cell office:value-type="float" office:value="92620.7" calcext:value-type="float">
            <text:p>92620.7</text:p>
          </table:table-cell>
          <table:table-cell table:number-columns-repeated="6"/>
        </table:table-row>
        <table:table-row table:style-name="ro1">
          <table:table-cell office:value-type="float" office:value="284516" calcext:value-type="float">
            <text:p>284516</text:p>
          </table:table-cell>
          <table:table-cell office:value-type="float" office:value="102966" calcext:value-type="float">
            <text:p>102966</text:p>
          </table:table-cell>
          <table:table-cell table:number-columns-repeated="6"/>
        </table:table-row>
        <table:table-row table:style-name="ro1">
          <table:table-cell office:value-type="float" office:value="445963" calcext:value-type="float">
            <text:p>445963</text:p>
          </table:table-cell>
          <table:table-cell office:value-type="float" office:value="111209" calcext:value-type="float">
            <text:p>111209</text:p>
          </table:table-cell>
          <table:table-cell table:number-columns-repeated="6"/>
        </table:table-row>
        <table:table-row table:style-name="ro1">
          <table:table-cell office:value-type="float" office:value="302328" calcext:value-type="float">
            <text:p>302328</text:p>
          </table:table-cell>
          <table:table-cell office:value-type="float" office:value="112261" calcext:value-type="float">
            <text:p>112261</text:p>
          </table:table-cell>
          <table:table-cell table:number-columns-repeated="6"/>
        </table:table-row>
        <table:table-row table:style-name="ro1">
          <table:table-cell office:value-type="float" office:value="218522" calcext:value-type="float">
            <text:p>218522</text:p>
          </table:table-cell>
          <table:table-cell office:value-type="float" office:value="122239" calcext:value-type="float">
            <text:p>122239</text:p>
          </table:table-cell>
          <table:table-cell table:number-columns-repeated="6"/>
        </table:table-row>
        <table:table-row table:style-name="ro1">
          <table:table-cell office:value-type="float" office:value="218542" calcext:value-type="float">
            <text:p>218542</text:p>
          </table:table-cell>
          <table:table-cell office:value-type="float" office:value="127269" calcext:value-type="float">
            <text:p>127269</text:p>
          </table:table-cell>
          <table:table-cell table:number-columns-repeated="6"/>
        </table:table-row>
        <table:table-row table:style-name="ro1">
          <table:table-cell office:value-type="float" office:value="287448" calcext:value-type="float">
            <text:p>287448</text:p>
          </table:table-cell>
          <table:table-cell office:value-type="float" office:value="127295" calcext:value-type="float">
            <text:p>127295</text:p>
          </table:table-cell>
          <table:table-cell table:number-columns-repeated="6"/>
        </table:table-row>
        <table:table-row table:style-name="ro1">
          <table:table-cell office:value-type="float" office:value="244995" calcext:value-type="float">
            <text:p>244995</text:p>
          </table:table-cell>
          <table:table-cell office:value-type="float" office:value="133199" calcext:value-type="float">
            <text:p>133199</text:p>
          </table:table-cell>
          <table:table-cell table:number-columns-repeated="6"/>
        </table:table-row>
        <table:table-row table:style-name="ro1">
          <table:table-cell office:value-type="float" office:value="340928" calcext:value-type="float">
            <text:p>340928</text:p>
          </table:table-cell>
          <table:table-cell office:value-type="float" office:value="141576" calcext:value-type="float">
            <text:p>141576</text:p>
          </table:table-cell>
          <table:table-cell table:number-columns-repeated="6"/>
        </table:table-row>
        <table:table-row table:style-name="ro1">
          <table:table-cell office:value-type="float" office:value="292621" calcext:value-type="float">
            <text:p>292621</text:p>
          </table:table-cell>
          <table:table-cell office:value-type="float" office:value="143240" calcext:value-type="float">
            <text:p>143240</text:p>
          </table:table-cell>
          <table:table-cell table:number-columns-repeated="6"/>
        </table:table-row>
        <table:table-row table:style-name="ro1">
          <table:table-cell office:value-type="float" office:value="261623" calcext:value-type="float">
            <text:p>261623</text:p>
          </table:table-cell>
          <table:table-cell office:value-type="float" office:value="145043" calcext:value-type="float">
            <text:p>145043</text:p>
          </table:table-cell>
          <table:table-cell table:number-columns-repeated="6"/>
        </table:table-row>
        <table:table-row table:style-name="ro1">
          <table:table-cell office:value-type="float" office:value="310967" calcext:value-type="float">
            <text:p>310967</text:p>
          </table:table-cell>
          <table:table-cell office:value-type="float" office:value="149845" calcext:value-type="float">
            <text:p>149845</text:p>
          </table:table-cell>
          <table:table-cell table:number-columns-repeated="6"/>
        </table:table-row>
        <table:table-row table:style-name="ro1">
          <table:table-cell office:value-type="float" office:value="223681" calcext:value-type="float">
            <text:p>223681</text:p>
          </table:table-cell>
          <table:table-cell office:value-type="float" office:value="151609" calcext:value-type="float">
            <text:p>151609</text:p>
          </table:table-cell>
          <table:table-cell table:number-columns-repeated="6"/>
        </table:table-row>
        <table:table-row table:style-name="ro1">
          <table:table-cell office:value-type="float" office:value="351263" calcext:value-type="float">
            <text:p>351263</text:p>
          </table:table-cell>
          <table:table-cell office:value-type="float" office:value="157192" calcext:value-type="float">
            <text:p>157192</text:p>
          </table:table-cell>
          <table:table-cell table:number-columns-repeated="6"/>
        </table:table-row>
        <table:table-row table:style-name="ro1">
          <table:table-cell office:value-type="float" office:value="338897" calcext:value-type="float">
            <text:p>338897</text:p>
          </table:table-cell>
          <table:table-cell office:value-type="float" office:value="162620" calcext:value-type="float">
            <text:p>162620</text:p>
          </table:table-cell>
          <table:table-cell table:number-columns-repeated="6"/>
        </table:table-row>
        <table:table-row table:style-name="ro1">
          <table:table-cell office:value-type="float" office:value="219562" calcext:value-type="float">
            <text:p>219562</text:p>
          </table:table-cell>
          <table:table-cell office:value-type="float" office:value="168261" calcext:value-type="float">
            <text:p>168261</text:p>
          </table:table-cell>
          <table:table-cell table:number-columns-repeated="6"/>
        </table:table-row>
        <table:table-row table:style-name="ro1">
          <table:table-cell office:value-type="float" office:value="229758" calcext:value-type="float">
            <text:p>229758</text:p>
          </table:table-cell>
          <table:table-cell office:value-type="float" office:value="174459" calcext:value-type="float">
            <text:p>174459</text:p>
          </table:table-cell>
          <table:table-cell table:number-columns-repeated="6"/>
        </table:table-row>
        <table:table-row table:style-name="ro1">
          <table:table-cell office:value-type="float" office:value="430590" calcext:value-type="float">
            <text:p>430590</text:p>
          </table:table-cell>
          <table:table-cell office:value-type="float" office:value="175446" calcext:value-type="float">
            <text:p>175446</text:p>
          </table:table-cell>
          <table:table-cell table:number-columns-repeated="6"/>
        </table:table-row>
        <table:table-row table:style-name="ro1">
          <table:table-cell office:value-type="float" office:value="218071" calcext:value-type="float">
            <text:p>218071</text:p>
          </table:table-cell>
          <table:table-cell office:value-type="float" office:value="189315" calcext:value-type="float">
            <text:p>189315</text:p>
          </table:table-cell>
          <table:table-cell table:number-columns-repeated="6"/>
        </table:table-row>
        <table:table-row table:style-name="ro1">
          <table:table-cell office:value-type="float" office:value="1857216" calcext:value-type="float">
            <text:p>1857216</text:p>
          </table:table-cell>
          <table:table-cell office:value-type="float" office:value="199185" calcext:value-type="float">
            <text:p>199185</text:p>
          </table:table-cell>
          <table:table-cell table:number-columns-repeated="6"/>
        </table:table-row>
        <table:table-row table:style-name="ro1">
          <table:table-cell office:value-type="float" office:value="204383" calcext:value-type="float">
            <text:p>204383</text:p>
          </table:table-cell>
          <table:table-cell office:value-type="float" office:value="201544" calcext:value-type="float">
            <text:p>201544</text:p>
          </table:table-cell>
          <table:table-cell table:number-columns-repeated="6"/>
        </table:table-row>
        <table:table-row table:style-name="ro1">
          <table:table-cell office:value-type="float" office:value="347083" calcext:value-type="float">
            <text:p>347083</text:p>
          </table:table-cell>
          <table:table-cell office:value-type="float" office:value="202905" calcext:value-type="float">
            <text:p>202905</text:p>
          </table:table-cell>
          <table:table-cell table:number-columns-repeated="6"/>
        </table:table-row>
        <table:table-row table:style-name="ro1">
          <table:table-cell office:value-type="float" office:value="207526" calcext:value-type="float">
            <text:p>207526</text:p>
          </table:table-cell>
          <table:table-cell office:value-type="float" office:value="203221" calcext:value-type="float">
            <text:p>203221</text:p>
          </table:table-cell>
          <table:table-cell table:number-columns-repeated="6"/>
        </table:table-row>
        <table:table-row table:style-name="ro1">
          <table:table-cell office:value-type="float" office:value="235678" calcext:value-type="float">
            <text:p>235678</text:p>
          </table:table-cell>
          <table:table-cell office:value-type="float" office:value="203663" calcext:value-type="float">
            <text:p>203663</text:p>
          </table:table-cell>
          <table:table-cell table:number-columns-repeated="6"/>
        </table:table-row>
        <table:table-row table:style-name="ro1">
          <table:table-cell office:value-type="float" office:value="619357" calcext:value-type="float">
            <text:p>619357</text:p>
          </table:table-cell>
          <table:table-cell office:value-type="float" office:value="207846" calcext:value-type="float">
            <text:p>207846</text:p>
          </table:table-cell>
          <table:table-cell table:number-columns-repeated="6"/>
        </table:table-row>
        <table:table-row table:style-name="ro1">
          <table:table-cell office:value-type="float" office:value="206699" calcext:value-type="float">
            <text:p>206699</text:p>
          </table:table-cell>
          <table:table-cell office:value-type="float" office:value="227867" calcext:value-type="float">
            <text:p>227867</text:p>
          </table:table-cell>
          <table:table-cell table:number-columns-repeated="6"/>
        </table:table-row>
        <table:table-row table:style-name="ro1">
          <table:table-cell office:value-type="float" office:value="236272" calcext:value-type="float">
            <text:p>236272</text:p>
          </table:table-cell>
          <table:table-cell office:value-type="float" office:value="231650" calcext:value-type="float">
            <text:p>231650</text:p>
          </table:table-cell>
          <table:table-cell table:number-columns-repeated="6"/>
        </table:table-row>
        <table:table-row table:style-name="ro1">
          <table:table-cell office:value-type="float" office:value="267004" calcext:value-type="float">
            <text:p>267004</text:p>
          </table:table-cell>
          <table:table-cell office:value-type="float" office:value="248738" calcext:value-type="float">
            <text:p>248738</text:p>
          </table:table-cell>
          <table:table-cell table:number-columns-repeated="6"/>
        </table:table-row>
        <table:table-row table:style-name="ro1">
          <table:table-cell office:value-type="float" office:value="439097" calcext:value-type="float">
            <text:p>439097</text:p>
          </table:table-cell>
          <table:table-cell office:value-type="float" office:value="260679" calcext:value-type="float">
            <text:p>260679</text:p>
          </table:table-cell>
          <table:table-cell table:number-columns-repeated="6"/>
        </table:table-row>
        <table:table-row table:style-name="ro1">
          <table:table-cell office:value-type="float" office:value="212225" calcext:value-type="float">
            <text:p>212225</text:p>
          </table:table-cell>
          <table:table-cell office:value-type="float" office:value="274000" calcext:value-type="float">
            <text:p>274000</text:p>
          </table:table-cell>
          <table:table-cell table:number-columns-repeated="6"/>
        </table:table-row>
        <table:table-row table:style-name="ro1">
          <table:table-cell office:value-type="float" office:value="200204" calcext:value-type="float">
            <text:p>200204</text:p>
          </table:table-cell>
          <table:table-cell office:value-type="float" office:value="275937" calcext:value-type="float">
            <text:p>275937</text:p>
          </table:table-cell>
          <table:table-cell table:number-columns-repeated="6"/>
        </table:table-row>
        <table:table-row table:style-name="ro1">
          <table:table-cell office:value-type="float" office:value="228929" calcext:value-type="float">
            <text:p>228929</text:p>
          </table:table-cell>
          <table:table-cell office:value-type="float" office:value="295464" calcext:value-type="float">
            <text:p>295464</text:p>
          </table:table-cell>
          <table:table-cell table:number-columns-repeated="6"/>
        </table:table-row>
        <table:table-row table:style-name="ro1">
          <table:table-cell office:value-type="float" office:value="227699" calcext:value-type="float">
            <text:p>227699</text:p>
          </table:table-cell>
          <table:table-cell office:value-type="float" office:value="309822" calcext:value-type="float">
            <text:p>309822</text:p>
          </table:table-cell>
          <table:table-cell table:number-columns-repeated="6"/>
        </table:table-row>
        <table:table-row table:style-name="ro1">
          <table:table-cell office:value-type="float" office:value="361890" calcext:value-type="float">
            <text:p>361890</text:p>
          </table:table-cell>
          <table:table-cell office:value-type="float" office:value="310736" calcext:value-type="float">
            <text:p>310736</text:p>
          </table:table-cell>
          <table:table-cell table:number-columns-repeated="6"/>
        </table:table-row>
        <table:table-row table:style-name="ro1">
          <table:table-cell office:value-type="float" office:value="326566" calcext:value-type="float">
            <text:p>326566</text:p>
          </table:table-cell>
          <table:table-cell office:value-type="float" office:value="317482" calcext:value-type="float">
            <text:p>317482</text:p>
          </table:table-cell>
          <table:table-cell table:number-columns-repeated="6"/>
        </table:table-row>
        <table:table-row table:style-name="ro1">
          <table:table-cell office:value-type="float" office:value="472537" calcext:value-type="float">
            <text:p>472537</text:p>
          </table:table-cell>
          <table:table-cell office:value-type="float" office:value="323138" calcext:value-type="float">
            <text:p>323138</text:p>
          </table:table-cell>
          <table:table-cell table:number-columns-repeated="6"/>
        </table:table-row>
        <table:table-row table:style-name="ro1">
          <table:table-cell office:value-type="float" office:value="285676" calcext:value-type="float">
            <text:p>285676</text:p>
          </table:table-cell>
          <table:table-cell office:value-type="float" office:value="342235" calcext:value-type="float">
            <text:p>342235</text:p>
          </table:table-cell>
          <table:table-cell table:number-columns-repeated="6"/>
        </table:table-row>
        <table:table-row table:style-name="ro1">
          <table:table-cell office:value-type="float" office:value="352776" calcext:value-type="float">
            <text:p>352776</text:p>
          </table:table-cell>
          <table:table-cell office:value-type="float" office:value="344215" calcext:value-type="float">
            <text:p>344215</text:p>
          </table:table-cell>
          <table:table-cell table:number-columns-repeated="6"/>
        </table:table-row>
        <table:table-row table:style-name="ro1">
          <table:table-cell office:value-type="float" office:value="240728" calcext:value-type="float">
            <text:p>240728</text:p>
          </table:table-cell>
          <table:table-cell office:value-type="float" office:value="360294" calcext:value-type="float">
            <text:p>360294</text:p>
          </table:table-cell>
          <table:table-cell table:number-columns-repeated="6"/>
        </table:table-row>
        <table:table-row table:style-name="ro1">
          <table:table-cell office:value-type="float" office:value="193823" calcext:value-type="float">
            <text:p>193823</text:p>
          </table:table-cell>
          <table:table-cell office:value-type="float" office:value="365710" calcext:value-type="float">
            <text:p>365710</text:p>
          </table:table-cell>
          <table:table-cell table:number-columns-repeated="6"/>
        </table:table-row>
        <table:table-row table:style-name="ro1">
          <table:table-cell office:value-type="float" office:value="228433" calcext:value-type="float">
            <text:p>228433</text:p>
          </table:table-cell>
          <table:table-cell office:value-type="float" office:value="371982" calcext:value-type="float">
            <text:p>371982</text:p>
          </table:table-cell>
          <table:table-cell table:number-columns-repeated="6"/>
        </table:table-row>
        <table:table-row table:style-name="ro1">
          <table:table-cell office:value-type="float" office:value="338975" calcext:value-type="float">
            <text:p>338975</text:p>
          </table:table-cell>
          <table:table-cell office:value-type="float" office:value="388852" calcext:value-type="float">
            <text:p>388852</text:p>
          </table:table-cell>
          <table:table-cell table:number-columns-repeated="6"/>
        </table:table-row>
        <table:table-row table:style-name="ro1">
          <table:table-cell office:value-type="float" office:value="427250" calcext:value-type="float">
            <text:p>427250</text:p>
          </table:table-cell>
          <table:table-cell office:value-type="float" office:value="392440" calcext:value-type="float">
            <text:p>392440</text:p>
          </table:table-cell>
          <table:table-cell table:number-columns-repeated="6"/>
        </table:table-row>
        <table:table-row table:style-name="ro1">
          <table:table-cell office:value-type="float" office:value="271837" calcext:value-type="float">
            <text:p>271837</text:p>
          </table:table-cell>
          <table:table-cell office:value-type="float" office:value="398262" calcext:value-type="float">
            <text:p>398262</text:p>
          </table:table-cell>
          <table:table-cell table:number-columns-repeated="6"/>
        </table:table-row>
        <table:table-row table:style-name="ro1">
          <table:table-cell office:value-type="float" office:value="231950" calcext:value-type="float">
            <text:p>231950</text:p>
          </table:table-cell>
          <table:table-cell office:value-type="float" office:value="573974" calcext:value-type="float">
            <text:p>573974</text:p>
          </table:table-cell>
          <table:table-cell table:number-columns-repeated="6"/>
        </table:table-row>
        <table:table-row table:style-name="ro1">
          <table:table-cell office:value-type="float" office:value="484643" calcext:value-type="float">
            <text:p>484643</text:p>
          </table:table-cell>
          <table:table-cell office:value-type="float" office:value="682445" calcext:value-type="float">
            <text:p>682445</text:p>
          </table:table-cell>
          <table:table-cell table:number-columns-repeated="6"/>
        </table:table-row>
        <table:table-row table:style-name="ro1">
          <table:table-cell office:value-type="float" office:value="218736" calcext:value-type="float">
            <text:p>218736</text:p>
          </table:table-cell>
          <table:table-cell office:value-type="float" office:value="693824" calcext:value-type="float">
            <text:p>693824</text:p>
          </table:table-cell>
          <table:table-cell table:number-columns-repeated="6"/>
        </table:table-row>
        <table:table-row table:style-name="ro1">
          <table:table-cell office:value-type="float" office:value="240451" calcext:value-type="float">
            <text:p>240451</text:p>
          </table:table-cell>
          <table:table-cell office:value-type="float" office:value="695893" calcext:value-type="float">
            <text:p>695893</text:p>
          </table:table-cell>
          <table:table-cell table:number-columns-repeated="6"/>
        </table:table-row>
        <table:table-row table:style-name="ro1">
          <table:table-cell office:value-type="float" office:value="226010" calcext:value-type="float">
            <text:p>226010</text:p>
          </table:table-cell>
          <table:table-cell office:value-type="float" office:value="766484" calcext:value-type="float">
            <text:p>766484</text:p>
          </table:table-cell>
          <table:table-cell table:number-columns-repeated="6"/>
        </table:table-row>
        <table:table-row table:style-name="ro1">
          <table:table-cell office:value-type="float" office:value="245288" calcext:value-type="float">
            <text:p>245288</text:p>
          </table:table-cell>
          <table:table-cell office:value-type="float" office:value="992455" calcext:value-type="float">
            <text:p>992455</text:p>
          </table:table-cell>
          <table:table-cell table:number-columns-repeated="6"/>
        </table:table-row>
        <table:table-row table:style-name="ro1">
          <table:table-cell office:value-type="float" office:value="239543" calcext:value-type="float">
            <text:p>239543</text:p>
          </table:table-cell>
          <table:table-cell office:value-type="float" office:value="946.539" calcext:value-type="float">
            <text:p>946.539</text:p>
          </table:table-cell>
          <table:table-cell table:number-columns-repeated="6"/>
        </table:table-row>
        <table:table-row table:style-name="ro1">
          <table:table-cell office:value-type="float" office:value="388303" calcext:value-type="float">
            <text:p>388303</text:p>
          </table:table-cell>
          <table:table-cell office:value-type="float" office:value="3407.05" calcext:value-type="float">
            <text:p>3407.05</text:p>
          </table:table-cell>
          <table:table-cell table:number-columns-repeated="6"/>
        </table:table-row>
        <table:table-row table:style-name="ro1">
          <table:table-cell office:value-type="float" office:value="440481" calcext:value-type="float">
            <text:p>440481</text:p>
          </table:table-cell>
          <table:table-cell office:value-type="float" office:value="15716.7" calcext:value-type="float">
            <text:p>15716.7</text:p>
          </table:table-cell>
          <table:table-cell table:number-columns-repeated="6"/>
        </table:table-row>
        <table:table-row table:style-name="ro1">
          <table:table-cell office:value-type="float" office:value="311618" calcext:value-type="float">
            <text:p>311618</text:p>
          </table:table-cell>
          <table:table-cell office:value-type="float" office:value="15860.3" calcext:value-type="float">
            <text:p>15860.3</text:p>
          </table:table-cell>
          <table:table-cell table:number-columns-repeated="6"/>
        </table:table-row>
        <table:table-row table:style-name="ro1">
          <table:table-cell office:value-type="float" office:value="527405" calcext:value-type="float">
            <text:p>527405</text:p>
          </table:table-cell>
          <table:table-cell office:value-type="float" office:value="16598.8" calcext:value-type="float">
            <text:p>16598.8</text:p>
          </table:table-cell>
          <table:table-cell table:number-columns-repeated="6"/>
        </table:table-row>
        <table:table-row table:style-name="ro1">
          <table:table-cell office:value-type="float" office:value="333942" calcext:value-type="float">
            <text:p>333942</text:p>
          </table:table-cell>
          <table:table-cell office:value-type="float" office:value="18505.3" calcext:value-type="float">
            <text:p>18505.3</text:p>
          </table:table-cell>
          <table:table-cell table:number-columns-repeated="6"/>
        </table:table-row>
        <table:table-row table:style-name="ro1">
          <table:table-cell office:value-type="float" office:value="182969" calcext:value-type="float">
            <text:p>182969</text:p>
          </table:table-cell>
          <table:table-cell office:value-type="float" office:value="19436.2" calcext:value-type="float">
            <text:p>19436.2</text:p>
          </table:table-cell>
          <table:table-cell table:number-columns-repeated="6"/>
        </table:table-row>
        <table:table-row table:style-name="ro1">
          <table:table-cell office:value-type="float" office:value="235189" calcext:value-type="float">
            <text:p>235189</text:p>
          </table:table-cell>
          <table:table-cell office:value-type="float" office:value="23967.6" calcext:value-type="float">
            <text:p>23967.6</text:p>
          </table:table-cell>
          <table:table-cell table:number-columns-repeated="6"/>
        </table:table-row>
        <table:table-row table:style-name="ro1">
          <table:table-cell office:value-type="float" office:value="474063" calcext:value-type="float">
            <text:p>474063</text:p>
          </table:table-cell>
          <table:table-cell office:value-type="float" office:value="26339.9" calcext:value-type="float">
            <text:p>26339.9</text:p>
          </table:table-cell>
          <table:table-cell table:number-columns-repeated="6"/>
        </table:table-row>
        <table:table-row table:style-name="ro1">
          <table:table-cell office:value-type="float" office:value="233421" calcext:value-type="float">
            <text:p>233421</text:p>
          </table:table-cell>
          <table:table-cell office:value-type="float" office:value="29825.7" calcext:value-type="float">
            <text:p>29825.7</text:p>
          </table:table-cell>
          <table:table-cell table:number-columns-repeated="6"/>
        </table:table-row>
        <table:table-row table:style-name="ro1">
          <table:table-cell office:value-type="float" office:value="223161" calcext:value-type="float">
            <text:p>223161</text:p>
          </table:table-cell>
          <table:table-cell office:value-type="float" office:value="33649" calcext:value-type="float">
            <text:p>33649</text:p>
          </table:table-cell>
          <table:table-cell table:number-columns-repeated="6"/>
        </table:table-row>
        <table:table-row table:style-name="ro1">
          <table:table-cell office:value-type="float" office:value="444398" calcext:value-type="float">
            <text:p>444398</text:p>
          </table:table-cell>
          <table:table-cell office:value-type="float" office:value="41999.8" calcext:value-type="float">
            <text:p>41999.8</text:p>
          </table:table-cell>
          <table:table-cell table:number-columns-repeated="6"/>
        </table:table-row>
        <table:table-row table:style-name="ro1">
          <table:table-cell office:value-type="float" office:value="246838" calcext:value-type="float">
            <text:p>246838</text:p>
          </table:table-cell>
          <table:table-cell office:value-type="float" office:value="42510.2" calcext:value-type="float">
            <text:p>42510.2</text:p>
          </table:table-cell>
          <table:table-cell table:number-columns-repeated="6"/>
        </table:table-row>
        <table:table-row table:style-name="ro1">
          <table:table-cell office:value-type="float" office:value="294837" calcext:value-type="float">
            <text:p>294837</text:p>
          </table:table-cell>
          <table:table-cell office:value-type="float" office:value="44307.4" calcext:value-type="float">
            <text:p>44307.4</text:p>
          </table:table-cell>
          <table:table-cell table:number-columns-repeated="6"/>
        </table:table-row>
        <table:table-row table:style-name="ro1">
          <table:table-cell office:value-type="float" office:value="101932" calcext:value-type="float">
            <text:p>101932</text:p>
          </table:table-cell>
          <table:table-cell office:value-type="float" office:value="46842.2" calcext:value-type="float">
            <text:p>46842.2</text:p>
          </table:table-cell>
          <table:table-cell table:number-columns-repeated="6"/>
        </table:table-row>
        <table:table-row table:style-name="ro1">
          <table:table-cell office:value-type="float" office:value="111698" calcext:value-type="float">
            <text:p>111698</text:p>
          </table:table-cell>
          <table:table-cell office:value-type="float" office:value="50071.6" calcext:value-type="float">
            <text:p>50071.6</text:p>
          </table:table-cell>
          <table:table-cell table:number-columns-repeated="6"/>
        </table:table-row>
        <table:table-row table:style-name="ro1">
          <table:table-cell office:value-type="float" office:value="602789" calcext:value-type="float">
            <text:p>602789</text:p>
          </table:table-cell>
          <table:table-cell office:value-type="float" office:value="50905.8" calcext:value-type="float">
            <text:p>50905.8</text:p>
          </table:table-cell>
          <table:table-cell table:number-columns-repeated="6"/>
        </table:table-row>
        <table:table-row table:style-name="ro1">
          <table:table-cell office:value-type="float" office:value="546660" calcext:value-type="float">
            <text:p>546660</text:p>
          </table:table-cell>
          <table:table-cell office:value-type="float" office:value="52566.7" calcext:value-type="float">
            <text:p>52566.7</text:p>
          </table:table-cell>
          <table:table-cell table:number-columns-repeated="6"/>
        </table:table-row>
        <table:table-row table:style-name="ro1">
          <table:table-cell office:value-type="float" office:value="222550" calcext:value-type="float">
            <text:p>222550</text:p>
          </table:table-cell>
          <table:table-cell office:value-type="float" office:value="53077.3" calcext:value-type="float">
            <text:p>53077.3</text:p>
          </table:table-cell>
          <table:table-cell table:number-columns-repeated="6"/>
        </table:table-row>
        <table:table-row table:style-name="ro1">
          <table:table-cell office:value-type="float" office:value="290325" calcext:value-type="float">
            <text:p>290325</text:p>
          </table:table-cell>
          <table:table-cell office:value-type="float" office:value="58201.1" calcext:value-type="float">
            <text:p>58201.1</text:p>
          </table:table-cell>
          <table:table-cell table:number-columns-repeated="6"/>
        </table:table-row>
        <table:table-row table:style-name="ro1">
          <table:table-cell office:value-type="float" office:value="420657" calcext:value-type="float">
            <text:p>420657</text:p>
          </table:table-cell>
          <table:table-cell office:value-type="float" office:value="59666.1" calcext:value-type="float">
            <text:p>59666.1</text:p>
          </table:table-cell>
          <table:table-cell table:number-columns-repeated="6"/>
        </table:table-row>
        <table:table-row table:style-name="ro1">
          <table:table-cell office:value-type="float" office:value="435523" calcext:value-type="float">
            <text:p>435523</text:p>
          </table:table-cell>
          <table:table-cell office:value-type="float" office:value="59824.7" calcext:value-type="float">
            <text:p>59824.7</text:p>
          </table:table-cell>
          <table:table-cell table:number-columns-repeated="6"/>
        </table:table-row>
        <table:table-row table:style-name="ro1">
          <table:table-cell office:value-type="float" office:value="558244" calcext:value-type="float">
            <text:p>558244</text:p>
          </table:table-cell>
          <table:table-cell office:value-type="float" office:value="59909.9" calcext:value-type="float">
            <text:p>59909.9</text:p>
          </table:table-cell>
          <table:table-cell table:number-columns-repeated="6"/>
        </table:table-row>
        <table:table-row table:style-name="ro1">
          <table:table-cell office:value-type="float" office:value="201930" calcext:value-type="float">
            <text:p>201930</text:p>
          </table:table-cell>
          <table:table-cell office:value-type="float" office:value="60118.8" calcext:value-type="float">
            <text:p>60118.8</text:p>
          </table:table-cell>
          <table:table-cell table:number-columns-repeated="6"/>
        </table:table-row>
        <table:table-row table:style-name="ro1">
          <table:table-cell office:value-type="float" office:value="166408" calcext:value-type="float">
            <text:p>166408</text:p>
          </table:table-cell>
          <table:table-cell office:value-type="float" office:value="60124.6" calcext:value-type="float">
            <text:p>60124.6</text:p>
          </table:table-cell>
          <table:table-cell table:number-columns-repeated="6"/>
        </table:table-row>
        <table:table-row table:style-name="ro1">
          <table:table-cell office:value-type="float" office:value="411319" calcext:value-type="float">
            <text:p>411319</text:p>
          </table:table-cell>
          <table:table-cell office:value-type="float" office:value="60491.7" calcext:value-type="float">
            <text:p>60491.7</text:p>
          </table:table-cell>
          <table:table-cell table:number-columns-repeated="6"/>
        </table:table-row>
        <table:table-row table:style-name="ro1">
          <table:table-cell office:value-type="float" office:value="230791" calcext:value-type="float">
            <text:p>230791</text:p>
          </table:table-cell>
          <table:table-cell office:value-type="float" office:value="61411.6" calcext:value-type="float">
            <text:p>61411.6</text:p>
          </table:table-cell>
          <table:table-cell table:number-columns-repeated="6"/>
        </table:table-row>
        <table:table-row table:style-name="ro1">
          <table:table-cell office:value-type="float" office:value="104143" calcext:value-type="float">
            <text:p>104143</text:p>
          </table:table-cell>
          <table:table-cell office:value-type="float" office:value="63908" calcext:value-type="float">
            <text:p>63908</text:p>
          </table:table-cell>
          <table:table-cell table:number-columns-repeated="6"/>
        </table:table-row>
        <table:table-row table:style-name="ro1">
          <table:table-cell office:value-type="float" office:value="211945" calcext:value-type="float">
            <text:p>211945</text:p>
          </table:table-cell>
          <table:table-cell office:value-type="float" office:value="66195" calcext:value-type="float">
            <text:p>66195</text:p>
          </table:table-cell>
          <table:table-cell table:number-columns-repeated="6"/>
        </table:table-row>
        <table:table-row table:style-name="ro1">
          <table:table-cell office:value-type="float" office:value="313637" calcext:value-type="float">
            <text:p>313637</text:p>
          </table:table-cell>
          <table:table-cell office:value-type="float" office:value="67734.7" calcext:value-type="float">
            <text:p>67734.7</text:p>
          </table:table-cell>
          <table:table-cell table:number-columns-repeated="6"/>
        </table:table-row>
        <table:table-row table:style-name="ro1">
          <table:table-cell office:value-type="float" office:value="111880" calcext:value-type="float">
            <text:p>111880</text:p>
          </table:table-cell>
          <table:table-cell office:value-type="float" office:value="68585.7" calcext:value-type="float">
            <text:p>68585.7</text:p>
          </table:table-cell>
          <table:table-cell table:number-columns-repeated="6"/>
        </table:table-row>
        <table:table-row table:style-name="ro1">
          <table:table-cell office:value-type="float" office:value="76369" calcext:value-type="float">
            <text:p>76369</text:p>
          </table:table-cell>
          <table:table-cell office:value-type="float" office:value="69531.7" calcext:value-type="float">
            <text:p>69531.7</text:p>
          </table:table-cell>
          <table:table-cell table:number-columns-repeated="6"/>
        </table:table-row>
        <table:table-row table:style-name="ro1">
          <table:table-cell office:value-type="float" office:value="121127" calcext:value-type="float">
            <text:p>121127</text:p>
          </table:table-cell>
          <table:table-cell office:value-type="float" office:value="72597.5" calcext:value-type="float">
            <text:p>72597.5</text:p>
          </table:table-cell>
          <table:table-cell table:number-columns-repeated="6"/>
        </table:table-row>
        <table:table-row table:style-name="ro1">
          <table:table-cell office:value-type="float" office:value="516158" calcext:value-type="float">
            <text:p>516158</text:p>
          </table:table-cell>
          <table:table-cell office:value-type="float" office:value="75929.6" calcext:value-type="float">
            <text:p>75929.6</text:p>
          </table:table-cell>
          <table:table-cell table:number-columns-repeated="6"/>
        </table:table-row>
        <table:table-row table:style-name="ro1">
          <table:table-cell office:value-type="float" office:value="84152" calcext:value-type="float">
            <text:p>84152</text:p>
          </table:table-cell>
          <table:table-cell office:value-type="float" office:value="78285.4" calcext:value-type="float">
            <text:p>78285.4</text:p>
          </table:table-cell>
          <table:table-cell table:number-columns-repeated="6"/>
        </table:table-row>
        <table:table-row table:style-name="ro1">
          <table:table-cell office:value-type="float" office:value="139802" calcext:value-type="float">
            <text:p>139802</text:p>
          </table:table-cell>
          <table:table-cell office:value-type="float" office:value="79729.4" calcext:value-type="float">
            <text:p>79729.4</text:p>
          </table:table-cell>
          <table:table-cell table:number-columns-repeated="6"/>
        </table:table-row>
        <table:table-row table:style-name="ro1">
          <table:table-cell office:value-type="float" office:value="508247" calcext:value-type="float">
            <text:p>508247</text:p>
          </table:table-cell>
          <table:table-cell office:value-type="float" office:value="85169" calcext:value-type="float">
            <text:p>85169</text:p>
          </table:table-cell>
          <table:table-cell table:number-columns-repeated="6"/>
        </table:table-row>
        <table:table-row table:style-name="ro1">
          <table:table-cell office:value-type="float" office:value="201582" calcext:value-type="float">
            <text:p>201582</text:p>
          </table:table-cell>
          <table:table-cell office:value-type="float" office:value="88332.1" calcext:value-type="float">
            <text:p>88332.1</text:p>
          </table:table-cell>
          <table:table-cell table:number-columns-repeated="6"/>
        </table:table-row>
        <table:table-row table:style-name="ro1">
          <table:table-cell office:value-type="float" office:value="62450" calcext:value-type="float">
            <text:p>62450</text:p>
          </table:table-cell>
          <table:table-cell office:value-type="float" office:value="89495.6" calcext:value-type="float">
            <text:p>89495.6</text:p>
          </table:table-cell>
          <table:table-cell table:number-columns-repeated="6"/>
        </table:table-row>
        <table:table-row table:style-name="ro1">
          <table:table-cell office:value-type="float" office:value="265983" calcext:value-type="float">
            <text:p>265983</text:p>
          </table:table-cell>
          <table:table-cell office:value-type="float" office:value="90177.4" calcext:value-type="float">
            <text:p>90177.4</text:p>
          </table:table-cell>
          <table:table-cell table:number-columns-repeated="6"/>
        </table:table-row>
        <table:table-row table:style-name="ro1">
          <table:table-cell office:value-type="float" office:value="241636" calcext:value-type="float">
            <text:p>241636</text:p>
          </table:table-cell>
          <table:table-cell office:value-type="float" office:value="92647.2" calcext:value-type="float">
            <text:p>92647.2</text:p>
          </table:table-cell>
          <table:table-cell table:number-columns-repeated="6"/>
        </table:table-row>
        <table:table-row table:style-name="ro1">
          <table:table-cell office:value-type="float" office:value="230425" calcext:value-type="float">
            <text:p>230425</text:p>
          </table:table-cell>
          <table:table-cell office:value-type="float" office:value="92789" calcext:value-type="float">
            <text:p>92789</text:p>
          </table:table-cell>
          <table:table-cell table:number-columns-repeated="6"/>
        </table:table-row>
        <table:table-row table:style-name="ro1">
          <table:table-cell office:value-type="float" office:value="124577" calcext:value-type="float">
            <text:p>124577</text:p>
          </table:table-cell>
          <table:table-cell office:value-type="float" office:value="96752" calcext:value-type="float">
            <text:p>96752</text:p>
          </table:table-cell>
          <table:table-cell table:number-columns-repeated="6"/>
        </table:table-row>
        <table:table-row table:style-name="ro1">
          <table:table-cell office:value-type="float" office:value="54398" calcext:value-type="float">
            <text:p>54398</text:p>
          </table:table-cell>
          <table:table-cell office:value-type="float" office:value="98361.2" calcext:value-type="float">
            <text:p>98361.2</text:p>
          </table:table-cell>
          <table:table-cell table:number-columns-repeated="6"/>
        </table:table-row>
        <table:table-row table:style-name="ro1">
          <table:table-cell office:value-type="float" office:value="151895" calcext:value-type="float">
            <text:p>151895</text:p>
          </table:table-cell>
          <table:table-cell office:value-type="float" office:value="99893.3" calcext:value-type="float">
            <text:p>99893.3</text:p>
          </table:table-cell>
          <table:table-cell table:number-columns-repeated="6"/>
        </table:table-row>
        <table:table-row table:style-name="ro1">
          <table:table-cell office:value-type="float" office:value="49933" calcext:value-type="float">
            <text:p>49933</text:p>
          </table:table-cell>
          <table:table-cell office:value-type="float" office:value="101268" calcext:value-type="float">
            <text:p>101268</text:p>
          </table:table-cell>
          <table:table-cell table:number-columns-repeated="6"/>
        </table:table-row>
        <table:table-row table:style-name="ro1">
          <table:table-cell office:value-type="float" office:value="390431" calcext:value-type="float">
            <text:p>390431</text:p>
          </table:table-cell>
          <table:table-cell office:value-type="float" office:value="101505" calcext:value-type="float">
            <text:p>101505</text:p>
          </table:table-cell>
          <table:table-cell table:number-columns-repeated="6"/>
        </table:table-row>
        <table:table-row table:style-name="ro1">
          <table:table-cell office:value-type="float" office:value="257505" calcext:value-type="float">
            <text:p>257505</text:p>
          </table:table-cell>
          <table:table-cell office:value-type="float" office:value="105226" calcext:value-type="float">
            <text:p>105226</text:p>
          </table:table-cell>
          <table:table-cell table:number-columns-repeated="6"/>
        </table:table-row>
        <table:table-row table:style-name="ro1">
          <table:table-cell office:value-type="float" office:value="84947" calcext:value-type="float">
            <text:p>84947</text:p>
          </table:table-cell>
          <table:table-cell office:value-type="float" office:value="107845" calcext:value-type="float">
            <text:p>107845</text:p>
          </table:table-cell>
          <table:table-cell table:number-columns-repeated="6"/>
        </table:table-row>
        <table:table-row table:style-name="ro1">
          <table:table-cell office:value-type="float" office:value="200853" calcext:value-type="float">
            <text:p>200853</text:p>
          </table:table-cell>
          <table:table-cell office:value-type="float" office:value="108014" calcext:value-type="float">
            <text:p>108014</text:p>
          </table:table-cell>
          <table:table-cell table:number-columns-repeated="6"/>
        </table:table-row>
        <table:table-row table:style-name="ro1">
          <table:table-cell office:value-type="float" office:value="137219" calcext:value-type="float">
            <text:p>137219</text:p>
          </table:table-cell>
          <table:table-cell office:value-type="float" office:value="109014" calcext:value-type="float">
            <text:p>109014</text:p>
          </table:table-cell>
          <table:table-cell table:number-columns-repeated="6"/>
        </table:table-row>
        <table:table-row table:style-name="ro1">
          <table:table-cell office:value-type="float" office:value="268294" calcext:value-type="float">
            <text:p>268294</text:p>
          </table:table-cell>
          <table:table-cell office:value-type="float" office:value="109086" calcext:value-type="float">
            <text:p>109086</text:p>
          </table:table-cell>
          <table:table-cell table:number-columns-repeated="6"/>
        </table:table-row>
        <table:table-row table:style-name="ro1">
          <table:table-cell office:value-type="float" office:value="101249" calcext:value-type="float">
            <text:p>101249</text:p>
          </table:table-cell>
          <table:table-cell office:value-type="float" office:value="109815" calcext:value-type="float">
            <text:p>109815</text:p>
          </table:table-cell>
          <table:table-cell table:number-columns-repeated="6"/>
        </table:table-row>
        <table:table-row table:style-name="ro1">
          <table:table-cell office:value-type="float" office:value="247555" calcext:value-type="float">
            <text:p>247555</text:p>
          </table:table-cell>
          <table:table-cell office:value-type="float" office:value="110713" calcext:value-type="float">
            <text:p>110713</text:p>
          </table:table-cell>
          <table:table-cell table:number-columns-repeated="6"/>
        </table:table-row>
        <table:table-row table:style-name="ro1">
          <table:table-cell office:value-type="float" office:value="137491" calcext:value-type="float">
            <text:p>137491</text:p>
          </table:table-cell>
          <table:table-cell office:value-type="float" office:value="111594" calcext:value-type="float">
            <text:p>111594</text:p>
          </table:table-cell>
          <table:table-cell table:number-columns-repeated="6"/>
        </table:table-row>
        <table:table-row table:style-name="ro1">
          <table:table-cell office:value-type="float" office:value="585035" calcext:value-type="float">
            <text:p>585035</text:p>
          </table:table-cell>
          <table:table-cell office:value-type="float" office:value="113305" calcext:value-type="float">
            <text:p>113305</text:p>
          </table:table-cell>
          <table:table-cell table:number-columns-repeated="6"/>
        </table:table-row>
        <table:table-row table:style-name="ro1">
          <table:table-cell office:value-type="float" office:value="192940" calcext:value-type="float">
            <text:p>192940</text:p>
          </table:table-cell>
          <table:table-cell office:value-type="float" office:value="116296" calcext:value-type="float">
            <text:p>116296</text:p>
          </table:table-cell>
          <table:table-cell table:number-columns-repeated="6"/>
        </table:table-row>
        <table:table-row table:style-name="ro1">
          <table:table-cell office:value-type="float" office:value="504223" calcext:value-type="float">
            <text:p>504223</text:p>
          </table:table-cell>
          <table:table-cell office:value-type="float" office:value="120341" calcext:value-type="float">
            <text:p>120341</text:p>
          </table:table-cell>
          <table:table-cell table:number-columns-repeated="6"/>
        </table:table-row>
        <table:table-row table:style-name="ro1">
          <table:table-cell office:value-type="float" office:value="149534" calcext:value-type="float">
            <text:p>149534</text:p>
          </table:table-cell>
          <table:table-cell office:value-type="float" office:value="120632" calcext:value-type="float">
            <text:p>120632</text:p>
          </table:table-cell>
          <table:table-cell table:number-columns-repeated="6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120982" calcext:value-type="float">
            <text:p>120982</text:p>
          </table:table-cell>
          <table:table-cell table:number-columns-repeated="6"/>
        </table:table-row>
        <table:table-row table:style-name="ro1">
          <table:table-cell office:value-type="float" office:value="131625" calcext:value-type="float">
            <text:p>131625</text:p>
          </table:table-cell>
          <table:table-cell office:value-type="float" office:value="121331" calcext:value-type="float">
            <text:p>121331</text:p>
          </table:table-cell>
          <table:table-cell table:number-columns-repeated="6"/>
        </table:table-row>
        <table:table-row table:style-name="ro1">
          <table:table-cell office:value-type="float" office:value="236212" calcext:value-type="float">
            <text:p>236212</text:p>
          </table:table-cell>
          <table:table-cell office:value-type="float" office:value="123729" calcext:value-type="float">
            <text:p>123729</text:p>
          </table:table-cell>
          <table:table-cell table:number-columns-repeated="6"/>
        </table:table-row>
        <table:table-row table:style-name="ro1">
          <table:table-cell office:value-type="float" office:value="240011" calcext:value-type="float">
            <text:p>240011</text:p>
          </table:table-cell>
          <table:table-cell office:value-type="float" office:value="125338" calcext:value-type="float">
            <text:p>125338</text:p>
          </table:table-cell>
          <table:table-cell table:number-columns-repeated="6"/>
        </table:table-row>
        <table:table-row table:style-name="ro1">
          <table:table-cell office:value-type="float" office:value="102531" calcext:value-type="float">
            <text:p>102531</text:p>
          </table:table-cell>
          <table:table-cell office:value-type="float" office:value="129417" calcext:value-type="float">
            <text:p>129417</text:p>
          </table:table-cell>
          <table:table-cell table:number-columns-repeated="6"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float" office:value="134284" calcext:value-type="float">
            <text:p>134284</text:p>
          </table:table-cell>
          <table:table-cell table:number-columns-repeated="6"/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float" office:value="134328" calcext:value-type="float">
            <text:p>134328</text:p>
          </table:table-cell>
          <table:table-cell table:number-columns-repeated="6"/>
        </table:table-row>
        <table:table-row table:style-name="ro1">
          <table:table-cell office:value-type="float" office:value="120878" calcext:value-type="float">
            <text:p>120878</text:p>
          </table:table-cell>
          <table:table-cell office:value-type="float" office:value="136862" calcext:value-type="float">
            <text:p>136862</text:p>
          </table:table-cell>
          <table:table-cell table:number-columns-repeated="6"/>
        </table:table-row>
        <table:table-row table:style-name="ro1">
          <table:table-cell office:value-type="float" office:value="72267" calcext:value-type="float">
            <text:p>72267</text:p>
          </table:table-cell>
          <table:table-cell office:value-type="float" office:value="136899" calcext:value-type="float">
            <text:p>136899</text:p>
          </table:table-cell>
          <table:table-cell table:number-columns-repeated="6"/>
        </table:table-row>
        <table:table-row table:style-name="ro1">
          <table:table-cell office:value-type="float" office:value="51587" calcext:value-type="float">
            <text:p>51587</text:p>
          </table:table-cell>
          <table:table-cell office:value-type="float" office:value="138435" calcext:value-type="float">
            <text:p>138435</text:p>
          </table:table-cell>
          <table:table-cell table:number-columns-repeated="6"/>
        </table:table-row>
        <table:table-row table:style-name="ro1">
          <table:table-cell office:value-type="float" office:value="65726" calcext:value-type="float">
            <text:p>65726</text:p>
          </table:table-cell>
          <table:table-cell office:value-type="float" office:value="139436" calcext:value-type="float">
            <text:p>139436</text:p>
          </table:table-cell>
          <table:table-cell table:number-columns-repeated="6"/>
        </table:table-row>
        <table:table-row table:style-name="ro1">
          <table:table-cell office:value-type="float" office:value="168786" calcext:value-type="float">
            <text:p>168786</text:p>
          </table:table-cell>
          <table:table-cell office:value-type="float" office:value="140593" calcext:value-type="float">
            <text:p>140593</text:p>
          </table:table-cell>
          <table:table-cell table:number-columns-repeated="6"/>
        </table:table-row>
        <table:table-row table:style-name="ro1">
          <table:table-cell office:value-type="float" office:value="244380" calcext:value-type="float">
            <text:p>244380</text:p>
          </table:table-cell>
          <table:table-cell office:value-type="float" office:value="141021" calcext:value-type="float">
            <text:p>141021</text:p>
          </table:table-cell>
          <table:table-cell table:number-columns-repeated="6"/>
        </table:table-row>
        <table:table-row table:style-name="ro1">
          <table:table-cell office:value-type="float" office:value="25860" calcext:value-type="float">
            <text:p>25860</text:p>
          </table:table-cell>
          <table:table-cell office:value-type="float" office:value="141916" calcext:value-type="float">
            <text:p>141916</text:p>
          </table:table-cell>
          <table:table-cell table:number-columns-repeated="6"/>
        </table:table-row>
        <table:table-row table:style-name="ro1">
          <table:table-cell office:value-type="float" office:value="56232" calcext:value-type="float">
            <text:p>56232</text:p>
          </table:table-cell>
          <table:table-cell office:value-type="float" office:value="144130" calcext:value-type="float">
            <text:p>144130</text:p>
          </table:table-cell>
          <table:table-cell table:number-columns-repeated="6"/>
        </table:table-row>
        <table:table-row table:style-name="ro1">
          <table:table-cell office:value-type="float" office:value="97360" calcext:value-type="float">
            <text:p>97360</text:p>
          </table:table-cell>
          <table:table-cell office:value-type="float" office:value="144241" calcext:value-type="float">
            <text:p>144241</text:p>
          </table:table-cell>
          <table:table-cell table:number-columns-repeated="6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147453" calcext:value-type="float">
            <text:p>147453</text:p>
          </table:table-cell>
          <table:table-cell table:number-columns-repeated="6"/>
        </table:table-row>
        <table:table-row table:style-name="ro1">
          <table:table-cell office:value-type="float" office:value="75513" calcext:value-type="float">
            <text:p>75513</text:p>
          </table:table-cell>
          <table:table-cell office:value-type="float" office:value="148085" calcext:value-type="float">
            <text:p>148085</text:p>
          </table:table-cell>
          <table:table-cell table:number-columns-repeated="6"/>
        </table:table-row>
        <table:table-row table:style-name="ro1">
          <table:table-cell office:value-type="float" office:value="61521" calcext:value-type="float">
            <text:p>61521</text:p>
          </table:table-cell>
          <table:table-cell office:value-type="float" office:value="149004" calcext:value-type="float">
            <text:p>149004</text:p>
          </table:table-cell>
          <table:table-cell table:number-columns-repeated="6"/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149162" calcext:value-type="float">
            <text:p>149162</text:p>
          </table:table-cell>
          <table:table-cell table:number-columns-repeated="6"/>
        </table:table-row>
        <table:table-row table:style-name="ro1">
          <table:table-cell office:value-type="float" office:value="13229" calcext:value-type="float">
            <text:p>13229</text:p>
          </table:table-cell>
          <table:table-cell office:value-type="float" office:value="149681" calcext:value-type="float">
            <text:p>149681</text:p>
          </table:table-cell>
          <table:table-cell table:number-columns-repeated="6"/>
        </table:table-row>
        <table:table-row table:style-name="ro1">
          <table:table-cell office:value-type="float" office:value="65613" calcext:value-type="float">
            <text:p>65613</text:p>
          </table:table-cell>
          <table:table-cell office:value-type="float" office:value="151745" calcext:value-type="float">
            <text:p>151745</text:p>
          </table:table-cell>
          <table:table-cell table:number-columns-repeated="6"/>
        </table:table-row>
        <table:table-row table:style-name="ro1">
          <table:table-cell office:value-type="float" office:value="111716" calcext:value-type="float">
            <text:p>111716</text:p>
          </table:table-cell>
          <table:table-cell office:value-type="float" office:value="154299" calcext:value-type="float">
            <text:p>154299</text:p>
          </table:table-cell>
          <table:table-cell table:number-columns-repeated="6"/>
        </table:table-row>
        <table:table-row table:style-name="ro1">
          <table:table-cell office:value-type="float" office:value="46884" calcext:value-type="float">
            <text:p>46884</text:p>
          </table:table-cell>
          <table:table-cell office:value-type="float" office:value="158450" calcext:value-type="float">
            <text:p>158450</text:p>
          </table:table-cell>
          <table:table-cell table:number-columns-repeated="6"/>
        </table:table-row>
        <table:table-row table:style-name="ro1">
          <table:table-cell office:value-type="float" office:value="108813" calcext:value-type="float">
            <text:p>108813</text:p>
          </table:table-cell>
          <table:table-cell office:value-type="float" office:value="159695" calcext:value-type="float">
            <text:p>159695</text:p>
          </table:table-cell>
          <table:table-cell table:number-columns-repeated="6"/>
        </table:table-row>
        <table:table-row table:style-name="ro1">
          <table:table-cell office:value-type="float" office:value="57228" calcext:value-type="float">
            <text:p>57228</text:p>
          </table:table-cell>
          <table:table-cell office:value-type="float" office:value="160649" calcext:value-type="float">
            <text:p>160649</text:p>
          </table:table-cell>
          <table:table-cell table:number-columns-repeated="6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62112" calcext:value-type="float">
            <text:p>162112</text:p>
          </table:table-cell>
          <table:table-cell table:number-columns-repeated="6"/>
        </table:table-row>
        <table:table-row table:style-name="ro1">
          <table:table-cell office:value-type="float" office:value="325995" calcext:value-type="float">
            <text:p>325995</text:p>
          </table:table-cell>
          <table:table-cell office:value-type="float" office:value="162244" calcext:value-type="float">
            <text:p>162244</text:p>
          </table:table-cell>
          <table:table-cell table:number-columns-repeated="6"/>
        </table:table-row>
        <table:table-row table:style-name="ro1">
          <table:table-cell office:value-type="float" office:value="352140" calcext:value-type="float">
            <text:p>352140</text:p>
          </table:table-cell>
          <table:table-cell office:value-type="float" office:value="162508" calcext:value-type="float">
            <text:p>162508</text:p>
          </table:table-cell>
          <table:table-cell table:number-columns-repeated="6"/>
        </table:table-row>
        <table:table-row table:style-name="ro1">
          <table:table-cell office:value-type="float" office:value="637167" calcext:value-type="float">
            <text:p>637167</text:p>
          </table:table-cell>
          <table:table-cell office:value-type="float" office:value="163648" calcext:value-type="float">
            <text:p>163648</text:p>
          </table:table-cell>
          <table:table-cell table:number-columns-repeated="6"/>
        </table:table-row>
        <table:table-row table:style-name="ro1">
          <table:table-cell office:value-type="float" office:value="28979" calcext:value-type="float">
            <text:p>28979</text:p>
          </table:table-cell>
          <table:table-cell office:value-type="float" office:value="164198" calcext:value-type="float">
            <text:p>164198</text:p>
          </table:table-cell>
          <table:table-cell table:number-columns-repeated="6"/>
        </table:table-row>
        <table:table-row table:style-name="ro1">
          <table:table-cell office:value-type="float" office:value="214223" calcext:value-type="float">
            <text:p>214223</text:p>
          </table:table-cell>
          <table:table-cell office:value-type="float" office:value="170688" calcext:value-type="float">
            <text:p>170688</text:p>
          </table:table-cell>
          <table:table-cell table:number-columns-repeated="6"/>
        </table:table-row>
        <table:table-row table:style-name="ro1">
          <table:table-cell office:value-type="float" office:value="231659" calcext:value-type="float">
            <text:p>231659</text:p>
          </table:table-cell>
          <table:table-cell office:value-type="float" office:value="173593" calcext:value-type="float">
            <text:p>173593</text:p>
          </table:table-cell>
          <table:table-cell table:number-columns-repeated="6"/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float" office:value="174558" calcext:value-type="float">
            <text:p>174558</text:p>
          </table:table-cell>
          <table:table-cell table:number-columns-repeated="6"/>
        </table:table-row>
        <table:table-row table:style-name="ro1">
          <table:table-cell office:value-type="float" office:value="259972" calcext:value-type="float">
            <text:p>259972</text:p>
          </table:table-cell>
          <table:table-cell office:value-type="float" office:value="174571" calcext:value-type="float">
            <text:p>174571</text:p>
          </table:table-cell>
          <table:table-cell table:number-columns-repeated="6"/>
        </table:table-row>
        <table:table-row table:style-name="ro1">
          <table:table-cell office:value-type="float" office:value="63327" calcext:value-type="float">
            <text:p>63327</text:p>
          </table:table-cell>
          <table:table-cell office:value-type="float" office:value="174766" calcext:value-type="float">
            <text:p>174766</text:p>
          </table:table-cell>
          <table:table-cell table:number-columns-repeated="6"/>
        </table:table-row>
        <table:table-row table:style-name="ro1">
          <table:table-cell office:value-type="float" office:value="312103" calcext:value-type="float">
            <text:p>312103</text:p>
          </table:table-cell>
          <table:table-cell office:value-type="float" office:value="175058" calcext:value-type="float">
            <text:p>175058</text:p>
          </table:table-cell>
          <table:table-cell table:number-columns-repeated="6"/>
        </table:table-row>
        <table:table-row table:style-name="ro1">
          <table:table-cell office:value-type="float" office:value="121338" calcext:value-type="float">
            <text:p>121338</text:p>
          </table:table-cell>
          <table:table-cell office:value-type="float" office:value="175321" calcext:value-type="float">
            <text:p>175321</text:p>
          </table:table-cell>
          <table:table-cell table:number-columns-repeated="6"/>
        </table:table-row>
        <table:table-row table:style-name="ro1">
          <table:table-cell office:value-type="float" office:value="242661" calcext:value-type="float">
            <text:p>242661</text:p>
          </table:table-cell>
          <table:table-cell office:value-type="float" office:value="175718" calcext:value-type="float">
            <text:p>175718</text:p>
          </table:table-cell>
          <table:table-cell table:number-columns-repeated="6"/>
        </table:table-row>
        <table:table-row table:style-name="ro1">
          <table:table-cell office:value-type="float" office:value="179765" calcext:value-type="float">
            <text:p>179765</text:p>
          </table:table-cell>
          <table:table-cell office:value-type="float" office:value="178707" calcext:value-type="float">
            <text:p>178707</text:p>
          </table:table-cell>
          <table:table-cell table:number-columns-repeated="6"/>
        </table:table-row>
        <table:table-row table:style-name="ro1">
          <table:table-cell office:value-type="float" office:value="256720" calcext:value-type="float">
            <text:p>256720</text:p>
          </table:table-cell>
          <table:table-cell office:value-type="float" office:value="179299" calcext:value-type="float">
            <text:p>179299</text:p>
          </table:table-cell>
          <table:table-cell table:number-columns-repeated="6"/>
        </table:table-row>
        <table:table-row table:style-name="ro1">
          <table:table-cell office:value-type="float" office:value="29784" calcext:value-type="float">
            <text:p>29784</text:p>
          </table:table-cell>
          <table:table-cell office:value-type="float" office:value="185432" calcext:value-type="float">
            <text:p>185432</text:p>
          </table:table-cell>
          <table:table-cell table:number-columns-repeated="6"/>
        </table:table-row>
        <table:table-row table:style-name="ro1">
          <table:table-cell office:value-type="float" office:value="47458" calcext:value-type="float">
            <text:p>47458</text:p>
          </table:table-cell>
          <table:table-cell office:value-type="float" office:value="187000" calcext:value-type="float">
            <text:p>187000</text:p>
          </table:table-cell>
          <table:table-cell table:number-columns-repeated="6"/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188994" calcext:value-type="float">
            <text:p>188994</text:p>
          </table:table-cell>
          <table:table-cell table:number-columns-repeated="6"/>
        </table:table-row>
        <table:table-row table:style-name="ro1">
          <table:table-cell office:value-type="float" office:value="63686" calcext:value-type="float">
            <text:p>63686</text:p>
          </table:table-cell>
          <table:table-cell office:value-type="float" office:value="195975" calcext:value-type="float">
            <text:p>195975</text:p>
          </table:table-cell>
          <table:table-cell table:number-columns-repeated="6"/>
        </table:table-row>
        <table:table-row table:style-name="ro1">
          <table:table-cell office:value-type="float" office:value="309666" calcext:value-type="float">
            <text:p>309666</text:p>
          </table:table-cell>
          <table:table-cell office:value-type="float" office:value="198291" calcext:value-type="float">
            <text:p>198291</text:p>
          </table:table-cell>
          <table:table-cell table:number-columns-repeated="6"/>
        </table:table-row>
        <table:table-row table:style-name="ro1">
          <table:table-cell office:value-type="float" office:value="15902" calcext:value-type="float">
            <text:p>15902</text:p>
          </table:table-cell>
          <table:table-cell office:value-type="float" office:value="198296" calcext:value-type="float">
            <text:p>198296</text:p>
          </table:table-cell>
          <table:table-cell table:number-columns-repeated="6"/>
        </table:table-row>
        <table:table-row table:style-name="ro1">
          <table:table-cell office:value-type="float" office:value="230665" calcext:value-type="float">
            <text:p>230665</text:p>
          </table:table-cell>
          <table:table-cell office:value-type="float" office:value="199123" calcext:value-type="float">
            <text:p>199123</text:p>
          </table:table-cell>
          <table:table-cell table:number-columns-repeated="6"/>
        </table:table-row>
        <table:table-row table:style-name="ro1">
          <table:table-cell office:value-type="float" office:value="13471" calcext:value-type="float">
            <text:p>13471</text:p>
          </table:table-cell>
          <table:table-cell office:value-type="float" office:value="199233" calcext:value-type="float">
            <text:p>199233</text:p>
          </table:table-cell>
          <table:table-cell table:number-columns-repeated="6"/>
        </table:table-row>
        <table:table-row table:style-name="ro1">
          <table:table-cell office:value-type="float" office:value="39026" calcext:value-type="float">
            <text:p>39026</text:p>
          </table:table-cell>
          <table:table-cell office:value-type="float" office:value="200328" calcext:value-type="float">
            <text:p>200328</text:p>
          </table:table-cell>
          <table:table-cell table:number-columns-repeated="6"/>
        </table:table-row>
        <table:table-row table:style-name="ro1">
          <table:table-cell office:value-type="float" office:value="226787" calcext:value-type="float">
            <text:p>226787</text:p>
          </table:table-cell>
          <table:table-cell office:value-type="float" office:value="202056" calcext:value-type="float">
            <text:p>202056</text:p>
          </table:table-cell>
          <table:table-cell table:number-columns-repeated="6"/>
        </table:table-row>
        <table:table-row table:style-name="ro1">
          <table:table-cell office:value-type="float" office:value="21931" calcext:value-type="float">
            <text:p>21931</text:p>
          </table:table-cell>
          <table:table-cell office:value-type="float" office:value="203798" calcext:value-type="float">
            <text:p>203798</text:p>
          </table:table-cell>
          <table:table-cell table:number-columns-repeated="6"/>
        </table:table-row>
        <table:table-row table:style-name="ro1">
          <table:table-cell office:value-type="float" office:value="156510" calcext:value-type="float">
            <text:p>156510</text:p>
          </table:table-cell>
          <table:table-cell office:value-type="float" office:value="211903" calcext:value-type="float">
            <text:p>211903</text:p>
          </table:table-cell>
          <table:table-cell table:number-columns-repeated="6"/>
        </table:table-row>
        <table:table-row table:style-name="ro1">
          <table:table-cell office:value-type="float" office:value="58996" calcext:value-type="float">
            <text:p>58996</text:p>
          </table:table-cell>
          <table:table-cell office:value-type="float" office:value="215415" calcext:value-type="float">
            <text:p>215415</text:p>
          </table:table-cell>
          <table:table-cell table:number-columns-repeated="6"/>
        </table:table-row>
        <table:table-row table:style-name="ro1">
          <table:table-cell office:value-type="float" office:value="46484" calcext:value-type="float">
            <text:p>46484</text:p>
          </table:table-cell>
          <table:table-cell office:value-type="float" office:value="215961" calcext:value-type="float">
            <text:p>215961</text:p>
          </table:table-cell>
          <table:table-cell table:number-columns-repeated="6"/>
        </table:table-row>
        <table:table-row table:style-name="ro1">
          <table:table-cell office:value-type="float" office:value="339506" calcext:value-type="float">
            <text:p>339506</text:p>
          </table:table-cell>
          <table:table-cell office:value-type="float" office:value="217239" calcext:value-type="float">
            <text:p>217239</text:p>
          </table:table-cell>
          <table:table-cell table:number-columns-repeated="6"/>
        </table:table-row>
        <table:table-row table:style-name="ro1">
          <table:table-cell office:value-type="float" office:value="579211" calcext:value-type="float">
            <text:p>579211</text:p>
          </table:table-cell>
          <table:table-cell office:value-type="float" office:value="218445" calcext:value-type="float">
            <text:p>218445</text:p>
          </table:table-cell>
          <table:table-cell table:number-columns-repeated="6"/>
        </table:table-row>
        <table:table-row table:style-name="ro1">
          <table:table-cell office:value-type="float" office:value="348789" calcext:value-type="float">
            <text:p>348789</text:p>
          </table:table-cell>
          <table:table-cell office:value-type="float" office:value="220284" calcext:value-type="float">
            <text:p>220284</text:p>
          </table:table-cell>
          <table:table-cell table:number-columns-repeated="6"/>
        </table:table-row>
        <table:table-row table:style-name="ro1">
          <table:table-cell office:value-type="float" office:value="86741" calcext:value-type="float">
            <text:p>86741</text:p>
          </table:table-cell>
          <table:table-cell office:value-type="float" office:value="220463" calcext:value-type="float">
            <text:p>220463</text:p>
          </table:table-cell>
          <table:table-cell table:number-columns-repeated="6"/>
        </table:table-row>
        <table:table-row table:style-name="ro1">
          <table:table-cell office:value-type="float" office:value="41572" calcext:value-type="float">
            <text:p>41572</text:p>
          </table:table-cell>
          <table:table-cell office:value-type="float" office:value="221226" calcext:value-type="float">
            <text:p>221226</text:p>
          </table:table-cell>
          <table:table-cell table:number-columns-repeated="6"/>
        </table:table-row>
        <table:table-row table:style-name="ro1">
          <table:table-cell office:value-type="float" office:value="157976" calcext:value-type="float">
            <text:p>157976</text:p>
          </table:table-cell>
          <table:table-cell office:value-type="float" office:value="226990" calcext:value-type="float">
            <text:p>226990</text:p>
          </table:table-cell>
          <table:table-cell table:number-columns-repeated="6"/>
        </table:table-row>
        <table:table-row table:style-name="ro1">
          <table:table-cell office:value-type="float" office:value="265281" calcext:value-type="float">
            <text:p>265281</text:p>
          </table:table-cell>
          <table:table-cell office:value-type="float" office:value="227509" calcext:value-type="float">
            <text:p>227509</text:p>
          </table:table-cell>
          <table:table-cell table:number-columns-repeated="6"/>
        </table:table-row>
        <table:table-row table:style-name="ro1">
          <table:table-cell office:value-type="float" office:value="264543" calcext:value-type="float">
            <text:p>264543</text:p>
          </table:table-cell>
          <table:table-cell office:value-type="float" office:value="229151" calcext:value-type="float">
            <text:p>229151</text:p>
          </table:table-cell>
          <table:table-cell table:number-columns-repeated="6"/>
        </table:table-row>
        <table:table-row table:style-name="ro1">
          <table:table-cell office:value-type="float" office:value="522244" calcext:value-type="float">
            <text:p>522244</text:p>
          </table:table-cell>
          <table:table-cell office:value-type="float" office:value="229955" calcext:value-type="float">
            <text:p>229955</text:p>
          </table:table-cell>
          <table:table-cell table:number-columns-repeated="6"/>
        </table:table-row>
        <table:table-row table:style-name="ro1">
          <table:table-cell office:value-type="float" office:value="172126" calcext:value-type="float">
            <text:p>172126</text:p>
          </table:table-cell>
          <table:table-cell office:value-type="float" office:value="231078" calcext:value-type="float">
            <text:p>231078</text:p>
          </table:table-cell>
          <table:table-cell table:number-columns-repeated="6"/>
        </table:table-row>
        <table:table-row table:style-name="ro1">
          <table:table-cell office:value-type="float" office:value="272658" calcext:value-type="float">
            <text:p>272658</text:p>
          </table:table-cell>
          <table:table-cell office:value-type="float" office:value="233539" calcext:value-type="float">
            <text:p>233539</text:p>
          </table:table-cell>
          <table:table-cell table:number-columns-repeated="6"/>
        </table:table-row>
        <table:table-row table:style-name="ro1">
          <table:table-cell office:value-type="float" office:value="473584" calcext:value-type="float">
            <text:p>473584</text:p>
          </table:table-cell>
          <table:table-cell office:value-type="float" office:value="235705" calcext:value-type="float">
            <text:p>235705</text:p>
          </table:table-cell>
          <table:table-cell table:number-columns-repeated="6"/>
        </table:table-row>
        <table:table-row table:style-name="ro1">
          <table:table-cell office:value-type="float" office:value="522544" calcext:value-type="float">
            <text:p>522544</text:p>
          </table:table-cell>
          <table:table-cell office:value-type="float" office:value="240040" calcext:value-type="float">
            <text:p>240040</text:p>
          </table:table-cell>
          <table:table-cell table:number-columns-repeated="6"/>
        </table:table-row>
        <table:table-row table:style-name="ro1">
          <table:table-cell office:value-type="float" office:value="268230" calcext:value-type="float">
            <text:p>268230</text:p>
          </table:table-cell>
          <table:table-cell office:value-type="float" office:value="240737" calcext:value-type="float">
            <text:p>240737</text:p>
          </table:table-cell>
          <table:table-cell table:number-columns-repeated="6"/>
        </table:table-row>
        <table:table-row table:style-name="ro1">
          <table:table-cell office:value-type="float" office:value="46626" calcext:value-type="float">
            <text:p>46626</text:p>
          </table:table-cell>
          <table:table-cell office:value-type="float" office:value="243757" calcext:value-type="float">
            <text:p>243757</text:p>
          </table:table-cell>
          <table:table-cell table:number-columns-repeated="6"/>
        </table:table-row>
        <table:table-row table:style-name="ro1">
          <table:table-cell office:value-type="float" office:value="217662" calcext:value-type="float">
            <text:p>217662</text:p>
          </table:table-cell>
          <table:table-cell office:value-type="float" office:value="244064" calcext:value-type="float">
            <text:p>244064</text:p>
          </table:table-cell>
          <table:table-cell table:number-columns-repeated="6"/>
        </table:table-row>
        <table:table-row table:style-name="ro1">
          <table:table-cell office:value-type="float" office:value="83851" calcext:value-type="float">
            <text:p>83851</text:p>
          </table:table-cell>
          <table:table-cell office:value-type="float" office:value="244249" calcext:value-type="float">
            <text:p>244249</text:p>
          </table:table-cell>
          <table:table-cell table:number-columns-repeated="6"/>
        </table:table-row>
        <table:table-row table:style-name="ro1">
          <table:table-cell office:value-type="float" office:value="527854" calcext:value-type="float">
            <text:p>527854</text:p>
          </table:table-cell>
          <table:table-cell office:value-type="float" office:value="244856" calcext:value-type="float">
            <text:p>244856</text:p>
          </table:table-cell>
          <table:table-cell table:number-columns-repeated="6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250693" calcext:value-type="float">
            <text:p>250693</text:p>
          </table:table-cell>
          <table:table-cell table:number-columns-repeated="6"/>
        </table:table-row>
        <table:table-row table:style-name="ro1">
          <table:table-cell office:value-type="float" office:value="115059" calcext:value-type="float">
            <text:p>115059</text:p>
          </table:table-cell>
          <table:table-cell office:value-type="float" office:value="251431" calcext:value-type="float">
            <text:p>251431</text:p>
          </table:table-cell>
          <table:table-cell table:number-columns-repeated="6"/>
        </table:table-row>
        <table:table-row table:style-name="ro1">
          <table:table-cell office:value-type="float" office:value="128124" calcext:value-type="float">
            <text:p>128124</text:p>
          </table:table-cell>
          <table:table-cell office:value-type="float" office:value="251709" calcext:value-type="float">
            <text:p>251709</text:p>
          </table:table-cell>
          <table:table-cell table:number-columns-repeated="6"/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float" office:value="251843" calcext:value-type="float">
            <text:p>251843</text:p>
          </table:table-cell>
          <table:table-cell table:number-columns-repeated="6"/>
        </table:table-row>
        <table:table-row table:style-name="ro1">
          <table:table-cell office:value-type="float" office:value="633858" calcext:value-type="float">
            <text:p>633858</text:p>
          </table:table-cell>
          <table:table-cell office:value-type="float" office:value="253959" calcext:value-type="float">
            <text:p>253959</text:p>
          </table:table-cell>
          <table:table-cell table:number-columns-repeated="6"/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float" office:value="254834" calcext:value-type="float">
            <text:p>254834</text:p>
          </table:table-cell>
          <table:table-cell table:number-columns-repeated="6"/>
        </table:table-row>
        <table:table-row table:style-name="ro1">
          <table:table-cell office:value-type="float" office:value="739995" calcext:value-type="float">
            <text:p>739995</text:p>
          </table:table-cell>
          <table:table-cell office:value-type="float" office:value="258043" calcext:value-type="float">
            <text:p>258043</text:p>
          </table:table-cell>
          <table:table-cell table:number-columns-repeated="6"/>
        </table:table-row>
        <table:table-row table:style-name="ro1">
          <table:table-cell office:value-type="float" office:value="63932" calcext:value-type="float">
            <text:p>63932</text:p>
          </table:table-cell>
          <table:table-cell office:value-type="float" office:value="258599" calcext:value-type="float">
            <text:p>258599</text:p>
          </table:table-cell>
          <table:table-cell table:number-columns-repeated="6"/>
        </table:table-row>
        <table:table-row table:style-name="ro1">
          <table:table-cell office:value-type="float" office:value="247931" calcext:value-type="float">
            <text:p>247931</text:p>
          </table:table-cell>
          <table:table-cell office:value-type="float" office:value="260390" calcext:value-type="float">
            <text:p>260390</text:p>
          </table:table-cell>
          <table:table-cell table:number-columns-repeated="6"/>
        </table:table-row>
        <table:table-row table:style-name="ro1">
          <table:table-cell office:value-type="float" office:value="522581" calcext:value-type="float">
            <text:p>522581</text:p>
          </table:table-cell>
          <table:table-cell office:value-type="float" office:value="261272" calcext:value-type="float">
            <text:p>261272</text:p>
          </table:table-cell>
          <table:table-cell table:number-columns-repeated="6"/>
        </table:table-row>
        <table:table-row table:style-name="ro1">
          <table:table-cell office:value-type="float" office:value="210349" calcext:value-type="float">
            <text:p>210349</text:p>
          </table:table-cell>
          <table:table-cell office:value-type="float" office:value="263719" calcext:value-type="float">
            <text:p>263719</text:p>
          </table:table-cell>
          <table:table-cell table:number-columns-repeated="6"/>
        </table:table-row>
        <table:table-row table:style-name="ro1">
          <table:table-cell office:value-type="float" office:value="32801" calcext:value-type="float">
            <text:p>32801</text:p>
          </table:table-cell>
          <table:table-cell office:value-type="float" office:value="263941" calcext:value-type="float">
            <text:p>263941</text:p>
          </table:table-cell>
          <table:table-cell table:number-columns-repeated="6"/>
        </table:table-row>
        <table:table-row table:style-name="ro1">
          <table:table-cell office:value-type="float" office:value="38926" calcext:value-type="float">
            <text:p>38926</text:p>
          </table:table-cell>
          <table:table-cell office:value-type="float" office:value="264429" calcext:value-type="float">
            <text:p>264429</text:p>
          </table:table-cell>
          <table:table-cell table:number-columns-repeated="6"/>
        </table:table-row>
        <table:table-row table:style-name="ro1">
          <table:table-cell office:value-type="float" office:value="340018" calcext:value-type="float">
            <text:p>340018</text:p>
          </table:table-cell>
          <table:table-cell office:value-type="float" office:value="269934" calcext:value-type="float">
            <text:p>269934</text:p>
          </table:table-cell>
          <table:table-cell table:number-columns-repeated="6"/>
        </table:table-row>
        <table:table-row table:style-name="ro1">
          <table:table-cell office:value-type="float" office:value="218920" calcext:value-type="float">
            <text:p>218920</text:p>
          </table:table-cell>
          <table:table-cell office:value-type="float" office:value="275191" calcext:value-type="float">
            <text:p>275191</text:p>
          </table:table-cell>
          <table:table-cell table:number-columns-repeated="6"/>
        </table:table-row>
        <table:table-row table:style-name="ro1">
          <table:table-cell office:value-type="float" office:value="106815" calcext:value-type="float">
            <text:p>106815</text:p>
          </table:table-cell>
          <table:table-cell office:value-type="float" office:value="276211" calcext:value-type="float">
            <text:p>276211</text:p>
          </table:table-cell>
          <table:table-cell table:number-columns-repeated="6"/>
        </table:table-row>
        <table:table-row table:style-name="ro1">
          <table:table-cell office:value-type="float" office:value="94363" calcext:value-type="float">
            <text:p>94363</text:p>
          </table:table-cell>
          <table:table-cell office:value-type="float" office:value="280605" calcext:value-type="float">
            <text:p>280605</text:p>
          </table:table-cell>
          <table:table-cell table:number-columns-repeated="6"/>
        </table:table-row>
        <table:table-row table:style-name="ro1">
          <table:table-cell office:value-type="float" office:value="165255" calcext:value-type="float">
            <text:p>165255</text:p>
          </table:table-cell>
          <table:table-cell office:value-type="float" office:value="284361" calcext:value-type="float">
            <text:p>284361</text:p>
          </table:table-cell>
          <table:table-cell table:number-columns-repeated="6"/>
        </table:table-row>
        <table:table-row table:style-name="ro1">
          <table:table-cell office:value-type="float" office:value="416405" calcext:value-type="float">
            <text:p>416405</text:p>
          </table:table-cell>
          <table:table-cell office:value-type="float" office:value="294652" calcext:value-type="float">
            <text:p>294652</text:p>
          </table:table-cell>
          <table:table-cell table:number-columns-repeated="6"/>
        </table:table-row>
        <table:table-row table:style-name="ro1">
          <table:table-cell office:value-type="float" office:value="683204" calcext:value-type="float">
            <text:p>683204</text:p>
          </table:table-cell>
          <table:table-cell office:value-type="float" office:value="297690" calcext:value-type="float">
            <text:p>297690</text:p>
          </table:table-cell>
          <table:table-cell table:number-columns-repeated="6"/>
        </table:table-row>
        <table:table-row table:style-name="ro1">
          <table:table-cell office:value-type="float" office:value="188198" calcext:value-type="float">
            <text:p>188198</text:p>
          </table:table-cell>
          <table:table-cell office:value-type="float" office:value="298347" calcext:value-type="float">
            <text:p>298347</text:p>
          </table:table-cell>
          <table:table-cell table:number-columns-repeated="6"/>
        </table:table-row>
        <table:table-row table:style-name="ro1">
          <table:table-cell office:value-type="float" office:value="200399" calcext:value-type="float">
            <text:p>200399</text:p>
          </table:table-cell>
          <table:table-cell office:value-type="float" office:value="298456" calcext:value-type="float">
            <text:p>298456</text:p>
          </table:table-cell>
          <table:table-cell table:number-columns-repeated="6"/>
        </table:table-row>
        <table:table-row table:style-name="ro1">
          <table:table-cell office:value-type="float" office:value="354754" calcext:value-type="float">
            <text:p>354754</text:p>
          </table:table-cell>
          <table:table-cell office:value-type="float" office:value="298742" calcext:value-type="float">
            <text:p>298742</text:p>
          </table:table-cell>
          <table:table-cell table:number-columns-repeated="6"/>
        </table:table-row>
        <table:table-row table:style-name="ro1">
          <table:table-cell office:value-type="float" office:value="285198" calcext:value-type="float">
            <text:p>285198</text:p>
          </table:table-cell>
          <table:table-cell office:value-type="float" office:value="301004" calcext:value-type="float">
            <text:p>301004</text:p>
          </table:table-cell>
          <table:table-cell table:number-columns-repeated="6"/>
        </table:table-row>
        <table:table-row table:style-name="ro1">
          <table:table-cell office:value-type="float" office:value="348757" calcext:value-type="float">
            <text:p>348757</text:p>
          </table:table-cell>
          <table:table-cell office:value-type="float" office:value="304146" calcext:value-type="float">
            <text:p>304146</text:p>
          </table:table-cell>
          <table:table-cell table:number-columns-repeated="6"/>
        </table:table-row>
        <table:table-row table:style-name="ro1">
          <table:table-cell office:value-type="float" office:value="306956" calcext:value-type="float">
            <text:p>306956</text:p>
          </table:table-cell>
          <table:table-cell office:value-type="float" office:value="310697" calcext:value-type="float">
            <text:p>310697</text:p>
          </table:table-cell>
          <table:table-cell table:number-columns-repeated="6"/>
        </table:table-row>
        <table:table-row table:style-name="ro1">
          <table:table-cell office:value-type="float" office:value="441097" calcext:value-type="float">
            <text:p>441097</text:p>
          </table:table-cell>
          <table:table-cell office:value-type="float" office:value="321186" calcext:value-type="float">
            <text:p>321186</text:p>
          </table:table-cell>
          <table:table-cell table:number-columns-repeated="6"/>
        </table:table-row>
        <table:table-row table:style-name="ro1">
          <table:table-cell office:value-type="float" office:value="641391" calcext:value-type="float">
            <text:p>641391</text:p>
          </table:table-cell>
          <table:table-cell office:value-type="float" office:value="322029" calcext:value-type="float">
            <text:p>322029</text:p>
          </table:table-cell>
          <table:table-cell table:number-columns-repeated="6"/>
        </table:table-row>
        <table:table-row table:style-name="ro1">
          <table:table-cell office:value-type="float" office:value="157953" calcext:value-type="float">
            <text:p>157953</text:p>
          </table:table-cell>
          <table:table-cell office:value-type="float" office:value="328386" calcext:value-type="float">
            <text:p>328386</text:p>
          </table:table-cell>
          <table:table-cell table:number-columns-repeated="6"/>
        </table:table-row>
        <table:table-row table:style-name="ro1">
          <table:table-cell office:value-type="float" office:value="193068" calcext:value-type="float">
            <text:p>193068</text:p>
          </table:table-cell>
          <table:table-cell office:value-type="float" office:value="330771" calcext:value-type="float">
            <text:p>330771</text:p>
          </table:table-cell>
          <table:table-cell table:number-columns-repeated="6"/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float" office:value="336357" calcext:value-type="float">
            <text:p>336357</text:p>
          </table:table-cell>
          <table:table-cell table:number-columns-repeated="6"/>
        </table:table-row>
        <table:table-row table:style-name="ro1">
          <table:table-cell office:value-type="float" office:value="219586" calcext:value-type="float">
            <text:p>219586</text:p>
          </table:table-cell>
          <table:table-cell office:value-type="float" office:value="337238" calcext:value-type="float">
            <text:p>337238</text:p>
          </table:table-cell>
          <table:table-cell table:number-columns-repeated="6"/>
        </table:table-row>
        <table:table-row table:style-name="ro1">
          <table:table-cell office:value-type="float" office:value="62747" calcext:value-type="float">
            <text:p>62747</text:p>
          </table:table-cell>
          <table:table-cell office:value-type="float" office:value="338151" calcext:value-type="float">
            <text:p>338151</text:p>
          </table:table-cell>
          <table:table-cell table:number-columns-repeated="6"/>
        </table:table-row>
        <table:table-row table:style-name="ro1">
          <table:table-cell office:value-type="float" office:value="63891" calcext:value-type="float">
            <text:p>63891</text:p>
          </table:table-cell>
          <table:table-cell office:value-type="float" office:value="340590" calcext:value-type="float">
            <text:p>340590</text:p>
          </table:table-cell>
          <table:table-cell table:number-columns-repeated="6"/>
        </table:table-row>
        <table:table-row table:style-name="ro1">
          <table:table-cell office:value-type="float" office:value="214905" calcext:value-type="float">
            <text:p>214905</text:p>
          </table:table-cell>
          <table:table-cell office:value-type="float" office:value="341035" calcext:value-type="float">
            <text:p>341035</text:p>
          </table:table-cell>
          <table:table-cell table:number-columns-repeated="6"/>
        </table:table-row>
        <table:table-row table:style-name="ro1">
          <table:table-cell office:value-type="float" office:value="10612" calcext:value-type="float">
            <text:p>10612</text:p>
          </table:table-cell>
          <table:table-cell office:value-type="float" office:value="341301" calcext:value-type="float">
            <text:p>341301</text:p>
          </table:table-cell>
          <table:table-cell table:number-columns-repeated="6"/>
        </table:table-row>
        <table:table-row table:style-name="ro1">
          <table:table-cell office:value-type="float" office:value="162410" calcext:value-type="float">
            <text:p>162410</text:p>
          </table:table-cell>
          <table:table-cell office:value-type="float" office:value="341533" calcext:value-type="float">
            <text:p>341533</text:p>
          </table:table-cell>
          <table:table-cell table:number-columns-repeated="6"/>
        </table:table-row>
        <table:table-row table:style-name="ro1">
          <table:table-cell office:value-type="float" office:value="212204" calcext:value-type="float">
            <text:p>212204</text:p>
          </table:table-cell>
          <table:table-cell office:value-type="float" office:value="347277" calcext:value-type="float">
            <text:p>347277</text:p>
          </table:table-cell>
          <table:table-cell table:number-columns-repeated="6"/>
        </table:table-row>
        <table:table-row table:style-name="ro1">
          <table:table-cell office:value-type="float" office:value="443692" calcext:value-type="float">
            <text:p>443692</text:p>
          </table:table-cell>
          <table:table-cell office:value-type="float" office:value="348496" calcext:value-type="float">
            <text:p>348496</text:p>
          </table:table-cell>
          <table:table-cell table:number-columns-repeated="6"/>
        </table:table-row>
        <table:table-row table:style-name="ro1">
          <table:table-cell office:value-type="float" office:value="313343" calcext:value-type="float">
            <text:p>313343</text:p>
          </table:table-cell>
          <table:table-cell office:value-type="float" office:value="357129" calcext:value-type="float">
            <text:p>357129</text:p>
          </table:table-cell>
          <table:table-cell table:number-columns-repeated="6"/>
        </table:table-row>
        <table:table-row table:style-name="ro1">
          <table:table-cell office:value-type="float" office:value="381513" calcext:value-type="float">
            <text:p>381513</text:p>
          </table:table-cell>
          <table:table-cell office:value-type="float" office:value="358282" calcext:value-type="float">
            <text:p>358282</text:p>
          </table:table-cell>
          <table:table-cell table:number-columns-repeated="6"/>
        </table:table-row>
        <table:table-row table:style-name="ro1">
          <table:table-cell office:value-type="float" office:value="242069" calcext:value-type="float">
            <text:p>242069</text:p>
          </table:table-cell>
          <table:table-cell office:value-type="float" office:value="359026" calcext:value-type="float">
            <text:p>359026</text:p>
          </table:table-cell>
          <table:table-cell table:number-columns-repeated="6"/>
        </table:table-row>
        <table:table-row table:style-name="ro1">
          <table:table-cell office:value-type="float" office:value="270874" calcext:value-type="float">
            <text:p>270874</text:p>
          </table:table-cell>
          <table:table-cell office:value-type="float" office:value="365106" calcext:value-type="float">
            <text:p>365106</text:p>
          </table:table-cell>
          <table:table-cell table:number-columns-repeated="6"/>
        </table:table-row>
        <table:table-row table:style-name="ro1">
          <table:table-cell office:value-type="float" office:value="304549" calcext:value-type="float">
            <text:p>304549</text:p>
          </table:table-cell>
          <table:table-cell office:value-type="float" office:value="368559" calcext:value-type="float">
            <text:p>368559</text:p>
          </table:table-cell>
          <table:table-cell table:number-columns-repeated="6"/>
        </table:table-row>
        <table:table-row table:style-name="ro1">
          <table:table-cell office:value-type="float" office:value="262536" calcext:value-type="float">
            <text:p>262536</text:p>
          </table:table-cell>
          <table:table-cell office:value-type="float" office:value="379047" calcext:value-type="float">
            <text:p>379047</text:p>
          </table:table-cell>
          <table:table-cell table:number-columns-repeated="6"/>
        </table:table-row>
        <table:table-row table:style-name="ro1">
          <table:table-cell office:value-type="float" office:value="211083" calcext:value-type="float">
            <text:p>211083</text:p>
          </table:table-cell>
          <table:table-cell office:value-type="float" office:value="383157" calcext:value-type="float">
            <text:p>383157</text:p>
          </table:table-cell>
          <table:table-cell table:number-columns-repeated="6"/>
        </table:table-row>
        <table:table-row table:style-name="ro1">
          <table:table-cell office:value-type="float" office:value="295848" calcext:value-type="float">
            <text:p>295848</text:p>
          </table:table-cell>
          <table:table-cell office:value-type="float" office:value="388779" calcext:value-type="float">
            <text:p>388779</text:p>
          </table:table-cell>
          <table:table-cell table:number-columns-repeated="6"/>
        </table:table-row>
        <table:table-row table:style-name="ro1">
          <table:table-cell office:value-type="float" office:value="174147" calcext:value-type="float">
            <text:p>174147</text:p>
          </table:table-cell>
          <table:table-cell office:value-type="float" office:value="392521" calcext:value-type="float">
            <text:p>392521</text:p>
          </table:table-cell>
          <table:table-cell table:number-columns-repeated="6"/>
        </table:table-row>
        <table:table-row table:style-name="ro1">
          <table:table-cell office:value-type="float" office:value="181756" calcext:value-type="float">
            <text:p>181756</text:p>
          </table:table-cell>
          <table:table-cell office:value-type="float" office:value="393646" calcext:value-type="float">
            <text:p>393646</text:p>
          </table:table-cell>
          <table:table-cell table:number-columns-repeated="6"/>
        </table:table-row>
        <table:table-row table:style-name="ro1">
          <table:table-cell office:value-type="float" office:value="230004" calcext:value-type="float">
            <text:p>230004</text:p>
          </table:table-cell>
          <table:table-cell office:value-type="float" office:value="408525" calcext:value-type="float">
            <text:p>408525</text:p>
          </table:table-cell>
          <table:table-cell table:number-columns-repeated="6"/>
        </table:table-row>
        <table:table-row table:style-name="ro1">
          <table:table-cell office:value-type="float" office:value="197578" calcext:value-type="float">
            <text:p>197578</text:p>
          </table:table-cell>
          <table:table-cell office:value-type="float" office:value="414198" calcext:value-type="float">
            <text:p>414198</text:p>
          </table:table-cell>
          <table:table-cell table:number-columns-repeated="6"/>
        </table:table-row>
        <table:table-row table:style-name="ro1">
          <table:table-cell office:value-type="float" office:value="235004" calcext:value-type="float">
            <text:p>235004</text:p>
          </table:table-cell>
          <table:table-cell office:value-type="float" office:value="420850" calcext:value-type="float">
            <text:p>420850</text:p>
          </table:table-cell>
          <table:table-cell table:number-columns-repeated="6"/>
        </table:table-row>
        <table:table-row table:style-name="ro1">
          <table:table-cell office:value-type="float" office:value="170222" calcext:value-type="float">
            <text:p>170222</text:p>
          </table:table-cell>
          <table:table-cell office:value-type="float" office:value="422517" calcext:value-type="float">
            <text:p>422517</text:p>
          </table:table-cell>
          <table:table-cell table:number-columns-repeated="6"/>
        </table:table-row>
        <table:table-row table:style-name="ro1">
          <table:table-cell office:value-type="float" office:value="229095" calcext:value-type="float">
            <text:p>229095</text:p>
          </table:table-cell>
          <table:table-cell office:value-type="float" office:value="437333" calcext:value-type="float">
            <text:p>437333</text:p>
          </table:table-cell>
          <table:table-cell table:number-columns-repeated="6"/>
        </table:table-row>
        <table:table-row table:style-name="ro1">
          <table:table-cell office:value-type="float" office:value="227583" calcext:value-type="float">
            <text:p>227583</text:p>
          </table:table-cell>
          <table:table-cell office:value-type="float" office:value="445975" calcext:value-type="float">
            <text:p>445975</text:p>
          </table:table-cell>
          <table:table-cell table:number-columns-repeated="6"/>
        </table:table-row>
        <table:table-row table:style-name="ro1">
          <table:table-cell office:value-type="float" office:value="339782" calcext:value-type="float">
            <text:p>339782</text:p>
          </table:table-cell>
          <table:table-cell office:value-type="float" office:value="452159" calcext:value-type="float">
            <text:p>452159</text:p>
          </table:table-cell>
          <table:table-cell table:number-columns-repeated="6"/>
        </table:table-row>
        <table:table-row table:style-name="ro1">
          <table:table-cell office:value-type="float" office:value="260336" calcext:value-type="float">
            <text:p>260336</text:p>
          </table:table-cell>
          <table:table-cell office:value-type="float" office:value="463676" calcext:value-type="float">
            <text:p>463676</text:p>
          </table:table-cell>
          <table:table-cell table:number-columns-repeated="6"/>
        </table:table-row>
        <table:table-row table:style-name="ro1">
          <table:table-cell office:value-type="float" office:value="276168" calcext:value-type="float">
            <text:p>276168</text:p>
          </table:table-cell>
          <table:table-cell office:value-type="float" office:value="465253" calcext:value-type="float">
            <text:p>465253</text:p>
          </table:table-cell>
          <table:table-cell table:number-columns-repeated="6"/>
        </table:table-row>
        <table:table-row table:style-name="ro1">
          <table:table-cell office:value-type="float" office:value="278080" calcext:value-type="float">
            <text:p>278080</text:p>
          </table:table-cell>
          <table:table-cell office:value-type="float" office:value="487116" calcext:value-type="float">
            <text:p>487116</text:p>
          </table:table-cell>
          <table:table-cell table:number-columns-repeated="6"/>
        </table:table-row>
        <table:table-row table:style-name="ro1">
          <table:table-cell office:value-type="float" office:value="204370" calcext:value-type="float">
            <text:p>204370</text:p>
          </table:table-cell>
          <table:table-cell office:value-type="float" office:value="489597" calcext:value-type="float">
            <text:p>489597</text:p>
          </table:table-cell>
          <table:table-cell table:number-columns-repeated="6"/>
        </table:table-row>
        <table:table-row table:style-name="ro1">
          <table:table-cell office:value-type="float" office:value="225853" calcext:value-type="float">
            <text:p>225853</text:p>
          </table:table-cell>
          <table:table-cell office:value-type="float" office:value="503673" calcext:value-type="float">
            <text:p>503673</text:p>
          </table:table-cell>
          <table:table-cell table:number-columns-repeated="6"/>
        </table:table-row>
        <table:table-row table:style-name="ro1">
          <table:table-cell office:value-type="float" office:value="500687" calcext:value-type="float">
            <text:p>500687</text:p>
          </table:table-cell>
          <table:table-cell office:value-type="float" office:value="509240" calcext:value-type="float">
            <text:p>509240</text:p>
          </table:table-cell>
          <table:table-cell table:number-columns-repeated="6"/>
        </table:table-row>
        <table:table-row table:style-name="ro1">
          <table:table-cell office:value-type="float" office:value="169031" calcext:value-type="float">
            <text:p>169031</text:p>
          </table:table-cell>
          <table:table-cell office:value-type="float" office:value="514378" calcext:value-type="float">
            <text:p>514378</text:p>
          </table:table-cell>
          <table:table-cell table:number-columns-repeated="6"/>
        </table:table-row>
        <table:table-row table:style-name="ro1">
          <table:table-cell office:value-type="float" office:value="225944" calcext:value-type="float">
            <text:p>225944</text:p>
          </table:table-cell>
          <table:table-cell office:value-type="float" office:value="528750" calcext:value-type="float">
            <text:p>528750</text:p>
          </table:table-cell>
          <table:table-cell table:number-columns-repeated="6"/>
        </table:table-row>
        <table:table-row table:style-name="ro1">
          <table:table-cell office:value-type="float" office:value="222681" calcext:value-type="float">
            <text:p>222681</text:p>
          </table:table-cell>
          <table:table-cell office:value-type="float" office:value="543969" calcext:value-type="float">
            <text:p>543969</text:p>
          </table:table-cell>
          <table:table-cell table:number-columns-repeated="6"/>
        </table:table-row>
        <table:table-row table:style-name="ro1">
          <table:table-cell office:value-type="float" office:value="219389" calcext:value-type="float">
            <text:p>219389</text:p>
          </table:table-cell>
          <table:table-cell office:value-type="float" office:value="568483" calcext:value-type="float">
            <text:p>568483</text:p>
          </table:table-cell>
          <table:table-cell table:number-columns-repeated="6"/>
        </table:table-row>
        <table:table-row table:style-name="ro1">
          <table:table-cell office:value-type="float" office:value="446999" calcext:value-type="float">
            <text:p>446999</text:p>
          </table:table-cell>
          <table:table-cell office:value-type="float" office:value="625338" calcext:value-type="float">
            <text:p>625338</text:p>
          </table:table-cell>
          <table:table-cell table:number-columns-repeated="6"/>
        </table:table-row>
        <table:table-row table:style-name="ro1">
          <table:table-cell office:value-type="float" office:value="412446" calcext:value-type="float">
            <text:p>412446</text:p>
          </table:table-cell>
          <table:table-cell office:value-type="float" office:value="672910" calcext:value-type="float">
            <text:p>672910</text:p>
          </table:table-cell>
          <table:table-cell table:number-columns-repeated="6"/>
        </table:table-row>
        <table:table-row table:style-name="ro1">
          <table:table-cell office:value-type="float" office:value="195241" calcext:value-type="float">
            <text:p>195241</text:p>
          </table:table-cell>
          <table:table-cell office:value-type="float" office:value="705501" calcext:value-type="float">
            <text:p>705501</text:p>
          </table:table-cell>
          <table:table-cell table:number-columns-repeated="6"/>
        </table:table-row>
        <table:table-row table:style-name="ro1">
          <table:table-cell office:value-type="float" office:value="320076" calcext:value-type="float">
            <text:p>320076</text:p>
          </table:table-cell>
          <table:table-cell office:value-type="float" office:value="740235" calcext:value-type="float">
            <text:p>740235</text:p>
          </table:table-cell>
          <table:table-cell table:number-columns-repeated="6"/>
        </table:table-row>
        <table:table-row table:style-name="ro1">
          <table:table-cell office:value-type="float" office:value="215793" calcext:value-type="float">
            <text:p>215793</text:p>
          </table:table-cell>
          <table:table-cell office:value-type="float" office:value="24103.4" calcext:value-type="float">
            <text:p>24103.4</text:p>
          </table:table-cell>
          <table:table-cell table:number-columns-repeated="6"/>
        </table:table-row>
        <table:table-row table:style-name="ro1">
          <table:table-cell office:value-type="float" office:value="133082" calcext:value-type="float">
            <text:p>133082</text:p>
          </table:table-cell>
          <table:table-cell office:value-type="float" office:value="29120.7" calcext:value-type="float">
            <text:p>29120.7</text:p>
          </table:table-cell>
          <table:table-cell table:number-columns-repeated="6"/>
        </table:table-row>
        <table:table-row table:style-name="ro1">
          <table:table-cell office:value-type="float" office:value="475846" calcext:value-type="float">
            <text:p>475846</text:p>
          </table:table-cell>
          <table:table-cell office:value-type="float" office:value="40346.3" calcext:value-type="float">
            <text:p>40346.3</text:p>
          </table:table-cell>
          <table:table-cell table:number-columns-repeated="6"/>
        </table:table-row>
        <table:table-row table:style-name="ro1">
          <table:table-cell office:value-type="float" office:value="523908" calcext:value-type="float">
            <text:p>523908</text:p>
          </table:table-cell>
          <table:table-cell office:value-type="float" office:value="41105.4" calcext:value-type="float">
            <text:p>41105.4</text:p>
          </table:table-cell>
          <table:table-cell table:number-columns-repeated="6"/>
        </table:table-row>
        <table:table-row table:style-name="ro1">
          <table:table-cell office:value-type="float" office:value="196286" calcext:value-type="float">
            <text:p>196286</text:p>
          </table:table-cell>
          <table:table-cell office:value-type="float" office:value="56261.7" calcext:value-type="float">
            <text:p>56261.7</text:p>
          </table:table-cell>
          <table:table-cell table:number-columns-repeated="6"/>
        </table:table-row>
        <table:table-row table:style-name="ro1">
          <table:table-cell office:value-type="float" office:value="249743" calcext:value-type="float">
            <text:p>249743</text:p>
          </table:table-cell>
          <table:table-cell office:value-type="float" office:value="58026.5" calcext:value-type="float">
            <text:p>58026.5</text:p>
          </table:table-cell>
          <table:table-cell table:number-columns-repeated="6"/>
        </table:table-row>
        <table:table-row table:style-name="ro1">
          <table:table-cell office:value-type="float" office:value="328639" calcext:value-type="float">
            <text:p>328639</text:p>
          </table:table-cell>
          <table:table-cell office:value-type="float" office:value="59422.5" calcext:value-type="float">
            <text:p>59422.5</text:p>
          </table:table-cell>
          <table:table-cell table:number-columns-repeated="6"/>
        </table:table-row>
        <table:table-row table:style-name="ro1">
          <table:table-cell office:value-type="float" office:value="278946" calcext:value-type="float">
            <text:p>278946</text:p>
          </table:table-cell>
          <table:table-cell office:value-type="float" office:value="60069.8" calcext:value-type="float">
            <text:p>60069.8</text:p>
          </table:table-cell>
          <table:table-cell table:number-columns-repeated="6"/>
        </table:table-row>
        <table:table-row table:style-name="ro1">
          <table:table-cell office:value-type="float" office:value="172401" calcext:value-type="float">
            <text:p>172401</text:p>
          </table:table-cell>
          <table:table-cell office:value-type="float" office:value="71247.6" calcext:value-type="float">
            <text:p>71247.6</text:p>
          </table:table-cell>
          <table:table-cell table:number-columns-repeated="6"/>
        </table:table-row>
        <table:table-row table:style-name="ro1">
          <table:table-cell office:value-type="float" office:value="221634" calcext:value-type="float">
            <text:p>221634</text:p>
          </table:table-cell>
          <table:table-cell office:value-type="float" office:value="75133.8" calcext:value-type="float">
            <text:p>75133.8</text:p>
          </table:table-cell>
          <table:table-cell table:number-columns-repeated="6"/>
        </table:table-row>
        <table:table-row table:style-name="ro1">
          <table:table-cell office:value-type="float" office:value="177596" calcext:value-type="float">
            <text:p>177596</text:p>
          </table:table-cell>
          <table:table-cell office:value-type="float" office:value="79309.9" calcext:value-type="float">
            <text:p>79309.9</text:p>
          </table:table-cell>
          <table:table-cell table:number-columns-repeated="6"/>
        </table:table-row>
        <table:table-row table:style-name="ro1">
          <table:table-cell office:value-type="float" office:value="225377" calcext:value-type="float">
            <text:p>225377</text:p>
          </table:table-cell>
          <table:table-cell office:value-type="float" office:value="81066.1" calcext:value-type="float">
            <text:p>81066.1</text:p>
          </table:table-cell>
          <table:table-cell table:number-columns-repeated="6"/>
        </table:table-row>
        <table:table-row table:style-name="ro1">
          <table:table-cell office:value-type="float" office:value="195263" calcext:value-type="float">
            <text:p>195263</text:p>
          </table:table-cell>
          <table:table-cell office:value-type="float" office:value="82559.6" calcext:value-type="float">
            <text:p>82559.6</text:p>
          </table:table-cell>
          <table:table-cell table:number-columns-repeated="6"/>
        </table:table-row>
        <table:table-row table:style-name="ro1">
          <table:table-cell office:value-type="float" office:value="284330" calcext:value-type="float">
            <text:p>284330</text:p>
          </table:table-cell>
          <table:table-cell office:value-type="float" office:value="82565.9" calcext:value-type="float">
            <text:p>82565.9</text:p>
          </table:table-cell>
          <table:table-cell table:number-columns-repeated="6"/>
        </table:table-row>
        <table:table-row table:style-name="ro1">
          <table:table-cell office:value-type="float" office:value="207887" calcext:value-type="float">
            <text:p>207887</text:p>
          </table:table-cell>
          <table:table-cell office:value-type="float" office:value="86971.5" calcext:value-type="float">
            <text:p>86971.5</text:p>
          </table:table-cell>
          <table:table-cell table:number-columns-repeated="6"/>
        </table:table-row>
        <table:table-row table:style-name="ro1">
          <table:table-cell office:value-type="float" office:value="229152" calcext:value-type="float">
            <text:p>229152</text:p>
          </table:table-cell>
          <table:table-cell office:value-type="float" office:value="92948.1" calcext:value-type="float">
            <text:p>92948.1</text:p>
          </table:table-cell>
          <table:table-cell table:number-columns-repeated="6"/>
        </table:table-row>
        <table:table-row table:style-name="ro1">
          <table:table-cell office:value-type="float" office:value="173935" calcext:value-type="float">
            <text:p>173935</text:p>
          </table:table-cell>
          <table:table-cell office:value-type="float" office:value="103579" calcext:value-type="float">
            <text:p>103579</text:p>
          </table:table-cell>
          <table:table-cell table:number-columns-repeated="6"/>
        </table:table-row>
        <table:table-row table:style-name="ro1">
          <table:table-cell office:value-type="float" office:value="185152" calcext:value-type="float">
            <text:p>185152</text:p>
          </table:table-cell>
          <table:table-cell office:value-type="float" office:value="107148" calcext:value-type="float">
            <text:p>107148</text:p>
          </table:table-cell>
          <table:table-cell table:number-columns-repeated="6"/>
        </table:table-row>
        <table:table-row table:style-name="ro1">
          <table:table-cell office:value-type="float" office:value="190809" calcext:value-type="float">
            <text:p>190809</text:p>
          </table:table-cell>
          <table:table-cell office:value-type="float" office:value="112630" calcext:value-type="float">
            <text:p>112630</text:p>
          </table:table-cell>
          <table:table-cell table:number-columns-repeated="6"/>
        </table:table-row>
        <table:table-row table:style-name="ro1">
          <table:table-cell office:value-type="float" office:value="185138" calcext:value-type="float">
            <text:p>185138</text:p>
          </table:table-cell>
          <table:table-cell office:value-type="float" office:value="124934" calcext:value-type="float">
            <text:p>124934</text:p>
          </table:table-cell>
          <table:table-cell table:number-columns-repeated="6"/>
        </table:table-row>
        <table:table-row table:style-name="ro1">
          <table:table-cell office:value-type="float" office:value="183803" calcext:value-type="float">
            <text:p>183803</text:p>
          </table:table-cell>
          <table:table-cell office:value-type="float" office:value="128582" calcext:value-type="float">
            <text:p>128582</text:p>
          </table:table-cell>
          <table:table-cell table:number-columns-repeated="6"/>
        </table:table-row>
        <table:table-row table:style-name="ro1">
          <table:table-cell office:value-type="float" office:value="226948" calcext:value-type="float">
            <text:p>226948</text:p>
          </table:table-cell>
          <table:table-cell office:value-type="float" office:value="134847" calcext:value-type="float">
            <text:p>134847</text:p>
          </table:table-cell>
          <table:table-cell table:number-columns-repeated="6"/>
        </table:table-row>
        <table:table-row table:style-name="ro1">
          <table:table-cell office:value-type="float" office:value="210525" calcext:value-type="float">
            <text:p>210525</text:p>
          </table:table-cell>
          <table:table-cell office:value-type="float" office:value="135102" calcext:value-type="float">
            <text:p>135102</text:p>
          </table:table-cell>
          <table:table-cell table:number-columns-repeated="6"/>
        </table:table-row>
        <table:table-row table:style-name="ro1">
          <table:table-cell office:value-type="float" office:value="249346" calcext:value-type="float">
            <text:p>249346</text:p>
          </table:table-cell>
          <table:table-cell office:value-type="float" office:value="135809" calcext:value-type="float">
            <text:p>135809</text:p>
          </table:table-cell>
          <table:table-cell table:number-columns-repeated="6"/>
        </table:table-row>
        <table:table-row table:style-name="ro1">
          <table:table-cell office:value-type="float" office:value="214031" calcext:value-type="float">
            <text:p>214031</text:p>
          </table:table-cell>
          <table:table-cell office:value-type="float" office:value="136163" calcext:value-type="float">
            <text:p>136163</text:p>
          </table:table-cell>
          <table:table-cell table:number-columns-repeated="6"/>
        </table:table-row>
        <table:table-row table:style-name="ro1">
          <table:table-cell office:value-type="float" office:value="249241" calcext:value-type="float">
            <text:p>249241</text:p>
          </table:table-cell>
          <table:table-cell office:value-type="float" office:value="141809" calcext:value-type="float">
            <text:p>141809</text:p>
          </table:table-cell>
          <table:table-cell table:number-columns-repeated="6"/>
        </table:table-row>
        <table:table-row table:style-name="ro1">
          <table:table-cell office:value-type="float" office:value="304681" calcext:value-type="float">
            <text:p>304681</text:p>
          </table:table-cell>
          <table:table-cell office:value-type="float" office:value="159899" calcext:value-type="float">
            <text:p>159899</text:p>
          </table:table-cell>
          <table:table-cell table:number-columns-repeated="6"/>
        </table:table-row>
        <table:table-row table:style-name="ro1">
          <table:table-cell office:value-type="float" office:value="185964" calcext:value-type="float">
            <text:p>185964</text:p>
          </table:table-cell>
          <table:table-cell office:value-type="float" office:value="166229" calcext:value-type="float">
            <text:p>166229</text:p>
          </table:table-cell>
          <table:table-cell table:number-columns-repeated="6"/>
        </table:table-row>
        <table:table-row table:style-name="ro1">
          <table:table-cell office:value-type="float" office:value="294215" calcext:value-type="float">
            <text:p>294215</text:p>
          </table:table-cell>
          <table:table-cell office:value-type="float" office:value="166385" calcext:value-type="float">
            <text:p>166385</text:p>
          </table:table-cell>
          <table:table-cell table:number-columns-repeated="6"/>
        </table:table-row>
        <table:table-row table:style-name="ro1">
          <table:table-cell office:value-type="float" office:value="166081" calcext:value-type="float">
            <text:p>166081</text:p>
          </table:table-cell>
          <table:table-cell office:value-type="float" office:value="173119" calcext:value-type="float">
            <text:p>173119</text:p>
          </table:table-cell>
          <table:table-cell table:number-columns-repeated="6"/>
        </table:table-row>
        <table:table-row table:style-name="ro1">
          <table:table-cell office:value-type="float" office:value="196090" calcext:value-type="float">
            <text:p>196090</text:p>
          </table:table-cell>
          <table:table-cell office:value-type="float" office:value="180803" calcext:value-type="float">
            <text:p>180803</text:p>
          </table:table-cell>
          <table:table-cell table:number-columns-repeated="6"/>
        </table:table-row>
        <table:table-row table:style-name="ro1">
          <table:table-cell office:value-type="float" office:value="183947" calcext:value-type="float">
            <text:p>183947</text:p>
          </table:table-cell>
          <table:table-cell office:value-type="float" office:value="185669" calcext:value-type="float">
            <text:p>185669</text:p>
          </table:table-cell>
          <table:table-cell table:number-columns-repeated="6"/>
        </table:table-row>
        <table:table-row table:style-name="ro1">
          <table:table-cell office:value-type="float" office:value="226514" calcext:value-type="float">
            <text:p>226514</text:p>
          </table:table-cell>
          <table:table-cell office:value-type="float" office:value="185691" calcext:value-type="float">
            <text:p>185691</text:p>
          </table:table-cell>
          <table:table-cell table:number-columns-repeated="6"/>
        </table:table-row>
        <table:table-row table:style-name="ro1">
          <table:table-cell office:value-type="float" office:value="451637" calcext:value-type="float">
            <text:p>451637</text:p>
          </table:table-cell>
          <table:table-cell office:value-type="float" office:value="187790" calcext:value-type="float">
            <text:p>187790</text:p>
          </table:table-cell>
          <table:table-cell table:number-columns-repeated="6"/>
        </table:table-row>
        <table:table-row table:style-name="ro1">
          <table:table-cell office:value-type="float" office:value="242921" calcext:value-type="float">
            <text:p>242921</text:p>
          </table:table-cell>
          <table:table-cell office:value-type="float" office:value="194362" calcext:value-type="float">
            <text:p>194362</text:p>
          </table:table-cell>
          <table:table-cell table:number-columns-repeated="6"/>
        </table:table-row>
        <table:table-row table:style-name="ro1">
          <table:table-cell office:value-type="float" office:value="223963" calcext:value-type="float">
            <text:p>223963</text:p>
          </table:table-cell>
          <table:table-cell office:value-type="float" office:value="198164" calcext:value-type="float">
            <text:p>198164</text:p>
          </table:table-cell>
          <table:table-cell table:number-columns-repeated="6"/>
        </table:table-row>
        <table:table-row table:style-name="ro1">
          <table:table-cell office:value-type="float" office:value="299664" calcext:value-type="float">
            <text:p>299664</text:p>
          </table:table-cell>
          <table:table-cell office:value-type="float" office:value="223080" calcext:value-type="float">
            <text:p>223080</text:p>
          </table:table-cell>
          <table:table-cell table:number-columns-repeated="6"/>
        </table:table-row>
        <table:table-row table:style-name="ro1">
          <table:table-cell office:value-type="float" office:value="223677" calcext:value-type="float">
            <text:p>223677</text:p>
          </table:table-cell>
          <table:table-cell office:value-type="float" office:value="227519" calcext:value-type="float">
            <text:p>227519</text:p>
          </table:table-cell>
          <table:table-cell table:number-columns-repeated="6"/>
        </table:table-row>
        <table:table-row table:style-name="ro1">
          <table:table-cell office:value-type="float" office:value="206678" calcext:value-type="float">
            <text:p>206678</text:p>
          </table:table-cell>
          <table:table-cell office:value-type="float" office:value="228681" calcext:value-type="float">
            <text:p>228681</text:p>
          </table:table-cell>
          <table:table-cell table:number-columns-repeated="6"/>
        </table:table-row>
        <table:table-row table:style-name="ro1">
          <table:table-cell office:value-type="float" office:value="280665" calcext:value-type="float">
            <text:p>280665</text:p>
          </table:table-cell>
          <table:table-cell office:value-type="float" office:value="230204" calcext:value-type="float">
            <text:p>230204</text:p>
          </table:table-cell>
          <table:table-cell table:number-columns-repeated="6"/>
        </table:table-row>
        <table:table-row table:style-name="ro1">
          <table:table-cell office:value-type="float" office:value="237844" calcext:value-type="float">
            <text:p>237844</text:p>
          </table:table-cell>
          <table:table-cell office:value-type="float" office:value="240622" calcext:value-type="float">
            <text:p>240622</text:p>
          </table:table-cell>
          <table:table-cell table:number-columns-repeated="6"/>
        </table:table-row>
        <table:table-row table:style-name="ro1">
          <table:table-cell office:value-type="float" office:value="241904" calcext:value-type="float">
            <text:p>241904</text:p>
          </table:table-cell>
          <table:table-cell office:value-type="float" office:value="241980" calcext:value-type="float">
            <text:p>241980</text:p>
          </table:table-cell>
          <table:table-cell table:number-columns-repeated="6"/>
        </table:table-row>
        <table:table-row table:style-name="ro1">
          <table:table-cell office:value-type="float" office:value="191633" calcext:value-type="float">
            <text:p>191633</text:p>
          </table:table-cell>
          <table:table-cell office:value-type="float" office:value="256375" calcext:value-type="float">
            <text:p>256375</text:p>
          </table:table-cell>
          <table:table-cell table:number-columns-repeated="6"/>
        </table:table-row>
        <table:table-row table:style-name="ro1">
          <table:table-cell office:value-type="float" office:value="197749" calcext:value-type="float">
            <text:p>197749</text:p>
          </table:table-cell>
          <table:table-cell office:value-type="float" office:value="261094" calcext:value-type="float">
            <text:p>261094</text:p>
          </table:table-cell>
          <table:table-cell table:number-columns-repeated="6"/>
        </table:table-row>
        <table:table-row table:style-name="ro1">
          <table:table-cell office:value-type="float" office:value="270026" calcext:value-type="float">
            <text:p>270026</text:p>
          </table:table-cell>
          <table:table-cell office:value-type="float" office:value="289994" calcext:value-type="float">
            <text:p>289994</text:p>
          </table:table-cell>
          <table:table-cell table:number-columns-repeated="6"/>
        </table:table-row>
        <table:table-row table:style-name="ro1">
          <table:table-cell office:value-type="float" office:value="267371" calcext:value-type="float">
            <text:p>267371</text:p>
          </table:table-cell>
          <table:table-cell office:value-type="float" office:value="304618" calcext:value-type="float">
            <text:p>304618</text:p>
          </table:table-cell>
          <table:table-cell table:number-columns-repeated="6"/>
        </table:table-row>
        <table:table-row table:style-name="ro1">
          <table:table-cell office:value-type="float" office:value="202079" calcext:value-type="float">
            <text:p>202079</text:p>
          </table:table-cell>
          <table:table-cell office:value-type="float" office:value="316243" calcext:value-type="float">
            <text:p>316243</text:p>
          </table:table-cell>
          <table:table-cell table:number-columns-repeated="6"/>
        </table:table-row>
        <table:table-row table:style-name="ro1">
          <table:table-cell office:value-type="float" office:value="254198" calcext:value-type="float">
            <text:p>254198</text:p>
          </table:table-cell>
          <table:table-cell office:value-type="float" office:value="331021" calcext:value-type="float">
            <text:p>331021</text:p>
          </table:table-cell>
          <table:table-cell table:number-columns-repeated="6"/>
        </table:table-row>
        <table:table-row table:style-name="ro1">
          <table:table-cell office:value-type="float" office:value="278927" calcext:value-type="float">
            <text:p>278927</text:p>
          </table:table-cell>
          <table:table-cell office:value-type="float" office:value="349691" calcext:value-type="float">
            <text:p>349691</text:p>
          </table:table-cell>
          <table:table-cell table:number-columns-repeated="6"/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float" office:value="374229" calcext:value-type="float">
            <text:p>374229</text:p>
          </table:table-cell>
          <table:table-cell table:number-columns-repeated="6"/>
        </table:table-row>
        <table:table-row table:style-name="ro1">
          <table:table-cell office:value-type="float" office:value="234551" calcext:value-type="float">
            <text:p>234551</text:p>
          </table:table-cell>
          <table:table-cell office:value-type="float" office:value="378475" calcext:value-type="float">
            <text:p>378475</text:p>
          </table:table-cell>
          <table:table-cell table:number-columns-repeated="6"/>
        </table:table-row>
        <table:table-row table:style-name="ro1">
          <table:table-cell office:value-type="float" office:value="240659" calcext:value-type="float">
            <text:p>240659</text:p>
          </table:table-cell>
          <table:table-cell office:value-type="float" office:value="393124" calcext:value-type="float">
            <text:p>393124</text:p>
          </table:table-cell>
          <table:table-cell table:number-columns-repeated="6"/>
        </table:table-row>
        <table:table-row table:style-name="ro1">
          <table:table-cell office:value-type="float" office:value="470824" calcext:value-type="float">
            <text:p>470824</text:p>
          </table:table-cell>
          <table:table-cell office:value-type="float" office:value="394679" calcext:value-type="float">
            <text:p>394679</text:p>
          </table:table-cell>
          <table:table-cell table:number-columns-repeated="6"/>
        </table:table-row>
        <table:table-row table:style-name="ro1">
          <table:table-cell office:value-type="float" office:value="217951" calcext:value-type="float">
            <text:p>217951</text:p>
          </table:table-cell>
          <table:table-cell office:value-type="float" office:value="417013" calcext:value-type="float">
            <text:p>417013</text:p>
          </table:table-cell>
          <table:table-cell table:number-columns-repeated="6"/>
        </table:table-row>
        <table:table-row table:style-name="ro1">
          <table:table-cell office:value-type="float" office:value="211570" calcext:value-type="float">
            <text:p>211570</text:p>
          </table:table-cell>
          <table:table-cell office:value-type="float" office:value="430594" calcext:value-type="float">
            <text:p>430594</text:p>
          </table:table-cell>
          <table:table-cell table:number-columns-repeated="6"/>
        </table:table-row>
        <table:table-row table:style-name="ro1">
          <table:table-cell office:value-type="float" office:value="186029" calcext:value-type="float">
            <text:p>186029</text:p>
          </table:table-cell>
          <table:table-cell office:value-type="float" office:value="435822" calcext:value-type="float">
            <text:p>435822</text:p>
          </table:table-cell>
          <table:table-cell table:number-columns-repeated="6"/>
        </table:table-row>
        <table:table-row table:style-name="ro1">
          <table:table-cell office:value-type="float" office:value="340711" calcext:value-type="float">
            <text:p>340711</text:p>
          </table:table-cell>
          <table:table-cell office:value-type="float" office:value="487785" calcext:value-type="float">
            <text:p>487785</text:p>
          </table:table-cell>
          <table:table-cell table:number-columns-repeated="6"/>
        </table:table-row>
        <table:table-row table:style-name="ro1">
          <table:table-cell office:value-type="float" office:value="259553" calcext:value-type="float">
            <text:p>259553</text:p>
          </table:table-cell>
          <table:table-cell office:value-type="float" office:value="498020" calcext:value-type="float">
            <text:p>498020</text:p>
          </table:table-cell>
          <table:table-cell table:number-columns-repeated="6"/>
        </table:table-row>
        <table:table-row table:style-name="ro1">
          <table:table-cell office:value-type="float" office:value="316132" calcext:value-type="float">
            <text:p>316132</text:p>
          </table:table-cell>
          <table:table-cell office:value-type="float" office:value="546705" calcext:value-type="float">
            <text:p>546705</text:p>
          </table:table-cell>
          <table:table-cell table:number-columns-repeated="6"/>
        </table:table-row>
        <table:table-row table:style-name="ro1">
          <table:table-cell office:value-type="float" office:value="204487" calcext:value-type="float">
            <text:p>204487</text:p>
          </table:table-cell>
          <table:table-cell office:value-type="float" office:value="571561" calcext:value-type="float">
            <text:p>571561</text:p>
          </table:table-cell>
          <table:table-cell table:number-columns-repeated="6"/>
        </table:table-row>
        <table:table-row table:style-name="ro1">
          <table:table-cell office:value-type="float" office:value="200078" calcext:value-type="float">
            <text:p>200078</text:p>
          </table:table-cell>
          <table:table-cell office:value-type="float" office:value="608418" calcext:value-type="float">
            <text:p>608418</text:p>
          </table:table-cell>
          <table:table-cell table:number-columns-repeated="6"/>
        </table:table-row>
        <table:table-row table:style-name="ro1">
          <table:table-cell office:value-type="float" office:value="269216" calcext:value-type="float">
            <text:p>269216</text:p>
          </table:table-cell>
          <table:table-cell office:value-type="float" office:value="4219.9" calcext:value-type="float">
            <text:p>4219.9</text:p>
          </table:table-cell>
          <table:table-cell table:number-columns-repeated="6"/>
        </table:table-row>
        <table:table-row table:style-name="ro1">
          <table:table-cell office:value-type="float" office:value="244230" calcext:value-type="float">
            <text:p>244230</text:p>
          </table:table-cell>
          <table:table-cell office:value-type="float" office:value="10907.4" calcext:value-type="float">
            <text:p>10907.4</text:p>
          </table:table-cell>
          <table:table-cell table:number-columns-repeated="6"/>
        </table:table-row>
        <table:table-row table:style-name="ro1">
          <table:table-cell office:value-type="float" office:value="218552" calcext:value-type="float">
            <text:p>218552</text:p>
          </table:table-cell>
          <table:table-cell office:value-type="float" office:value="14813" calcext:value-type="float">
            <text:p>14813</text:p>
          </table:table-cell>
          <table:table-cell table:number-columns-repeated="6"/>
        </table:table-row>
        <table:table-row table:style-name="ro1">
          <table:table-cell office:value-type="float" office:value="89528" calcext:value-type="float">
            <text:p>89528</text:p>
          </table:table-cell>
          <table:table-cell office:value-type="float" office:value="29993.7" calcext:value-type="float">
            <text:p>29993.7</text:p>
          </table:table-cell>
          <table:table-cell table:number-columns-repeated="6"/>
        </table:table-row>
        <table:table-row table:style-name="ro1">
          <table:table-cell office:value-type="float" office:value="180108" calcext:value-type="float">
            <text:p>180108</text:p>
          </table:table-cell>
          <table:table-cell office:value-type="float" office:value="34701.2" calcext:value-type="float">
            <text:p>34701.2</text:p>
          </table:table-cell>
          <table:table-cell table:number-columns-repeated="6"/>
        </table:table-row>
        <table:table-row table:style-name="ro1">
          <table:table-cell office:value-type="float" office:value="208257" calcext:value-type="float">
            <text:p>208257</text:p>
          </table:table-cell>
          <table:table-cell office:value-type="float" office:value="37984" calcext:value-type="float">
            <text:p>37984</text:p>
          </table:table-cell>
          <table:table-cell table:number-columns-repeated="6"/>
        </table:table-row>
        <table:table-row table:style-name="ro1">
          <table:table-cell office:value-type="float" office:value="256579" calcext:value-type="float">
            <text:p>256579</text:p>
          </table:table-cell>
          <table:table-cell office:value-type="float" office:value="45335.5" calcext:value-type="float">
            <text:p>45335.5</text:p>
          </table:table-cell>
          <table:table-cell table:number-columns-repeated="6"/>
        </table:table-row>
        <table:table-row table:style-name="ro1">
          <table:table-cell office:value-type="float" office:value="423552" calcext:value-type="float">
            <text:p>423552</text:p>
          </table:table-cell>
          <table:table-cell office:value-type="float" office:value="48695.7" calcext:value-type="float">
            <text:p>48695.7</text:p>
          </table:table-cell>
          <table:table-cell table:number-columns-repeated="6"/>
        </table:table-row>
        <table:table-row table:style-name="ro1">
          <table:table-cell office:value-type="float" office:value="365927" calcext:value-type="float">
            <text:p>365927</text:p>
          </table:table-cell>
          <table:table-cell office:value-type="float" office:value="59797.8" calcext:value-type="float">
            <text:p>59797.8</text:p>
          </table:table-cell>
          <table:table-cell table:number-columns-repeated="6"/>
        </table:table-row>
        <table:table-row table:style-name="ro1">
          <table:table-cell office:value-type="float" office:value="327250" calcext:value-type="float">
            <text:p>327250</text:p>
          </table:table-cell>
          <table:table-cell office:value-type="float" office:value="66450.4" calcext:value-type="float">
            <text:p>66450.4</text:p>
          </table:table-cell>
          <table:table-cell table:number-columns-repeated="6"/>
        </table:table-row>
        <table:table-row table:style-name="ro1">
          <table:table-cell office:value-type="float" office:value="205265" calcext:value-type="float">
            <text:p>205265</text:p>
          </table:table-cell>
          <table:table-cell office:value-type="float" office:value="66629.3" calcext:value-type="float">
            <text:p>66629.3</text:p>
          </table:table-cell>
          <table:table-cell table:number-columns-repeated="6"/>
        </table:table-row>
        <table:table-row table:style-name="ro1">
          <table:table-cell office:value-type="float" office:value="412303" calcext:value-type="float">
            <text:p>412303</text:p>
          </table:table-cell>
          <table:table-cell office:value-type="float" office:value="81447.1" calcext:value-type="float">
            <text:p>81447.1</text:p>
          </table:table-cell>
          <table:table-cell table:number-columns-repeated="6"/>
        </table:table-row>
        <table:table-row table:style-name="ro1">
          <table:table-cell office:value-type="float" office:value="566069" calcext:value-type="float">
            <text:p>566069</text:p>
          </table:table-cell>
          <table:table-cell office:value-type="float" office:value="85902.3" calcext:value-type="float">
            <text:p>85902.3</text:p>
          </table:table-cell>
          <table:table-cell table:number-columns-repeated="6"/>
        </table:table-row>
        <table:table-row table:style-name="ro1">
          <table:table-cell office:value-type="float" office:value="1429318" calcext:value-type="float">
            <text:p>1429318</text:p>
          </table:table-cell>
          <table:table-cell office:value-type="float" office:value="100659" calcext:value-type="float">
            <text:p>100659</text:p>
          </table:table-cell>
          <table:table-cell table:number-columns-repeated="6"/>
        </table:table-row>
        <table:table-row table:style-name="ro1">
          <table:table-cell office:value-type="float" office:value="55021" calcext:value-type="float">
            <text:p>55021</text:p>
          </table:table-cell>
          <table:table-cell office:value-type="float" office:value="103244" calcext:value-type="float">
            <text:p>103244</text:p>
          </table:table-cell>
          <table:table-cell table:number-columns-repeated="6"/>
        </table:table-row>
        <table:table-row table:style-name="ro1">
          <table:table-cell office:value-type="float" office:value="213371" calcext:value-type="float">
            <text:p>213371</text:p>
          </table:table-cell>
          <table:table-cell office:value-type="float" office:value="105867" calcext:value-type="float">
            <text:p>105867</text:p>
          </table:table-cell>
          <table:table-cell table:number-columns-repeated="6"/>
        </table:table-row>
        <table:table-row table:style-name="ro1">
          <table:table-cell office:value-type="float" office:value="171134" calcext:value-type="float">
            <text:p>171134</text:p>
          </table:table-cell>
          <table:table-cell office:value-type="float" office:value="109244" calcext:value-type="float">
            <text:p>109244</text:p>
          </table:table-cell>
          <table:table-cell table:number-columns-repeated="6"/>
        </table:table-row>
        <table:table-row table:style-name="ro1">
          <table:table-cell office:value-type="float" office:value="212516" calcext:value-type="float">
            <text:p>212516</text:p>
          </table:table-cell>
          <table:table-cell office:value-type="float" office:value="112708" calcext:value-type="float">
            <text:p>112708</text:p>
          </table:table-cell>
          <table:table-cell table:number-columns-repeated="6"/>
        </table:table-row>
        <table:table-row table:style-name="ro1">
          <table:table-cell office:value-type="float" office:value="220722" calcext:value-type="float">
            <text:p>220722</text:p>
          </table:table-cell>
          <table:table-cell office:value-type="float" office:value="120687" calcext:value-type="float">
            <text:p>120687</text:p>
          </table:table-cell>
          <table:table-cell table:number-columns-repeated="6"/>
        </table:table-row>
        <table:table-row table:style-name="ro1">
          <table:table-cell office:value-type="float" office:value="154024" calcext:value-type="float">
            <text:p>154024</text:p>
          </table:table-cell>
          <table:table-cell office:value-type="float" office:value="123420" calcext:value-type="float">
            <text:p>123420</text:p>
          </table:table-cell>
          <table:table-cell table:number-columns-repeated="6"/>
        </table:table-row>
        <table:table-row table:style-name="ro1">
          <table:table-cell office:value-type="float" office:value="327456" calcext:value-type="float">
            <text:p>327456</text:p>
          </table:table-cell>
          <table:table-cell office:value-type="float" office:value="127693" calcext:value-type="float">
            <text:p>127693</text:p>
          </table:table-cell>
          <table:table-cell table:number-columns-repeated="6"/>
        </table:table-row>
        <table:table-row table:style-name="ro1">
          <table:table-cell office:value-type="float" office:value="209402" calcext:value-type="float">
            <text:p>209402</text:p>
          </table:table-cell>
          <table:table-cell office:value-type="float" office:value="139791" calcext:value-type="float">
            <text:p>139791</text:p>
          </table:table-cell>
          <table:table-cell table:number-columns-repeated="6"/>
        </table:table-row>
        <table:table-row table:style-name="ro1">
          <table:table-cell office:value-type="float" office:value="171953" calcext:value-type="float">
            <text:p>171953</text:p>
          </table:table-cell>
          <table:table-cell office:value-type="float" office:value="144947" calcext:value-type="float">
            <text:p>144947</text:p>
          </table:table-cell>
          <table:table-cell table:number-columns-repeated="6"/>
        </table:table-row>
        <table:table-row table:style-name="ro1">
          <table:table-cell office:value-type="float" office:value="206570" calcext:value-type="float">
            <text:p>206570</text:p>
          </table:table-cell>
          <table:table-cell office:value-type="float" office:value="148577" calcext:value-type="float">
            <text:p>148577</text:p>
          </table:table-cell>
          <table:table-cell table:number-columns-repeated="6"/>
        </table:table-row>
        <table:table-row table:style-name="ro1">
          <table:table-cell office:value-type="float" office:value="301963" calcext:value-type="float">
            <text:p>301963</text:p>
          </table:table-cell>
          <table:table-cell office:value-type="float" office:value="164901" calcext:value-type="float">
            <text:p>164901</text:p>
          </table:table-cell>
          <table:table-cell table:number-columns-repeated="6"/>
        </table:table-row>
        <table:table-row table:style-name="ro1">
          <table:table-cell office:value-type="float" office:value="185944" calcext:value-type="float">
            <text:p>185944</text:p>
          </table:table-cell>
          <table:table-cell office:value-type="float" office:value="188622" calcext:value-type="float">
            <text:p>188622</text:p>
          </table:table-cell>
          <table:table-cell table:number-columns-repeated="6"/>
        </table:table-row>
        <table:table-row table:style-name="ro1">
          <table:table-cell office:value-type="float" office:value="307099" calcext:value-type="float">
            <text:p>307099</text:p>
          </table:table-cell>
          <table:table-cell office:value-type="float" office:value="189889" calcext:value-type="float">
            <text:p>189889</text:p>
          </table:table-cell>
          <table:table-cell table:number-columns-repeated="6"/>
        </table:table-row>
        <table:table-row table:style-name="ro1">
          <table:table-cell office:value-type="float" office:value="140457" calcext:value-type="float">
            <text:p>140457</text:p>
          </table:table-cell>
          <table:table-cell office:value-type="float" office:value="190123" calcext:value-type="float">
            <text:p>190123</text:p>
          </table:table-cell>
          <table:table-cell table:number-columns-repeated="6"/>
        </table:table-row>
        <table:table-row table:style-name="ro1">
          <table:table-cell office:value-type="float" office:value="283655" calcext:value-type="float">
            <text:p>283655</text:p>
          </table:table-cell>
          <table:table-cell office:value-type="float" office:value="191979" calcext:value-type="float">
            <text:p>191979</text:p>
          </table:table-cell>
          <table:table-cell table:number-columns-repeated="6"/>
        </table:table-row>
        <table:table-row table:style-name="ro1">
          <table:table-cell office:value-type="float" office:value="199477" calcext:value-type="float">
            <text:p>199477</text:p>
          </table:table-cell>
          <table:table-cell office:value-type="float" office:value="197092" calcext:value-type="float">
            <text:p>197092</text:p>
          </table:table-cell>
          <table:table-cell table:number-columns-repeated="6"/>
        </table:table-row>
        <table:table-row table:style-name="ro1">
          <table:table-cell office:value-type="float" office:value="203489" calcext:value-type="float">
            <text:p>203489</text:p>
          </table:table-cell>
          <table:table-cell office:value-type="float" office:value="203769" calcext:value-type="float">
            <text:p>203769</text:p>
          </table:table-cell>
          <table:table-cell table:number-columns-repeated="6"/>
        </table:table-row>
        <table:table-row table:style-name="ro1">
          <table:table-cell office:value-type="float" office:value="184525" calcext:value-type="float">
            <text:p>184525</text:p>
          </table:table-cell>
          <table:table-cell office:value-type="float" office:value="205059" calcext:value-type="float">
            <text:p>205059</text:p>
          </table:table-cell>
          <table:table-cell table:number-columns-repeated="6"/>
        </table:table-row>
        <table:table-row table:style-name="ro1">
          <table:table-cell office:value-type="float" office:value="342250" calcext:value-type="float">
            <text:p>342250</text:p>
          </table:table-cell>
          <table:table-cell office:value-type="float" office:value="206296" calcext:value-type="float">
            <text:p>206296</text:p>
          </table:table-cell>
          <table:table-cell table:number-columns-repeated="6"/>
        </table:table-row>
        <table:table-row table:style-name="ro1">
          <table:table-cell office:value-type="float" office:value="421224" calcext:value-type="float">
            <text:p>421224</text:p>
          </table:table-cell>
          <table:table-cell office:value-type="float" office:value="212112" calcext:value-type="float">
            <text:p>212112</text:p>
          </table:table-cell>
          <table:table-cell table:number-columns-repeated="6"/>
        </table:table-row>
        <table:table-row table:style-name="ro1">
          <table:table-cell office:value-type="float" office:value="321034" calcext:value-type="float">
            <text:p>321034</text:p>
          </table:table-cell>
          <table:table-cell office:value-type="float" office:value="216632" calcext:value-type="float">
            <text:p>216632</text:p>
          </table:table-cell>
          <table:table-cell table:number-columns-repeated="6"/>
        </table:table-row>
        <table:table-row table:style-name="ro1">
          <table:table-cell office:value-type="float" office:value="443976" calcext:value-type="float">
            <text:p>443976</text:p>
          </table:table-cell>
          <table:table-cell office:value-type="float" office:value="217250" calcext:value-type="float">
            <text:p>217250</text:p>
          </table:table-cell>
          <table:table-cell table:number-columns-repeated="6"/>
        </table:table-row>
        <table:table-row table:style-name="ro1">
          <table:table-cell office:value-type="float" office:value="238887" calcext:value-type="float">
            <text:p>238887</text:p>
          </table:table-cell>
          <table:table-cell office:value-type="float" office:value="220080" calcext:value-type="float">
            <text:p>220080</text:p>
          </table:table-cell>
          <table:table-cell table:number-columns-repeated="6"/>
        </table:table-row>
        <table:table-row table:style-name="ro1">
          <table:table-cell office:value-type="float" office:value="260528" calcext:value-type="float">
            <text:p>260528</text:p>
          </table:table-cell>
          <table:table-cell office:value-type="float" office:value="224220" calcext:value-type="float">
            <text:p>224220</text:p>
          </table:table-cell>
          <table:table-cell table:number-columns-repeated="6"/>
        </table:table-row>
        <table:table-row table:style-name="ro1">
          <table:table-cell office:value-type="float" office:value="97933" calcext:value-type="float">
            <text:p>97933</text:p>
          </table:table-cell>
          <table:table-cell office:value-type="float" office:value="236639" calcext:value-type="float">
            <text:p>236639</text:p>
          </table:table-cell>
          <table:table-cell table:number-columns-repeated="6"/>
        </table:table-row>
        <table:table-row table:style-name="ro1">
          <table:table-cell office:value-type="float" office:value="187975" calcext:value-type="float">
            <text:p>187975</text:p>
          </table:table-cell>
          <table:table-cell office:value-type="float" office:value="237690" calcext:value-type="float">
            <text:p>237690</text:p>
          </table:table-cell>
          <table:table-cell table:number-columns-repeated="6"/>
        </table:table-row>
        <table:table-row table:style-name="ro1">
          <table:table-cell office:value-type="float" office:value="163114" calcext:value-type="float">
            <text:p>163114</text:p>
          </table:table-cell>
          <table:table-cell office:value-type="float" office:value="239438" calcext:value-type="float">
            <text:p>239438</text:p>
          </table:table-cell>
          <table:table-cell table:number-columns-repeated="6"/>
        </table:table-row>
        <table:table-row table:style-name="ro1">
          <table:table-cell office:value-type="float" office:value="12990" calcext:value-type="float">
            <text:p>12990</text:p>
          </table:table-cell>
          <table:table-cell office:value-type="float" office:value="242243" calcext:value-type="float">
            <text:p>242243</text:p>
          </table:table-cell>
          <table:table-cell table:number-columns-repeated="6"/>
        </table:table-row>
        <table:table-row table:style-name="ro1">
          <table:table-cell office:value-type="float" office:value="234815" calcext:value-type="float">
            <text:p>234815</text:p>
          </table:table-cell>
          <table:table-cell office:value-type="float" office:value="245448" calcext:value-type="float">
            <text:p>245448</text:p>
          </table:table-cell>
          <table:table-cell table:number-columns-repeated="6"/>
        </table:table-row>
        <table:table-row table:style-name="ro1">
          <table:table-cell office:value-type="float" office:value="378846" calcext:value-type="float">
            <text:p>378846</text:p>
          </table:table-cell>
          <table:table-cell office:value-type="float" office:value="262640" calcext:value-type="float">
            <text:p>262640</text:p>
          </table:table-cell>
          <table:table-cell table:number-columns-repeated="6"/>
        </table:table-row>
        <table:table-row table:style-name="ro1">
          <table:table-cell office:value-type="float" office:value="227050" calcext:value-type="float">
            <text:p>227050</text:p>
          </table:table-cell>
          <table:table-cell office:value-type="float" office:value="272343" calcext:value-type="float">
            <text:p>272343</text:p>
          </table:table-cell>
          <table:table-cell table:number-columns-repeated="6"/>
        </table:table-row>
        <table:table-row table:style-name="ro1">
          <table:table-cell office:value-type="float" office:value="226435" calcext:value-type="float">
            <text:p>226435</text:p>
          </table:table-cell>
          <table:table-cell office:value-type="float" office:value="289220" calcext:value-type="float">
            <text:p>289220</text:p>
          </table:table-cell>
          <table:table-cell table:number-columns-repeated="6"/>
        </table:table-row>
        <table:table-row table:style-name="ro1">
          <table:table-cell office:value-type="float" office:value="91894" calcext:value-type="float">
            <text:p>91894</text:p>
          </table:table-cell>
          <table:table-cell office:value-type="float" office:value="289563" calcext:value-type="float">
            <text:p>289563</text:p>
          </table:table-cell>
          <table:table-cell table:number-columns-repeated="6"/>
        </table:table-row>
        <table:table-row table:style-name="ro1">
          <table:table-cell office:value-type="float" office:value="37677" calcext:value-type="float">
            <text:p>37677</text:p>
          </table:table-cell>
          <table:table-cell office:value-type="float" office:value="299155" calcext:value-type="float">
            <text:p>299155</text:p>
          </table:table-cell>
          <table:table-cell table:number-columns-repeated="6"/>
        </table:table-row>
        <table:table-row table:style-name="ro1">
          <table:table-cell office:value-type="float" office:value="130464" calcext:value-type="float">
            <text:p>130464</text:p>
          </table:table-cell>
          <table:table-cell office:value-type="float" office:value="351510" calcext:value-type="float">
            <text:p>351510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3057" calcext:value-type="float">
            <text:p>353057</text:p>
          </table:table-cell>
          <table:table-cell table:number-columns-repeated="6"/>
        </table:table-row>
        <table:table-row table:style-name="ro1">
          <table:table-cell office:value-type="float" office:value="65787" calcext:value-type="float">
            <text:p>65787</text:p>
          </table:table-cell>
          <table:table-cell office:value-type="float" office:value="369669" calcext:value-type="float">
            <text:p>369669</text:p>
          </table:table-cell>
          <table:table-cell table:number-columns-repeated="6"/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378111" calcext:value-type="float">
            <text:p>378111</text:p>
          </table:table-cell>
          <table:table-cell table:number-columns-repeated="6"/>
        </table:table-row>
        <table:table-row table:style-name="ro1">
          <table:table-cell office:value-type="float" office:value="47686" calcext:value-type="float">
            <text:p>47686</text:p>
          </table:table-cell>
          <table:table-cell office:value-type="float" office:value="378617" calcext:value-type="float">
            <text:p>378617</text:p>
          </table:table-cell>
          <table:table-cell table:number-columns-repeated="6"/>
        </table:table-row>
        <table:table-row table:style-name="ro1">
          <table:table-cell office:value-type="float" office:value="210979" calcext:value-type="float">
            <text:p>210979</text:p>
          </table:table-cell>
          <table:table-cell office:value-type="float" office:value="393678" calcext:value-type="float">
            <text:p>393678</text:p>
          </table:table-cell>
          <table:table-cell table:number-columns-repeated="6"/>
        </table:table-row>
        <table:table-row table:style-name="ro1">
          <table:table-cell office:value-type="float" office:value="223642" calcext:value-type="float">
            <text:p>223642</text:p>
          </table:table-cell>
          <table:table-cell office:value-type="float" office:value="408816" calcext:value-type="float">
            <text:p>408816</text:p>
          </table:table-cell>
          <table:table-cell table:number-columns-repeated="6"/>
        </table:table-row>
        <table:table-row table:style-name="ro1">
          <table:table-cell office:value-type="float" office:value="278433" calcext:value-type="float">
            <text:p>278433</text:p>
          </table:table-cell>
          <table:table-cell office:value-type="float" office:value="419866" calcext:value-type="float">
            <text:p>419866</text:p>
          </table:table-cell>
          <table:table-cell table:number-columns-repeated="6"/>
        </table:table-row>
        <table:table-row table:style-name="ro1">
          <table:table-cell office:value-type="float" office:value="14538" calcext:value-type="float">
            <text:p>14538</text:p>
          </table:table-cell>
          <table:table-cell office:value-type="float" office:value="472009" calcext:value-type="float">
            <text:p>472009</text:p>
          </table:table-cell>
          <table:table-cell table:number-columns-repeated="6"/>
        </table:table-row>
        <table:table-row table:style-name="ro1">
          <table:table-cell office:value-type="float" office:value="31195" calcext:value-type="float">
            <text:p>31195</text:p>
          </table:table-cell>
          <table:table-cell office:value-type="float" office:value="532464" calcext:value-type="float">
            <text:p>532464</text:p>
          </table:table-cell>
          <table:table-cell table:number-columns-repeated="6"/>
        </table:table-row>
        <table:table-row table:style-name="ro1">
          <table:table-cell office:value-type="float" office:value="37198" calcext:value-type="float">
            <text:p>37198</text:p>
          </table:table-cell>
          <table:table-cell office:value-type="float" office:value="565545" calcext:value-type="float">
            <text:p>565545</text:p>
          </table:table-cell>
          <table:table-cell table:number-columns-repeated="6"/>
        </table:table-row>
        <table:table-row table:style-name="ro1">
          <table:table-cell office:value-type="float" office:value="87388" calcext:value-type="float">
            <text:p>87388</text:p>
          </table:table-cell>
          <table:table-cell office:value-type="float" office:value="588310" calcext:value-type="float">
            <text:p>588310</text:p>
          </table:table-cell>
          <table:table-cell table:number-columns-repeated="6"/>
        </table:table-row>
        <table:table-row table:style-name="ro1">
          <table:table-cell office:value-type="float" office:value="208716" calcext:value-type="float">
            <text:p>208716</text:p>
          </table:table-cell>
          <table:table-cell office:value-type="float" office:value="624172" calcext:value-type="float">
            <text:p>624172</text:p>
          </table:table-cell>
          <table:table-cell table:number-columns-repeated="6"/>
        </table:table-row>
        <table:table-row table:style-name="ro1">
          <table:table-cell office:value-type="float" office:value="186155" calcext:value-type="float">
            <text:p>186155</text:p>
          </table:table-cell>
          <table:table-cell office:value-type="float" office:value="834525" calcext:value-type="float">
            <text:p>834525</text:p>
          </table:table-cell>
          <table:table-cell table:number-columns-repeated="6"/>
        </table:table-row>
        <table:table-row table:style-name="ro1">
          <table:table-cell office:value-type="float" office:value="486522" calcext:value-type="float">
            <text:p>486522</text:p>
          </table:table-cell>
          <table:table-cell office:value-type="float" office:value="5330.68" calcext:value-type="float">
            <text:p>5330.68</text:p>
          </table:table-cell>
          <table:table-cell table:number-columns-repeated="6"/>
        </table:table-row>
        <table:table-row table:style-name="ro1">
          <table:table-cell office:value-type="float" office:value="377222" calcext:value-type="float">
            <text:p>377222</text:p>
          </table:table-cell>
          <table:table-cell office:value-type="float" office:value="22207.3" calcext:value-type="float">
            <text:p>22207.3</text:p>
          </table:table-cell>
          <table:table-cell table:number-columns-repeated="6"/>
        </table:table-row>
        <table:table-row table:style-name="ro1">
          <table:table-cell office:value-type="float" office:value="455711" calcext:value-type="float">
            <text:p>455711</text:p>
          </table:table-cell>
          <table:table-cell office:value-type="float" office:value="30672.7" calcext:value-type="float">
            <text:p>30672.7</text:p>
          </table:table-cell>
          <table:table-cell table:number-columns-repeated="6"/>
        </table:table-row>
        <table:table-row table:style-name="ro1">
          <table:table-cell office:value-type="float" office:value="355554" calcext:value-type="float">
            <text:p>355554</text:p>
          </table:table-cell>
          <table:table-cell office:value-type="float" office:value="32712.1" calcext:value-type="float">
            <text:p>32712.1</text:p>
          </table:table-cell>
          <table:table-cell table:number-columns-repeated="6"/>
        </table:table-row>
        <table:table-row table:style-name="ro1">
          <table:table-cell office:value-type="float" office:value="513868" calcext:value-type="float">
            <text:p>513868</text:p>
          </table:table-cell>
          <table:table-cell office:value-type="float" office:value="35549.1" calcext:value-type="float">
            <text:p>35549.1</text:p>
          </table:table-cell>
          <table:table-cell table:number-columns-repeated="6"/>
        </table:table-row>
        <table:table-row table:style-name="ro1">
          <table:table-cell office:value-type="float" office:value="130420" calcext:value-type="float">
            <text:p>130420</text:p>
          </table:table-cell>
          <table:table-cell office:value-type="float" office:value="49623.8" calcext:value-type="float">
            <text:p>49623.8</text:p>
          </table:table-cell>
          <table:table-cell table:number-columns-repeated="6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58447.8" calcext:value-type="float">
            <text:p>58447.8</text:p>
          </table:table-cell>
          <table:table-cell table:number-columns-repeated="6"/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61436.3" calcext:value-type="float">
            <text:p>61436.3</text:p>
          </table:table-cell>
          <table:table-cell table:number-columns-repeated="6"/>
        </table:table-row>
        <table:table-row table:style-name="ro1">
          <table:table-cell office:value-type="float" office:value="121187" calcext:value-type="float">
            <text:p>121187</text:p>
          </table:table-cell>
          <table:table-cell office:value-type="float" office:value="62892.4" calcext:value-type="float">
            <text:p>62892.4</text:p>
          </table:table-cell>
          <table:table-cell table:number-columns-repeated="6"/>
        </table:table-row>
        <table:table-row table:style-name="ro1">
          <table:table-cell office:value-type="float" office:value="161568" calcext:value-type="float">
            <text:p>161568</text:p>
          </table:table-cell>
          <table:table-cell office:value-type="float" office:value="69549.6" calcext:value-type="float">
            <text:p>69549.6</text:p>
          </table:table-cell>
          <table:table-cell table:number-columns-repeated="6"/>
        </table:table-row>
        <table:table-row table:style-name="ro1">
          <table:table-cell office:value-type="float" office:value="589539" calcext:value-type="float">
            <text:p>589539</text:p>
          </table:table-cell>
          <table:table-cell office:value-type="float" office:value="77018.5" calcext:value-type="float">
            <text:p>77018.5</text:p>
          </table:table-cell>
          <table:table-cell table:number-columns-repeated="6"/>
        </table:table-row>
        <table:table-row table:style-name="ro1">
          <table:table-cell office:value-type="float" office:value="301583" calcext:value-type="float">
            <text:p>301583</text:p>
          </table:table-cell>
          <table:table-cell office:value-type="float" office:value="80363.9" calcext:value-type="float">
            <text:p>80363.9</text:p>
          </table:table-cell>
          <table:table-cell table:number-columns-repeated="6"/>
        </table:table-row>
        <table:table-row table:style-name="ro1">
          <table:table-cell office:value-type="float" office:value="386209" calcext:value-type="float">
            <text:p>386209</text:p>
          </table:table-cell>
          <table:table-cell office:value-type="float" office:value="82041.2" calcext:value-type="float">
            <text:p>82041.2</text:p>
          </table:table-cell>
          <table:table-cell table:number-columns-repeated="6"/>
        </table:table-row>
        <table:table-row table:style-name="ro1">
          <table:table-cell office:value-type="float" office:value="177971" calcext:value-type="float">
            <text:p>177971</text:p>
          </table:table-cell>
          <table:table-cell office:value-type="float" office:value="87787.5" calcext:value-type="float">
            <text:p>87787.5</text:p>
          </table:table-cell>
          <table:table-cell table:number-columns-repeated="6"/>
        </table:table-row>
        <table:table-row table:style-name="ro1">
          <table:table-cell office:value-type="float" office:value="218957" calcext:value-type="float">
            <text:p>218957</text:p>
          </table:table-cell>
          <table:table-cell office:value-type="float" office:value="93544.8" calcext:value-type="float">
            <text:p>93544.8</text:p>
          </table:table-cell>
          <table:table-cell table:number-columns-repeated="6"/>
        </table:table-row>
        <table:table-row table:style-name="ro1">
          <table:table-cell office:value-type="float" office:value="204122" calcext:value-type="float">
            <text:p>204122</text:p>
          </table:table-cell>
          <table:table-cell office:value-type="float" office:value="94391.8" calcext:value-type="float">
            <text:p>94391.8</text:p>
          </table:table-cell>
          <table:table-cell table:number-columns-repeated="6"/>
        </table:table-row>
        <table:table-row table:style-name="ro1">
          <table:table-cell office:value-type="float" office:value="290633" calcext:value-type="float">
            <text:p>290633</text:p>
          </table:table-cell>
          <table:table-cell office:value-type="float" office:value="98410" calcext:value-type="float">
            <text:p>98410</text:p>
          </table:table-cell>
          <table:table-cell table:number-columns-repeated="6"/>
        </table:table-row>
        <table:table-row table:style-name="ro1">
          <table:table-cell office:value-type="float" office:value="242564" calcext:value-type="float">
            <text:p>242564</text:p>
          </table:table-cell>
          <table:table-cell office:value-type="float" office:value="107704" calcext:value-type="float">
            <text:p>107704</text:p>
          </table:table-cell>
          <table:table-cell table:number-columns-repeated="6"/>
        </table:table-row>
        <table:table-row table:style-name="ro1">
          <table:table-cell office:value-type="float" office:value="345319" calcext:value-type="float">
            <text:p>345319</text:p>
          </table:table-cell>
          <table:table-cell office:value-type="float" office:value="107713" calcext:value-type="float">
            <text:p>107713</text:p>
          </table:table-cell>
          <table:table-cell table:number-columns-repeated="6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float" office:value="110264" calcext:value-type="float">
            <text:p>110264</text:p>
          </table:table-cell>
          <table:table-cell table:number-columns-repeated="6"/>
        </table:table-row>
        <table:table-row table:style-name="ro1">
          <table:table-cell office:value-type="float" office:value="539850" calcext:value-type="float">
            <text:p>539850</text:p>
          </table:table-cell>
          <table:table-cell office:value-type="float" office:value="114678" calcext:value-type="float">
            <text:p>114678</text:p>
          </table:table-cell>
          <table:table-cell table:number-columns-repeated="6"/>
        </table:table-row>
        <table:table-row table:style-name="ro1">
          <table:table-cell office:value-type="float" office:value="73564" calcext:value-type="float">
            <text:p>73564</text:p>
          </table:table-cell>
          <table:table-cell office:value-type="float" office:value="114877" calcext:value-type="float">
            <text:p>114877</text:p>
          </table:table-cell>
          <table:table-cell table:number-columns-repeated="6"/>
        </table:table-row>
        <table:table-row table:style-name="ro1">
          <table:table-cell office:value-type="float" office:value="351137" calcext:value-type="float">
            <text:p>351137</text:p>
          </table:table-cell>
          <table:table-cell office:value-type="float" office:value="117858" calcext:value-type="float">
            <text:p>117858</text:p>
          </table:table-cell>
          <table:table-cell table:number-columns-repeated="6"/>
        </table:table-row>
        <table:table-row table:style-name="ro1">
          <table:table-cell office:value-type="float" office:value="356075" calcext:value-type="float">
            <text:p>356075</text:p>
          </table:table-cell>
          <table:table-cell office:value-type="float" office:value="124853" calcext:value-type="float">
            <text:p>124853</text:p>
          </table:table-cell>
          <table:table-cell table:number-columns-repeated="6"/>
        </table:table-row>
        <table:table-row table:style-name="ro1">
          <table:table-cell office:value-type="float" office:value="368658" calcext:value-type="float">
            <text:p>368658</text:p>
          </table:table-cell>
          <table:table-cell office:value-type="float" office:value="131511" calcext:value-type="float">
            <text:p>131511</text:p>
          </table:table-cell>
          <table:table-cell table:number-columns-repeated="6"/>
        </table:table-row>
        <table:table-row table:style-name="ro1">
          <table:table-cell office:value-type="float" office:value="267791" calcext:value-type="float">
            <text:p>267791</text:p>
          </table:table-cell>
          <table:table-cell office:value-type="float" office:value="133331" calcext:value-type="float">
            <text:p>133331</text:p>
          </table:table-cell>
          <table:table-cell table:number-columns-repeated="6"/>
        </table:table-row>
        <table:table-row table:style-name="ro1">
          <table:table-cell office:value-type="float" office:value="398401" calcext:value-type="float">
            <text:p>398401</text:p>
          </table:table-cell>
          <table:table-cell office:value-type="float" office:value="135021" calcext:value-type="float">
            <text:p>135021</text:p>
          </table:table-cell>
          <table:table-cell table:number-columns-repeated="6"/>
        </table:table-row>
        <table:table-row table:style-name="ro1">
          <table:table-cell office:value-type="float" office:value="298285" calcext:value-type="float">
            <text:p>298285</text:p>
          </table:table-cell>
          <table:table-cell office:value-type="float" office:value="143842" calcext:value-type="float">
            <text:p>143842</text:p>
          </table:table-cell>
          <table:table-cell table:number-columns-repeated="6"/>
        </table:table-row>
        <table:table-row table:style-name="ro1">
          <table:table-cell office:value-type="float" office:value="259513" calcext:value-type="float">
            <text:p>259513</text:p>
          </table:table-cell>
          <table:table-cell office:value-type="float" office:value="152480" calcext:value-type="float">
            <text:p>152480</text:p>
          </table:table-cell>
          <table:table-cell table:number-columns-repeated="6"/>
        </table:table-row>
        <table:table-row table:style-name="ro1">
          <table:table-cell office:value-type="float" office:value="435261" calcext:value-type="float">
            <text:p>435261</text:p>
          </table:table-cell>
          <table:table-cell office:value-type="float" office:value="158504" calcext:value-type="float">
            <text:p>158504</text:p>
          </table:table-cell>
          <table:table-cell table:number-columns-repeated="6"/>
        </table:table-row>
        <table:table-row table:style-name="ro1">
          <table:table-cell office:value-type="float" office:value="222177" calcext:value-type="float">
            <text:p>222177</text:p>
          </table:table-cell>
          <table:table-cell office:value-type="float" office:value="167701" calcext:value-type="float">
            <text:p>167701</text:p>
          </table:table-cell>
          <table:table-cell table:number-columns-repeated="6"/>
        </table:table-row>
        <table:table-row table:style-name="ro1">
          <table:table-cell office:value-type="float" office:value="54388" calcext:value-type="float">
            <text:p>54388</text:p>
          </table:table-cell>
          <table:table-cell office:value-type="float" office:value="177517" calcext:value-type="float">
            <text:p>177517</text:p>
          </table:table-cell>
          <table:table-cell table:number-columns-repeated="6"/>
        </table:table-row>
        <table:table-row table:style-name="ro1">
          <table:table-cell office:value-type="float" office:value="268360" calcext:value-type="float">
            <text:p>268360</text:p>
          </table:table-cell>
          <table:table-cell office:value-type="float" office:value="180945" calcext:value-type="float">
            <text:p>180945</text:p>
          </table:table-cell>
          <table:table-cell table:number-columns-repeated="6"/>
        </table:table-row>
        <table:table-row table:style-name="ro1">
          <table:table-cell office:value-type="float" office:value="410488" calcext:value-type="float">
            <text:p>410488</text:p>
          </table:table-cell>
          <table:table-cell office:value-type="float" office:value="184327" calcext:value-type="float">
            <text:p>184327</text:p>
          </table:table-cell>
          <table:table-cell table:number-columns-repeated="6"/>
        </table:table-row>
        <table:table-row table:style-name="ro1">
          <table:table-cell office:value-type="float" office:value="428252" calcext:value-type="float">
            <text:p>428252</text:p>
          </table:table-cell>
          <table:table-cell office:value-type="float" office:value="212024" calcext:value-type="float">
            <text:p>212024</text:p>
          </table:table-cell>
          <table:table-cell table:number-columns-repeated="6"/>
        </table:table-row>
        <table:table-row table:style-name="ro1">
          <table:table-cell office:value-type="float" office:value="46878" calcext:value-type="float">
            <text:p>46878</text:p>
          </table:table-cell>
          <table:table-cell office:value-type="float" office:value="212631" calcext:value-type="float">
            <text:p>212631</text:p>
          </table:table-cell>
          <table:table-cell table:number-columns-repeated="6"/>
        </table:table-row>
        <table:table-row table:style-name="ro1">
          <table:table-cell office:value-type="float" office:value="351110" calcext:value-type="float">
            <text:p>351110</text:p>
          </table:table-cell>
          <table:table-cell office:value-type="float" office:value="217957" calcext:value-type="float">
            <text:p>217957</text:p>
          </table:table-cell>
          <table:table-cell table:number-columns-repeated="6"/>
        </table:table-row>
        <table:table-row table:style-name="ro1">
          <table:table-cell office:value-type="float" office:value="168713" calcext:value-type="float">
            <text:p>168713</text:p>
          </table:table-cell>
          <table:table-cell office:value-type="float" office:value="220563" calcext:value-type="float">
            <text:p>220563</text:p>
          </table:table-cell>
          <table:table-cell table:number-columns-repeated="6"/>
        </table:table-row>
        <table:table-row table:style-name="ro1">
          <table:table-cell office:value-type="float" office:value="189467" calcext:value-type="float">
            <text:p>189467</text:p>
          </table:table-cell>
          <table:table-cell office:value-type="float" office:value="237879" calcext:value-type="float">
            <text:p>237879</text:p>
          </table:table-cell>
          <table:table-cell table:number-columns-repeated="6"/>
        </table:table-row>
        <table:table-row table:style-name="ro1">
          <table:table-cell office:value-type="float" office:value="273883" calcext:value-type="float">
            <text:p>273883</text:p>
          </table:table-cell>
          <table:table-cell office:value-type="float" office:value="275182" calcext:value-type="float">
            <text:p>275182</text:p>
          </table:table-cell>
          <table:table-cell table:number-columns-repeated="6"/>
        </table:table-row>
        <table:table-row table:style-name="ro1">
          <table:table-cell office:value-type="float" office:value="195039" calcext:value-type="float">
            <text:p>195039</text:p>
          </table:table-cell>
          <table:table-cell office:value-type="float" office:value="291621" calcext:value-type="float">
            <text:p>291621</text:p>
          </table:table-cell>
          <table:table-cell table:number-columns-repeated="6"/>
        </table:table-row>
        <table:table-row table:style-name="ro1">
          <table:table-cell office:value-type="float" office:value="262319" calcext:value-type="float">
            <text:p>262319</text:p>
          </table:table-cell>
          <table:table-cell office:value-type="float" office:value="304264" calcext:value-type="float">
            <text:p>304264</text:p>
          </table:table-cell>
          <table:table-cell table:number-columns-repeated="6"/>
        </table:table-row>
        <table:table-row table:style-name="ro1">
          <table:table-cell office:value-type="float" office:value="170598" calcext:value-type="float">
            <text:p>170598</text:p>
          </table:table-cell>
          <table:table-cell office:value-type="float" office:value="307267" calcext:value-type="float">
            <text:p>307267</text:p>
          </table:table-cell>
          <table:table-cell table:number-columns-repeated="6"/>
        </table:table-row>
        <table:table-row table:style-name="ro1">
          <table:table-cell office:value-type="float" office:value="140345" calcext:value-type="float">
            <text:p>140345</text:p>
          </table:table-cell>
          <table:table-cell office:value-type="float" office:value="309141" calcext:value-type="float">
            <text:p>309141</text:p>
          </table:table-cell>
          <table:table-cell table:number-columns-repeated="6"/>
        </table:table-row>
        <table:table-row table:style-name="ro1">
          <table:table-cell office:value-type="float" office:value="175553" calcext:value-type="float">
            <text:p>175553</text:p>
          </table:table-cell>
          <table:table-cell office:value-type="float" office:value="322075" calcext:value-type="float">
            <text:p>322075</text:p>
          </table:table-cell>
          <table:table-cell table:number-columns-repeated="6"/>
        </table:table-row>
        <table:table-row table:style-name="ro1">
          <table:table-cell office:value-type="float" office:value="278960" calcext:value-type="float">
            <text:p>278960</text:p>
          </table:table-cell>
          <table:table-cell office:value-type="float" office:value="324271" calcext:value-type="float">
            <text:p>324271</text:p>
          </table:table-cell>
          <table:table-cell table:number-columns-repeated="6"/>
        </table:table-row>
        <table:table-row table:style-name="ro1">
          <table:table-cell office:value-type="float" office:value="389443" calcext:value-type="float">
            <text:p>389443</text:p>
          </table:table-cell>
          <table:table-cell office:value-type="float" office:value="340618" calcext:value-type="float">
            <text:p>340618</text:p>
          </table:table-cell>
          <table:table-cell table:number-columns-repeated="6"/>
        </table:table-row>
        <table:table-row table:style-name="ro1">
          <table:table-cell office:value-type="float" office:value="403240" calcext:value-type="float">
            <text:p>403240</text:p>
          </table:table-cell>
          <table:table-cell office:value-type="float" office:value="356931" calcext:value-type="float">
            <text:p>356931</text:p>
          </table:table-cell>
          <table:table-cell table:number-columns-repeated="6"/>
        </table:table-row>
        <table:table-row table:style-name="ro1">
          <table:table-cell office:value-type="float" office:value="301513" calcext:value-type="float">
            <text:p>301513</text:p>
          </table:table-cell>
          <table:table-cell office:value-type="float" office:value="370701" calcext:value-type="float">
            <text:p>370701</text:p>
          </table:table-cell>
          <table:table-cell table:number-columns-repeated="6"/>
        </table:table-row>
        <table:table-row table:style-name="ro1">
          <table:table-cell office:value-type="float" office:value="237276" calcext:value-type="float">
            <text:p>237276</text:p>
          </table:table-cell>
          <table:table-cell office:value-type="float" office:value="376946" calcext:value-type="float">
            <text:p>376946</text:p>
          </table:table-cell>
          <table:table-cell table:number-columns-repeated="6"/>
        </table:table-row>
        <table:table-row table:style-name="ro1">
          <table:table-cell office:value-type="float" office:value="290641" calcext:value-type="float">
            <text:p>290641</text:p>
          </table:table-cell>
          <table:table-cell office:value-type="float" office:value="386624" calcext:value-type="float">
            <text:p>386624</text:p>
          </table:table-cell>
          <table:table-cell table:number-columns-repeated="6"/>
        </table:table-row>
        <table:table-row table:style-name="ro1">
          <table:table-cell office:value-type="float" office:value="507196" calcext:value-type="float">
            <text:p>507196</text:p>
          </table:table-cell>
          <table:table-cell office:value-type="float" office:value="398762" calcext:value-type="float">
            <text:p>398762</text:p>
          </table:table-cell>
          <table:table-cell table:number-columns-repeated="6"/>
        </table:table-row>
        <table:table-row table:style-name="ro1">
          <table:table-cell office:value-type="float" office:value="259178" calcext:value-type="float">
            <text:p>259178</text:p>
          </table:table-cell>
          <table:table-cell office:value-type="float" office:value="405136" calcext:value-type="float">
            <text:p>405136</text:p>
          </table:table-cell>
          <table:table-cell table:number-columns-repeated="6"/>
        </table:table-row>
        <table:table-row table:style-name="ro1">
          <table:table-cell office:value-type="float" office:value="182563" calcext:value-type="float">
            <text:p>182563</text:p>
          </table:table-cell>
          <table:table-cell office:value-type="float" office:value="428272" calcext:value-type="float">
            <text:p>428272</text:p>
          </table:table-cell>
          <table:table-cell table:number-columns-repeated="6"/>
        </table:table-row>
        <table:table-row table:style-name="ro1">
          <table:table-cell office:value-type="float" office:value="359611" calcext:value-type="float">
            <text:p>359611</text:p>
          </table:table-cell>
          <table:table-cell office:value-type="float" office:value="447122" calcext:value-type="float">
            <text:p>447122</text:p>
          </table:table-cell>
          <table:table-cell table:number-columns-repeated="6"/>
        </table:table-row>
        <table:table-row table:style-name="ro1">
          <table:table-cell office:value-type="float" office:value="281255" calcext:value-type="float">
            <text:p>281255</text:p>
          </table:table-cell>
          <table:table-cell office:value-type="float" office:value="458585" calcext:value-type="float">
            <text:p>458585</text:p>
          </table:table-cell>
          <table:table-cell table:number-columns-repeated="6"/>
        </table:table-row>
        <table:table-row table:style-name="ro1">
          <table:table-cell office:value-type="float" office:value="273023" calcext:value-type="float">
            <text:p>273023</text:p>
          </table:table-cell>
          <table:table-cell office:value-type="float" office:value="478667" calcext:value-type="float">
            <text:p>478667</text:p>
          </table:table-cell>
          <table:table-cell table:number-columns-repeated="6"/>
        </table:table-row>
        <table:table-row table:style-name="ro1">
          <table:table-cell office:value-type="float" office:value="277264" calcext:value-type="float">
            <text:p>277264</text:p>
          </table:table-cell>
          <table:table-cell office:value-type="float" office:value="479796" calcext:value-type="float">
            <text:p>479796</text:p>
          </table:table-cell>
          <table:table-cell table:number-columns-repeated="6"/>
        </table:table-row>
        <table:table-row table:style-name="ro1">
          <table:table-cell office:value-type="float" office:value="252591" calcext:value-type="float">
            <text:p>252591</text:p>
          </table:table-cell>
          <table:table-cell office:value-type="float" office:value="592988" calcext:value-type="float">
            <text:p>592988</text:p>
          </table:table-cell>
          <table:table-cell table:number-columns-repeated="6"/>
        </table:table-row>
        <table:table-row table:style-name="ro1">
          <table:table-cell office:value-type="float" office:value="228018" calcext:value-type="float">
            <text:p>228018</text:p>
          </table:table-cell>
          <table:table-cell office:value-type="float" office:value="667409" calcext:value-type="float">
            <text:p>667409</text:p>
          </table:table-cell>
          <table:table-cell table:number-columns-repeated="6"/>
        </table:table-row>
        <table:table-row table:style-name="ro1">
          <table:table-cell office:value-type="float" office:value="166409" calcext:value-type="float">
            <text:p>166409</text:p>
          </table:table-cell>
          <table:table-cell office:value-type="float" office:value="725684" calcext:value-type="float">
            <text:p>725684</text:p>
          </table:table-cell>
          <table:table-cell table:number-columns-repeated="6"/>
        </table:table-row>
        <table:table-row table:style-name="ro1">
          <table:table-cell office:value-type="float" office:value="158895" calcext:value-type="float">
            <text:p>158895</text:p>
          </table:table-cell>
          <table:table-cell office:value-type="float" office:value="1225510" calcext:value-type="float">
            <text:p>1225510</text:p>
          </table:table-cell>
          <table:table-cell table:number-columns-repeated="6"/>
        </table:table-row>
        <table:table-row table:style-name="ro1">
          <table:table-cell office:value-type="float" office:value="313962" calcext:value-type="float">
            <text:p>313962</text:p>
          </table:table-cell>
          <table:table-cell office:value-type="float" office:value="12340.6" calcext:value-type="float">
            <text:p>12340.6</text:p>
          </table:table-cell>
          <table:table-cell table:number-columns-repeated="6"/>
        </table:table-row>
        <table:table-row table:style-name="ro1">
          <table:table-cell office:value-type="float" office:value="273739" calcext:value-type="float">
            <text:p>273739</text:p>
          </table:table-cell>
          <table:table-cell office:value-type="float" office:value="15565.2" calcext:value-type="float">
            <text:p>15565.2</text:p>
          </table:table-cell>
          <table:table-cell table:number-columns-repeated="6"/>
        </table:table-row>
        <table:table-row table:style-name="ro1">
          <table:table-cell office:value-type="float" office:value="251057" calcext:value-type="float">
            <text:p>251057</text:p>
          </table:table-cell>
          <table:table-cell office:value-type="float" office:value="16560.1" calcext:value-type="float">
            <text:p>16560.1</text:p>
          </table:table-cell>
          <table:table-cell table:number-columns-repeated="6"/>
        </table:table-row>
        <table:table-row table:style-name="ro1">
          <table:table-cell office:value-type="float" office:value="132539" calcext:value-type="float">
            <text:p>132539</text:p>
          </table:table-cell>
          <table:table-cell office:value-type="float" office:value="28774.2" calcext:value-type="float">
            <text:p>28774.2</text:p>
          </table:table-cell>
          <table:table-cell table:number-columns-repeated="6"/>
        </table:table-row>
        <table:table-row table:style-name="ro1">
          <table:table-cell office:value-type="float" office:value="209186" calcext:value-type="float">
            <text:p>209186</text:p>
          </table:table-cell>
          <table:table-cell office:value-type="float" office:value="28878.4" calcext:value-type="float">
            <text:p>28878.4</text:p>
          </table:table-cell>
          <table:table-cell table:number-columns-repeated="6"/>
        </table:table-row>
        <table:table-row table:style-name="ro1">
          <table:table-cell office:value-type="float" office:value="291935" calcext:value-type="float">
            <text:p>291935</text:p>
          </table:table-cell>
          <table:table-cell office:value-type="float" office:value="30635.9" calcext:value-type="float">
            <text:p>30635.9</text:p>
          </table:table-cell>
          <table:table-cell table:number-columns-repeated="6"/>
        </table:table-row>
        <table:table-row table:style-name="ro1">
          <table:table-cell office:value-type="float" office:value="274630" calcext:value-type="float">
            <text:p>274630</text:p>
          </table:table-cell>
          <table:table-cell office:value-type="float" office:value="32675.9" calcext:value-type="float">
            <text:p>32675.9</text:p>
          </table:table-cell>
          <table:table-cell table:number-columns-repeated="6"/>
        </table:table-row>
        <table:table-row table:style-name="ro1">
          <table:table-cell office:value-type="float" office:value="472283" calcext:value-type="float">
            <text:p>472283</text:p>
          </table:table-cell>
          <table:table-cell office:value-type="float" office:value="33546.1" calcext:value-type="float">
            <text:p>33546.1</text:p>
          </table:table-cell>
          <table:table-cell table:number-columns-repeated="6"/>
        </table:table-row>
        <table:table-row table:style-name="ro1">
          <table:table-cell office:value-type="float" office:value="128524" calcext:value-type="float">
            <text:p>128524</text:p>
          </table:table-cell>
          <table:table-cell office:value-type="float" office:value="52283.5" calcext:value-type="float">
            <text:p>52283.5</text:p>
          </table:table-cell>
          <table:table-cell table:number-columns-repeated="6"/>
        </table:table-row>
        <table:table-row table:style-name="ro1">
          <table:table-cell office:value-type="float" office:value="322249" calcext:value-type="float">
            <text:p>322249</text:p>
          </table:table-cell>
          <table:table-cell office:value-type="float" office:value="63858.8" calcext:value-type="float">
            <text:p>63858.8</text:p>
          </table:table-cell>
          <table:table-cell table:number-columns-repeated="6"/>
        </table:table-row>
        <table:table-row table:style-name="ro1">
          <table:table-cell office:value-type="float" office:value="366414" calcext:value-type="float">
            <text:p>366414</text:p>
          </table:table-cell>
          <table:table-cell office:value-type="float" office:value="64901.4" calcext:value-type="float">
            <text:p>64901.4</text:p>
          </table:table-cell>
          <table:table-cell table:number-columns-repeated="6"/>
        </table:table-row>
        <table:table-row table:style-name="ro1">
          <table:table-cell office:value-type="float" office:value="65161" calcext:value-type="float">
            <text:p>65161</text:p>
          </table:table-cell>
          <table:table-cell office:value-type="float" office:value="67240.8" calcext:value-type="float">
            <text:p>67240.8</text:p>
          </table:table-cell>
          <table:table-cell table:number-columns-repeated="6"/>
        </table:table-row>
        <table:table-row table:style-name="ro1">
          <table:table-cell office:value-type="float" office:value="274967" calcext:value-type="float">
            <text:p>274967</text:p>
          </table:table-cell>
          <table:table-cell office:value-type="float" office:value="77037.7" calcext:value-type="float">
            <text:p>77037.7</text:p>
          </table:table-cell>
          <table:table-cell table:number-columns-repeated="6"/>
        </table:table-row>
        <table:table-row table:style-name="ro1">
          <table:table-cell office:value-type="float" office:value="306747" calcext:value-type="float">
            <text:p>306747</text:p>
          </table:table-cell>
          <table:table-cell office:value-type="float" office:value="79774" calcext:value-type="float">
            <text:p>79774</text:p>
          </table:table-cell>
          <table:table-cell table:number-columns-repeated="6"/>
        </table:table-row>
        <table:table-row table:style-name="ro1">
          <table:table-cell office:value-type="float" office:value="162617" calcext:value-type="float">
            <text:p>162617</text:p>
          </table:table-cell>
          <table:table-cell office:value-type="float" office:value="82188" calcext:value-type="float">
            <text:p>82188</text:p>
          </table:table-cell>
          <table:table-cell table:number-columns-repeated="6"/>
        </table:table-row>
        <table:table-row table:style-name="ro1">
          <table:table-cell office:value-type="float" office:value="201507" calcext:value-type="float">
            <text:p>201507</text:p>
          </table:table-cell>
          <table:table-cell office:value-type="float" office:value="82979.5" calcext:value-type="float">
            <text:p>82979.5</text:p>
          </table:table-cell>
          <table:table-cell table:number-columns-repeated="6"/>
        </table:table-row>
        <table:table-row table:style-name="ro1">
          <table:table-cell office:value-type="float" office:value="118461" calcext:value-type="float">
            <text:p>118461</text:p>
          </table:table-cell>
          <table:table-cell office:value-type="float" office:value="83532.9" calcext:value-type="float">
            <text:p>83532.9</text:p>
          </table:table-cell>
          <table:table-cell table:number-columns-repeated="6"/>
        </table:table-row>
        <table:table-row table:style-name="ro1">
          <table:table-cell office:value-type="float" office:value="129867" calcext:value-type="float">
            <text:p>129867</text:p>
          </table:table-cell>
          <table:table-cell office:value-type="float" office:value="84244.6" calcext:value-type="float">
            <text:p>84244.6</text:p>
          </table:table-cell>
          <table:table-cell table:number-columns-repeated="6"/>
        </table:table-row>
        <table:table-row table:style-name="ro1">
          <table:table-cell office:value-type="float" office:value="97551" calcext:value-type="float">
            <text:p>97551</text:p>
          </table:table-cell>
          <table:table-cell office:value-type="float" office:value="85415" calcext:value-type="float">
            <text:p>85415</text:p>
          </table:table-cell>
          <table:table-cell table:number-columns-repeated="6"/>
        </table:table-row>
        <table:table-row table:style-name="ro1">
          <table:table-cell office:value-type="float" office:value="262089" calcext:value-type="float">
            <text:p>262089</text:p>
          </table:table-cell>
          <table:table-cell office:value-type="float" office:value="88889.8" calcext:value-type="float">
            <text:p>88889.8</text:p>
          </table:table-cell>
          <table:table-cell table:number-columns-repeated="6"/>
        </table:table-row>
        <table:table-row table:style-name="ro1">
          <table:table-cell office:value-type="float" office:value="310383" calcext:value-type="float">
            <text:p>310383</text:p>
          </table:table-cell>
          <table:table-cell office:value-type="float" office:value="92836.3" calcext:value-type="float">
            <text:p>92836.3</text:p>
          </table:table-cell>
          <table:table-cell table:number-columns-repeated="6"/>
        </table:table-row>
        <table:table-row table:style-name="ro1">
          <table:table-cell office:value-type="float" office:value="231836" calcext:value-type="float">
            <text:p>231836</text:p>
          </table:table-cell>
          <table:table-cell office:value-type="float" office:value="100357" calcext:value-type="float">
            <text:p>100357</text:p>
          </table:table-cell>
          <table:table-cell table:number-columns-repeated="6"/>
        </table:table-row>
        <table:table-row table:style-name="ro1">
          <table:table-cell office:value-type="float" office:value="168679" calcext:value-type="float">
            <text:p>168679</text:p>
          </table:table-cell>
          <table:table-cell office:value-type="float" office:value="105209" calcext:value-type="float">
            <text:p>105209</text:p>
          </table:table-cell>
          <table:table-cell table:number-columns-repeated="6"/>
        </table:table-row>
        <table:table-row table:style-name="ro1">
          <table:table-cell office:value-type="float" office:value="186311" calcext:value-type="float">
            <text:p>186311</text:p>
          </table:table-cell>
          <table:table-cell office:value-type="float" office:value="105649" calcext:value-type="float">
            <text:p>105649</text:p>
          </table:table-cell>
          <table:table-cell table:number-columns-repeated="6"/>
        </table:table-row>
        <table:table-row table:style-name="ro1">
          <table:table-cell office:value-type="float" office:value="96791" calcext:value-type="float">
            <text:p>96791</text:p>
          </table:table-cell>
          <table:table-cell office:value-type="float" office:value="108954" calcext:value-type="float">
            <text:p>108954</text:p>
          </table:table-cell>
          <table:table-cell table:number-columns-repeated="6"/>
        </table:table-row>
        <table:table-row table:style-name="ro1">
          <table:table-cell office:value-type="float" office:value="129132" calcext:value-type="float">
            <text:p>129132</text:p>
          </table:table-cell>
          <table:table-cell office:value-type="float" office:value="109183" calcext:value-type="float">
            <text:p>109183</text:p>
          </table:table-cell>
          <table:table-cell table:number-columns-repeated="6"/>
        </table:table-row>
        <table:table-row table:style-name="ro1">
          <table:table-cell office:value-type="float" office:value="116434" calcext:value-type="float">
            <text:p>116434</text:p>
          </table:table-cell>
          <table:table-cell office:value-type="float" office:value="116817" calcext:value-type="float">
            <text:p>116817</text:p>
          </table:table-cell>
          <table:table-cell table:number-columns-repeated="6"/>
        </table:table-row>
        <table:table-row table:style-name="ro1">
          <table:table-cell office:value-type="float" office:value="105080" calcext:value-type="float">
            <text:p>105080</text:p>
          </table:table-cell>
          <table:table-cell office:value-type="float" office:value="120239" calcext:value-type="float">
            <text:p>120239</text:p>
          </table:table-cell>
          <table:table-cell table:number-columns-repeated="6"/>
        </table:table-row>
        <table:table-row table:style-name="ro1">
          <table:table-cell office:value-type="float" office:value="424715" calcext:value-type="float">
            <text:p>424715</text:p>
          </table:table-cell>
          <table:table-cell office:value-type="float" office:value="128575" calcext:value-type="float">
            <text:p>128575</text:p>
          </table:table-cell>
          <table:table-cell table:number-columns-repeated="6"/>
        </table:table-row>
        <table:table-row table:style-name="ro1">
          <table:table-cell office:value-type="float" office:value="268416" calcext:value-type="float">
            <text:p>268416</text:p>
          </table:table-cell>
          <table:table-cell office:value-type="float" office:value="135698" calcext:value-type="float">
            <text:p>135698</text:p>
          </table:table-cell>
          <table:table-cell table:number-columns-repeated="6"/>
        </table:table-row>
        <table:table-row table:style-name="ro1">
          <table:table-cell office:value-type="float" office:value="353217" calcext:value-type="float">
            <text:p>353217</text:p>
          </table:table-cell>
          <table:table-cell office:value-type="float" office:value="136147" calcext:value-type="float">
            <text:p>136147</text:p>
          </table:table-cell>
          <table:table-cell table:number-columns-repeated="6"/>
        </table:table-row>
        <table:table-row table:style-name="ro1">
          <table:table-cell office:value-type="float" office:value="254718" calcext:value-type="float">
            <text:p>254718</text:p>
          </table:table-cell>
          <table:table-cell office:value-type="float" office:value="155578" calcext:value-type="float">
            <text:p>155578</text:p>
          </table:table-cell>
          <table:table-cell table:number-columns-repeated="6"/>
        </table:table-row>
        <table:table-row table:style-name="ro1">
          <table:table-cell office:value-type="float" office:value="269034" calcext:value-type="float">
            <text:p>269034</text:p>
          </table:table-cell>
          <table:table-cell office:value-type="float" office:value="156941" calcext:value-type="float">
            <text:p>156941</text:p>
          </table:table-cell>
          <table:table-cell table:number-columns-repeated="6"/>
        </table:table-row>
        <table:table-row table:style-name="ro1">
          <table:table-cell office:value-type="float" office:value="52368" calcext:value-type="float">
            <text:p>52368</text:p>
          </table:table-cell>
          <table:table-cell office:value-type="float" office:value="160063" calcext:value-type="float">
            <text:p>160063</text:p>
          </table:table-cell>
          <table:table-cell table:number-columns-repeated="6"/>
        </table:table-row>
        <table:table-row table:style-name="ro1">
          <table:table-cell office:value-type="float" office:value="49496" calcext:value-type="float">
            <text:p>49496</text:p>
          </table:table-cell>
          <table:table-cell office:value-type="float" office:value="169473" calcext:value-type="float">
            <text:p>169473</text:p>
          </table:table-cell>
          <table:table-cell table:number-columns-repeated="6"/>
        </table:table-row>
        <table:table-row table:style-name="ro1">
          <table:table-cell office:value-type="float" office:value="244405" calcext:value-type="float">
            <text:p>244405</text:p>
          </table:table-cell>
          <table:table-cell office:value-type="float" office:value="175636" calcext:value-type="float">
            <text:p>175636</text:p>
          </table:table-cell>
          <table:table-cell table:number-columns-repeated="6"/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float" office:value="192172" calcext:value-type="float">
            <text:p>192172</text:p>
          </table:table-cell>
          <table:table-cell table:number-columns-repeated="6"/>
        </table:table-row>
        <table:table-row table:style-name="ro1">
          <table:table-cell office:value-type="float" office:value="47262" calcext:value-type="float">
            <text:p>47262</text:p>
          </table:table-cell>
          <table:table-cell office:value-type="float" office:value="193402" calcext:value-type="float">
            <text:p>193402</text:p>
          </table:table-cell>
          <table:table-cell table:number-columns-repeated="6"/>
        </table:table-row>
        <table:table-row table:style-name="ro1">
          <table:table-cell office:value-type="float" office:value="103393" calcext:value-type="float">
            <text:p>103393</text:p>
          </table:table-cell>
          <table:table-cell office:value-type="float" office:value="196029" calcext:value-type="float">
            <text:p>196029</text:p>
          </table:table-cell>
          <table:table-cell table:number-columns-repeated="6"/>
        </table:table-row>
        <table:table-row table:style-name="ro1">
          <table:table-cell office:value-type="float" office:value="504123" calcext:value-type="float">
            <text:p>504123</text:p>
          </table:table-cell>
          <table:table-cell office:value-type="float" office:value="197363" calcext:value-type="float">
            <text:p>197363</text:p>
          </table:table-cell>
          <table:table-cell table:number-columns-repeated="6"/>
        </table:table-row>
        <table:table-row table:style-name="ro1">
          <table:table-cell office:value-type="float" office:value="920307" calcext:value-type="float">
            <text:p>920307</text:p>
          </table:table-cell>
          <table:table-cell office:value-type="float" office:value="206223" calcext:value-type="float">
            <text:p>206223</text:p>
          </table:table-cell>
          <table:table-cell table:number-columns-repeated="6"/>
        </table:table-row>
        <table:table-row table:style-name="ro1">
          <table:table-cell office:value-type="float" office:value="307717" calcext:value-type="float">
            <text:p>307717</text:p>
          </table:table-cell>
          <table:table-cell office:value-type="float" office:value="207815" calcext:value-type="float">
            <text:p>207815</text:p>
          </table:table-cell>
          <table:table-cell table:number-columns-repeated="6"/>
        </table:table-row>
        <table:table-row table:style-name="ro1">
          <table:table-cell office:value-type="float" office:value="417182" calcext:value-type="float">
            <text:p>417182</text:p>
          </table:table-cell>
          <table:table-cell office:value-type="float" office:value="219006" calcext:value-type="float">
            <text:p>219006</text:p>
          </table:table-cell>
          <table:table-cell table:number-columns-repeated="6"/>
        </table:table-row>
        <table:table-row table:style-name="ro1">
          <table:table-cell office:value-type="float" office:value="365860" calcext:value-type="float">
            <text:p>365860</text:p>
          </table:table-cell>
          <table:table-cell office:value-type="float" office:value="230413" calcext:value-type="float">
            <text:p>230413</text:p>
          </table:table-cell>
          <table:table-cell table:number-columns-repeated="6"/>
        </table:table-row>
        <table:table-row table:style-name="ro1">
          <table:table-cell office:value-type="float" office:value="61072" calcext:value-type="float">
            <text:p>61072</text:p>
          </table:table-cell>
          <table:table-cell office:value-type="float" office:value="247667" calcext:value-type="float">
            <text:p>247667</text:p>
          </table:table-cell>
          <table:table-cell table:number-columns-repeated="6"/>
        </table:table-row>
        <table:table-row table:style-name="ro1">
          <table:table-cell office:value-type="float" office:value="452066" calcext:value-type="float">
            <text:p>452066</text:p>
          </table:table-cell>
          <table:table-cell office:value-type="float" office:value="255177" calcext:value-type="float">
            <text:p>255177</text:p>
          </table:table-cell>
          <table:table-cell table:number-columns-repeated="6"/>
        </table:table-row>
        <table:table-row table:style-name="ro1">
          <table:table-cell office:value-type="float" office:value="402279" calcext:value-type="float">
            <text:p>402279</text:p>
          </table:table-cell>
          <table:table-cell office:value-type="float" office:value="264632" calcext:value-type="float">
            <text:p>264632</text:p>
          </table:table-cell>
          <table:table-cell table:number-columns-repeated="6"/>
        </table:table-row>
        <table:table-row table:style-name="ro1">
          <table:table-cell office:value-type="float" office:value="292286" calcext:value-type="float">
            <text:p>292286</text:p>
          </table:table-cell>
          <table:table-cell office:value-type="float" office:value="270988" calcext:value-type="float">
            <text:p>270988</text:p>
          </table:table-cell>
          <table:table-cell table:number-columns-repeated="6"/>
        </table:table-row>
        <table:table-row table:style-name="ro1">
          <table:table-cell office:value-type="float" office:value="22915" calcext:value-type="float">
            <text:p>22915</text:p>
          </table:table-cell>
          <table:table-cell office:value-type="float" office:value="293400" calcext:value-type="float">
            <text:p>293400</text:p>
          </table:table-cell>
          <table:table-cell table:number-columns-repeated="6"/>
        </table:table-row>
        <table:table-row table:style-name="ro1">
          <table:table-cell office:value-type="float" office:value="372479" calcext:value-type="float">
            <text:p>372479</text:p>
          </table:table-cell>
          <table:table-cell office:value-type="float" office:value="313069" calcext:value-type="float">
            <text:p>313069</text:p>
          </table:table-cell>
          <table:table-cell table:number-columns-repeated="6"/>
        </table:table-row>
        <table:table-row table:style-name="ro1">
          <table:table-cell office:value-type="float" office:value="72576" calcext:value-type="float">
            <text:p>72576</text:p>
          </table:table-cell>
          <table:table-cell office:value-type="float" office:value="314934" calcext:value-type="float">
            <text:p>314934</text:p>
          </table:table-cell>
          <table:table-cell table:number-columns-repeated="6"/>
        </table:table-row>
        <table:table-row table:style-name="ro1">
          <table:table-cell office:value-type="float" office:value="216090" calcext:value-type="float">
            <text:p>216090</text:p>
          </table:table-cell>
          <table:table-cell office:value-type="float" office:value="387988" calcext:value-type="float">
            <text:p>387988</text:p>
          </table:table-cell>
          <table:table-cell table:number-columns-repeated="6"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389232" calcext:value-type="float">
            <text:p>389232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7527" calcext:value-type="float">
            <text:p>427527</text:p>
          </table:table-cell>
          <table:table-cell table:number-columns-repeated="6"/>
        </table:table-row>
        <table:table-row table:style-name="ro1">
          <table:table-cell office:value-type="float" office:value="83474" calcext:value-type="float">
            <text:p>83474</text:p>
          </table:table-cell>
          <table:table-cell office:value-type="float" office:value="462427" calcext:value-type="float">
            <text:p>462427</text:p>
          </table:table-cell>
          <table:table-cell table:number-columns-repeated="6"/>
        </table:table-row>
        <table:table-row table:style-name="ro1">
          <table:table-cell office:value-type="float" office:value="71084" calcext:value-type="float">
            <text:p>71084</text:p>
          </table:table-cell>
          <table:table-cell office:value-type="float" office:value="479354" calcext:value-type="float">
            <text:p>479354</text:p>
          </table:table-cell>
          <table:table-cell table:number-columns-repeated="6"/>
        </table:table-row>
        <table:table-row table:style-name="ro1">
          <table:table-cell office:value-type="float" office:value="104671" calcext:value-type="float">
            <text:p>104671</text:p>
          </table:table-cell>
          <table:table-cell office:value-type="float" office:value="522083" calcext:value-type="float">
            <text:p>522083</text:p>
          </table:table-cell>
          <table:table-cell table:number-columns-repeated="6"/>
        </table:table-row>
        <table:table-row table:style-name="ro1">
          <table:table-cell office:value-type="float" office:value="222170" calcext:value-type="float">
            <text:p>222170</text:p>
          </table:table-cell>
          <table:table-cell office:value-type="float" office:value="527713" calcext:value-type="float">
            <text:p>527713</text:p>
          </table:table-cell>
          <table:table-cell table:number-columns-repeated="6"/>
        </table:table-row>
        <table:table-row table:style-name="ro1">
          <table:table-cell office:value-type="float" office:value="223814" calcext:value-type="float">
            <text:p>223814</text:p>
          </table:table-cell>
          <table:table-cell office:value-type="float" office:value="599434" calcext:value-type="float">
            <text:p>599434</text:p>
          </table:table-cell>
          <table:table-cell table:number-columns-repeated="6"/>
        </table:table-row>
        <table:table-row table:style-name="ro1">
          <table:table-cell office:value-type="float" office:value="94137" calcext:value-type="float">
            <text:p>94137</text:p>
          </table:table-cell>
          <table:table-cell office:value-type="float" office:value="664464" calcext:value-type="float">
            <text:p>664464</text:p>
          </table:table-cell>
          <table:table-cell table:number-columns-repeated="6"/>
        </table:table-row>
        <table:table-row table:style-name="ro1">
          <table:table-cell office:value-type="float" office:value="130320" calcext:value-type="float">
            <text:p>130320</text:p>
          </table:table-cell>
          <table:table-cell office:value-type="float" office:value="721196" calcext:value-type="float">
            <text:p>721196</text:p>
          </table:table-cell>
          <table:table-cell table:number-columns-repeated="6"/>
        </table:table-row>
        <table:table-row table:style-name="ro1">
          <table:table-cell office:value-type="float" office:value="326029" calcext:value-type="float">
            <text:p>326029</text:p>
          </table:table-cell>
          <table:table-cell office:value-type="float" office:value="23236.9" calcext:value-type="float">
            <text:p>23236.9</text:p>
          </table:table-cell>
          <table:table-cell table:number-columns-repeated="6"/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float" office:value="26157.3" calcext:value-type="float">
            <text:p>26157.3</text:p>
          </table:table-cell>
          <table:table-cell table:number-columns-repeated="6"/>
        </table:table-row>
        <table:table-row table:style-name="ro1">
          <table:table-cell office:value-type="float" office:value="331601" calcext:value-type="float">
            <text:p>331601</text:p>
          </table:table-cell>
          <table:table-cell office:value-type="float" office:value="48531" calcext:value-type="float">
            <text:p>48531</text:p>
          </table:table-cell>
          <table:table-cell table:number-columns-repeated="6"/>
        </table:table-row>
        <table:table-row table:style-name="ro1">
          <table:table-cell office:value-type="float" office:value="51164" calcext:value-type="float">
            <text:p>51164</text:p>
          </table:table-cell>
          <table:table-cell office:value-type="float" office:value="48907.3" calcext:value-type="float">
            <text:p>48907.3</text:p>
          </table:table-cell>
          <table:table-cell table:number-columns-repeated="6"/>
        </table:table-row>
        <table:table-row table:style-name="ro1">
          <table:table-cell office:value-type="float" office:value="109311" calcext:value-type="float">
            <text:p>109311</text:p>
          </table:table-cell>
          <table:table-cell office:value-type="float" office:value="54010.5" calcext:value-type="float">
            <text:p>54010.5</text:p>
          </table:table-cell>
          <table:table-cell table:number-columns-repeated="6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57999.7" calcext:value-type="float">
            <text:p>57999.7</text:p>
          </table:table-cell>
          <table:table-cell table:number-columns-repeated="6"/>
        </table:table-row>
        <table:table-row table:style-name="ro1">
          <table:table-cell office:value-type="float" office:value="437568" calcext:value-type="float">
            <text:p>437568</text:p>
          </table:table-cell>
          <table:table-cell office:value-type="float" office:value="58164.6" calcext:value-type="float">
            <text:p>58164.6</text:p>
          </table:table-cell>
          <table:table-cell table:number-columns-repeated="6"/>
        </table:table-row>
        <table:table-row table:style-name="ro1">
          <table:table-cell office:value-type="float" office:value="262587" calcext:value-type="float">
            <text:p>262587</text:p>
          </table:table-cell>
          <table:table-cell office:value-type="float" office:value="62652.7" calcext:value-type="float">
            <text:p>62652.7</text:p>
          </table:table-cell>
          <table:table-cell table:number-columns-repeated="6"/>
        </table:table-row>
        <table:table-row table:style-name="ro1">
          <table:table-cell office:value-type="float" office:value="206762" calcext:value-type="float">
            <text:p>206762</text:p>
          </table:table-cell>
          <table:table-cell office:value-type="float" office:value="63787.4" calcext:value-type="float">
            <text:p>63787.4</text:p>
          </table:table-cell>
          <table:table-cell table:number-columns-repeated="6"/>
        </table:table-row>
        <table:table-row table:style-name="ro1">
          <table:table-cell office:value-type="float" office:value="169930" calcext:value-type="float">
            <text:p>169930</text:p>
          </table:table-cell>
          <table:table-cell office:value-type="float" office:value="66037.1" calcext:value-type="float">
            <text:p>66037.1</text:p>
          </table:table-cell>
          <table:table-cell table:number-columns-repeated="6"/>
        </table:table-row>
        <table:table-row table:style-name="ro1">
          <table:table-cell office:value-type="float" office:value="243759" calcext:value-type="float">
            <text:p>243759</text:p>
          </table:table-cell>
          <table:table-cell office:value-type="float" office:value="69951.8" calcext:value-type="float">
            <text:p>69951.8</text:p>
          </table:table-cell>
          <table:table-cell table:number-columns-repeated="6"/>
        </table:table-row>
        <table:table-row table:style-name="ro1">
          <table:table-cell office:value-type="float" office:value="232130" calcext:value-type="float">
            <text:p>232130</text:p>
          </table:table-cell>
          <table:table-cell office:value-type="float" office:value="88018.4" calcext:value-type="float">
            <text:p>88018.4</text:p>
          </table:table-cell>
          <table:table-cell table:number-columns-repeated="6"/>
        </table:table-row>
        <table:table-row table:style-name="ro1">
          <table:table-cell office:value-type="float" office:value="217082" calcext:value-type="float">
            <text:p>217082</text:p>
          </table:table-cell>
          <table:table-cell office:value-type="float" office:value="88164.7" calcext:value-type="float">
            <text:p>88164.7</text:p>
          </table:table-cell>
          <table:table-cell table:number-columns-repeated="6"/>
        </table:table-row>
        <table:table-row table:style-name="ro1">
          <table:table-cell office:value-type="float" office:value="233325" calcext:value-type="float">
            <text:p>233325</text:p>
          </table:table-cell>
          <table:table-cell office:value-type="float" office:value="89342.9" calcext:value-type="float">
            <text:p>89342.9</text:p>
          </table:table-cell>
          <table:table-cell table:number-columns-repeated="6"/>
        </table:table-row>
        <table:table-row table:style-name="ro1">
          <table:table-cell office:value-type="float" office:value="291162" calcext:value-type="float">
            <text:p>291162</text:p>
          </table:table-cell>
          <table:table-cell office:value-type="float" office:value="98399.8" calcext:value-type="float">
            <text:p>98399.8</text:p>
          </table:table-cell>
          <table:table-cell table:number-columns-repeated="6"/>
        </table:table-row>
        <table:table-row table:style-name="ro1">
          <table:table-cell office:value-type="float" office:value="281417" calcext:value-type="float">
            <text:p>281417</text:p>
          </table:table-cell>
          <table:table-cell office:value-type="float" office:value="99741" calcext:value-type="float">
            <text:p>99741</text:p>
          </table:table-cell>
          <table:table-cell table:number-columns-repeated="6"/>
        </table:table-row>
        <table:table-row table:style-name="ro1">
          <table:table-cell office:value-type="float" office:value="248967" calcext:value-type="float">
            <text:p>248967</text:p>
          </table:table-cell>
          <table:table-cell office:value-type="float" office:value="102774" calcext:value-type="float">
            <text:p>102774</text:p>
          </table:table-cell>
          <table:table-cell table:number-columns-repeated="6"/>
        </table:table-row>
        <table:table-row table:style-name="ro1">
          <table:table-cell office:value-type="float" office:value="324581" calcext:value-type="float">
            <text:p>324581</text:p>
          </table:table-cell>
          <table:table-cell office:value-type="float" office:value="106073" calcext:value-type="float">
            <text:p>106073</text:p>
          </table:table-cell>
          <table:table-cell table:number-columns-repeated="6"/>
        </table:table-row>
        <table:table-row table:style-name="ro1">
          <table:table-cell office:value-type="float" office:value="467302" calcext:value-type="float">
            <text:p>467302</text:p>
          </table:table-cell>
          <table:table-cell office:value-type="float" office:value="109549" calcext:value-type="float">
            <text:p>109549</text:p>
          </table:table-cell>
          <table:table-cell table:number-columns-repeated="6"/>
        </table:table-row>
        <table:table-row table:style-name="ro1">
          <table:table-cell office:value-type="float" office:value="281711" calcext:value-type="float">
            <text:p>281711</text:p>
          </table:table-cell>
          <table:table-cell office:value-type="float" office:value="114214" calcext:value-type="float">
            <text:p>114214</text:p>
          </table:table-cell>
          <table:table-cell table:number-columns-repeated="6"/>
        </table:table-row>
        <table:table-row table:style-name="ro1">
          <table:table-cell office:value-type="float" office:value="226421" calcext:value-type="float">
            <text:p>226421</text:p>
          </table:table-cell>
          <table:table-cell office:value-type="float" office:value="116202" calcext:value-type="float">
            <text:p>116202</text:p>
          </table:table-cell>
          <table:table-cell table:number-columns-repeated="6"/>
        </table:table-row>
        <table:table-row table:style-name="ro1">
          <table:table-cell office:value-type="float" office:value="335605" calcext:value-type="float">
            <text:p>335605</text:p>
          </table:table-cell>
          <table:table-cell office:value-type="float" office:value="118564" calcext:value-type="float">
            <text:p>118564</text:p>
          </table:table-cell>
          <table:table-cell table:number-columns-repeated="6"/>
        </table:table-row>
        <table:table-row table:style-name="ro1">
          <table:table-cell office:value-type="float" office:value="247873" calcext:value-type="float">
            <text:p>247873</text:p>
          </table:table-cell>
          <table:table-cell office:value-type="float" office:value="119473" calcext:value-type="float">
            <text:p>119473</text:p>
          </table:table-cell>
          <table:table-cell table:number-columns-repeated="6"/>
        </table:table-row>
        <table:table-row table:style-name="ro1">
          <table:table-cell office:value-type="float" office:value="247323" calcext:value-type="float">
            <text:p>247323</text:p>
          </table:table-cell>
          <table:table-cell office:value-type="float" office:value="120267" calcext:value-type="float">
            <text:p>120267</text:p>
          </table:table-cell>
          <table:table-cell table:number-columns-repeated="6"/>
        </table:table-row>
        <table:table-row table:style-name="ro1">
          <table:table-cell office:value-type="float" office:value="202463" calcext:value-type="float">
            <text:p>202463</text:p>
          </table:table-cell>
          <table:table-cell office:value-type="float" office:value="122503" calcext:value-type="float">
            <text:p>122503</text:p>
          </table:table-cell>
          <table:table-cell table:number-columns-repeated="6"/>
        </table:table-row>
        <table:table-row table:style-name="ro1">
          <table:table-cell office:value-type="float" office:value="131017" calcext:value-type="float">
            <text:p>131017</text:p>
          </table:table-cell>
          <table:table-cell office:value-type="float" office:value="123973" calcext:value-type="float">
            <text:p>123973</text:p>
          </table:table-cell>
          <table:table-cell table:number-columns-repeated="6"/>
        </table:table-row>
        <table:table-row table:style-name="ro1">
          <table:table-cell office:value-type="float" office:value="172528" calcext:value-type="float">
            <text:p>172528</text:p>
          </table:table-cell>
          <table:table-cell office:value-type="float" office:value="127465" calcext:value-type="float">
            <text:p>127465</text:p>
          </table:table-cell>
          <table:table-cell table:number-columns-repeated="6"/>
        </table:table-row>
        <table:table-row table:style-name="ro1">
          <table:table-cell office:value-type="float" office:value="119911" calcext:value-type="float">
            <text:p>119911</text:p>
          </table:table-cell>
          <table:table-cell office:value-type="float" office:value="137244" calcext:value-type="float">
            <text:p>137244</text:p>
          </table:table-cell>
          <table:table-cell table:number-columns-repeated="6"/>
        </table:table-row>
        <table:table-row table:style-name="ro1">
          <table:table-cell office:value-type="float" office:value="172382" calcext:value-type="float">
            <text:p>172382</text:p>
          </table:table-cell>
          <table:table-cell office:value-type="float" office:value="144196" calcext:value-type="float">
            <text:p>144196</text:p>
          </table:table-cell>
          <table:table-cell table:number-columns-repeated="6"/>
        </table:table-row>
        <table:table-row table:style-name="ro1">
          <table:table-cell office:value-type="float" office:value="304161" calcext:value-type="float">
            <text:p>304161</text:p>
          </table:table-cell>
          <table:table-cell office:value-type="float" office:value="144725" calcext:value-type="float">
            <text:p>144725</text:p>
          </table:table-cell>
          <table:table-cell table:number-columns-repeated="6"/>
        </table:table-row>
        <table:table-row table:style-name="ro1">
          <table:table-cell office:value-type="float" office:value="156819" calcext:value-type="float">
            <text:p>156819</text:p>
          </table:table-cell>
          <table:table-cell office:value-type="float" office:value="148966" calcext:value-type="float">
            <text:p>148966</text:p>
          </table:table-cell>
          <table:table-cell table:number-columns-repeated="6"/>
        </table:table-row>
        <table:table-row table:style-name="ro1">
          <table:table-cell office:value-type="float" office:value="471094" calcext:value-type="float">
            <text:p>471094</text:p>
          </table:table-cell>
          <table:table-cell office:value-type="float" office:value="166012" calcext:value-type="float">
            <text:p>166012</text:p>
          </table:table-cell>
          <table:table-cell table:number-columns-repeated="6"/>
        </table:table-row>
        <table:table-row table:style-name="ro1">
          <table:table-cell office:value-type="float" office:value="140125" calcext:value-type="float">
            <text:p>140125</text:p>
          </table:table-cell>
          <table:table-cell office:value-type="float" office:value="166788" calcext:value-type="float">
            <text:p>166788</text:p>
          </table:table-cell>
          <table:table-cell table:number-columns-repeated="6"/>
        </table:table-row>
        <table:table-row table:style-name="ro1">
          <table:table-cell office:value-type="float" office:value="227648" calcext:value-type="float">
            <text:p>227648</text:p>
          </table:table-cell>
          <table:table-cell office:value-type="float" office:value="171835" calcext:value-type="float">
            <text:p>171835</text:p>
          </table:table-cell>
          <table:table-cell table:number-columns-repeated="6"/>
        </table:table-row>
        <table:table-row table:style-name="ro1">
          <table:table-cell office:value-type="float" office:value="144550" calcext:value-type="float">
            <text:p>144550</text:p>
          </table:table-cell>
          <table:table-cell office:value-type="float" office:value="175657" calcext:value-type="float">
            <text:p>175657</text:p>
          </table:table-cell>
          <table:table-cell table:number-columns-repeated="6"/>
        </table:table-row>
        <table:table-row table:style-name="ro1">
          <table:table-cell office:value-type="float" office:value="294859" calcext:value-type="float">
            <text:p>294859</text:p>
          </table:table-cell>
          <table:table-cell office:value-type="float" office:value="188737" calcext:value-type="float">
            <text:p>188737</text:p>
          </table:table-cell>
          <table:table-cell table:number-columns-repeated="6"/>
        </table:table-row>
        <table:table-row table:style-name="ro1">
          <table:table-cell office:value-type="float" office:value="141838" calcext:value-type="float">
            <text:p>141838</text:p>
          </table:table-cell>
          <table:table-cell office:value-type="float" office:value="229167" calcext:value-type="float">
            <text:p>229167</text:p>
          </table:table-cell>
          <table:table-cell table:number-columns-repeated="6"/>
        </table:table-row>
        <table:table-row table:style-name="ro1">
          <table:table-cell office:value-type="float" office:value="190321" calcext:value-type="float">
            <text:p>190321</text:p>
          </table:table-cell>
          <table:table-cell office:value-type="float" office:value="230935" calcext:value-type="float">
            <text:p>230935</text:p>
          </table:table-cell>
          <table:table-cell table:number-columns-repeated="6"/>
        </table:table-row>
        <table:table-row table:style-name="ro1">
          <table:table-cell office:value-type="float" office:value="182422" calcext:value-type="float">
            <text:p>182422</text:p>
          </table:table-cell>
          <table:table-cell office:value-type="float" office:value="239791" calcext:value-type="float">
            <text:p>239791</text:p>
          </table:table-cell>
          <table:table-cell table:number-columns-repeated="6"/>
        </table:table-row>
        <table:table-row table:style-name="ro1">
          <table:table-cell office:value-type="float" office:value="165152" calcext:value-type="float">
            <text:p>165152</text:p>
          </table:table-cell>
          <table:table-cell office:value-type="float" office:value="255451" calcext:value-type="float">
            <text:p>255451</text:p>
          </table:table-cell>
          <table:table-cell table:number-columns-repeated="6"/>
        </table:table-row>
        <table:table-row table:style-name="ro1">
          <table:table-cell office:value-type="float" office:value="203709" calcext:value-type="float">
            <text:p>203709</text:p>
          </table:table-cell>
          <table:table-cell office:value-type="float" office:value="262853" calcext:value-type="float">
            <text:p>262853</text:p>
          </table:table-cell>
          <table:table-cell table:number-columns-repeated="6"/>
        </table:table-row>
        <table:table-row table:style-name="ro1">
          <table:table-cell office:value-type="float" office:value="479546" calcext:value-type="float">
            <text:p>479546</text:p>
          </table:table-cell>
          <table:table-cell office:value-type="float" office:value="280040" calcext:value-type="float">
            <text:p>280040</text:p>
          </table:table-cell>
          <table:table-cell table:number-columns-repeated="6"/>
        </table:table-row>
        <table:table-row table:style-name="ro1">
          <table:table-cell office:value-type="float" office:value="177365" calcext:value-type="float">
            <text:p>177365</text:p>
          </table:table-cell>
          <table:table-cell office:value-type="float" office:value="284919" calcext:value-type="float">
            <text:p>284919</text:p>
          </table:table-cell>
          <table:table-cell table:number-columns-repeated="6"/>
        </table:table-row>
        <table:table-row table:style-name="ro1">
          <table:table-cell office:value-type="float" office:value="188432" calcext:value-type="float">
            <text:p>188432</text:p>
          </table:table-cell>
          <table:table-cell office:value-type="float" office:value="306856" calcext:value-type="float">
            <text:p>306856</text:p>
          </table:table-cell>
          <table:table-cell table:number-columns-repeated="6"/>
        </table:table-row>
        <table:table-row table:style-name="ro1">
          <table:table-cell office:value-type="float" office:value="168807" calcext:value-type="float">
            <text:p>168807</text:p>
          </table:table-cell>
          <table:table-cell office:value-type="float" office:value="312648" calcext:value-type="float">
            <text:p>312648</text:p>
          </table:table-cell>
          <table:table-cell table:number-columns-repeated="6"/>
        </table:table-row>
        <table:table-row table:style-name="ro1">
          <table:table-cell office:value-type="float" office:value="159776" calcext:value-type="float">
            <text:p>159776</text:p>
          </table:table-cell>
          <table:table-cell office:value-type="float" office:value="331635" calcext:value-type="float">
            <text:p>331635</text:p>
          </table:table-cell>
          <table:table-cell table:number-columns-repeated="6"/>
        </table:table-row>
        <table:table-row table:style-name="ro1">
          <table:table-cell office:value-type="float" office:value="246713" calcext:value-type="float">
            <text:p>246713</text:p>
          </table:table-cell>
          <table:table-cell office:value-type="float" office:value="333926" calcext:value-type="float">
            <text:p>333926</text:p>
          </table:table-cell>
          <table:table-cell table:number-columns-repeated="6"/>
        </table:table-row>
        <table:table-row table:style-name="ro1">
          <table:table-cell office:value-type="float" office:value="134961" calcext:value-type="float">
            <text:p>134961</text:p>
          </table:table-cell>
          <table:table-cell office:value-type="float" office:value="356919" calcext:value-type="float">
            <text:p>356919</text:p>
          </table:table-cell>
          <table:table-cell table:number-columns-repeated="6"/>
        </table:table-row>
        <table:table-row table:style-name="ro1">
          <table:table-cell office:value-type="float" office:value="179901" calcext:value-type="float">
            <text:p>179901</text:p>
          </table:table-cell>
          <table:table-cell office:value-type="float" office:value="373999" calcext:value-type="float">
            <text:p>373999</text:p>
          </table:table-cell>
          <table:table-cell table:number-columns-repeated="6"/>
        </table:table-row>
        <table:table-row table:style-name="ro1">
          <table:table-cell office:value-type="float" office:value="173156" calcext:value-type="float">
            <text:p>173156</text:p>
          </table:table-cell>
          <table:table-cell office:value-type="float" office:value="381436" calcext:value-type="float">
            <text:p>381436</text:p>
          </table:table-cell>
          <table:table-cell table:number-columns-repeated="6"/>
        </table:table-row>
        <table:table-row table:style-name="ro1">
          <table:table-cell office:value-type="float" office:value="165982" calcext:value-type="float">
            <text:p>165982</text:p>
          </table:table-cell>
          <table:table-cell office:value-type="float" office:value="388980" calcext:value-type="float">
            <text:p>388980</text:p>
          </table:table-cell>
          <table:table-cell table:number-columns-repeated="6"/>
        </table:table-row>
        <table:table-row table:style-name="ro1">
          <table:table-cell office:value-type="float" office:value="155040" calcext:value-type="float">
            <text:p>155040</text:p>
          </table:table-cell>
          <table:table-cell office:value-type="float" office:value="424822" calcext:value-type="float">
            <text:p>424822</text:p>
          </table:table-cell>
          <table:table-cell table:number-columns-repeated="6"/>
        </table:table-row>
        <table:table-row table:style-name="ro1">
          <table:table-cell office:value-type="float" office:value="124700" calcext:value-type="float">
            <text:p>124700</text:p>
          </table:table-cell>
          <table:table-cell office:value-type="float" office:value="466221" calcext:value-type="float">
            <text:p>466221</text:p>
          </table:table-cell>
          <table:table-cell table:number-columns-repeated="6"/>
        </table:table-row>
        <table:table-row table:style-name="ro1">
          <table:table-cell office:value-type="float" office:value="182587" calcext:value-type="float">
            <text:p>182587</text:p>
          </table:table-cell>
          <table:table-cell office:value-type="float" office:value="471242" calcext:value-type="float">
            <text:p>471242</text:p>
          </table:table-cell>
          <table:table-cell table:number-columns-repeated="6"/>
        </table:table-row>
        <table:table-row table:style-name="ro1">
          <table:table-cell office:value-type="float" office:value="166552" calcext:value-type="float">
            <text:p>166552</text:p>
          </table:table-cell>
          <table:table-cell office:value-type="float" office:value="477325" calcext:value-type="float">
            <text:p>477325</text:p>
          </table:table-cell>
          <table:table-cell table:number-columns-repeated="6"/>
        </table:table-row>
        <table:table-row table:style-name="ro1">
          <table:table-cell office:value-type="float" office:value="165128" calcext:value-type="float">
            <text:p>165128</text:p>
          </table:table-cell>
          <table:table-cell office:value-type="float" office:value="489117" calcext:value-type="float">
            <text:p>489117</text:p>
          </table:table-cell>
          <table:table-cell table:number-columns-repeated="6"/>
        </table:table-row>
        <table:table-row table:style-name="ro1">
          <table:table-cell office:value-type="float" office:value="165900" calcext:value-type="float">
            <text:p>165900</text:p>
          </table:table-cell>
          <table:table-cell office:value-type="float" office:value="510450" calcext:value-type="float">
            <text:p>510450</text:p>
          </table:table-cell>
          <table:table-cell table:number-columns-repeated="6"/>
        </table:table-row>
        <table:table-row table:style-name="ro1">
          <table:table-cell office:value-type="float" office:value="467533" calcext:value-type="float">
            <text:p>467533</text:p>
          </table:table-cell>
          <table:table-cell office:value-type="float" office:value="525045" calcext:value-type="float">
            <text:p>525045</text:p>
          </table:table-cell>
          <table:table-cell table:number-columns-repeated="6"/>
        </table:table-row>
        <table:table-row table:style-name="ro1">
          <table:table-cell office:value-type="float" office:value="144008" calcext:value-type="float">
            <text:p>144008</text:p>
          </table:table-cell>
          <table:table-cell office:value-type="float" office:value="652117" calcext:value-type="float">
            <text:p>652117</text:p>
          </table:table-cell>
          <table:table-cell table:number-columns-repeated="6"/>
        </table:table-row>
        <table:table-row table:style-name="ro1">
          <table:table-cell office:value-type="float" office:value="206165" calcext:value-type="float">
            <text:p>206165</text:p>
          </table:table-cell>
          <table:table-cell office:value-type="float" office:value="669707" calcext:value-type="float">
            <text:p>669707</text:p>
          </table:table-cell>
          <table:table-cell table:number-columns-repeated="6"/>
        </table:table-row>
        <table:table-row table:style-name="ro1">
          <table:table-cell office:value-type="float" office:value="118719" calcext:value-type="float">
            <text:p>118719</text:p>
          </table:table-cell>
          <table:table-cell office:value-type="float" office:value="806386" calcext:value-type="float">
            <text:p>806386</text:p>
          </table:table-cell>
          <table:table-cell table:number-columns-repeated="6"/>
        </table:table-row>
        <table:table-row table:style-name="ro1">
          <table:table-cell office:value-type="float" office:value="205237" calcext:value-type="float">
            <text:p>205237</text:p>
          </table:table-cell>
          <table:table-cell office:value-type="float" office:value="989993" calcext:value-type="float">
            <text:p>989993</text:p>
          </table:table-cell>
          <table:table-cell table:number-columns-repeated="6"/>
        </table:table-row>
        <table:table-row table:style-name="ro1">
          <table:table-cell office:value-type="float" office:value="127439" calcext:value-type="float">
            <text:p>127439</text:p>
          </table:table-cell>
          <table:table-cell office:value-type="float" office:value="2734.44" calcext:value-type="float">
            <text:p>2734.44</text:p>
          </table:table-cell>
          <table:table-cell table:number-columns-repeated="6"/>
        </table:table-row>
        <table:table-row table:style-name="ro1">
          <table:table-cell office:value-type="float" office:value="184478" calcext:value-type="float">
            <text:p>184478</text:p>
          </table:table-cell>
          <table:table-cell office:value-type="float" office:value="3261.48" calcext:value-type="float">
            <text:p>3261.48</text:p>
          </table:table-cell>
          <table:table-cell table:number-columns-repeated="6"/>
        </table:table-row>
        <table:table-row table:style-name="ro1">
          <table:table-cell office:value-type="float" office:value="233507" calcext:value-type="float">
            <text:p>233507</text:p>
          </table:table-cell>
          <table:table-cell office:value-type="float" office:value="7504.1" calcext:value-type="float">
            <text:p>7504.1</text:p>
          </table:table-cell>
          <table:table-cell table:number-columns-repeated="6"/>
        </table:table-row>
        <table:table-row table:style-name="ro1">
          <table:table-cell office:value-type="float" office:value="181942" calcext:value-type="float">
            <text:p>181942</text:p>
          </table:table-cell>
          <table:table-cell office:value-type="float" office:value="16435.9" calcext:value-type="float">
            <text:p>16435.9</text:p>
          </table:table-cell>
          <table:table-cell table:number-columns-repeated="6"/>
        </table:table-row>
        <table:table-row table:style-name="ro1">
          <table:table-cell office:value-type="float" office:value="206136" calcext:value-type="float">
            <text:p>206136</text:p>
          </table:table-cell>
          <table:table-cell office:value-type="float" office:value="16849.2" calcext:value-type="float">
            <text:p>16849.2</text:p>
          </table:table-cell>
          <table:table-cell table:number-columns-repeated="6"/>
        </table:table-row>
        <table:table-row table:style-name="ro1">
          <table:table-cell office:value-type="float" office:value="261185" calcext:value-type="float">
            <text:p>261185</text:p>
          </table:table-cell>
          <table:table-cell office:value-type="float" office:value="25342.3" calcext:value-type="float">
            <text:p>25342.3</text:p>
          </table:table-cell>
          <table:table-cell table:number-columns-repeated="6"/>
        </table:table-row>
        <table:table-row table:style-name="ro1">
          <table:table-cell office:value-type="float" office:value="148954" calcext:value-type="float">
            <text:p>148954</text:p>
          </table:table-cell>
          <table:table-cell office:value-type="float" office:value="31201.7" calcext:value-type="float">
            <text:p>31201.7</text:p>
          </table:table-cell>
          <table:table-cell table:number-columns-repeated="6"/>
        </table:table-row>
        <table:table-row table:style-name="ro1">
          <table:table-cell office:value-type="float" office:value="161596" calcext:value-type="float">
            <text:p>161596</text:p>
          </table:table-cell>
          <table:table-cell office:value-type="float" office:value="44538.4" calcext:value-type="float">
            <text:p>44538.4</text:p>
          </table:table-cell>
          <table:table-cell table:number-columns-repeated="6"/>
        </table:table-row>
        <table:table-row table:style-name="ro1">
          <table:table-cell office:value-type="float" office:value="172646" calcext:value-type="float">
            <text:p>172646</text:p>
          </table:table-cell>
          <table:table-cell office:value-type="float" office:value="53622.1" calcext:value-type="float">
            <text:p>53622.1</text:p>
          </table:table-cell>
          <table:table-cell table:number-columns-repeated="6"/>
        </table:table-row>
        <table:table-row table:style-name="ro1">
          <table:table-cell office:value-type="float" office:value="147135" calcext:value-type="float">
            <text:p>147135</text:p>
          </table:table-cell>
          <table:table-cell office:value-type="float" office:value="57482.7" calcext:value-type="float">
            <text:p>57482.7</text:p>
          </table:table-cell>
          <table:table-cell table:number-columns-repeated="6"/>
        </table:table-row>
        <table:table-row table:style-name="ro1">
          <table:table-cell office:value-type="float" office:value="157873" calcext:value-type="float">
            <text:p>157873</text:p>
          </table:table-cell>
          <table:table-cell office:value-type="float" office:value="62809.7" calcext:value-type="float">
            <text:p>62809.7</text:p>
          </table:table-cell>
          <table:table-cell table:number-columns-repeated="6"/>
        </table:table-row>
        <table:table-row table:style-name="ro1">
          <table:table-cell office:value-type="float" office:value="160924" calcext:value-type="float">
            <text:p>160924</text:p>
          </table:table-cell>
          <table:table-cell office:value-type="float" office:value="71993.3" calcext:value-type="float">
            <text:p>71993.3</text:p>
          </table:table-cell>
          <table:table-cell table:number-columns-repeated="6"/>
        </table:table-row>
        <table:table-row table:style-name="ro1">
          <table:table-cell office:value-type="float" office:value="186868" calcext:value-type="float">
            <text:p>186868</text:p>
          </table:table-cell>
          <table:table-cell office:value-type="float" office:value="73009.4" calcext:value-type="float">
            <text:p>73009.4</text:p>
          </table:table-cell>
          <table:table-cell table:number-columns-repeated="6"/>
        </table:table-row>
        <table:table-row table:style-name="ro1">
          <table:table-cell office:value-type="float" office:value="145373" calcext:value-type="float">
            <text:p>145373</text:p>
          </table:table-cell>
          <table:table-cell office:value-type="float" office:value="74927.3" calcext:value-type="float">
            <text:p>74927.3</text:p>
          </table:table-cell>
          <table:table-cell table:number-columns-repeated="6"/>
        </table:table-row>
        <table:table-row table:style-name="ro1">
          <table:table-cell office:value-type="float" office:value="120101" calcext:value-type="float">
            <text:p>120101</text:p>
          </table:table-cell>
          <table:table-cell office:value-type="float" office:value="77828.8" calcext:value-type="float">
            <text:p>77828.8</text:p>
          </table:table-cell>
          <table:table-cell table:number-columns-repeated="6"/>
        </table:table-row>
        <table:table-row table:style-name="ro1">
          <table:table-cell office:value-type="float" office:value="149824" calcext:value-type="float">
            <text:p>149824</text:p>
          </table:table-cell>
          <table:table-cell office:value-type="float" office:value="78002.2" calcext:value-type="float">
            <text:p>78002.2</text:p>
          </table:table-cell>
          <table:table-cell table:number-columns-repeated="6"/>
        </table:table-row>
        <table:table-row table:style-name="ro1">
          <table:table-cell office:value-type="float" office:value="193957" calcext:value-type="float">
            <text:p>193957</text:p>
          </table:table-cell>
          <table:table-cell office:value-type="float" office:value="79780.9" calcext:value-type="float">
            <text:p>79780.9</text:p>
          </table:table-cell>
          <table:table-cell table:number-columns-repeated="6"/>
        </table:table-row>
        <table:table-row table:style-name="ro1">
          <table:table-cell office:value-type="float" office:value="274013" calcext:value-type="float">
            <text:p>274013</text:p>
          </table:table-cell>
          <table:table-cell office:value-type="float" office:value="83115.7" calcext:value-type="float">
            <text:p>83115.7</text:p>
          </table:table-cell>
          <table:table-cell table:number-columns-repeated="6"/>
        </table:table-row>
        <table:table-row table:style-name="ro1">
          <table:table-cell office:value-type="float" office:value="232246" calcext:value-type="float">
            <text:p>232246</text:p>
          </table:table-cell>
          <table:table-cell office:value-type="float" office:value="88728.9" calcext:value-type="float">
            <text:p>88728.9</text:p>
          </table:table-cell>
          <table:table-cell table:number-columns-repeated="6"/>
        </table:table-row>
        <table:table-row table:style-name="ro1">
          <table:table-cell office:value-type="float" office:value="149188" calcext:value-type="float">
            <text:p>149188</text:p>
          </table:table-cell>
          <table:table-cell office:value-type="float" office:value="96623.2" calcext:value-type="float">
            <text:p>96623.2</text:p>
          </table:table-cell>
          <table:table-cell table:number-columns-repeated="6"/>
        </table:table-row>
        <table:table-row table:style-name="ro1">
          <table:table-cell office:value-type="float" office:value="190146" calcext:value-type="float">
            <text:p>190146</text:p>
          </table:table-cell>
          <table:table-cell office:value-type="float" office:value="106456" calcext:value-type="float">
            <text:p>106456</text:p>
          </table:table-cell>
          <table:table-cell table:number-columns-repeated="6"/>
        </table:table-row>
        <table:table-row table:style-name="ro1">
          <table:table-cell office:value-type="float" office:value="225301" calcext:value-type="float">
            <text:p>225301</text:p>
          </table:table-cell>
          <table:table-cell office:value-type="float" office:value="106741" calcext:value-type="float">
            <text:p>106741</text:p>
          </table:table-cell>
          <table:table-cell table:number-columns-repeated="6"/>
        </table:table-row>
        <table:table-row table:style-name="ro1">
          <table:table-cell office:value-type="float" office:value="150027" calcext:value-type="float">
            <text:p>150027</text:p>
          </table:table-cell>
          <table:table-cell office:value-type="float" office:value="123857" calcext:value-type="float">
            <text:p>123857</text:p>
          </table:table-cell>
          <table:table-cell table:number-columns-repeated="6"/>
        </table:table-row>
        <table:table-row table:style-name="ro1">
          <table:table-cell office:value-type="float" office:value="169225" calcext:value-type="float">
            <text:p>169225</text:p>
          </table:table-cell>
          <table:table-cell office:value-type="float" office:value="130558" calcext:value-type="float">
            <text:p>130558</text:p>
          </table:table-cell>
          <table:table-cell table:number-columns-repeated="6"/>
        </table:table-row>
        <table:table-row table:style-name="ro1">
          <table:table-cell office:value-type="float" office:value="167483" calcext:value-type="float">
            <text:p>167483</text:p>
          </table:table-cell>
          <table:table-cell office:value-type="float" office:value="132718" calcext:value-type="float">
            <text:p>132718</text:p>
          </table:table-cell>
          <table:table-cell table:number-columns-repeated="6"/>
        </table:table-row>
        <table:table-row table:style-name="ro1">
          <table:table-cell office:value-type="float" office:value="121580" calcext:value-type="float">
            <text:p>121580</text:p>
          </table:table-cell>
          <table:table-cell office:value-type="float" office:value="134762" calcext:value-type="float">
            <text:p>134762</text:p>
          </table:table-cell>
          <table:table-cell table:number-columns-repeated="6"/>
        </table:table-row>
        <table:table-row table:style-name="ro1">
          <table:table-cell office:value-type="float" office:value="215835" calcext:value-type="float">
            <text:p>215835</text:p>
          </table:table-cell>
          <table:table-cell office:value-type="float" office:value="135366" calcext:value-type="float">
            <text:p>135366</text:p>
          </table:table-cell>
          <table:table-cell table:number-columns-repeated="6"/>
        </table:table-row>
        <table:table-row table:style-name="ro1">
          <table:table-cell office:value-type="float" office:value="166434" calcext:value-type="float">
            <text:p>166434</text:p>
          </table:table-cell>
          <table:table-cell office:value-type="float" office:value="138064" calcext:value-type="float">
            <text:p>138064</text:p>
          </table:table-cell>
          <table:table-cell table:number-columns-repeated="6"/>
        </table:table-row>
        <table:table-row table:style-name="ro1">
          <table:table-cell office:value-type="float" office:value="170892" calcext:value-type="float">
            <text:p>170892</text:p>
          </table:table-cell>
          <table:table-cell office:value-type="float" office:value="147357" calcext:value-type="float">
            <text:p>147357</text:p>
          </table:table-cell>
          <table:table-cell table:number-columns-repeated="6"/>
        </table:table-row>
        <table:table-row table:style-name="ro1">
          <table:table-cell office:value-type="float" office:value="219279" calcext:value-type="float">
            <text:p>219279</text:p>
          </table:table-cell>
          <table:table-cell office:value-type="float" office:value="169351" calcext:value-type="float">
            <text:p>169351</text:p>
          </table:table-cell>
          <table:table-cell table:number-columns-repeated="6"/>
        </table:table-row>
        <table:table-row table:style-name="ro1">
          <table:table-cell office:value-type="float" office:value="533368" calcext:value-type="float">
            <text:p>533368</text:p>
          </table:table-cell>
          <table:table-cell office:value-type="float" office:value="170428" calcext:value-type="float">
            <text:p>170428</text:p>
          </table:table-cell>
          <table:table-cell table:number-columns-repeated="6"/>
        </table:table-row>
        <table:table-row table:style-name="ro1">
          <table:table-cell office:value-type="float" office:value="113511" calcext:value-type="float">
            <text:p>113511</text:p>
          </table:table-cell>
          <table:table-cell office:value-type="float" office:value="173114" calcext:value-type="float">
            <text:p>173114</text:p>
          </table:table-cell>
          <table:table-cell table:number-columns-repeated="6"/>
        </table:table-row>
        <table:table-row table:style-name="ro1">
          <table:table-cell office:value-type="float" office:value="313733" calcext:value-type="float">
            <text:p>313733</text:p>
          </table:table-cell>
          <table:table-cell office:value-type="float" office:value="174373" calcext:value-type="float">
            <text:p>174373</text:p>
          </table:table-cell>
          <table:table-cell table:number-columns-repeated="6"/>
        </table:table-row>
        <table:table-row table:style-name="ro1">
          <table:table-cell office:value-type="float" office:value="148797" calcext:value-type="float">
            <text:p>148797</text:p>
          </table:table-cell>
          <table:table-cell office:value-type="float" office:value="175024" calcext:value-type="float">
            <text:p>175024</text:p>
          </table:table-cell>
          <table:table-cell table:number-columns-repeated="6"/>
        </table:table-row>
        <table:table-row table:style-name="ro1">
          <table:table-cell office:value-type="float" office:value="218302" calcext:value-type="float">
            <text:p>218302</text:p>
          </table:table-cell>
          <table:table-cell office:value-type="float" office:value="180354" calcext:value-type="float">
            <text:p>180354</text:p>
          </table:table-cell>
          <table:table-cell table:number-columns-repeated="6"/>
        </table:table-row>
        <table:table-row table:style-name="ro1">
          <table:table-cell office:value-type="float" office:value="171770" calcext:value-type="float">
            <text:p>171770</text:p>
          </table:table-cell>
          <table:table-cell office:value-type="float" office:value="192780" calcext:value-type="float">
            <text:p>192780</text:p>
          </table:table-cell>
          <table:table-cell table:number-columns-repeated="6"/>
        </table:table-row>
        <table:table-row table:style-name="ro1">
          <table:table-cell office:value-type="float" office:value="442625" calcext:value-type="float">
            <text:p>442625</text:p>
          </table:table-cell>
          <table:table-cell office:value-type="float" office:value="201395" calcext:value-type="float">
            <text:p>201395</text:p>
          </table:table-cell>
          <table:table-cell table:number-columns-repeated="6"/>
        </table:table-row>
        <table:table-row table:style-name="ro1">
          <table:table-cell office:value-type="float" office:value="109822" calcext:value-type="float">
            <text:p>109822</text:p>
          </table:table-cell>
          <table:table-cell office:value-type="float" office:value="206437" calcext:value-type="float">
            <text:p>206437</text:p>
          </table:table-cell>
          <table:table-cell table:number-columns-repeated="6"/>
        </table:table-row>
        <table:table-row table:style-name="ro1">
          <table:table-cell office:value-type="float" office:value="216998" calcext:value-type="float">
            <text:p>216998</text:p>
          </table:table-cell>
          <table:table-cell office:value-type="float" office:value="213569" calcext:value-type="float">
            <text:p>213569</text:p>
          </table:table-cell>
          <table:table-cell table:number-columns-repeated="6"/>
        </table:table-row>
        <table:table-row table:style-name="ro1">
          <table:table-cell office:value-type="float" office:value="127725" calcext:value-type="float">
            <text:p>127725</text:p>
          </table:table-cell>
          <table:table-cell office:value-type="float" office:value="224181" calcext:value-type="float">
            <text:p>224181</text:p>
          </table:table-cell>
          <table:table-cell table:number-columns-repeated="6"/>
        </table:table-row>
        <table:table-row table:style-name="ro1">
          <table:table-cell office:value-type="float" office:value="160935" calcext:value-type="float">
            <text:p>160935</text:p>
          </table:table-cell>
          <table:table-cell office:value-type="float" office:value="242756" calcext:value-type="float">
            <text:p>242756</text:p>
          </table:table-cell>
          <table:table-cell table:number-columns-repeated="6"/>
        </table:table-row>
        <table:table-row table:style-name="ro1">
          <table:table-cell office:value-type="float" office:value="177432" calcext:value-type="float">
            <text:p>177432</text:p>
          </table:table-cell>
          <table:table-cell office:value-type="float" office:value="252005" calcext:value-type="float">
            <text:p>252005</text:p>
          </table:table-cell>
          <table:table-cell table:number-columns-repeated="6"/>
        </table:table-row>
        <table:table-row table:style-name="ro1">
          <table:table-cell office:value-type="float" office:value="174792" calcext:value-type="float">
            <text:p>174792</text:p>
          </table:table-cell>
          <table:table-cell office:value-type="float" office:value="266976" calcext:value-type="float">
            <text:p>266976</text:p>
          </table:table-cell>
          <table:table-cell table:number-columns-repeated="6"/>
        </table:table-row>
        <table:table-row table:style-name="ro1">
          <table:table-cell office:value-type="float" office:value="175609" calcext:value-type="float">
            <text:p>175609</text:p>
          </table:table-cell>
          <table:table-cell office:value-type="float" office:value="279750" calcext:value-type="float">
            <text:p>279750</text:p>
          </table:table-cell>
          <table:table-cell table:number-columns-repeated="6"/>
        </table:table-row>
        <table:table-row table:style-name="ro1">
          <table:table-cell office:value-type="float" office:value="234071" calcext:value-type="float">
            <text:p>234071</text:p>
          </table:table-cell>
          <table:table-cell office:value-type="float" office:value="285852" calcext:value-type="float">
            <text:p>285852</text:p>
          </table:table-cell>
          <table:table-cell table:number-columns-repeated="6"/>
        </table:table-row>
        <table:table-row table:style-name="ro1">
          <table:table-cell office:value-type="float" office:value="270310" calcext:value-type="float">
            <text:p>270310</text:p>
          </table:table-cell>
          <table:table-cell office:value-type="float" office:value="287441" calcext:value-type="float">
            <text:p>287441</text:p>
          </table:table-cell>
          <table:table-cell table:number-columns-repeated="6"/>
        </table:table-row>
        <table:table-row table:style-name="ro1">
          <table:table-cell office:value-type="float" office:value="150523" calcext:value-type="float">
            <text:p>150523</text:p>
          </table:table-cell>
          <table:table-cell office:value-type="float" office:value="305576" calcext:value-type="float">
            <text:p>305576</text:p>
          </table:table-cell>
          <table:table-cell table:number-columns-repeated="6"/>
        </table:table-row>
        <table:table-row table:style-name="ro1">
          <table:table-cell office:value-type="float" office:value="187888" calcext:value-type="float">
            <text:p>187888</text:p>
          </table:table-cell>
          <table:table-cell office:value-type="float" office:value="311977" calcext:value-type="float">
            <text:p>311977</text:p>
          </table:table-cell>
          <table:table-cell table:number-columns-repeated="6"/>
        </table:table-row>
        <table:table-row table:style-name="ro1">
          <table:table-cell office:value-type="float" office:value="194634" calcext:value-type="float">
            <text:p>194634</text:p>
          </table:table-cell>
          <table:table-cell office:value-type="float" office:value="321522" calcext:value-type="float">
            <text:p>321522</text:p>
          </table:table-cell>
          <table:table-cell table:number-columns-repeated="6"/>
        </table:table-row>
        <table:table-row table:style-name="ro1">
          <table:table-cell office:value-type="float" office:value="99140" calcext:value-type="float">
            <text:p>99140</text:p>
          </table:table-cell>
          <table:table-cell office:value-type="float" office:value="325806" calcext:value-type="float">
            <text:p>325806</text:p>
          </table:table-cell>
          <table:table-cell table:number-columns-repeated="6"/>
        </table:table-row>
        <table:table-row table:style-name="ro1">
          <table:table-cell office:value-type="float" office:value="234379" calcext:value-type="float">
            <text:p>234379</text:p>
          </table:table-cell>
          <table:table-cell office:value-type="float" office:value="366707" calcext:value-type="float">
            <text:p>366707</text:p>
          </table:table-cell>
          <table:table-cell table:number-columns-repeated="6"/>
        </table:table-row>
        <table:table-row table:style-name="ro1">
          <table:table-cell office:value-type="float" office:value="166552" calcext:value-type="float">
            <text:p>166552</text:p>
          </table:table-cell>
          <table:table-cell office:value-type="float" office:value="369881" calcext:value-type="float">
            <text:p>369881</text:p>
          </table:table-cell>
          <table:table-cell table:number-columns-repeated="6"/>
        </table:table-row>
        <table:table-row table:style-name="ro1">
          <table:table-cell office:value-type="float" office:value="174280" calcext:value-type="float">
            <text:p>174280</text:p>
          </table:table-cell>
          <table:table-cell office:value-type="float" office:value="372043" calcext:value-type="float">
            <text:p>372043</text:p>
          </table:table-cell>
          <table:table-cell table:number-columns-repeated="6"/>
        </table:table-row>
        <table:table-row table:style-name="ro1">
          <table:table-cell office:value-type="float" office:value="204780" calcext:value-type="float">
            <text:p>204780</text:p>
          </table:table-cell>
          <table:table-cell office:value-type="float" office:value="383055" calcext:value-type="float">
            <text:p>383055</text:p>
          </table:table-cell>
          <table:table-cell table:number-columns-repeated="6"/>
        </table:table-row>
        <table:table-row table:style-name="ro1">
          <table:table-cell office:value-type="float" office:value="174925" calcext:value-type="float">
            <text:p>174925</text:p>
          </table:table-cell>
          <table:table-cell office:value-type="float" office:value="412380" calcext:value-type="float">
            <text:p>412380</text:p>
          </table:table-cell>
          <table:table-cell table:number-columns-repeated="6"/>
        </table:table-row>
        <table:table-row table:style-name="ro1">
          <table:table-cell office:value-type="float" office:value="182184" calcext:value-type="float">
            <text:p>182184</text:p>
          </table:table-cell>
          <table:table-cell office:value-type="float" office:value="417538" calcext:value-type="float">
            <text:p>417538</text:p>
          </table:table-cell>
          <table:table-cell table:number-columns-repeated="6"/>
        </table:table-row>
        <table:table-row table:style-name="ro1">
          <table:table-cell office:value-type="float" office:value="173906" calcext:value-type="float">
            <text:p>173906</text:p>
          </table:table-cell>
          <table:table-cell office:value-type="float" office:value="436308" calcext:value-type="float">
            <text:p>436308</text:p>
          </table:table-cell>
          <table:table-cell table:number-columns-repeated="6"/>
        </table:table-row>
        <table:table-row table:style-name="ro1">
          <table:table-cell office:value-type="float" office:value="205742" calcext:value-type="float">
            <text:p>205742</text:p>
          </table:table-cell>
          <table:table-cell office:value-type="float" office:value="485379" calcext:value-type="float">
            <text:p>485379</text:p>
          </table:table-cell>
          <table:table-cell table:number-columns-repeated="6"/>
        </table:table-row>
        <table:table-row table:style-name="ro1">
          <table:table-cell office:value-type="float" office:value="191159" calcext:value-type="float">
            <text:p>191159</text:p>
          </table:table-cell>
          <table:table-cell office:value-type="float" office:value="502512" calcext:value-type="float">
            <text:p>502512</text:p>
          </table:table-cell>
          <table:table-cell table:number-columns-repeated="6"/>
        </table:table-row>
        <table:table-row table:style-name="ro1">
          <table:table-cell office:value-type="float" office:value="178717" calcext:value-type="float">
            <text:p>178717</text:p>
          </table:table-cell>
          <table:table-cell office:value-type="float" office:value="620512" calcext:value-type="float">
            <text:p>620512</text:p>
          </table:table-cell>
          <table:table-cell table:number-columns-repeated="6"/>
        </table:table-row>
        <table:table-row table:style-name="ro1">
          <table:table-cell office:value-type="float" office:value="181008" calcext:value-type="float">
            <text:p>181008</text:p>
          </table:table-cell>
          <table:table-cell office:value-type="float" office:value="623527" calcext:value-type="float">
            <text:p>623527</text:p>
          </table:table-cell>
          <table:table-cell table:number-columns-repeated="6"/>
        </table:table-row>
        <table:table-row table:style-name="ro1">
          <table:table-cell office:value-type="float" office:value="200828" calcext:value-type="float">
            <text:p>200828</text:p>
          </table:table-cell>
          <table:table-cell office:value-type="float" office:value="678461" calcext:value-type="float">
            <text:p>678461</text:p>
          </table:table-cell>
          <table:table-cell table:number-columns-repeated="6"/>
        </table:table-row>
        <table:table-row table:style-name="ro1">
          <table:table-cell office:value-type="float" office:value="209688" calcext:value-type="float">
            <text:p>209688</text:p>
          </table:table-cell>
          <table:table-cell office:value-type="float" office:value="13315.5" calcext:value-type="float">
            <text:p>13315.5</text:p>
          </table:table-cell>
          <table:table-cell table:number-columns-repeated="6"/>
        </table:table-row>
        <table:table-row table:style-name="ro1">
          <table:table-cell office:value-type="float" office:value="164612" calcext:value-type="float">
            <text:p>164612</text:p>
          </table:table-cell>
          <table:table-cell office:value-type="float" office:value="45721.8" calcext:value-type="float">
            <text:p>45721.8</text:p>
          </table:table-cell>
          <table:table-cell table:number-columns-repeated="6"/>
        </table:table-row>
        <table:table-row table:style-name="ro1">
          <table:table-cell office:value-type="float" office:value="216838" calcext:value-type="float">
            <text:p>216838</text:p>
          </table:table-cell>
          <table:table-cell office:value-type="float" office:value="57607.5" calcext:value-type="float">
            <text:p>57607.5</text:p>
          </table:table-cell>
          <table:table-cell table:number-columns-repeated="6"/>
        </table:table-row>
        <table:table-row table:style-name="ro1">
          <table:table-cell office:value-type="float" office:value="199360" calcext:value-type="float">
            <text:p>199360</text:p>
          </table:table-cell>
          <table:table-cell office:value-type="float" office:value="69430.1" calcext:value-type="float">
            <text:p>69430.1</text:p>
          </table:table-cell>
          <table:table-cell table:number-columns-repeated="6"/>
        </table:table-row>
        <table:table-row table:style-name="ro1">
          <table:table-cell office:value-type="float" office:value="187820" calcext:value-type="float">
            <text:p>187820</text:p>
          </table:table-cell>
          <table:table-cell office:value-type="float" office:value="74944.2" calcext:value-type="float">
            <text:p>74944.2</text:p>
          </table:table-cell>
          <table:table-cell table:number-columns-repeated="6"/>
        </table:table-row>
        <table:table-row table:style-name="ro1">
          <table:table-cell office:value-type="float" office:value="264125" calcext:value-type="float">
            <text:p>264125</text:p>
          </table:table-cell>
          <table:table-cell office:value-type="float" office:value="76899.7" calcext:value-type="float">
            <text:p>76899.7</text:p>
          </table:table-cell>
          <table:table-cell table:number-columns-repeated="6"/>
        </table:table-row>
        <table:table-row table:style-name="ro1">
          <table:table-cell office:value-type="float" office:value="146936" calcext:value-type="float">
            <text:p>146936</text:p>
          </table:table-cell>
          <table:table-cell office:value-type="float" office:value="80249.4" calcext:value-type="float">
            <text:p>80249.4</text:p>
          </table:table-cell>
          <table:table-cell table:number-columns-repeated="6"/>
        </table:table-row>
        <table:table-row table:style-name="ro1">
          <table:table-cell office:value-type="float" office:value="201968" calcext:value-type="float">
            <text:p>201968</text:p>
          </table:table-cell>
          <table:table-cell office:value-type="float" office:value="80910" calcext:value-type="float">
            <text:p>80910</text:p>
          </table:table-cell>
          <table:table-cell table:number-columns-repeated="6"/>
        </table:table-row>
        <table:table-row table:style-name="ro1">
          <table:table-cell office:value-type="float" office:value="225645" calcext:value-type="float">
            <text:p>225645</text:p>
          </table:table-cell>
          <table:table-cell office:value-type="float" office:value="83792.2" calcext:value-type="float">
            <text:p>83792.2</text:p>
          </table:table-cell>
          <table:table-cell table:number-columns-repeated="6"/>
        </table:table-row>
        <table:table-row table:style-name="ro1">
          <table:table-cell office:value-type="float" office:value="219434" calcext:value-type="float">
            <text:p>219434</text:p>
          </table:table-cell>
          <table:table-cell office:value-type="float" office:value="85067.3" calcext:value-type="float">
            <text:p>85067.3</text:p>
          </table:table-cell>
          <table:table-cell table:number-columns-repeated="6"/>
        </table:table-row>
        <table:table-row table:style-name="ro1">
          <table:table-cell office:value-type="float" office:value="109667" calcext:value-type="float">
            <text:p>109667</text:p>
          </table:table-cell>
          <table:table-cell office:value-type="float" office:value="86508.6" calcext:value-type="float">
            <text:p>86508.6</text:p>
          </table:table-cell>
          <table:table-cell table:number-columns-repeated="6"/>
        </table:table-row>
        <table:table-row table:style-name="ro1">
          <table:table-cell office:value-type="float" office:value="203155" calcext:value-type="float">
            <text:p>203155</text:p>
          </table:table-cell>
          <table:table-cell office:value-type="float" office:value="91933.1" calcext:value-type="float">
            <text:p>91933.1</text:p>
          </table:table-cell>
          <table:table-cell table:number-columns-repeated="6"/>
        </table:table-row>
        <table:table-row table:style-name="ro1">
          <table:table-cell office:value-type="float" office:value="193903" calcext:value-type="float">
            <text:p>193903</text:p>
          </table:table-cell>
          <table:table-cell office:value-type="float" office:value="99334" calcext:value-type="float">
            <text:p>99334</text:p>
          </table:table-cell>
          <table:table-cell table:number-columns-repeated="6"/>
        </table:table-row>
        <table:table-row table:style-name="ro1">
          <table:table-cell office:value-type="float" office:value="169352" calcext:value-type="float">
            <text:p>169352</text:p>
          </table:table-cell>
          <table:table-cell office:value-type="float" office:value="102986" calcext:value-type="float">
            <text:p>102986</text:p>
          </table:table-cell>
          <table:table-cell table:number-columns-repeated="6"/>
        </table:table-row>
        <table:table-row table:style-name="ro1">
          <table:table-cell office:value-type="float" office:value="121791" calcext:value-type="float">
            <text:p>121791</text:p>
          </table:table-cell>
          <table:table-cell office:value-type="float" office:value="107306" calcext:value-type="float">
            <text:p>107306</text:p>
          </table:table-cell>
          <table:table-cell table:number-columns-repeated="6"/>
        </table:table-row>
        <table:table-row table:style-name="ro1">
          <table:table-cell office:value-type="float" office:value="227766" calcext:value-type="float">
            <text:p>227766</text:p>
          </table:table-cell>
          <table:table-cell office:value-type="float" office:value="107735" calcext:value-type="float">
            <text:p>107735</text:p>
          </table:table-cell>
          <table:table-cell table:number-columns-repeated="6"/>
        </table:table-row>
        <table:table-row table:style-name="ro1">
          <table:table-cell office:value-type="float" office:value="197892" calcext:value-type="float">
            <text:p>197892</text:p>
          </table:table-cell>
          <table:table-cell office:value-type="float" office:value="111975" calcext:value-type="float">
            <text:p>111975</text:p>
          </table:table-cell>
          <table:table-cell table:number-columns-repeated="6"/>
        </table:table-row>
        <table:table-row table:style-name="ro1">
          <table:table-cell office:value-type="float" office:value="182060" calcext:value-type="float">
            <text:p>182060</text:p>
          </table:table-cell>
          <table:table-cell office:value-type="float" office:value="112229" calcext:value-type="float">
            <text:p>112229</text:p>
          </table:table-cell>
          <table:table-cell table:number-columns-repeated="6"/>
        </table:table-row>
        <table:table-row table:style-name="ro1">
          <table:table-cell office:value-type="float" office:value="194105" calcext:value-type="float">
            <text:p>194105</text:p>
          </table:table-cell>
          <table:table-cell office:value-type="float" office:value="125303" calcext:value-type="float">
            <text:p>125303</text:p>
          </table:table-cell>
          <table:table-cell table:number-columns-repeated="6"/>
        </table:table-row>
        <table:table-row table:style-name="ro1">
          <table:table-cell office:value-type="float" office:value="192947" calcext:value-type="float">
            <text:p>192947</text:p>
          </table:table-cell>
          <table:table-cell office:value-type="float" office:value="132536" calcext:value-type="float">
            <text:p>132536</text:p>
          </table:table-cell>
          <table:table-cell table:number-columns-repeated="6"/>
        </table:table-row>
        <table:table-row table:style-name="ro1">
          <table:table-cell office:value-type="float" office:value="311840" calcext:value-type="float">
            <text:p>311840</text:p>
          </table:table-cell>
          <table:table-cell office:value-type="float" office:value="144935" calcext:value-type="float">
            <text:p>144935</text:p>
          </table:table-cell>
          <table:table-cell table:number-columns-repeated="6"/>
        </table:table-row>
        <table:table-row table:style-name="ro1">
          <table:table-cell office:value-type="float" office:value="363515" calcext:value-type="float">
            <text:p>363515</text:p>
          </table:table-cell>
          <table:table-cell office:value-type="float" office:value="148697" calcext:value-type="float">
            <text:p>148697</text:p>
          </table:table-cell>
          <table:table-cell table:number-columns-repeated="6"/>
        </table:table-row>
        <table:table-row table:style-name="ro1">
          <table:table-cell office:value-type="float" office:value="727343" calcext:value-type="float">
            <text:p>727343</text:p>
          </table:table-cell>
          <table:table-cell office:value-type="float" office:value="155876" calcext:value-type="float">
            <text:p>155876</text:p>
          </table:table-cell>
          <table:table-cell table:number-columns-repeated="6"/>
        </table:table-row>
        <table:table-row table:style-name="ro1">
          <table:table-cell office:value-type="float" office:value="179295" calcext:value-type="float">
            <text:p>179295</text:p>
          </table:table-cell>
          <table:table-cell office:value-type="float" office:value="163535" calcext:value-type="float">
            <text:p>163535</text:p>
          </table:table-cell>
          <table:table-cell table:number-columns-repeated="6"/>
        </table:table-row>
        <table:table-row table:style-name="ro1">
          <table:table-cell office:value-type="float" office:value="162675" calcext:value-type="float">
            <text:p>162675</text:p>
          </table:table-cell>
          <table:table-cell office:value-type="float" office:value="172287" calcext:value-type="float">
            <text:p>172287</text:p>
          </table:table-cell>
          <table:table-cell table:number-columns-repeated="6"/>
        </table:table-row>
        <table:table-row table:style-name="ro1">
          <table:table-cell office:value-type="float" office:value="168825" calcext:value-type="float">
            <text:p>168825</text:p>
          </table:table-cell>
          <table:table-cell office:value-type="float" office:value="173323" calcext:value-type="float">
            <text:p>173323</text:p>
          </table:table-cell>
          <table:table-cell table:number-columns-repeated="6"/>
        </table:table-row>
        <table:table-row table:style-name="ro1">
          <table:table-cell office:value-type="float" office:value="175141" calcext:value-type="float">
            <text:p>175141</text:p>
          </table:table-cell>
          <table:table-cell office:value-type="float" office:value="175239" calcext:value-type="float">
            <text:p>175239</text:p>
          </table:table-cell>
          <table:table-cell table:number-columns-repeated="6"/>
        </table:table-row>
        <table:table-row table:style-name="ro1">
          <table:table-cell office:value-type="float" office:value="138906" calcext:value-type="float">
            <text:p>138906</text:p>
          </table:table-cell>
          <table:table-cell office:value-type="float" office:value="179271" calcext:value-type="float">
            <text:p>179271</text:p>
          </table:table-cell>
          <table:table-cell table:number-columns-repeated="6"/>
        </table:table-row>
        <table:table-row table:style-name="ro1">
          <table:table-cell office:value-type="float" office:value="254925" calcext:value-type="float">
            <text:p>254925</text:p>
          </table:table-cell>
          <table:table-cell office:value-type="float" office:value="194098" calcext:value-type="float">
            <text:p>194098</text:p>
          </table:table-cell>
          <table:table-cell table:number-columns-repeated="6"/>
        </table:table-row>
        <table:table-row table:style-name="ro1">
          <table:table-cell office:value-type="float" office:value="204085" calcext:value-type="float">
            <text:p>204085</text:p>
          </table:table-cell>
          <table:table-cell office:value-type="float" office:value="196353" calcext:value-type="float">
            <text:p>196353</text:p>
          </table:table-cell>
          <table:table-cell table:number-columns-repeated="6"/>
        </table:table-row>
        <table:table-row table:style-name="ro1">
          <table:table-cell office:value-type="float" office:value="200338" calcext:value-type="float">
            <text:p>200338</text:p>
          </table:table-cell>
          <table:table-cell office:value-type="float" office:value="219563" calcext:value-type="float">
            <text:p>219563</text:p>
          </table:table-cell>
          <table:table-cell table:number-columns-repeated="6"/>
        </table:table-row>
        <table:table-row table:style-name="ro1">
          <table:table-cell office:value-type="float" office:value="233101" calcext:value-type="float">
            <text:p>233101</text:p>
          </table:table-cell>
          <table:table-cell office:value-type="float" office:value="222123" calcext:value-type="float">
            <text:p>222123</text:p>
          </table:table-cell>
          <table:table-cell table:number-columns-repeated="6"/>
        </table:table-row>
        <table:table-row table:style-name="ro1">
          <table:table-cell office:value-type="float" office:value="241469" calcext:value-type="float">
            <text:p>241469</text:p>
          </table:table-cell>
          <table:table-cell office:value-type="float" office:value="224111" calcext:value-type="float">
            <text:p>224111</text:p>
          </table:table-cell>
          <table:table-cell table:number-columns-repeated="6"/>
        </table:table-row>
        <table:table-row table:style-name="ro1">
          <table:table-cell office:value-type="float" office:value="189681" calcext:value-type="float">
            <text:p>189681</text:p>
          </table:table-cell>
          <table:table-cell office:value-type="float" office:value="226993" calcext:value-type="float">
            <text:p>226993</text:p>
          </table:table-cell>
          <table:table-cell table:number-columns-repeated="6"/>
        </table:table-row>
        <table:table-row table:style-name="ro1">
          <table:table-cell office:value-type="float" office:value="175819" calcext:value-type="float">
            <text:p>175819</text:p>
          </table:table-cell>
          <table:table-cell office:value-type="float" office:value="230425" calcext:value-type="float">
            <text:p>230425</text:p>
          </table:table-cell>
          <table:table-cell table:number-columns-repeated="6"/>
        </table:table-row>
        <table:table-row table:style-name="ro1">
          <table:table-cell office:value-type="float" office:value="190976" calcext:value-type="float">
            <text:p>190976</text:p>
          </table:table-cell>
          <table:table-cell office:value-type="float" office:value="248992" calcext:value-type="float">
            <text:p>248992</text:p>
          </table:table-cell>
          <table:table-cell table:number-columns-repeated="6"/>
        </table:table-row>
        <table:table-row table:style-name="ro1">
          <table:table-cell office:value-type="float" office:value="122859" calcext:value-type="float">
            <text:p>122859</text:p>
          </table:table-cell>
          <table:table-cell office:value-type="float" office:value="251979" calcext:value-type="float">
            <text:p>251979</text:p>
          </table:table-cell>
          <table:table-cell table:number-columns-repeated="6"/>
        </table:table-row>
        <table:table-row table:style-name="ro1">
          <table:table-cell office:value-type="float" office:value="182670" calcext:value-type="float">
            <text:p>182670</text:p>
          </table:table-cell>
          <table:table-cell office:value-type="float" office:value="253648" calcext:value-type="float">
            <text:p>253648</text:p>
          </table:table-cell>
          <table:table-cell table:number-columns-repeated="6"/>
        </table:table-row>
        <table:table-row table:style-name="ro1">
          <table:table-cell office:value-type="float" office:value="292041" calcext:value-type="float">
            <text:p>292041</text:p>
          </table:table-cell>
          <table:table-cell office:value-type="float" office:value="273225" calcext:value-type="float">
            <text:p>273225</text:p>
          </table:table-cell>
          <table:table-cell table:number-columns-repeated="6"/>
        </table:table-row>
        <table:table-row table:style-name="ro1">
          <table:table-cell office:value-type="float" office:value="255003" calcext:value-type="float">
            <text:p>255003</text:p>
          </table:table-cell>
          <table:table-cell office:value-type="float" office:value="274616" calcext:value-type="float">
            <text:p>274616</text:p>
          </table:table-cell>
          <table:table-cell table:number-columns-repeated="6"/>
        </table:table-row>
        <table:table-row table:style-name="ro1">
          <table:table-cell office:value-type="float" office:value="371118" calcext:value-type="float">
            <text:p>371118</text:p>
          </table:table-cell>
          <table:table-cell office:value-type="float" office:value="275086" calcext:value-type="float">
            <text:p>275086</text:p>
          </table:table-cell>
          <table:table-cell table:number-columns-repeated="6"/>
        </table:table-row>
        <table:table-row table:style-name="ro1">
          <table:table-cell office:value-type="float" office:value="244393" calcext:value-type="float">
            <text:p>244393</text:p>
          </table:table-cell>
          <table:table-cell office:value-type="float" office:value="276378" calcext:value-type="float">
            <text:p>276378</text:p>
          </table:table-cell>
          <table:table-cell table:number-columns-repeated="6"/>
        </table:table-row>
        <table:table-row table:style-name="ro1">
          <table:table-cell office:value-type="float" office:value="818202" calcext:value-type="float">
            <text:p>818202</text:p>
          </table:table-cell>
          <table:table-cell office:value-type="float" office:value="278668" calcext:value-type="float">
            <text:p>278668</text:p>
          </table:table-cell>
          <table:table-cell table:number-columns-repeated="6"/>
        </table:table-row>
        <table:table-row table:style-name="ro1">
          <table:table-cell office:value-type="float" office:value="312198" calcext:value-type="float">
            <text:p>312198</text:p>
          </table:table-cell>
          <table:table-cell office:value-type="float" office:value="292432" calcext:value-type="float">
            <text:p>292432</text:p>
          </table:table-cell>
          <table:table-cell table:number-columns-repeated="6"/>
        </table:table-row>
        <table:table-row table:style-name="ro1">
          <table:table-cell office:value-type="float" office:value="297902" calcext:value-type="float">
            <text:p>297902</text:p>
          </table:table-cell>
          <table:table-cell office:value-type="float" office:value="294749" calcext:value-type="float">
            <text:p>294749</text:p>
          </table:table-cell>
          <table:table-cell table:number-columns-repeated="6"/>
        </table:table-row>
        <table:table-row table:style-name="ro1">
          <table:table-cell office:value-type="float" office:value="313645" calcext:value-type="float">
            <text:p>313645</text:p>
          </table:table-cell>
          <table:table-cell office:value-type="float" office:value="295323" calcext:value-type="float">
            <text:p>295323</text:p>
          </table:table-cell>
          <table:table-cell table:number-columns-repeated="6"/>
        </table:table-row>
        <table:table-row table:style-name="ro1">
          <table:table-cell office:value-type="float" office:value="318167" calcext:value-type="float">
            <text:p>318167</text:p>
          </table:table-cell>
          <table:table-cell office:value-type="float" office:value="295479" calcext:value-type="float">
            <text:p>295479</text:p>
          </table:table-cell>
          <table:table-cell table:number-columns-repeated="6"/>
        </table:table-row>
        <table:table-row table:style-name="ro1">
          <table:table-cell office:value-type="float" office:value="301472" calcext:value-type="float">
            <text:p>301472</text:p>
          </table:table-cell>
          <table:table-cell office:value-type="float" office:value="320325" calcext:value-type="float">
            <text:p>320325</text:p>
          </table:table-cell>
          <table:table-cell table:number-columns-repeated="6"/>
        </table:table-row>
        <table:table-row table:style-name="ro1">
          <table:table-cell office:value-type="float" office:value="86006" calcext:value-type="float">
            <text:p>86006</text:p>
          </table:table-cell>
          <table:table-cell office:value-type="float" office:value="346227" calcext:value-type="float">
            <text:p>346227</text:p>
          </table:table-cell>
          <table:table-cell table:number-columns-repeated="6"/>
        </table:table-row>
        <table:table-row table:style-name="ro1">
          <table:table-cell office:value-type="float" office:value="272903" calcext:value-type="float">
            <text:p>272903</text:p>
          </table:table-cell>
          <table:table-cell office:value-type="float" office:value="348157" calcext:value-type="float">
            <text:p>348157</text:p>
          </table:table-cell>
          <table:table-cell table:number-columns-repeated="6"/>
        </table:table-row>
        <table:table-row table:style-name="ro1">
          <table:table-cell office:value-type="float" office:value="214320" calcext:value-type="float">
            <text:p>214320</text:p>
          </table:table-cell>
          <table:table-cell office:value-type="float" office:value="370584" calcext:value-type="float">
            <text:p>370584</text:p>
          </table:table-cell>
          <table:table-cell table:number-columns-repeated="6"/>
        </table:table-row>
        <table:table-row table:style-name="ro1">
          <table:table-cell office:value-type="float" office:value="188396" calcext:value-type="float">
            <text:p>188396</text:p>
          </table:table-cell>
          <table:table-cell office:value-type="float" office:value="419759" calcext:value-type="float">
            <text:p>419759</text:p>
          </table:table-cell>
          <table:table-cell table:number-columns-repeated="6"/>
        </table:table-row>
        <table:table-row table:style-name="ro1">
          <table:table-cell office:value-type="float" office:value="70155" calcext:value-type="float">
            <text:p>70155</text:p>
          </table:table-cell>
          <table:table-cell office:value-type="float" office:value="426771" calcext:value-type="float">
            <text:p>426771</text:p>
          </table:table-cell>
          <table:table-cell table:number-columns-repeated="6"/>
        </table:table-row>
        <table:table-row table:style-name="ro1">
          <table:table-cell office:value-type="float" office:value="70214" calcext:value-type="float">
            <text:p>70214</text:p>
          </table:table-cell>
          <table:table-cell office:value-type="float" office:value="431170" calcext:value-type="float">
            <text:p>431170</text:p>
          </table:table-cell>
          <table:table-cell table:number-columns-repeated="6"/>
        </table:table-row>
        <table:table-row table:style-name="ro1">
          <table:table-cell office:value-type="float" office:value="131536" calcext:value-type="float">
            <text:p>131536</text:p>
          </table:table-cell>
          <table:table-cell office:value-type="float" office:value="435839" calcext:value-type="float">
            <text:p>435839</text:p>
          </table:table-cell>
          <table:table-cell table:number-columns-repeated="6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451304" calcext:value-type="float">
            <text:p>451304</text:p>
          </table:table-cell>
          <table:table-cell table:number-columns-repeated="6"/>
        </table:table-row>
        <table:table-row table:style-name="ro1">
          <table:table-cell office:value-type="float" office:value="511036" calcext:value-type="float">
            <text:p>511036</text:p>
          </table:table-cell>
          <table:table-cell office:value-type="float" office:value="457411" calcext:value-type="float">
            <text:p>457411</text:p>
          </table:table-cell>
          <table:table-cell table:number-columns-repeated="6"/>
        </table:table-row>
        <table:table-row table:style-name="ro1">
          <table:table-cell office:value-type="float" office:value="315135" calcext:value-type="float">
            <text:p>315135</text:p>
          </table:table-cell>
          <table:table-cell office:value-type="float" office:value="468630" calcext:value-type="float">
            <text:p>468630</text:p>
          </table:table-cell>
          <table:table-cell table:number-columns-repeated="6"/>
        </table:table-row>
        <table:table-row table:style-name="ro1">
          <table:table-cell office:value-type="float" office:value="371470" calcext:value-type="float">
            <text:p>371470</text:p>
          </table:table-cell>
          <table:table-cell office:value-type="float" office:value="640349" calcext:value-type="float">
            <text:p>640349</text:p>
          </table:table-cell>
          <table:table-cell table:number-columns-repeated="6"/>
        </table:table-row>
        <table:table-row table:style-name="ro1">
          <table:table-cell office:value-type="float" office:value="69899" calcext:value-type="float">
            <text:p>69899</text:p>
          </table:table-cell>
          <table:table-cell office:value-type="float" office:value="697282" calcext:value-type="float">
            <text:p>697282</text:p>
          </table:table-cell>
          <table:table-cell table:number-columns-repeated="6"/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float" office:value="727607" calcext:value-type="float">
            <text:p>727607</text:p>
          </table:table-cell>
          <table:table-cell table:number-columns-repeated="6"/>
        </table:table-row>
        <table:table-row table:style-name="ro1">
          <table:table-cell office:value-type="float" office:value="336171" calcext:value-type="float">
            <text:p>336171</text:p>
          </table:table-cell>
          <table:table-cell office:value-type="float" office:value="22707.8" calcext:value-type="float">
            <text:p>22707.8</text:p>
          </table:table-cell>
          <table:table-cell table:number-columns-repeated="6"/>
        </table:table-row>
        <table:table-row table:style-name="ro1">
          <table:table-cell office:value-type="float" office:value="68812" calcext:value-type="float">
            <text:p>68812</text:p>
          </table:table-cell>
          <table:table-cell office:value-type="float" office:value="32346.6" calcext:value-type="float">
            <text:p>32346.6</text:p>
          </table:table-cell>
          <table:table-cell table:number-columns-repeated="6"/>
        </table:table-row>
        <table:table-row table:style-name="ro1">
          <table:table-cell office:value-type="float" office:value="204835" calcext:value-type="float">
            <text:p>204835</text:p>
          </table:table-cell>
          <table:table-cell office:value-type="float" office:value="42698.5" calcext:value-type="float">
            <text:p>42698.5</text:p>
          </table:table-cell>
          <table:table-cell table:number-columns-repeated="6"/>
        </table:table-row>
        <table:table-row table:style-name="ro1">
          <table:table-cell office:value-type="float" office:value="87560" calcext:value-type="float">
            <text:p>87560</text:p>
          </table:table-cell>
          <table:table-cell office:value-type="float" office:value="60252.9" calcext:value-type="float">
            <text:p>60252.9</text:p>
          </table:table-cell>
          <table:table-cell table:number-columns-repeated="6"/>
        </table:table-row>
        <table:table-row table:style-name="ro1">
          <table:table-cell office:value-type="float" office:value="160219" calcext:value-type="float">
            <text:p>160219</text:p>
          </table:table-cell>
          <table:table-cell office:value-type="float" office:value="63878.2" calcext:value-type="float">
            <text:p>63878.2</text:p>
          </table:table-cell>
          <table:table-cell table:number-columns-repeated="6"/>
        </table:table-row>
        <table:table-row table:style-name="ro1">
          <table:table-cell office:value-type="float" office:value="37965" calcext:value-type="float">
            <text:p>37965</text:p>
          </table:table-cell>
          <table:table-cell office:value-type="float" office:value="64021" calcext:value-type="float">
            <text:p>64021</text:p>
          </table:table-cell>
          <table:table-cell table:number-columns-repeated="6"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float" office:value="65438.3" calcext:value-type="float">
            <text:p>65438.3</text:p>
          </table:table-cell>
          <table:table-cell table:number-columns-repeated="6"/>
        </table:table-row>
        <table:table-row table:style-name="ro1">
          <table:table-cell office:value-type="float" office:value="117387" calcext:value-type="float">
            <text:p>117387</text:p>
          </table:table-cell>
          <table:table-cell office:value-type="float" office:value="69009.7" calcext:value-type="float">
            <text:p>69009.7</text:p>
          </table:table-cell>
          <table:table-cell table:number-columns-repeated="6"/>
        </table:table-row>
        <table:table-row table:style-name="ro1">
          <table:table-cell office:value-type="float" office:value="348393" calcext:value-type="float">
            <text:p>348393</text:p>
          </table:table-cell>
          <table:table-cell office:value-type="float" office:value="72541.4" calcext:value-type="float">
            <text:p>72541.4</text:p>
          </table:table-cell>
          <table:table-cell table:number-columns-repeated="6"/>
        </table:table-row>
        <table:table-row table:style-name="ro1">
          <table:table-cell office:value-type="float" office:value="408973" calcext:value-type="float">
            <text:p>408973</text:p>
          </table:table-cell>
          <table:table-cell office:value-type="float" office:value="78621.7" calcext:value-type="float">
            <text:p>78621.7</text:p>
          </table:table-cell>
          <table:table-cell table:number-columns-repeated="6"/>
        </table:table-row>
        <table:table-row table:style-name="ro1">
          <table:table-cell office:value-type="float" office:value="150740" calcext:value-type="float">
            <text:p>150740</text:p>
          </table:table-cell>
          <table:table-cell office:value-type="float" office:value="79846" calcext:value-type="float">
            <text:p>79846</text:p>
          </table:table-cell>
          <table:table-cell table:number-columns-repeated="6"/>
        </table:table-row>
        <table:table-row table:style-name="ro1">
          <table:table-cell office:value-type="float" office:value="39707" calcext:value-type="float">
            <text:p>39707</text:p>
          </table:table-cell>
          <table:table-cell office:value-type="float" office:value="87333.3" calcext:value-type="float">
            <text:p>87333.3</text:p>
          </table:table-cell>
          <table:table-cell table:number-columns-repeated="6"/>
        </table:table-row>
        <table:table-row table:style-name="ro1">
          <table:table-cell office:value-type="float" office:value="155950" calcext:value-type="float">
            <text:p>155950</text:p>
          </table:table-cell>
          <table:table-cell office:value-type="float" office:value="87749.4" calcext:value-type="float">
            <text:p>87749.4</text:p>
          </table:table-cell>
          <table:table-cell table:number-columns-repeated="6"/>
        </table:table-row>
        <table:table-row table:style-name="ro1">
          <table:table-cell office:value-type="float" office:value="259052" calcext:value-type="float">
            <text:p>259052</text:p>
          </table:table-cell>
          <table:table-cell office:value-type="float" office:value="100147" calcext:value-type="float">
            <text:p>100147</text:p>
          </table:table-cell>
          <table:table-cell table:number-columns-repeated="6"/>
        </table:table-row>
        <table:table-row table:style-name="ro1">
          <table:table-cell office:value-type="float" office:value="151793" calcext:value-type="float">
            <text:p>151793</text:p>
          </table:table-cell>
          <table:table-cell office:value-type="float" office:value="103045" calcext:value-type="float">
            <text:p>103045</text:p>
          </table:table-cell>
          <table:table-cell table:number-columns-repeated="6"/>
        </table:table-row>
        <table:table-row table:style-name="ro1">
          <table:table-cell office:value-type="float" office:value="162030" calcext:value-type="float">
            <text:p>162030</text:p>
          </table:table-cell>
          <table:table-cell office:value-type="float" office:value="103883" calcext:value-type="float">
            <text:p>103883</text:p>
          </table:table-cell>
          <table:table-cell table:number-columns-repeated="6"/>
        </table:table-row>
        <table:table-row table:style-name="ro1">
          <table:table-cell office:value-type="float" office:value="317364" calcext:value-type="float">
            <text:p>317364</text:p>
          </table:table-cell>
          <table:table-cell office:value-type="float" office:value="103997" calcext:value-type="float">
            <text:p>103997</text:p>
          </table:table-cell>
          <table:table-cell table:number-columns-repeated="6"/>
        </table:table-row>
        <table:table-row table:style-name="ro1">
          <table:table-cell office:value-type="float" office:value="269380" calcext:value-type="float">
            <text:p>269380</text:p>
          </table:table-cell>
          <table:table-cell office:value-type="float" office:value="104385" calcext:value-type="float">
            <text:p>104385</text:p>
          </table:table-cell>
          <table:table-cell table:number-columns-repeated="6"/>
        </table:table-row>
        <table:table-row table:style-name="ro1">
          <table:table-cell office:value-type="float" office:value="249369" calcext:value-type="float">
            <text:p>249369</text:p>
          </table:table-cell>
          <table:table-cell office:value-type="float" office:value="116716" calcext:value-type="float">
            <text:p>116716</text:p>
          </table:table-cell>
          <table:table-cell table:number-columns-repeated="6"/>
        </table:table-row>
        <table:table-row table:style-name="ro1">
          <table:table-cell office:value-type="float" office:value="141366" calcext:value-type="float">
            <text:p>141366</text:p>
          </table:table-cell>
          <table:table-cell office:value-type="float" office:value="127623" calcext:value-type="float">
            <text:p>127623</text:p>
          </table:table-cell>
          <table:table-cell table:number-columns-repeated="6"/>
        </table:table-row>
        <table:table-row table:style-name="ro1">
          <table:table-cell office:value-type="float" office:value="340427" calcext:value-type="float">
            <text:p>340427</text:p>
          </table:table-cell>
          <table:table-cell office:value-type="float" office:value="128542" calcext:value-type="float">
            <text:p>128542</text:p>
          </table:table-cell>
          <table:table-cell table:number-columns-repeated="6"/>
        </table:table-row>
        <table:table-row table:style-name="ro1">
          <table:table-cell office:value-type="float" office:value="230963" calcext:value-type="float">
            <text:p>230963</text:p>
          </table:table-cell>
          <table:table-cell office:value-type="float" office:value="131898" calcext:value-type="float">
            <text:p>131898</text:p>
          </table:table-cell>
          <table:table-cell table:number-columns-repeated="6"/>
        </table:table-row>
        <table:table-row table:style-name="ro1">
          <table:table-cell office:value-type="float" office:value="254530" calcext:value-type="float">
            <text:p>254530</text:p>
          </table:table-cell>
          <table:table-cell office:value-type="float" office:value="134620" calcext:value-type="float">
            <text:p>134620</text:p>
          </table:table-cell>
          <table:table-cell table:number-columns-repeated="6"/>
        </table:table-row>
        <table:table-row table:style-name="ro1">
          <table:table-cell office:value-type="float" office:value="360953" calcext:value-type="float">
            <text:p>360953</text:p>
          </table:table-cell>
          <table:table-cell office:value-type="float" office:value="136951" calcext:value-type="float">
            <text:p>136951</text:p>
          </table:table-cell>
          <table:table-cell table:number-columns-repeated="6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float" office:value="139487" calcext:value-type="float">
            <text:p>139487</text:p>
          </table:table-cell>
          <table:table-cell table:number-columns-repeated="6"/>
        </table:table-row>
        <table:table-row table:style-name="ro1">
          <table:table-cell office:value-type="float" office:value="369664" calcext:value-type="float">
            <text:p>369664</text:p>
          </table:table-cell>
          <table:table-cell office:value-type="float" office:value="144268" calcext:value-type="float">
            <text:p>144268</text:p>
          </table:table-cell>
          <table:table-cell table:number-columns-repeated="6"/>
        </table:table-row>
        <table:table-row table:style-name="ro1">
          <table:table-cell office:value-type="float" office:value="227667" calcext:value-type="float">
            <text:p>227667</text:p>
          </table:table-cell>
          <table:table-cell office:value-type="float" office:value="158455" calcext:value-type="float">
            <text:p>158455</text:p>
          </table:table-cell>
          <table:table-cell table:number-columns-repeated="6"/>
        </table:table-row>
        <table:table-row table:style-name="ro1">
          <table:table-cell office:value-type="float" office:value="150634" calcext:value-type="float">
            <text:p>150634</text:p>
          </table:table-cell>
          <table:table-cell office:value-type="float" office:value="165188" calcext:value-type="float">
            <text:p>165188</text:p>
          </table:table-cell>
          <table:table-cell table:number-columns-repeated="6"/>
        </table:table-row>
        <table:table-row table:style-name="ro1">
          <table:table-cell office:value-type="float" office:value="275135" calcext:value-type="float">
            <text:p>275135</text:p>
          </table:table-cell>
          <table:table-cell office:value-type="float" office:value="165368" calcext:value-type="float">
            <text:p>165368</text:p>
          </table:table-cell>
          <table:table-cell table:number-columns-repeated="6"/>
        </table:table-row>
        <table:table-row table:style-name="ro1">
          <table:table-cell office:value-type="float" office:value="131084" calcext:value-type="float">
            <text:p>131084</text:p>
          </table:table-cell>
          <table:table-cell office:value-type="float" office:value="169695" calcext:value-type="float">
            <text:p>169695</text:p>
          </table:table-cell>
          <table:table-cell table:number-columns-repeated="6"/>
        </table:table-row>
        <table:table-row table:style-name="ro1">
          <table:table-cell office:value-type="float" office:value="595621" calcext:value-type="float">
            <text:p>595621</text:p>
          </table:table-cell>
          <table:table-cell office:value-type="float" office:value="171592" calcext:value-type="float">
            <text:p>171592</text:p>
          </table:table-cell>
          <table:table-cell table:number-columns-repeated="6"/>
        </table:table-row>
        <table:table-row table:style-name="ro1">
          <table:table-cell office:value-type="float" office:value="417627" calcext:value-type="float">
            <text:p>417627</text:p>
          </table:table-cell>
          <table:table-cell office:value-type="float" office:value="173857" calcext:value-type="float">
            <text:p>173857</text:p>
          </table:table-cell>
          <table:table-cell table:number-columns-repeated="6"/>
        </table:table-row>
        <table:table-row table:style-name="ro1">
          <table:table-cell office:value-type="float" office:value="90208" calcext:value-type="float">
            <text:p>90208</text:p>
          </table:table-cell>
          <table:table-cell office:value-type="float" office:value="189106" calcext:value-type="float">
            <text:p>189106</text:p>
          </table:table-cell>
          <table:table-cell table:number-columns-repeated="6"/>
        </table:table-row>
        <table:table-row table:style-name="ro1">
          <table:table-cell office:value-type="float" office:value="269658" calcext:value-type="float">
            <text:p>269658</text:p>
          </table:table-cell>
          <table:table-cell office:value-type="float" office:value="200941" calcext:value-type="float">
            <text:p>200941</text:p>
          </table:table-cell>
          <table:table-cell table:number-columns-repeated="6"/>
        </table:table-row>
        <table:table-row table:style-name="ro1">
          <table:table-cell office:value-type="float" office:value="113105" calcext:value-type="float">
            <text:p>113105</text:p>
          </table:table-cell>
          <table:table-cell office:value-type="float" office:value="202052" calcext:value-type="float">
            <text:p>202052</text:p>
          </table:table-cell>
          <table:table-cell table:number-columns-repeated="6"/>
        </table:table-row>
        <table:table-row table:style-name="ro1">
          <table:table-cell office:value-type="float" office:value="190904" calcext:value-type="float">
            <text:p>190904</text:p>
          </table:table-cell>
          <table:table-cell office:value-type="float" office:value="203306" calcext:value-type="float">
            <text:p>203306</text:p>
          </table:table-cell>
          <table:table-cell table:number-columns-repeated="6"/>
        </table:table-row>
        <table:table-row table:style-name="ro1">
          <table:table-cell office:value-type="float" office:value="220953" calcext:value-type="float">
            <text:p>220953</text:p>
          </table:table-cell>
          <table:table-cell office:value-type="float" office:value="210474" calcext:value-type="float">
            <text:p>210474</text:p>
          </table:table-cell>
          <table:table-cell table:number-columns-repeated="6"/>
        </table:table-row>
        <table:table-row table:style-name="ro1">
          <table:table-cell office:value-type="float" office:value="60718" calcext:value-type="float">
            <text:p>60718</text:p>
          </table:table-cell>
          <table:table-cell office:value-type="float" office:value="220552" calcext:value-type="float">
            <text:p>220552</text:p>
          </table:table-cell>
          <table:table-cell table:number-columns-repeated="6"/>
        </table:table-row>
        <table:table-row table:style-name="ro1">
          <table:table-cell office:value-type="float" office:value="248167" calcext:value-type="float">
            <text:p>248167</text:p>
          </table:table-cell>
          <table:table-cell office:value-type="float" office:value="221860" calcext:value-type="float">
            <text:p>221860</text:p>
          </table:table-cell>
          <table:table-cell table:number-columns-repeated="6"/>
        </table:table-row>
        <table:table-row table:style-name="ro1">
          <table:table-cell office:value-type="float" office:value="303471" calcext:value-type="float">
            <text:p>303471</text:p>
          </table:table-cell>
          <table:table-cell office:value-type="float" office:value="222990" calcext:value-type="float">
            <text:p>222990</text:p>
          </table:table-cell>
          <table:table-cell table:number-columns-repeated="6"/>
        </table:table-row>
        <table:table-row table:style-name="ro1">
          <table:table-cell office:value-type="float" office:value="611582" calcext:value-type="float">
            <text:p>611582</text:p>
          </table:table-cell>
          <table:table-cell office:value-type="float" office:value="229956" calcext:value-type="float">
            <text:p>229956</text:p>
          </table:table-cell>
          <table:table-cell table:number-columns-repeated="6"/>
        </table:table-row>
        <table:table-row table:style-name="ro1">
          <table:table-cell office:value-type="float" office:value="275967" calcext:value-type="float">
            <text:p>275967</text:p>
          </table:table-cell>
          <table:table-cell office:value-type="float" office:value="234819" calcext:value-type="float">
            <text:p>234819</text:p>
          </table:table-cell>
          <table:table-cell table:number-columns-repeated="6"/>
        </table:table-row>
        <table:table-row table:style-name="ro1">
          <table:table-cell office:value-type="float" office:value="267090" calcext:value-type="float">
            <text:p>267090</text:p>
          </table:table-cell>
          <table:table-cell office:value-type="float" office:value="245654" calcext:value-type="float">
            <text:p>245654</text:p>
          </table:table-cell>
          <table:table-cell table:number-columns-repeated="6"/>
        </table:table-row>
        <table:table-row table:style-name="ro1">
          <table:table-cell office:value-type="float" office:value="262784" calcext:value-type="float">
            <text:p>262784</text:p>
          </table:table-cell>
          <table:table-cell office:value-type="float" office:value="248720" calcext:value-type="float">
            <text:p>248720</text:p>
          </table:table-cell>
          <table:table-cell table:number-columns-repeated="6"/>
        </table:table-row>
        <table:table-row table:style-name="ro1">
          <table:table-cell office:value-type="float" office:value="415383" calcext:value-type="float">
            <text:p>415383</text:p>
          </table:table-cell>
          <table:table-cell office:value-type="float" office:value="271661" calcext:value-type="float">
            <text:p>271661</text:p>
          </table:table-cell>
          <table:table-cell table:number-columns-repeated="6"/>
        </table:table-row>
        <table:table-row table:style-name="ro1">
          <table:table-cell office:value-type="float" office:value="238066" calcext:value-type="float">
            <text:p>238066</text:p>
          </table:table-cell>
          <table:table-cell office:value-type="float" office:value="291419" calcext:value-type="float">
            <text:p>291419</text:p>
          </table:table-cell>
          <table:table-cell table:number-columns-repeated="6"/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305213" calcext:value-type="float">
            <text:p>305213</text:p>
          </table:table-cell>
          <table:table-cell table:number-columns-repeated="6"/>
        </table:table-row>
        <table:table-row table:style-name="ro1">
          <table:table-cell office:value-type="float" office:value="101853" calcext:value-type="float">
            <text:p>101853</text:p>
          </table:table-cell>
          <table:table-cell office:value-type="float" office:value="324877" calcext:value-type="float">
            <text:p>324877</text:p>
          </table:table-cell>
          <table:table-cell table:number-columns-repeated="6"/>
        </table:table-row>
        <table:table-row table:style-name="ro1">
          <table:table-cell office:value-type="float" office:value="297724" calcext:value-type="float">
            <text:p>297724</text:p>
          </table:table-cell>
          <table:table-cell office:value-type="float" office:value="327359" calcext:value-type="float">
            <text:p>327359</text:p>
          </table:table-cell>
          <table:table-cell table:number-columns-repeated="6"/>
        </table:table-row>
        <table:table-row table:style-name="ro1">
          <table:table-cell office:value-type="float" office:value="48093" calcext:value-type="float">
            <text:p>48093</text:p>
          </table:table-cell>
          <table:table-cell office:value-type="float" office:value="330908" calcext:value-type="float">
            <text:p>330908</text:p>
          </table:table-cell>
          <table:table-cell table:number-columns-repeated="6"/>
        </table:table-row>
        <table:table-row table:style-name="ro1">
          <table:table-cell office:value-type="float" office:value="574238" calcext:value-type="float">
            <text:p>574238</text:p>
          </table:table-cell>
          <table:table-cell office:value-type="float" office:value="341765" calcext:value-type="float">
            <text:p>341765</text:p>
          </table:table-cell>
          <table:table-cell table:number-columns-repeated="6"/>
        </table:table-row>
        <table:table-row table:style-name="ro1">
          <table:table-cell office:value-type="float" office:value="812375" calcext:value-type="float">
            <text:p>812375</text:p>
          </table:table-cell>
          <table:table-cell office:value-type="float" office:value="363406" calcext:value-type="float">
            <text:p>363406</text:p>
          </table:table-cell>
          <table:table-cell table:number-columns-repeated="6"/>
        </table:table-row>
        <table:table-row table:style-name="ro1">
          <table:table-cell office:value-type="float" office:value="384701" calcext:value-type="float">
            <text:p>384701</text:p>
          </table:table-cell>
          <table:table-cell office:value-type="float" office:value="363547" calcext:value-type="float">
            <text:p>363547</text:p>
          </table:table-cell>
          <table:table-cell table:number-columns-repeated="6"/>
        </table:table-row>
        <table:table-row table:style-name="ro1">
          <table:table-cell office:value-type="float" office:value="104095" calcext:value-type="float">
            <text:p>104095</text:p>
          </table:table-cell>
          <table:table-cell office:value-type="float" office:value="364348" calcext:value-type="float">
            <text:p>364348</text:p>
          </table:table-cell>
          <table:table-cell table:number-columns-repeated="6"/>
        </table:table-row>
        <table:table-row table:style-name="ro1">
          <table:table-cell office:value-type="float" office:value="17996" calcext:value-type="float">
            <text:p>17996</text:p>
          </table:table-cell>
          <table:table-cell office:value-type="float" office:value="437390" calcext:value-type="float">
            <text:p>437390</text:p>
          </table:table-cell>
          <table:table-cell table:number-columns-repeated="6"/>
        </table:table-row>
        <table:table-row table:style-name="ro1">
          <table:table-cell office:value-type="float" office:value="307138" calcext:value-type="float">
            <text:p>307138</text:p>
          </table:table-cell>
          <table:table-cell office:value-type="float" office:value="463795" calcext:value-type="float">
            <text:p>463795</text:p>
          </table:table-cell>
          <table:table-cell table:number-columns-repeated="6"/>
        </table:table-row>
        <table:table-row table:style-name="ro1">
          <table:table-cell office:value-type="float" office:value="349242" calcext:value-type="float">
            <text:p>349242</text:p>
          </table:table-cell>
          <table:table-cell office:value-type="float" office:value="488136" calcext:value-type="float">
            <text:p>488136</text:p>
          </table:table-cell>
          <table:table-cell table:number-columns-repeated="6"/>
        </table:table-row>
        <table:table-row table:style-name="ro1">
          <table:table-cell office:value-type="float" office:value="427566" calcext:value-type="float">
            <text:p>427566</text:p>
          </table:table-cell>
          <table:table-cell office:value-type="float" office:value="662707" calcext:value-type="float">
            <text:p>662707</text:p>
          </table:table-cell>
          <table:table-cell table:number-columns-repeated="6"/>
        </table:table-row>
        <table:table-row table:style-name="ro1">
          <table:table-cell office:value-type="float" office:value="447552" calcext:value-type="float">
            <text:p>447552</text:p>
          </table:table-cell>
          <table:table-cell office:value-type="float" office:value="681891" calcext:value-type="float">
            <text:p>681891</text:p>
          </table:table-cell>
          <table:table-cell table:number-columns-repeated="6"/>
        </table:table-row>
        <table:table-row table:style-name="ro1">
          <table:table-cell office:value-type="float" office:value="55445" calcext:value-type="float">
            <text:p>55445</text:p>
          </table:table-cell>
          <table:table-cell office:value-type="float" office:value="690422" calcext:value-type="float">
            <text:p>690422</text:p>
          </table:table-cell>
          <table:table-cell table:number-columns-repeated="6"/>
        </table:table-row>
        <table:table-row table:style-name="ro1">
          <table:table-cell office:value-type="float" office:value="97899" calcext:value-type="float">
            <text:p>97899</text:p>
          </table:table-cell>
          <table:table-cell office:value-type="float" office:value="855387" calcext:value-type="float">
            <text:p>855387</text:p>
          </table:table-cell>
          <table:table-cell table:number-columns-repeated="6"/>
        </table:table-row>
        <table:table-row table:style-name="ro1">
          <table:table-cell office:value-type="float" office:value="529625" calcext:value-type="float">
            <text:p>529625</text:p>
          </table:table-cell>
          <table:table-cell office:value-type="float" office:value="1067370" calcext:value-type="float">
            <text:p>1067370</text:p>
          </table:table-cell>
          <table:table-cell table:number-columns-repeated="6"/>
        </table:table-row>
        <table:table-row table:style-name="ro1">
          <table:table-cell office:value-type="float" office:value="401087" calcext:value-type="float">
            <text:p>401087</text:p>
          </table:table-cell>
          <table:table-cell office:value-type="float" office:value="12579.3" calcext:value-type="float">
            <text:p>12579.3</text:p>
          </table:table-cell>
          <table:table-cell table:number-columns-repeated="6"/>
        </table:table-row>
        <table:table-row table:style-name="ro1">
          <table:table-cell office:value-type="float" office:value="391049" calcext:value-type="float">
            <text:p>391049</text:p>
          </table:table-cell>
          <table:table-cell office:value-type="float" office:value="16265.6" calcext:value-type="float">
            <text:p>16265.6</text:p>
          </table:table-cell>
          <table:table-cell table:number-columns-repeated="6"/>
        </table:table-row>
        <table:table-row table:style-name="ro1">
          <table:table-cell office:value-type="float" office:value="135478" calcext:value-type="float">
            <text:p>135478</text:p>
          </table:table-cell>
          <table:table-cell office:value-type="float" office:value="24180.6" calcext:value-type="float">
            <text:p>24180.6</text:p>
          </table:table-cell>
          <table:table-cell table:number-columns-repeated="6"/>
        </table:table-row>
        <table:table-row table:style-name="ro1">
          <table:table-cell office:value-type="float" office:value="254275" calcext:value-type="float">
            <text:p>254275</text:p>
          </table:table-cell>
          <table:table-cell office:value-type="float" office:value="37106.8" calcext:value-type="float">
            <text:p>37106.8</text:p>
          </table:table-cell>
          <table:table-cell table:number-columns-repeated="6"/>
        </table:table-row>
        <table:table-row table:style-name="ro1">
          <table:table-cell office:value-type="float" office:value="107929" calcext:value-type="float">
            <text:p>107929</text:p>
          </table:table-cell>
          <table:table-cell office:value-type="float" office:value="39692.5" calcext:value-type="float">
            <text:p>39692.5</text:p>
          </table:table-cell>
          <table:table-cell table:number-columns-repeated="6"/>
        </table:table-row>
        <table:table-row table:style-name="ro1">
          <table:table-cell office:value-type="float" office:value="222626" calcext:value-type="float">
            <text:p>222626</text:p>
          </table:table-cell>
          <table:table-cell office:value-type="float" office:value="43463.4" calcext:value-type="float">
            <text:p>43463.4</text:p>
          </table:table-cell>
          <table:table-cell table:number-columns-repeated="6"/>
        </table:table-row>
        <table:table-row table:style-name="ro1">
          <table:table-cell office:value-type="float" office:value="477118" calcext:value-type="float">
            <text:p>477118</text:p>
          </table:table-cell>
          <table:table-cell office:value-type="float" office:value="45890.2" calcext:value-type="float">
            <text:p>45890.2</text:p>
          </table:table-cell>
          <table:table-cell table:number-columns-repeated="6"/>
        </table:table-row>
        <table:table-row table:style-name="ro1">
          <table:table-cell office:value-type="float" office:value="239920" calcext:value-type="float">
            <text:p>239920</text:p>
          </table:table-cell>
          <table:table-cell office:value-type="float" office:value="48263.8" calcext:value-type="float">
            <text:p>48263.8</text:p>
          </table:table-cell>
          <table:table-cell table:number-columns-repeated="6"/>
        </table:table-row>
        <table:table-row table:style-name="ro1">
          <table:table-cell office:value-type="float" office:value="344365" calcext:value-type="float">
            <text:p>344365</text:p>
          </table:table-cell>
          <table:table-cell office:value-type="float" office:value="65127.8" calcext:value-type="float">
            <text:p>65127.8</text:p>
          </table:table-cell>
          <table:table-cell table:number-columns-repeated="6"/>
        </table:table-row>
        <table:table-row table:style-name="ro1">
          <table:table-cell office:value-type="float" office:value="238096" calcext:value-type="float">
            <text:p>238096</text:p>
          </table:table-cell>
          <table:table-cell office:value-type="float" office:value="67512.9" calcext:value-type="float">
            <text:p>67512.9</text:p>
          </table:table-cell>
          <table:table-cell table:number-columns-repeated="6"/>
        </table:table-row>
        <table:table-row table:style-name="ro1">
          <table:table-cell office:value-type="float" office:value="193499" calcext:value-type="float">
            <text:p>193499</text:p>
          </table:table-cell>
          <table:table-cell office:value-type="float" office:value="67862.3" calcext:value-type="float">
            <text:p>67862.3</text:p>
          </table:table-cell>
          <table:table-cell table:number-columns-repeated="6"/>
        </table:table-row>
        <table:table-row table:style-name="ro1">
          <table:table-cell office:value-type="float" office:value="477527" calcext:value-type="float">
            <text:p>477527</text:p>
          </table:table-cell>
          <table:table-cell office:value-type="float" office:value="73183.5" calcext:value-type="float">
            <text:p>73183.5</text:p>
          </table:table-cell>
          <table:table-cell table:number-columns-repeated="6"/>
        </table:table-row>
        <table:table-row table:style-name="ro1">
          <table:table-cell office:value-type="float" office:value="169605" calcext:value-type="float">
            <text:p>169605</text:p>
          </table:table-cell>
          <table:table-cell office:value-type="float" office:value="74912.2" calcext:value-type="float">
            <text:p>74912.2</text:p>
          </table:table-cell>
          <table:table-cell table:number-columns-repeated="6"/>
        </table:table-row>
        <table:table-row table:style-name="ro1">
          <table:table-cell office:value-type="float" office:value="209027" calcext:value-type="float">
            <text:p>209027</text:p>
          </table:table-cell>
          <table:table-cell office:value-type="float" office:value="90724.6" calcext:value-type="float">
            <text:p>90724.6</text:p>
          </table:table-cell>
          <table:table-cell table:number-columns-repeated="6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91071.3" calcext:value-type="float">
            <text:p>91071.3</text:p>
          </table:table-cell>
          <table:table-cell table:number-columns-repeated="6"/>
        </table:table-row>
        <table:table-row table:style-name="ro1">
          <table:table-cell office:value-type="float" office:value="280642" calcext:value-type="float">
            <text:p>280642</text:p>
          </table:table-cell>
          <table:table-cell office:value-type="float" office:value="91574.8" calcext:value-type="float">
            <text:p>91574.8</text:p>
          </table:table-cell>
          <table:table-cell table:number-columns-repeated="6"/>
        </table:table-row>
        <table:table-row table:style-name="ro1">
          <table:table-cell office:value-type="float" office:value="319381" calcext:value-type="float">
            <text:p>319381</text:p>
          </table:table-cell>
          <table:table-cell office:value-type="float" office:value="110091" calcext:value-type="float">
            <text:p>110091</text:p>
          </table:table-cell>
          <table:table-cell table:number-columns-repeated="6"/>
        </table:table-row>
        <table:table-row table:style-name="ro1">
          <table:table-cell office:value-type="float" office:value="416579" calcext:value-type="float">
            <text:p>416579</text:p>
          </table:table-cell>
          <table:table-cell office:value-type="float" office:value="114885" calcext:value-type="float">
            <text:p>114885</text:p>
          </table:table-cell>
          <table:table-cell table:number-columns-repeated="6"/>
        </table:table-row>
        <table:table-row table:style-name="ro1">
          <table:table-cell office:value-type="float" office:value="137719" calcext:value-type="float">
            <text:p>137719</text:p>
          </table:table-cell>
          <table:table-cell office:value-type="float" office:value="116961" calcext:value-type="float">
            <text:p>116961</text:p>
          </table:table-cell>
          <table:table-cell table:number-columns-repeated="6"/>
        </table:table-row>
        <table:table-row table:style-name="ro1">
          <table:table-cell office:value-type="float" office:value="276370" calcext:value-type="float">
            <text:p>276370</text:p>
          </table:table-cell>
          <table:table-cell office:value-type="float" office:value="119735" calcext:value-type="float">
            <text:p>119735</text:p>
          </table:table-cell>
          <table:table-cell table:number-columns-repeated="6"/>
        </table:table-row>
        <table:table-row table:style-name="ro1">
          <table:table-cell office:value-type="float" office:value="379533" calcext:value-type="float">
            <text:p>379533</text:p>
          </table:table-cell>
          <table:table-cell office:value-type="float" office:value="135976" calcext:value-type="float">
            <text:p>135976</text:p>
          </table:table-cell>
          <table:table-cell table:number-columns-repeated="6"/>
        </table:table-row>
        <table:table-row table:style-name="ro1">
          <table:table-cell office:value-type="float" office:value="240528" calcext:value-type="float">
            <text:p>240528</text:p>
          </table:table-cell>
          <table:table-cell office:value-type="float" office:value="145555" calcext:value-type="float">
            <text:p>145555</text:p>
          </table:table-cell>
          <table:table-cell table:number-columns-repeated="6"/>
        </table:table-row>
        <table:table-row table:style-name="ro1">
          <table:table-cell office:value-type="float" office:value="19070" calcext:value-type="float">
            <text:p>19070</text:p>
          </table:table-cell>
          <table:table-cell office:value-type="float" office:value="164415" calcext:value-type="float">
            <text:p>164415</text:p>
          </table:table-cell>
          <table:table-cell table:number-columns-repeated="6"/>
        </table:table-row>
        <table:table-row table:style-name="ro1">
          <table:table-cell office:value-type="float" office:value="399689" calcext:value-type="float">
            <text:p>399689</text:p>
          </table:table-cell>
          <table:table-cell office:value-type="float" office:value="169949" calcext:value-type="float">
            <text:p>169949</text:p>
          </table:table-cell>
          <table:table-cell table:number-columns-repeated="6"/>
        </table:table-row>
        <table:table-row table:style-name="ro1">
          <table:table-cell office:value-type="float" office:value="215691" calcext:value-type="float">
            <text:p>215691</text:p>
          </table:table-cell>
          <table:table-cell office:value-type="float" office:value="191918" calcext:value-type="float">
            <text:p>191918</text:p>
          </table:table-cell>
          <table:table-cell table:number-columns-repeated="6"/>
        </table:table-row>
        <table:table-row table:style-name="ro1">
          <table:table-cell office:value-type="float" office:value="281545" calcext:value-type="float">
            <text:p>281545</text:p>
          </table:table-cell>
          <table:table-cell office:value-type="float" office:value="200382" calcext:value-type="float">
            <text:p>200382</text:p>
          </table:table-cell>
          <table:table-cell table:number-columns-repeated="6"/>
        </table:table-row>
        <table:table-row table:style-name="ro1">
          <table:table-cell office:value-type="float" office:value="398707" calcext:value-type="float">
            <text:p>398707</text:p>
          </table:table-cell>
          <table:table-cell office:value-type="float" office:value="201227" calcext:value-type="float">
            <text:p>201227</text:p>
          </table:table-cell>
          <table:table-cell table:number-columns-repeated="6"/>
        </table:table-row>
        <table:table-row table:style-name="ro1">
          <table:table-cell office:value-type="float" office:value="350717" calcext:value-type="float">
            <text:p>350717</text:p>
          </table:table-cell>
          <table:table-cell office:value-type="float" office:value="201606" calcext:value-type="float">
            <text:p>201606</text:p>
          </table:table-cell>
          <table:table-cell table:number-columns-repeated="6"/>
        </table:table-row>
        <table:table-row table:style-name="ro1">
          <table:table-cell office:value-type="float" office:value="601479" calcext:value-type="float">
            <text:p>601479</text:p>
          </table:table-cell>
          <table:table-cell office:value-type="float" office:value="204410" calcext:value-type="float">
            <text:p>204410</text:p>
          </table:table-cell>
          <table:table-cell table:number-columns-repeated="6"/>
        </table:table-row>
        <table:table-row table:style-name="ro1">
          <table:table-cell office:value-type="float" office:value="241786" calcext:value-type="float">
            <text:p>241786</text:p>
          </table:table-cell>
          <table:table-cell office:value-type="float" office:value="206033" calcext:value-type="float">
            <text:p>206033</text:p>
          </table:table-cell>
          <table:table-cell table:number-columns-repeated="6"/>
        </table:table-row>
        <table:table-row table:style-name="ro1">
          <table:table-cell office:value-type="float" office:value="470728" calcext:value-type="float">
            <text:p>470728</text:p>
          </table:table-cell>
          <table:table-cell office:value-type="float" office:value="212009" calcext:value-type="float">
            <text:p>212009</text:p>
          </table:table-cell>
          <table:table-cell table:number-columns-repeated="6"/>
        </table:table-row>
        <table:table-row table:style-name="ro1">
          <table:table-cell office:value-type="float" office:value="240266" calcext:value-type="float">
            <text:p>240266</text:p>
          </table:table-cell>
          <table:table-cell office:value-type="float" office:value="215204" calcext:value-type="float">
            <text:p>215204</text:p>
          </table:table-cell>
          <table:table-cell table:number-columns-repeated="6"/>
        </table:table-row>
        <table:table-row table:style-name="ro1">
          <table:table-cell office:value-type="float" office:value="402743" calcext:value-type="float">
            <text:p>402743</text:p>
          </table:table-cell>
          <table:table-cell office:value-type="float" office:value="220470" calcext:value-type="float">
            <text:p>220470</text:p>
          </table:table-cell>
          <table:table-cell table:number-columns-repeated="6"/>
        </table:table-row>
        <table:table-row table:style-name="ro1">
          <table:table-cell office:value-type="float" office:value="240425" calcext:value-type="float">
            <text:p>240425</text:p>
          </table:table-cell>
          <table:table-cell office:value-type="float" office:value="222341" calcext:value-type="float">
            <text:p>222341</text:p>
          </table:table-cell>
          <table:table-cell table:number-columns-repeated="6"/>
        </table:table-row>
        <table:table-row table:style-name="ro1">
          <table:table-cell office:value-type="float" office:value="440764" calcext:value-type="float">
            <text:p>440764</text:p>
          </table:table-cell>
          <table:table-cell office:value-type="float" office:value="232352" calcext:value-type="float">
            <text:p>232352</text:p>
          </table:table-cell>
          <table:table-cell table:number-columns-repeated="6"/>
        </table:table-row>
        <table:table-row table:style-name="ro1">
          <table:table-cell office:value-type="float" office:value="305198" calcext:value-type="float">
            <text:p>305198</text:p>
          </table:table-cell>
          <table:table-cell office:value-type="float" office:value="232640" calcext:value-type="float">
            <text:p>232640</text:p>
          </table:table-cell>
          <table:table-cell table:number-columns-repeated="6"/>
        </table:table-row>
        <table:table-row table:style-name="ro1">
          <table:table-cell office:value-type="float" office:value="238658" calcext:value-type="float">
            <text:p>238658</text:p>
          </table:table-cell>
          <table:table-cell office:value-type="float" office:value="236686" calcext:value-type="float">
            <text:p>236686</text:p>
          </table:table-cell>
          <table:table-cell table:number-columns-repeated="6"/>
        </table:table-row>
        <table:table-row table:style-name="ro1">
          <table:table-cell office:value-type="float" office:value="333065" calcext:value-type="float">
            <text:p>333065</text:p>
          </table:table-cell>
          <table:table-cell office:value-type="float" office:value="236753" calcext:value-type="float">
            <text:p>236753</text:p>
          </table:table-cell>
          <table:table-cell table:number-columns-repeated="6"/>
        </table:table-row>
        <table:table-row table:style-name="ro1">
          <table:table-cell office:value-type="float" office:value="213035" calcext:value-type="float">
            <text:p>213035</text:p>
          </table:table-cell>
          <table:table-cell office:value-type="float" office:value="248505" calcext:value-type="float">
            <text:p>248505</text:p>
          </table:table-cell>
          <table:table-cell table:number-columns-repeated="6"/>
        </table:table-row>
        <table:table-row table:style-name="ro1">
          <table:table-cell office:value-type="float" office:value="217297" calcext:value-type="float">
            <text:p>217297</text:p>
          </table:table-cell>
          <table:table-cell office:value-type="float" office:value="258468" calcext:value-type="float">
            <text:p>258468</text:p>
          </table:table-cell>
          <table:table-cell table:number-columns-repeated="6"/>
        </table:table-row>
        <table:table-row table:style-name="ro1">
          <table:table-cell office:value-type="float" office:value="252362" calcext:value-type="float">
            <text:p>252362</text:p>
          </table:table-cell>
          <table:table-cell office:value-type="float" office:value="267203" calcext:value-type="float">
            <text:p>267203</text:p>
          </table:table-cell>
          <table:table-cell table:number-columns-repeated="6"/>
        </table:table-row>
        <table:table-row table:style-name="ro1">
          <table:table-cell office:value-type="float" office:value="61962" calcext:value-type="float">
            <text:p>61962</text:p>
          </table:table-cell>
          <table:table-cell office:value-type="float" office:value="270598" calcext:value-type="float">
            <text:p>270598</text:p>
          </table:table-cell>
          <table:table-cell table:number-columns-repeated="6"/>
        </table:table-row>
        <table:table-row table:style-name="ro1">
          <table:table-cell office:value-type="float" office:value="444931" calcext:value-type="float">
            <text:p>444931</text:p>
          </table:table-cell>
          <table:table-cell office:value-type="float" office:value="273476" calcext:value-type="float">
            <text:p>273476</text:p>
          </table:table-cell>
          <table:table-cell table:number-columns-repeated="6"/>
        </table:table-row>
        <table:table-row table:style-name="ro1">
          <table:table-cell office:value-type="float" office:value="400625" calcext:value-type="float">
            <text:p>400625</text:p>
          </table:table-cell>
          <table:table-cell office:value-type="float" office:value="282082" calcext:value-type="float">
            <text:p>282082</text:p>
          </table:table-cell>
          <table:table-cell table:number-columns-repeated="6"/>
        </table:table-row>
        <table:table-row table:style-name="ro1">
          <table:table-cell office:value-type="float" office:value="200783" calcext:value-type="float">
            <text:p>200783</text:p>
          </table:table-cell>
          <table:table-cell office:value-type="float" office:value="290365" calcext:value-type="float">
            <text:p>290365</text:p>
          </table:table-cell>
          <table:table-cell table:number-columns-repeated="6"/>
        </table:table-row>
        <table:table-row table:style-name="ro1">
          <table:table-cell office:value-type="float" office:value="54549" calcext:value-type="float">
            <text:p>54549</text:p>
          </table:table-cell>
          <table:table-cell office:value-type="float" office:value="332976" calcext:value-type="float">
            <text:p>332976</text:p>
          </table:table-cell>
          <table:table-cell table:number-columns-repeated="6"/>
        </table:table-row>
        <table:table-row table:style-name="ro1">
          <table:table-cell office:value-type="float" office:value="205172" calcext:value-type="float">
            <text:p>205172</text:p>
          </table:table-cell>
          <table:table-cell office:value-type="float" office:value="343646" calcext:value-type="float">
            <text:p>343646</text:p>
          </table:table-cell>
          <table:table-cell table:number-columns-repeated="6"/>
        </table:table-row>
        <table:table-row table:style-name="ro1">
          <table:table-cell office:value-type="float" office:value="141042" calcext:value-type="float">
            <text:p>141042</text:p>
          </table:table-cell>
          <table:table-cell office:value-type="float" office:value="355716" calcext:value-type="float">
            <text:p>355716</text:p>
          </table:table-cell>
          <table:table-cell table:number-columns-repeated="6"/>
        </table:table-row>
        <table:table-row table:style-name="ro1">
          <table:table-cell office:value-type="float" office:value="201138" calcext:value-type="float">
            <text:p>201138</text:p>
          </table:table-cell>
          <table:table-cell office:value-type="float" office:value="359992" calcext:value-type="float">
            <text:p>359992</text:p>
          </table:table-cell>
          <table:table-cell table:number-columns-repeated="6"/>
        </table:table-row>
        <table:table-row table:style-name="ro1">
          <table:table-cell office:value-type="float" office:value="367896" calcext:value-type="float">
            <text:p>367896</text:p>
          </table:table-cell>
          <table:table-cell office:value-type="float" office:value="440404" calcext:value-type="float">
            <text:p>440404</text:p>
          </table:table-cell>
          <table:table-cell table:number-columns-repeated="6"/>
        </table:table-row>
        <table:table-row table:style-name="ro1">
          <table:table-cell office:value-type="float" office:value="361436" calcext:value-type="float">
            <text:p>361436</text:p>
          </table:table-cell>
          <table:table-cell office:value-type="float" office:value="443249" calcext:value-type="float">
            <text:p>443249</text:p>
          </table:table-cell>
          <table:table-cell table:number-columns-repeated="6"/>
        </table:table-row>
        <table:table-row table:style-name="ro1">
          <table:table-cell office:value-type="float" office:value="210544" calcext:value-type="float">
            <text:p>210544</text:p>
          </table:table-cell>
          <table:table-cell office:value-type="float" office:value="454105" calcext:value-type="float">
            <text:p>454105</text:p>
          </table:table-cell>
          <table:table-cell table:number-columns-repeated="6"/>
        </table:table-row>
        <table:table-row table:style-name="ro1">
          <table:table-cell office:value-type="float" office:value="238152" calcext:value-type="float">
            <text:p>238152</text:p>
          </table:table-cell>
          <table:table-cell office:value-type="float" office:value="456665" calcext:value-type="float">
            <text:p>456665</text:p>
          </table:table-cell>
          <table:table-cell table:number-columns-repeated="6"/>
        </table:table-row>
        <table:table-row table:style-name="ro1">
          <table:table-cell office:value-type="float" office:value="354532" calcext:value-type="float">
            <text:p>354532</text:p>
          </table:table-cell>
          <table:table-cell office:value-type="float" office:value="491100" calcext:value-type="float">
            <text:p>491100</text:p>
          </table:table-cell>
          <table:table-cell table:number-columns-repeated="6"/>
        </table:table-row>
        <table:table-row table:style-name="ro1">
          <table:table-cell office:value-type="float" office:value="325796" calcext:value-type="float">
            <text:p>325796</text:p>
          </table:table-cell>
          <table:table-cell office:value-type="float" office:value="500138" calcext:value-type="float">
            <text:p>500138</text:p>
          </table:table-cell>
          <table:table-cell table:number-columns-repeated="6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547158" calcext:value-type="float">
            <text:p>547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1023" calcext:value-type="float">
            <text:p>581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9623" calcext:value-type="float">
            <text:p>679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2018" calcext:value-type="float">
            <text:p>752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1432" calcext:value-type="float">
            <text:p>891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52" calcext:value-type="float">
            <text:p>14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183" calcext:value-type="float">
            <text:p>16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236.1" calcext:value-type="float">
            <text:p>18236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577.6" calcext:value-type="float">
            <text:p>42577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417.4" calcext:value-type="float">
            <text:p>74417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009.5" calcext:value-type="float">
            <text:p>77009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956.4" calcext:value-type="float">
            <text:p>79956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4598.6" calcext:value-type="float">
            <text:p>84598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652.5" calcext:value-type="float">
            <text:p>8665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2573.7" calcext:value-type="float">
            <text:p>92573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562" calcext:value-type="float">
            <text:p>96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524.4" calcext:value-type="float">
            <text:p>97524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029.6" calcext:value-type="float">
            <text:p>99029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874.5" calcext:value-type="float">
            <text:p>9987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290" calcext:value-type="float">
            <text:p>1022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4798" calcext:value-type="float">
            <text:p>104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3999" calcext:value-type="float">
            <text:p>113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672" calcext:value-type="float">
            <text:p>120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1782" calcext:value-type="float">
            <text:p>13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577" calcext:value-type="float">
            <text:p>136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126" calcext:value-type="float">
            <text:p>137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7363" calcext:value-type="float">
            <text:p>147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1391" calcext:value-type="float">
            <text:p>151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088" calcext:value-type="float">
            <text:p>15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4487" calcext:value-type="float">
            <text:p>154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6642" calcext:value-type="float">
            <text:p>156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4904" calcext:value-type="float">
            <text:p>174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9191" calcext:value-type="float">
            <text:p>179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957" calcext:value-type="float">
            <text:p>180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1096" calcext:value-type="float">
            <text:p>19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4165" calcext:value-type="float">
            <text:p>194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6464" calcext:value-type="float">
            <text:p>196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7851" calcext:value-type="float">
            <text:p>197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9234" calcext:value-type="float">
            <text:p>199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9099" calcext:value-type="float">
            <text:p>219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1700" calcext:value-type="float">
            <text:p>2217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9841" calcext:value-type="float">
            <text:p>239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9952" calcext:value-type="float">
            <text:p>23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3475" calcext:value-type="float">
            <text:p>243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612" calcext:value-type="float">
            <text:p>24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9514" calcext:value-type="float">
            <text:p>249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4153" calcext:value-type="float">
            <text:p>264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6302" calcext:value-type="float">
            <text:p>27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8171" calcext:value-type="float">
            <text:p>278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2416" calcext:value-type="float">
            <text:p>28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7586" calcext:value-type="float">
            <text:p>287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9950" calcext:value-type="float">
            <text:p>2899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7870" calcext:value-type="float">
            <text:p>2978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2009" calcext:value-type="float">
            <text:p>302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7988" calcext:value-type="float">
            <text:p>307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089" calcext:value-type="float">
            <text:p>320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692" calcext:value-type="float">
            <text:p>32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8474" calcext:value-type="float">
            <text:p>328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2383" calcext:value-type="float">
            <text:p>362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9395" calcext:value-type="float">
            <text:p>369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5224" calcext:value-type="float">
            <text:p>38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0750" calcext:value-type="float">
            <text:p>3907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8286" calcext:value-type="float">
            <text:p>408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1683" calcext:value-type="float">
            <text:p>421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2543" calcext:value-type="float">
            <text:p>42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7144" calcext:value-type="float">
            <text:p>50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4637" calcext:value-type="float">
            <text:p>624637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Sheet2.G2:Sheet2.G1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6:04:00.685029843</dc:date>
    <meta:editing-duration>P5DT39M55S</meta:editing-duration>
    <meta:editing-cycles>2</meta:editing-cycles>
    <meta:generator>LibreOffice/5.1.6.2$Linux_X86_64 LibreOffice_project/10m0$Build-2</meta:generator>
    <meta:document-statistic meta:table-count="2" meta:cell-count="2759" meta:object-count="0"/>
  </office:meta>
</office:document-meta>
</file>